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1mm"/>
    </style:style>
    <style:style style:name="co7" style:family="table-column">
      <style:table-column-properties fo:break-before="auto" style:column-width="10.53mm"/>
    </style:style>
    <style:style style:name="co8" style:family="table-column">
      <style:table-column-properties fo:break-before="auto" style:column-width="64.51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13.41mm"/>
    </style:style>
    <style:style style:name="co13" style:family="table-column">
      <style:table-column-properties fo:break-before="auto" style:column-width="13.19mm"/>
    </style:style>
    <style:style style:name="co14" style:family="table-column">
      <style:table-column-properties fo:break-before="auto" style:column-width="12.31mm"/>
    </style:style>
    <style:style style:name="co15" style:family="table-column">
      <style:table-column-properties fo:break-before="auto" style:column-width="61.72mm"/>
    </style:style>
    <style:style style:name="co16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19.56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51.38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35.1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8.87mm"/>
    </style:style>
    <style:style style:name="co25" style:family="table-column">
      <style:table-column-properties fo:break-before="auto" style:column-width="39.53mm"/>
    </style:style>
    <style:style style:name="co26" style:family="table-column">
      <style:table-column-properties fo:break-before="auto" style:column-width="39.09mm"/>
    </style:style>
    <style:style style:name="co27" style:family="table-column">
      <style:table-column-properties fo:break-before="auto" style:column-width="62.39mm"/>
    </style:style>
    <style:style style:name="co28" style:family="table-column">
      <style:table-column-properties fo:break-before="auto" style:column-width="35.67mm"/>
    </style:style>
    <style:style style:name="co29" style:family="table-column">
      <style:table-column-properties fo:break-before="auto" style:column-width="14.71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22.63mm"/>
    </style:style>
    <style:style style:name="co32" style:family="table-column">
      <style:table-column-properties fo:break-before="auto" style:column-width="23.51mm"/>
    </style:style>
    <style:style style:name="co33" style:family="table-column">
      <style:table-column-properties fo:break-before="auto" style:column-width="37.5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fo:background-color="#e6e6e6" style:cell-protect="protected" style:print-content="true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number-columns-repeated="4" table:default-cell-style-name="ce9"/>
        <table:table-column table:style-name="co3" table:number-columns-repeated="1015" table:default-cell-style-name="ce9"/>
        <table:table-row table:style-name="ro1">
          <table:table-cell/>
          <table:table-cell table:style-name="ce2" office:value-type="string" calcext:value-type="string">
            <text:p>Competition</text:p>
          </table:table-cell>
          <table:table-cell table:style-name="ce2" office:value-type="string" calcext:value-type="string">
            <text:p>Stage 2 Comp Name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Champions League</text:p>
          </table:table-cell>
          <table:table-cell table:style-name="ce10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ctio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Europa League</text:p>
          </table:table-cell>
          <table:table-cell table:style-name="ce10"/>
          <table: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G4</text:p>
          </table:table-cell>
          <table:table-cell table:style-name="ce4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1A</text:p>
          </table:table-cell>
          <table:table-cell table:style-name="ce5" office:value-type="string" calcext:value-type="string">
            <text:p>2A</text:p>
          </table:table-cell>
          <table:table-cell table:style-name="ce5" office:value-type="string" calcext:value-type="string">
            <text:p>3A</text:p>
          </table:table-cell>
          <table:table-cell table:style-name="ce5" office:value-type="string" calcext:value-type="string">
            <text:p>4A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B</text:p>
          </table:table-cell>
          <table:table-cell table:style-name="ce5" office:value-type="string" calcext:value-type="string">
            <text:p>2B</text:p>
          </table:table-cell>
          <table:table-cell table:style-name="ce5" office:value-type="string" calcext:value-type="string">
            <text:p>3B</text:p>
          </table:table-cell>
          <table:table-cell table:style-name="ce5" office:value-type="string" calcext:value-type="string">
            <text:p>4B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1C</text:p>
          </table:table-cell>
          <table:table-cell table:style-name="ce5" office:value-type="string" calcext:value-type="string">
            <text:p>2C</text:p>
          </table:table-cell>
          <table:table-cell table:style-name="ce5" office:value-type="string" calcext:value-type="string">
            <text:p>3C</text:p>
          </table:table-cell>
          <table:table-cell table:style-name="ce5" office:value-type="string" calcext:value-type="string">
            <text:p>4C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1D</text:p>
          </table:table-cell>
          <table:table-cell table:style-name="ce5" office:value-type="string" calcext:value-type="string">
            <text:p>2D</text:p>
          </table:table-cell>
          <table:table-cell table:style-name="ce5" office:value-type="string" calcext:value-type="string">
            <text:p>3D</text:p>
          </table:table-cell>
          <table:table-cell table:style-name="ce5" office:value-type="string" calcext:value-type="string">
            <text:p>4D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1E</text:p>
          </table:table-cell>
          <table:table-cell table:style-name="ce5" office:value-type="string" calcext:value-type="string">
            <text:p>2E</text:p>
          </table:table-cell>
          <table:table-cell table:style-name="ce5" office:value-type="string" calcext:value-type="string">
            <text:p>3E</text:p>
          </table:table-cell>
          <table:table-cell table:style-name="ce5" office:value-type="string" calcext:value-type="string">
            <text:p>4E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1F</text:p>
          </table:table-cell>
          <table:table-cell table:style-name="ce5" office:value-type="string" calcext:value-type="string">
            <text:p>2F</text:p>
          </table:table-cell>
          <table:table-cell table:style-name="ce5" office:value-type="string" calcext:value-type="string">
            <text:p>3F</text:p>
          </table:table-cell>
          <table:table-cell table:style-name="ce5" office:value-type="string" calcext:value-type="string">
            <text:p>4F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1G</text:p>
          </table:table-cell>
          <table:table-cell table:style-name="ce5" office:value-type="string" calcext:value-type="string">
            <text:p>2G</text:p>
          </table:table-cell>
          <table:table-cell table:style-name="ce5" office:value-type="string" calcext:value-type="string">
            <text:p>3G</text:p>
          </table:table-cell>
          <table:table-cell table:style-name="ce5" office:value-type="string" calcext:value-type="string">
            <text:p>4G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1H</text:p>
          </table:table-cell>
          <table:table-cell table:style-name="ce5" office:value-type="string" calcext:value-type="string">
            <text:p>2H</text:p>
          </table:table-cell>
          <table:table-cell table:style-name="ce5" office:value-type="string" calcext:value-type="string">
            <text:p>3H</text:p>
          </table:table-cell>
          <table:table-cell table:style-name="ce5" office:value-type="string" calcext:value-type="string">
            <text:p>4H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1I</text:p>
          </table:table-cell>
          <table:table-cell table:style-name="ce5" office:value-type="string" calcext:value-type="string">
            <text:p>2I</text:p>
          </table:table-cell>
          <table:table-cell table:style-name="ce5" office:value-type="string" calcext:value-type="string">
            <text:p>3I</text:p>
          </table:table-cell>
          <table:table-cell table:style-name="ce5" office:value-type="string" calcext:value-type="string">
            <text:p>4I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Da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/Duration</text:p>
          </table:table-cell>
          <table:table-cell table:style-name="ce8" office:value-type="string" calcext:value-type="string">
            <text:p>0830</text:p>
          </table:table-cell>
          <table:table-cell table:style-name="ce8" office:value-type="string" calcext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e/Sec Gap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es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1A" calcext:value-type="string">
            <text:p>1A</text:p>
          </table:table-cell>
          <table:table-cell table:formula="of:=SUBSTITUTE(['TEAM NAMES'.C5];&quot;&quot;&quot;&quot;;&quot;'&quot;)" office:value-type="string" office:string-value="2A" calcext:value-type="string">
            <text:p>2A</text:p>
          </table:table-cell>
          <table:table-cell table:formula="of:=SUBSTITUTE(['TEAM NAMES'.D5];&quot;&quot;&quot;&quot;;&quot;'&quot;)" office:value-type="string" office:string-value="3A" calcext:value-type="string">
            <text:p>3A</text:p>
          </table:table-cell>
          <table:table-cell table:formula="of:=SUBSTITUTE(['TEAM NAMES'.E5];&quot;&quot;&quot;&quot;;&quot;'&quot;)" office:value-type="string" office:string-value="4A" calcext:value-type="string">
            <text:p>4A</text:p>
          </table:table-cell>
          <table:table-cell table:number-columns-repeated="1015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1B" calcext:value-type="string">
            <text:p>1B</text:p>
          </table:table-cell>
          <table:table-cell table:formula="of:=SUBSTITUTE(['TEAM NAMES'.C6];&quot;&quot;&quot;&quot;;&quot;'&quot;)" office:value-type="string" office:string-value="2B" calcext:value-type="string">
            <text:p>2B</text:p>
          </table:table-cell>
          <table:table-cell table:formula="of:=SUBSTITUTE(['TEAM NAMES'.D6];&quot;&quot;&quot;&quot;;&quot;'&quot;)" office:value-type="string" office:string-value="3B" calcext:value-type="string">
            <text:p>3B</text:p>
          </table:table-cell>
          <table:table-cell table:formula="of:=SUBSTITUTE(['TEAM NAMES'.E6];&quot;&quot;&quot;&quot;;&quot;'&quot;)" office:value-type="string" office:string-value="4B" calcext:value-type="string">
            <text:p>4B</text:p>
          </table:table-cell>
          <table:table-cell table:number-columns-repeated="1015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1C" calcext:value-type="string">
            <text:p>1C</text:p>
          </table:table-cell>
          <table:table-cell table:formula="of:=SUBSTITUTE(['TEAM NAMES'.C7];&quot;&quot;&quot;&quot;;&quot;'&quot;)" office:value-type="string" office:string-value="2C" calcext:value-type="string">
            <text:p>2C</text:p>
          </table:table-cell>
          <table:table-cell table:formula="of:=SUBSTITUTE(['TEAM NAMES'.D7];&quot;&quot;&quot;&quot;;&quot;'&quot;)" office:value-type="string" office:string-value="3C" calcext:value-type="string">
            <text:p>3C</text:p>
          </table:table-cell>
          <table:table-cell table:formula="of:=SUBSTITUTE(['TEAM NAMES'.E7];&quot;&quot;&quot;&quot;;&quot;'&quot;)" office:value-type="string" office:string-value="4C" calcext:value-type="string">
            <text:p>4C</text:p>
          </table:table-cell>
          <table:table-cell table:number-columns-repeated="1015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1D" calcext:value-type="string">
            <text:p>1D</text:p>
          </table:table-cell>
          <table:table-cell table:formula="of:=SUBSTITUTE(['TEAM NAMES'.C8];&quot;&quot;&quot;&quot;;&quot;'&quot;)" office:value-type="string" office:string-value="2D" calcext:value-type="string">
            <text:p>2D</text:p>
          </table:table-cell>
          <table:table-cell table:formula="of:=SUBSTITUTE(['TEAM NAMES'.D8];&quot;&quot;&quot;&quot;;&quot;'&quot;)" office:value-type="string" office:string-value="3D" calcext:value-type="string">
            <text:p>3D</text:p>
          </table:table-cell>
          <table:table-cell table:formula="of:=SUBSTITUTE(['TEAM NAMES'.E8];&quot;&quot;&quot;&quot;;&quot;'&quot;)" office:value-type="string" office:string-value="4D" calcext:value-type="string">
            <text:p>4D</text:p>
          </table:table-cell>
          <table:table-cell table:number-columns-repeated="10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1E" calcext:value-type="string">
            <text:p>1E</text:p>
          </table:table-cell>
          <table:table-cell table:formula="of:=SUBSTITUTE(['TEAM NAMES'.C9];&quot;&quot;&quot;&quot;;&quot;'&quot;)" office:value-type="string" office:string-value="2E" calcext:value-type="string">
            <text:p>2E</text:p>
          </table:table-cell>
          <table:table-cell table:formula="of:=SUBSTITUTE(['TEAM NAMES'.D9];&quot;&quot;&quot;&quot;;&quot;'&quot;)" office:value-type="string" office:string-value="3E" calcext:value-type="string">
            <text:p>3E</text:p>
          </table:table-cell>
          <table:table-cell table:formula="of:=SUBSTITUTE(['TEAM NAMES'.E9];&quot;&quot;&quot;&quot;;&quot;'&quot;)" office:value-type="string" office:string-value="4E" calcext:value-type="string">
            <text:p>4E</text:p>
          </table:table-cell>
          <table:table-cell table:number-columns-repeated="1015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'TEAM NAMES'.B10];&quot;&quot;&quot;&quot;;&quot;'&quot;)" office:value-type="string" office:string-value="1F" calcext:value-type="string">
            <text:p>1F</text:p>
          </table:table-cell>
          <table:table-cell table:formula="of:=SUBSTITUTE(['TEAM NAMES'.C10];&quot;&quot;&quot;&quot;;&quot;'&quot;)" office:value-type="string" office:string-value="2F" calcext:value-type="string">
            <text:p>2F</text:p>
          </table:table-cell>
          <table:table-cell table:formula="of:=SUBSTITUTE(['TEAM NAMES'.D10];&quot;&quot;&quot;&quot;;&quot;'&quot;)" office:value-type="string" office:string-value="3F" calcext:value-type="string">
            <text:p>3F</text:p>
          </table:table-cell>
          <table:table-cell table:formula="of:=SUBSTITUTE(['TEAM NAMES'.E10];&quot;&quot;&quot;&quot;;&quot;'&quot;)" office:value-type="string" office:string-value="4F" calcext:value-type="string">
            <text:p>4F</text:p>
          </table:table-cell>
          <table:table-cell table:number-columns-repeated="1015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'TEAM NAMES'.B11];&quot;&quot;&quot;&quot;;&quot;'&quot;)" office:value-type="string" office:string-value="1G" calcext:value-type="string">
            <text:p>1G</text:p>
          </table:table-cell>
          <table:table-cell table:formula="of:=SUBSTITUTE(['TEAM NAMES'.C11];&quot;&quot;&quot;&quot;;&quot;'&quot;)" office:value-type="string" office:string-value="2G" calcext:value-type="string">
            <text:p>2G</text:p>
          </table:table-cell>
          <table:table-cell table:formula="of:=SUBSTITUTE(['TEAM NAMES'.D11];&quot;&quot;&quot;&quot;;&quot;'&quot;)" office:value-type="string" office:string-value="3G" calcext:value-type="string">
            <text:p>3G</text:p>
          </table:table-cell>
          <table:table-cell table:formula="of:=SUBSTITUTE(['TEAM NAMES'.E11];&quot;&quot;&quot;&quot;;&quot;'&quot;)" office:value-type="string" office:string-value="4G" calcext:value-type="string">
            <text:p>4G</text:p>
          </table:table-cell>
          <table:table-cell table:number-columns-repeated="1015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'TEAM NAMES'.B12];&quot;&quot;&quot;&quot;;&quot;'&quot;)" office:value-type="string" office:string-value="1H" calcext:value-type="string">
            <text:p>1H</text:p>
          </table:table-cell>
          <table:table-cell table:formula="of:=SUBSTITUTE(['TEAM NAMES'.C12];&quot;&quot;&quot;&quot;;&quot;'&quot;)" office:value-type="string" office:string-value="2H" calcext:value-type="string">
            <text:p>2H</text:p>
          </table:table-cell>
          <table:table-cell table:formula="of:=SUBSTITUTE(['TEAM NAMES'.D12];&quot;&quot;&quot;&quot;;&quot;'&quot;)" office:value-type="string" office:string-value="3H" calcext:value-type="string">
            <text:p>3H</text:p>
          </table:table-cell>
          <table:table-cell table:formula="of:=SUBSTITUTE(['TEAM NAMES'.E12];&quot;&quot;&quot;&quot;;&quot;'&quot;)" office:value-type="string" office:string-value="4H" calcext:value-type="string">
            <text:p>4H</text:p>
          </table:table-cell>
          <table:table-cell table:number-columns-repeated="1015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'TEAM NAMES'.B13];&quot;&quot;&quot;&quot;;&quot;'&quot;)" office:value-type="string" office:string-value="1I" calcext:value-type="string">
            <text:p>1I</text:p>
          </table:table-cell>
          <table:table-cell table:formula="of:=SUBSTITUTE(['TEAM NAMES'.C13];&quot;&quot;&quot;&quot;;&quot;'&quot;)" office:value-type="string" office:string-value="2I" calcext:value-type="string">
            <text:p>2I</text:p>
          </table:table-cell>
          <table:table-cell table:formula="of:=SUBSTITUTE(['TEAM NAMES'.D13];&quot;&quot;&quot;&quot;;&quot;'&quot;)" office:value-type="string" office:string-value="3I" calcext:value-type="string">
            <text:p>3I</text:p>
          </table:table-cell>
          <table:table-cell table:formula="of:=SUBSTITUTE(['TEAM NAMES'.E13];&quot;&quot;&quot;&quot;;&quot;'&quot;)" office:value-type="string" office:string-value="4I" calcext:value-type="string">
            <text:p>4I</text:p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2" calcext:value-type="string">
            <text:p>U12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A" calcext:value-type="string">
            <text:p>A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ChampionsLeague" calcext:value-type="string">
            <text:p>ChampionsLeague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EuropaLeague" calcext:value-type="string">
            <text:p>EuropaLeagu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8" calcext:value-type="float">
            <text:p>8</text:p>
          </table:table-cell>
          <table:table-cell table:formula="of:=NUMBERVALUE(RIGHT(START_TIME;2))" office:value-type="float" office:value="30" calcext:value-type="float">
            <text:p>30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30600000" calcext:value-type="float">
            <text:p>30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80000" calcext:value-type="float">
            <text:p>18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visibility="collapse">
          <table:table-cell table:number-columns-repeated="1020"/>
        </table:table-row>
        <table:table-row table:style-name="ro1" table:number-rows-repeated="10485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 x 5 P=1-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2"/>
        <table:table-column table:style-name="co7" table:visibility="collapse" table:number-columns-repeated="2" table:default-cell-style-name="ce14"/>
        <table:table-column table:style-name="co8" table:default-cell-style-name="ce15"/>
        <table:table-column table:style-name="co8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0600000" calcext:value-type="float">
            <text:p>30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5 P=1-2'.E2];TRANSLATED_TEAM_NAMES;['1 x 5 P=1-2'.$D2]+1)" office:value-type="string" office:string-value="1A" calcext:value-type="string">
            <text:p>1A</text:p>
          </table:table-cell>
          <table:table-cell table:formula="of:=VLOOKUP(['1 x 5 P=1-2'.F2];TRANSLATED_TEAM_NAMES;['1 x 5 P=1-2'.$D2]+1)" office:value-type="string" office:string-value="1B" calcext:value-type="string">
            <text:p>1B</text:p>
          </table:table-cell>
          <table:table-cell table:style-name="ce17" table:formula="of:=IF(MOD([.B2]; NUM_PITCHES)=0;INDEX(PITCHES;1;NUM_PITCHES);INDEX(PITCHES;1;MOD([.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5 P=1-2'.E3];TRANSLATED_TEAM_NAMES;['1 x 5 P=1-2'.$D3]+1)" office:value-type="string" office:string-value="1C" calcext:value-type="string">
            <text:p>1C</text:p>
          </table:table-cell>
          <table:table-cell table:formula="of:=VLOOKUP(['1 x 5 P=1-2'.F3];TRANSLATED_TEAM_NAMES;['1 x 5 P=1-2'.$D3]+1)" office:value-type="string" office:string-value="1D" calcext:value-type="string">
            <text:p>1D</text:p>
          </table:table-cell>
          <table:table-cell table:style-name="ce17" table:formula="of:=IF(MOD([.B3]; NUM_PITCHES)=0;INDEX(PITCHES;1;NUM_PITCHES);INDEX(PITCHES;1;MOD([.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6","competition":{"name":"U12", "section":"A", "group":"1"},"tag":"1", "homeTeam":"1C", "awayTeam":"1D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5 P=1-2'.E4];TRANSLATED_TEAM_NAMES;['1 x 5 P=1-2'.$D4]+1)" office:value-type="string" office:string-value="1E" calcext:value-type="string">
            <text:p>1E</text:p>
          </table:table-cell>
          <table:table-cell table:formula="of:=VLOOKUP(['1 x 5 P=1-2'.F4];TRANSLATED_TEAM_NAMES;['1 x 5 P=1-2'.$D4]+1)" office:value-type="string" office:string-value="1A" calcext:value-type="string">
            <text:p>1A</text:p>
          </table:table-cell>
          <table:table-cell table:style-name="ce17" table:formula="of:=IF(MOD([.B4]; NUM_PITCHES)=0;INDEX(PITCHES;1;NUM_PITCHES);INDEX(PITCHES;1;MOD([.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1&quot;},&quot;tag&quot;:&quot;1&quot;, &quot;homeTeam&quot;:&quot;1E&quot;, &quot;awayTeam&quot;:&quot;1A&quot;}" calcext:value-type="string">
            <text:p>{"__v":0,"day":2,"dateTime":30600000,"duration":"10m","pitch":"7","competition":{"name":"U12", "section":"A", "group":"1"},"tag":"1", "homeTeam":"1E", "awayTeam":"1A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5 P=1-2'.E5];TRANSLATED_TEAM_NAMES;['1 x 5 P=1-2'.$D5]+1)" office:value-type="string" office:string-value="1B" calcext:value-type="string">
            <text:p>1B</text:p>
          </table:table-cell>
          <table:table-cell table:formula="of:=VLOOKUP(['1 x 5 P=1-2'.F5];TRANSLATED_TEAM_NAMES;['1 x 5 P=1-2'.$D5]+1)" office:value-type="string" office:string-value="1C" calcext:value-type="string">
            <text:p>1C</text:p>
          </table:table-cell>
          <table:table-cell table:style-name="ce17" table:formula="of:=IF(MOD([.B5]; NUM_PITCHES)=0;INDEX(PITCHES;1;NUM_PITCHES);INDEX(PITCHES;1;MOD([.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1&quot;},&quot;tag&quot;:&quot;1&quot;, &quot;homeTeam&quot;:&quot;1B&quot;, &quot;awayTeam&quot;:&quot;1C&quot;}" calcext:value-type="string">
            <text:p>{"__v":0,"day":2,"dateTime":30600000,"duration":"10m","pitch":"8","competition":{"name":"U12", "section":"A", "group":"1"},"tag":"1", "homeTeam":"1B", "awayTeam":"1C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5 P=1-2'.E6];TRANSLATED_TEAM_NAMES;['1 x 5 P=1-2'.$D6]+1)" office:value-type="string" office:string-value="1D" calcext:value-type="string">
            <text:p>1D</text:p>
          </table:table-cell>
          <table:table-cell table:formula="of:=VLOOKUP(['1 x 5 P=1-2'.F6];TRANSLATED_TEAM_NAMES;['1 x 5 P=1-2'.$D6]+1)" office:value-type="string" office:string-value="1E" calcext:value-type="string">
            <text:p>1E</text:p>
          </table:table-cell>
          <table:table-cell table:style-name="ce17" table:formula="of:=IF(MOD([.B6]; NUM_PITCHES)=0;INDEX(PITCHES;1;NUM_PITCHES);INDEX(PITCHES;1;MOD([.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D&quot;, &quot;awayTeam&quot;:&quot;1E&quot;}" calcext:value-type="string">
            <text:p>{"__v":0,"day":2,"dateTime":31380000,"duration":"10m","pitch":"5","competition":{"name":"U12", "section":"A", "group":"1"},"tag":"2", "homeTeam":"1D", "awayTeam":"1E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1380000" calcext:value-type="float">
            <text:p>313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5 P=1-2'.E7];TRANSLATED_TEAM_NAMES;['1 x 5 P=1-2'.$D7]+1)" office:value-type="string" office:string-value="1A" calcext:value-type="string">
            <text:p>1A</text:p>
          </table:table-cell>
          <table:table-cell table:formula="of:=VLOOKUP(['1 x 5 P=1-2'.F7];TRANSLATED_TEAM_NAMES;['1 x 5 P=1-2'.$D7]+1)" office:value-type="string" office:string-value="1C" calcext:value-type="string">
            <text:p>1C</text:p>
          </table:table-cell>
          <table:table-cell table:style-name="ce17" table:formula="of:=IF(MOD([.B7]; NUM_PITCHES)=0;INDEX(PITCHES;1;NUM_PITCHES);INDEX(PITCHES;1;MOD([.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1&quot;},&quot;tag&quot;:&quot;2&quot;, &quot;homeTeam&quot;:&quot;1A&quot;, &quot;awayTeam&quot;:&quot;1C&quot;}" calcext:value-type="string">
            <text:p>{"__v":0,"day":2,"dateTime":31380000,"duration":"10m","pitch":"6","competition":{"name":"U12", "section":"A", "group":"1"},"tag":"2", "homeTeam":"1A", "awayTeam":"1C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5 P=1-2'.E8];TRANSLATED_TEAM_NAMES;['1 x 5 P=1-2'.$D8]+1)" office:value-type="string" office:string-value="1B" calcext:value-type="string">
            <text:p>1B</text:p>
          </table:table-cell>
          <table:table-cell table:formula="of:=VLOOKUP(['1 x 5 P=1-2'.F8];TRANSLATED_TEAM_NAMES;['1 x 5 P=1-2'.$D8]+1)" office:value-type="string" office:string-value="1D" calcext:value-type="string">
            <text:p>1D</text:p>
          </table:table-cell>
          <table:table-cell table:style-name="ce17" table:formula="of:=IF(MOD([.B8]; NUM_PITCHES)=0;INDEX(PITCHES;1;NUM_PITCHES);INDEX(PITCHES;1;MOD([.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1&quot;},&quot;tag&quot;:&quot;2&quot;, &quot;homeTeam&quot;:&quot;1B&quot;, &quot;awayTeam&quot;:&quot;1D&quot;}" calcext:value-type="string">
            <text:p>{"__v":0,"day":2,"dateTime":31380000,"duration":"10m","pitch":"7","competition":{"name":"U12", "section":"A", "group":"1"},"tag":"2", "homeTeam":"1B", "awayTeam":"1D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5 P=1-2'.E9];TRANSLATED_TEAM_NAMES;['1 x 5 P=1-2'.$D9]+1)" office:value-type="string" office:string-value="1C" calcext:value-type="string">
            <text:p>1C</text:p>
          </table:table-cell>
          <table:table-cell table:formula="of:=VLOOKUP(['1 x 5 P=1-2'.F9];TRANSLATED_TEAM_NAMES;['1 x 5 P=1-2'.$D9]+1)" office:value-type="string" office:string-value="1E" calcext:value-type="string">
            <text:p>1E</text:p>
          </table:table-cell>
          <table:table-cell table:style-name="ce17" table:formula="of:=IF(MOD([.B9]; NUM_PITCHES)=0;INDEX(PITCHES;1;NUM_PITCHES);INDEX(PITCHES;1;MOD([.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1&quot;},&quot;tag&quot;:&quot;2&quot;, &quot;homeTeam&quot;:&quot;1C&quot;, &quot;awayTeam&quot;:&quot;1E&quot;}" calcext:value-type="string">
            <text:p>{"__v":0,"day":2,"dateTime":31380000,"duration":"10m","pitch":"8","competition":{"name":"U12", "section":"A", "group":"1"},"tag":"2", "homeTeam":"1C", "awayTeam":"1E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5 P=1-2'.E10];TRANSLATED_TEAM_NAMES;['1 x 5 P=1-2'.$D10]+1)" office:value-type="string" office:string-value="1D" calcext:value-type="string">
            <text:p>1D</text:p>
          </table:table-cell>
          <table:table-cell table:formula="of:=VLOOKUP(['1 x 5 P=1-2'.F10];TRANSLATED_TEAM_NAMES;['1 x 5 P=1-2'.$D10]+1)" office:value-type="string" office:string-value="1A" calcext:value-type="string">
            <text:p>1A</text:p>
          </table:table-cell>
          <table:table-cell table:style-name="ce17" table:formula="of:=IF(MOD([.B10]; NUM_PITCHES)=0;INDEX(PITCHES;1;NUM_PITCHES);INDEX(PITCHES;1;MOD([.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D&quot;, &quot;awayTeam&quot;:&quot;1A&quot;}" calcext:value-type="string">
            <text:p>{"__v":0,"day":2,"dateTime":32160000,"duration":"10m","pitch":"5","competition":{"name":"U12", "section":"A", "group":"1"},"tag":"3", "homeTeam":"1D", "awayTeam":"1A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5 P=1-2'.E11];TRANSLATED_TEAM_NAMES;['1 x 5 P=1-2'.$D11]+1)" office:value-type="string" office:string-value="1E" calcext:value-type="string">
            <text:p>1E</text:p>
          </table:table-cell>
          <table:table-cell table:formula="of:=VLOOKUP(['1 x 5 P=1-2'.F11];TRANSLATED_TEAM_NAMES;['1 x 5 P=1-2'.$D11]+1)" office:value-type="string" office:string-value="1B" calcext:value-type="string">
            <text:p>1B</text:p>
          </table:table-cell>
          <table:table-cell table:style-name="ce17" table:formula="of:=IF(MOD([.B11]; NUM_PITCHES)=0;INDEX(PITCHES;1;NUM_PITCHES);INDEX(PITCHES;1;MOD([.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E&quot;, &quot;awayTeam&quot;:&quot;1B&quot;}" calcext:value-type="string">
            <text:p>{"__v":0,"day":2,"dateTime":32160000,"duration":"10m","pitch":"6","competition":{"name":"U12", "section":"A", "group":"1"},"tag":"3", "homeTeam":"1E", "awayTeam":"1B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'1 x 5 P=1-2'.E12];TRANSLATED_TEAM_NAMES;['1 x 5 P=1-2'.$D12]+1)" office:value-type="string" office:string-value="1B" calcext:value-type="string">
            <text:p>1B</text:p>
          </table:table-cell>
          <table:table-cell table:formula="of:=VLOOKUP(['1 x 5 P=1-2'.F12];TRANSLATED_TEAM_NAMES;['1 x 5 P=1-2'.$D12]+1)" office:value-type="string" office:string-value="1A" calcext:value-type="string">
            <text:p>1A</text:p>
          </table:table-cell>
          <table:table-cell table:style-name="ce17" table:formula="of:=IF(MOD([.B12]; NUM_PITCHES)=0;INDEX(PITCHES;1;NUM_PITCHES);INDEX(PITCHES;1;MOD([.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1&quot;},&quot;tag&quot;:&quot;3&quot;, &quot;homeTeam&quot;:&quot;1B&quot;, &quot;awayTeam&quot;:&quot;1A&quot;}" calcext:value-type="string">
            <text:p>{"__v":0,"day":2,"dateTime":32160000,"duration":"10m","pitch":"7","competition":{"name":"U12", "section":"A", "group":"1"},"tag":"3", "homeTeam":"1B", "awayTeam":"1A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5 P=1-2'.E13];TRANSLATED_TEAM_NAMES;['1 x 5 P=1-2'.$D13]+1)" office:value-type="string" office:string-value="1D" calcext:value-type="string">
            <text:p>1D</text:p>
          </table:table-cell>
          <table:table-cell table:formula="of:=VLOOKUP(['1 x 5 P=1-2'.F13];TRANSLATED_TEAM_NAMES;['1 x 5 P=1-2'.$D13]+1)" office:value-type="string" office:string-value="1C" calcext:value-type="string">
            <text:p>1C</text:p>
          </table:table-cell>
          <table:table-cell table:style-name="ce17" table:formula="of:=IF(MOD([.B13]; NUM_PITCHES)=0;INDEX(PITCHES;1;NUM_PITCHES);INDEX(PITCHES;1;MOD([.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1&quot;},&quot;tag&quot;:&quot;3&quot;, &quot;homeTeam&quot;:&quot;1D&quot;, &quot;awayTeam&quot;:&quot;1C&quot;}" calcext:value-type="string">
            <text:p>{"__v":0,"day":2,"dateTime":32160000,"duration":"10m","pitch":"8","competition":{"name":"U12", "section":"A", "group":"1"},"tag":"3", "homeTeam":"1D", "awayTeam":"1C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32940000" calcext:value-type="float">
            <text:p>329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5 P=1-2'.E14];TRANSLATED_TEAM_NAMES;['1 x 5 P=1-2'.$D14]+1)" office:value-type="string" office:string-value="1A" calcext:value-type="string">
            <text:p>1A</text:p>
          </table:table-cell>
          <table:table-cell table:formula="of:=VLOOKUP(['1 x 5 P=1-2'.F14];TRANSLATED_TEAM_NAMES;['1 x 5 P=1-2'.$D14]+1)" office:value-type="string" office:string-value="1E" calcext:value-type="string">
            <text:p>1E</text:p>
          </table:table-cell>
          <table:table-cell table:style-name="ce17" table:formula="of:=IF(MOD([.B14]; NUM_PITCHES)=0;INDEX(PITCHES;1;NUM_PITCHES);INDEX(PITCHES;1;MOD([.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A&quot;, &quot;awayTeam&quot;:&quot;1E&quot;}" calcext:value-type="string">
            <text:p>{"__v":0,"day":2,"dateTime":32940000,"duration":"10m","pitch":"5","competition":{"name":"U12", "section":"A", "group":"1"},"tag":"4", "homeTeam":"1A", "awayTeam":"1E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'1 x 5 P=1-2'.E15];TRANSLATED_TEAM_NAMES;['1 x 5 P=1-2'.$D15]+1)" office:value-type="string" office:string-value="1C" calcext:value-type="string">
            <text:p>1C</text:p>
          </table:table-cell>
          <table:table-cell table:formula="of:=VLOOKUP(['1 x 5 P=1-2'.F15];TRANSLATED_TEAM_NAMES;['1 x 5 P=1-2'.$D15]+1)" office:value-type="string" office:string-value="1B" calcext:value-type="string">
            <text:p>1B</text:p>
          </table:table-cell>
          <table:table-cell table:style-name="ce17" table:formula="of:=IF(MOD([.B15]; NUM_PITCHES)=0;INDEX(PITCHES;1;NUM_PITCHES);INDEX(PITCHES;1;MOD([.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1&quot;},&quot;tag&quot;:&quot;4&quot;, &quot;homeTeam&quot;:&quot;1C&quot;, &quot;awayTeam&quot;:&quot;1B&quot;}" calcext:value-type="string">
            <text:p>{"__v":0,"day":2,"dateTime":32940000,"duration":"10m","pitch":"6","competition":{"name":"U12", "section":"A", "group":"1"},"tag":"4", "homeTeam":"1C", "awayTeam":"1B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'1 x 5 P=1-2'.E16];TRANSLATED_TEAM_NAMES;['1 x 5 P=1-2'.$D16]+1)" office:value-type="string" office:string-value="1E" calcext:value-type="string">
            <text:p>1E</text:p>
          </table:table-cell>
          <table:table-cell table:formula="of:=VLOOKUP(['1 x 5 P=1-2'.F16];TRANSLATED_TEAM_NAMES;['1 x 5 P=1-2'.$D16]+1)" office:value-type="string" office:string-value="1D" calcext:value-type="string">
            <text:p>1D</text:p>
          </table:table-cell>
          <table:table-cell table:style-name="ce17" table:formula="of:=IF(MOD([.B16]; NUM_PITCHES)=0;INDEX(PITCHES;1;NUM_PITCHES);INDEX(PITCHES;1;MOD([.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1&quot;},&quot;tag&quot;:&quot;4&quot;, &quot;homeTeam&quot;:&quot;1E&quot;, &quot;awayTeam&quot;:&quot;1D&quot;}" calcext:value-type="string">
            <text:p>{"__v":0,"day":2,"dateTime":32940000,"duration":"10m","pitch":"7","competition":{"name":"U12", "section":"A", "group":"1"},"tag":"4", "homeTeam":"1E", "awayTeam":"1D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5 P=1-2'.E17];TRANSLATED_TEAM_NAMES;['1 x 5 P=1-2'.$D17]+1)" office:value-type="string" office:string-value="1C" calcext:value-type="string">
            <text:p>1C</text:p>
          </table:table-cell>
          <table:table-cell table:formula="of:=VLOOKUP(['1 x 5 P=1-2'.F17];TRANSLATED_TEAM_NAMES;['1 x 5 P=1-2'.$D17]+1)" office:value-type="string" office:string-value="1A" calcext:value-type="string">
            <text:p>1A</text:p>
          </table:table-cell>
          <table:table-cell table:style-name="ce17" table:formula="of:=IF(MOD([.B17]; NUM_PITCHES)=0;INDEX(PITCHES;1;NUM_PITCHES);INDEX(PITCHES;1;MOD([.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1&quot;},&quot;tag&quot;:&quot;4&quot;, &quot;homeTeam&quot;:&quot;1C&quot;, &quot;awayTeam&quot;:&quot;1A&quot;}" calcext:value-type="string">
            <text:p>{"__v":0,"day":2,"dateTime":32940000,"duration":"10m","pitch":"8","competition":{"name":"U12", "section":"A", "group":"1"},"tag":"4", "homeTeam":"1C", "awayTeam":"1A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5 P=1-2'.E18];TRANSLATED_TEAM_NAMES;['1 x 5 P=1-2'.$D18]+1)" office:value-type="string" office:string-value="1D" calcext:value-type="string">
            <text:p>1D</text:p>
          </table:table-cell>
          <table:table-cell table:formula="of:=VLOOKUP(['1 x 5 P=1-2'.F18];TRANSLATED_TEAM_NAMES;['1 x 5 P=1-2'.$D18]+1)" office:value-type="string" office:string-value="1B" calcext:value-type="string">
            <text:p>1B</text:p>
          </table:table-cell>
          <table:table-cell table:style-name="ce17" table:formula="of:=IF(MOD([.B18]; NUM_PITCHES)=0;INDEX(PITCHES;1;NUM_PITCHES);INDEX(PITCHES;1;MOD([.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D&quot;, &quot;awayTeam&quot;:&quot;1B&quot;}" calcext:value-type="string">
            <text:p>{"__v":0,"day":2,"dateTime":33720000,"duration":"10m","pitch":"5","competition":{"name":"U12", "section":"A", "group":"1"},"tag":"5", "homeTeam":"1D", "awayTeam":"1B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1 x 5 P=1-2'.E19];TRANSLATED_TEAM_NAMES;['1 x 5 P=1-2'.$D19]+1)" office:value-type="string" office:string-value="1E" calcext:value-type="string">
            <text:p>1E</text:p>
          </table:table-cell>
          <table:table-cell table:formula="of:=VLOOKUP(['1 x 5 P=1-2'.F19];TRANSLATED_TEAM_NAMES;['1 x 5 P=1-2'.$D19]+1)" office:value-type="string" office:string-value="1C" calcext:value-type="string">
            <text:p>1C</text:p>
          </table:table-cell>
          <table:table-cell table:style-name="ce17" table:formula="of:=IF(MOD([.B19]; NUM_PITCHES)=0;INDEX(PITCHES;1;NUM_PITCHES);INDEX(PITCHES;1;MOD([.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1&quot;},&quot;tag&quot;:&quot;5&quot;, &quot;homeTeam&quot;:&quot;1E&quot;, &quot;awayTeam&quot;:&quot;1C&quot;}" calcext:value-type="string">
            <text:p>{"__v":0,"day":2,"dateTime":33720000,"duration":"10m","pitch":"6","competition":{"name":"U12", "section":"A", "group":"1"},"tag":"5", "homeTeam":"1E", "awayTeam":"1C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33720000" calcext:value-type="float">
            <text:p>337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5 P=1-2'.E20];TRANSLATED_TEAM_NAMES;['1 x 5 P=1-2'.$D20]+1)" office:value-type="string" office:string-value="1A" calcext:value-type="string">
            <text:p>1A</text:p>
          </table:table-cell>
          <table:table-cell table:formula="of:=VLOOKUP(['1 x 5 P=1-2'.F20];TRANSLATED_TEAM_NAMES;['1 x 5 P=1-2'.$D20]+1)" office:value-type="string" office:string-value="1D" calcext:value-type="string">
            <text:p>1D</text:p>
          </table:table-cell>
          <table:table-cell table:style-name="ce17" table:formula="of:=IF(MOD([.B20]; NUM_PITCHES)=0;INDEX(PITCHES;1;NUM_PITCHES);INDEX(PITCHES;1;MOD([.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1&quot;},&quot;tag&quot;:&quot;5&quot;, &quot;homeTeam&quot;:&quot;1A&quot;, &quot;awayTeam&quot;:&quot;1D&quot;}" calcext:value-type="string">
            <text:p>{"__v":0,"day":2,"dateTime":33720000,"duration":"10m","pitch":"7","competition":{"name":"U12", "section":"A", "group":"1"},"tag":"5", "homeTeam":"1A", "awayTeam":"1D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1 x 5 P=1-2'.E21];TRANSLATED_TEAM_NAMES;['1 x 5 P=1-2'.$D21]+1)" office:value-type="string" office:string-value="1B" calcext:value-type="string">
            <text:p>1B</text:p>
          </table:table-cell>
          <table:table-cell table:formula="of:=VLOOKUP(['1 x 5 P=1-2'.F21];TRANSLATED_TEAM_NAMES;['1 x 5 P=1-2'.$D21]+1)" office:value-type="string" office:string-value="1E" calcext:value-type="string">
            <text:p>1E</text:p>
          </table:table-cell>
          <table:table-cell table:style-name="ce17" table:formula="of:=IF(MOD([.B21]; NUM_PITCHES)=0;INDEX(PITCHES;1;NUM_PITCHES);INDEX(PITCHES;1;MOD([.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1&quot;},&quot;tag&quot;:&quot;5&quot;, &quot;homeTeam&quot;:&quot;1B&quot;, &quot;awayTeam&quot;:&quot;1E&quot;}" calcext:value-type="string">
            <text:p>{"__v":0,"day":2,"dateTime":33720000,"duration":"10m","pitch":"8","competition":{"name":"U12", "section":"A", "group":"1"},"tag":"5", "homeTeam":"1B", "awayTeam":"1E"}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7 P=1-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0600000" calcext:value-type="float">
            <text:p>30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7 P=1-2'.E2];TRANSLATED_TEAM_NAMES;['1 x 7 P=1-2'.$D2]+1)" office:value-type="string" office:string-value="1A" calcext:value-type="string">
            <text:p>1A</text:p>
          </table:table-cell>
          <table:table-cell table:formula="of:=VLOOKUP(['1 x 7 P=1-2'.F2];TRANSLATED_TEAM_NAMES;['1 x 7 P=1-2'.$D2]+1)" office:value-type="string" office:string-value="1B" calcext:value-type="string">
            <text:p>1B</text:p>
          </table:table-cell>
          <table:table-cell table:style-name="ce17" table:formula="of:=IF(MOD([.B2]; NUM_PITCHES)=0;INDEX(PITCHES;1;NUM_PITCHES);INDEX(PITCHES;1;MOD([.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7 P=1-2'.E3];TRANSLATED_TEAM_NAMES;['1 x 7 P=1-2'.$D3]+1)" office:value-type="string" office:string-value="1C" calcext:value-type="string">
            <text:p>1C</text:p>
          </table:table-cell>
          <table:table-cell table:formula="of:=VLOOKUP(['1 x 7 P=1-2'.F3];TRANSLATED_TEAM_NAMES;['1 x 7 P=1-2'.$D3]+1)" office:value-type="string" office:string-value="1D" calcext:value-type="string">
            <text:p>1D</text:p>
          </table:table-cell>
          <table:table-cell table:style-name="ce17" table:formula="of:=IF(MOD([.B3]; NUM_PITCHES)=0;INDEX(PITCHES;1;NUM_PITCHES);INDEX(PITCHES;1;MOD([.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6","competition":{"name":"U12", "section":"A", "group":"1"},"tag":"1", "homeTeam":"1C", "awayTeam":"1D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7 P=1-2'.E4];TRANSLATED_TEAM_NAMES;['1 x 7 P=1-2'.$D4]+1)" office:value-type="string" office:string-value="1G" calcext:value-type="string">
            <text:p>1G</text:p>
          </table:table-cell>
          <table:table-cell table:formula="of:=VLOOKUP(['1 x 7 P=1-2'.F4];TRANSLATED_TEAM_NAMES;['1 x 7 P=1-2'.$D4]+1)" office:value-type="string" office:string-value="1A" calcext:value-type="string">
            <text:p>1A</text:p>
          </table:table-cell>
          <table:table-cell table:style-name="ce17" table:formula="of:=IF(MOD([.B4]; NUM_PITCHES)=0;INDEX(PITCHES;1;NUM_PITCHES);INDEX(PITCHES;1;MOD([.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1&quot;},&quot;tag&quot;:&quot;1&quot;, &quot;homeTeam&quot;:&quot;1G&quot;, &quot;awayTeam&quot;:&quot;1A&quot;}" calcext:value-type="string">
            <text:p>{"__v":0,"day":2,"dateTime":30600000,"duration":"10m","pitch":"7","competition":{"name":"U12", "section":"A", "group":"1"},"tag":"1", "homeTeam":"1G", "awayTeam":"1A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7 P=1-2'.E5];TRANSLATED_TEAM_NAMES;['1 x 7 P=1-2'.$D5]+1)" office:value-type="string" office:string-value="1E" calcext:value-type="string">
            <text:p>1E</text:p>
          </table:table-cell>
          <table:table-cell table:formula="of:=VLOOKUP(['1 x 7 P=1-2'.F5];TRANSLATED_TEAM_NAMES;['1 x 7 P=1-2'.$D5]+1)" office:value-type="string" office:string-value="1F" calcext:value-type="string">
            <text:p>1F</text:p>
          </table:table-cell>
          <table:table-cell table:style-name="ce17" table:formula="of:=IF(MOD([.B5]; NUM_PITCHES)=0;INDEX(PITCHES;1;NUM_PITCHES);INDEX(PITCHES;1;MOD([.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1&quot;},&quot;tag&quot;:&quot;1&quot;, &quot;homeTeam&quot;:&quot;1E&quot;, &quot;awayTeam&quot;:&quot;1F&quot;}" calcext:value-type="string">
            <text:p>{"__v":0,"day":2,"dateTime":30600000,"duration":"10m","pitch":"8","competition":{"name":"U12", "section":"A", "group":"1"},"tag":"1", "homeTeam":"1E", "awayTeam":"1F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7 P=1-2'.E6];TRANSLATED_TEAM_NAMES;['1 x 7 P=1-2'.$D6]+1)" office:value-type="string" office:string-value="1B" calcext:value-type="string">
            <text:p>1B</text:p>
          </table:table-cell>
          <table:table-cell table:formula="of:=VLOOKUP(['1 x 7 P=1-2'.F6];TRANSLATED_TEAM_NAMES;['1 x 7 P=1-2'.$D6]+1)" office:value-type="string" office:string-value="1C" calcext:value-type="string">
            <text:p>1C</text:p>
          </table:table-cell>
          <table:table-cell table:style-name="ce17" table:formula="of:=IF(MOD([.B6]; NUM_PITCHES)=0;INDEX(PITCHES;1;NUM_PITCHES);INDEX(PITCHES;1;MOD([.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B&quot;, &quot;awayTeam&quot;:&quot;1C&quot;}" calcext:value-type="string">
            <text:p>{"__v":0,"day":2,"dateTime":31380000,"duration":"10m","pitch":"5","competition":{"name":"U12", "section":"A", "group":"1"},"tag":"2", "homeTeam":"1B", "awayTeam":"1C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7 P=1-2'.E7];TRANSLATED_TEAM_NAMES;['1 x 7 P=1-2'.$D7]+1)" office:value-type="string" office:string-value="1D" calcext:value-type="string">
            <text:p>1D</text:p>
          </table:table-cell>
          <table:table-cell table:formula="of:=VLOOKUP(['1 x 7 P=1-2'.F7];TRANSLATED_TEAM_NAMES;['1 x 7 P=1-2'.$D7]+1)" office:value-type="string" office:string-value="1E" calcext:value-type="string">
            <text:p>1E</text:p>
          </table:table-cell>
          <table:table-cell table:style-name="ce17" table:formula="of:=IF(MOD([.B7]; NUM_PITCHES)=0;INDEX(PITCHES;1;NUM_PITCHES);INDEX(PITCHES;1;MOD([.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1&quot;},&quot;tag&quot;:&quot;2&quot;, &quot;homeTeam&quot;:&quot;1D&quot;, &quot;awayTeam&quot;:&quot;1E&quot;}" calcext:value-type="string">
            <text:p>{"__v":0,"day":2,"dateTime":31380000,"duration":"10m","pitch":"6","competition":{"name":"U12", "section":"A", "group":"1"},"tag":"2", "homeTeam":"1D", "awayTeam":"1E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7 P=1-2'.E8];TRANSLATED_TEAM_NAMES;['1 x 7 P=1-2'.$D8]+1)" office:value-type="string" office:string-value="1C" calcext:value-type="string">
            <text:p>1C</text:p>
          </table:table-cell>
          <table:table-cell table:formula="of:=VLOOKUP(['1 x 7 P=1-2'.F8];TRANSLATED_TEAM_NAMES;['1 x 7 P=1-2'.$D8]+1)" office:value-type="string" office:string-value="1A" calcext:value-type="string">
            <text:p>1A</text:p>
          </table:table-cell>
          <table:table-cell table:style-name="ce17" table:formula="of:=IF(MOD([.B8]; NUM_PITCHES)=0;INDEX(PITCHES;1;NUM_PITCHES);INDEX(PITCHES;1;MOD([.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1&quot;},&quot;tag&quot;:&quot;2&quot;, &quot;homeTeam&quot;:&quot;1C&quot;, &quot;awayTeam&quot;:&quot;1A&quot;}" calcext:value-type="string">
            <text:p>{"__v":0,"day":2,"dateTime":31380000,"duration":"10m","pitch":"7","competition":{"name":"U12", "section":"A", "group":"1"},"tag":"2", "homeTeam":"1C", "awayTeam":"1A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7 P=1-2'.E9];TRANSLATED_TEAM_NAMES;['1 x 7 P=1-2'.$D9]+1)" office:value-type="string" office:string-value="1F" calcext:value-type="string">
            <text:p>1F</text:p>
          </table:table-cell>
          <table:table-cell table:formula="of:=VLOOKUP(['1 x 7 P=1-2'.F9];TRANSLATED_TEAM_NAMES;['1 x 7 P=1-2'.$D9]+1)" office:value-type="string" office:string-value="1G" calcext:value-type="string">
            <text:p>1G</text:p>
          </table:table-cell>
          <table:table-cell table:style-name="ce17" table:formula="of:=IF(MOD([.B9]; NUM_PITCHES)=0;INDEX(PITCHES;1;NUM_PITCHES);INDEX(PITCHES;1;MOD([.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1&quot;},&quot;tag&quot;:&quot;2&quot;, &quot;homeTeam&quot;:&quot;1F&quot;, &quot;awayTeam&quot;:&quot;1G&quot;}" calcext:value-type="string">
            <text:p>{"__v":0,"day":2,"dateTime":31380000,"duration":"10m","pitch":"8","competition":{"name":"U12", "section":"A", "group":"1"},"tag":"2", "homeTeam":"1F", "awayTeam":"1G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'1 x 7 P=1-2'.E10];TRANSLATED_TEAM_NAMES;['1 x 7 P=1-2'.$D10]+1)" office:value-type="string" office:string-value="1G" calcext:value-type="string">
            <text:p>1G</text:p>
          </table:table-cell>
          <table:table-cell table:formula="of:=VLOOKUP(['1 x 7 P=1-2'.F10];TRANSLATED_TEAM_NAMES;['1 x 7 P=1-2'.$D10]+1)" office:value-type="string" office:string-value="1E" calcext:value-type="string">
            <text:p>1E</text:p>
          </table:table-cell>
          <table:table-cell table:style-name="ce17" table:formula="of:=IF(MOD([.B10]; NUM_PITCHES)=0;INDEX(PITCHES;1;NUM_PITCHES);INDEX(PITCHES;1;MOD([.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G&quot;, &quot;awayTeam&quot;:&quot;1E&quot;}" calcext:value-type="string">
            <text:p>{"__v":0,"day":2,"dateTime":32160000,"duration":"10m","pitch":"5","competition":{"name":"U12", "section":"A", "group":"1"},"tag":"3", "homeTeam":"1G", "awayTeam":"1E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7 P=1-2'.E11];TRANSLATED_TEAM_NAMES;['1 x 7 P=1-2'.$D11]+1)" office:value-type="string" office:string-value="1D" calcext:value-type="string">
            <text:p>1D</text:p>
          </table:table-cell>
          <table:table-cell table:formula="of:=VLOOKUP(['1 x 7 P=1-2'.F11];TRANSLATED_TEAM_NAMES;['1 x 7 P=1-2'.$D11]+1)" office:value-type="string" office:string-value="1B" calcext:value-type="string">
            <text:p>1B</text:p>
          </table:table-cell>
          <table:table-cell table:style-name="ce17" table:formula="of:=IF(MOD([.B11]; NUM_PITCHES)=0;INDEX(PITCHES;1;NUM_PITCHES);INDEX(PITCHES;1;MOD([.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D&quot;, &quot;awayTeam&quot;:&quot;1B&quot;}" calcext:value-type="string">
            <text:p>{"__v":0,"day":2,"dateTime":32160000,"duration":"10m","pitch":"6","competition":{"name":"U12", "section":"A", "group":"1"},"tag":"3", "homeTeam":"1D", "awayTeam":"1B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32160000" calcext:value-type="float">
            <text:p>321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1 x 7 P=1-2'.E12];TRANSLATED_TEAM_NAMES;['1 x 7 P=1-2'.$D12]+1)" office:value-type="string" office:string-value="1A" calcext:value-type="string">
            <text:p>1A</text:p>
          </table:table-cell>
          <table:table-cell table:formula="of:=VLOOKUP(['1 x 7 P=1-2'.F12];TRANSLATED_TEAM_NAMES;['1 x 7 P=1-2'.$D12]+1)" office:value-type="string" office:string-value="1F" calcext:value-type="string">
            <text:p>1F</text:p>
          </table:table-cell>
          <table:table-cell table:style-name="ce17" table:formula="of:=IF(MOD([.B12]; NUM_PITCHES)=0;INDEX(PITCHES;1;NUM_PITCHES);INDEX(PITCHES;1;MOD([.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1&quot;},&quot;tag&quot;:&quot;3&quot;, &quot;homeTeam&quot;:&quot;1A&quot;, &quot;awayTeam&quot;:&quot;1F&quot;}" calcext:value-type="string">
            <text:p>{"__v":0,"day":2,"dateTime":32160000,"duration":"10m","pitch":"7","competition":{"name":"U12", "section":"A", "group":"1"},"tag":"3", "homeTeam":"1A", "awayTeam":"1F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7 P=1-2'.E13];TRANSLATED_TEAM_NAMES;['1 x 7 P=1-2'.$D13]+1)" office:value-type="string" office:string-value="1C" calcext:value-type="string">
            <text:p>1C</text:p>
          </table:table-cell>
          <table:table-cell table:formula="of:=VLOOKUP(['1 x 7 P=1-2'.F13];TRANSLATED_TEAM_NAMES;['1 x 7 P=1-2'.$D13]+1)" office:value-type="string" office:string-value="1E" calcext:value-type="string">
            <text:p>1E</text:p>
          </table:table-cell>
          <table:table-cell table:style-name="ce17" table:formula="of:=IF(MOD([.B13]; NUM_PITCHES)=0;INDEX(PITCHES;1;NUM_PITCHES);INDEX(PITCHES;1;MOD([.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1&quot;},&quot;tag&quot;:&quot;3&quot;, &quot;homeTeam&quot;:&quot;1C&quot;, &quot;awayTeam&quot;:&quot;1E&quot;}" calcext:value-type="string">
            <text:p>{"__v":0,"day":2,"dateTime":32160000,"duration":"10m","pitch":"8","competition":{"name":"U12", "section":"A", "group":"1"},"tag":"3", "homeTeam":"1C", "awayTeam":"1E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7 P=1-2'.E14];TRANSLATED_TEAM_NAMES;['1 x 7 P=1-2'.$D14]+1)" office:value-type="string" office:string-value="1B" calcext:value-type="string">
            <text:p>1B</text:p>
          </table:table-cell>
          <table:table-cell table:formula="of:=VLOOKUP(['1 x 7 P=1-2'.F14];TRANSLATED_TEAM_NAMES;['1 x 7 P=1-2'.$D14]+1)" office:value-type="string" office:string-value="1G" calcext:value-type="string">
            <text:p>1G</text:p>
          </table:table-cell>
          <table:table-cell table:style-name="ce17" table:formula="of:=IF(MOD([.B14]; NUM_PITCHES)=0;INDEX(PITCHES;1;NUM_PITCHES);INDEX(PITCHES;1;MOD([.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B&quot;, &quot;awayTeam&quot;:&quot;1G&quot;}" calcext:value-type="string">
            <text:p>{"__v":0,"day":2,"dateTime":32940000,"duration":"10m","pitch":"5","competition":{"name":"U12", "section":"A", "group":"1"},"tag":"4", "homeTeam":"1B", "awayTeam":"1G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7 P=1-2'.E15];TRANSLATED_TEAM_NAMES;['1 x 7 P=1-2'.$D15]+1)" office:value-type="string" office:string-value="1F" calcext:value-type="string">
            <text:p>1F</text:p>
          </table:table-cell>
          <table:table-cell table:formula="of:=VLOOKUP(['1 x 7 P=1-2'.F15];TRANSLATED_TEAM_NAMES;['1 x 7 P=1-2'.$D15]+1)" office:value-type="string" office:string-value="1D" calcext:value-type="string">
            <text:p>1D</text:p>
          </table:table-cell>
          <table:table-cell table:style-name="ce17" table:formula="of:=IF(MOD([.B15]; NUM_PITCHES)=0;INDEX(PITCHES;1;NUM_PITCHES);INDEX(PITCHES;1;MOD([.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1&quot;},&quot;tag&quot;:&quot;4&quot;, &quot;homeTeam&quot;:&quot;1F&quot;, &quot;awayTeam&quot;:&quot;1D&quot;}" calcext:value-type="string">
            <text:p>{"__v":0,"day":2,"dateTime":32940000,"duration":"10m","pitch":"6","competition":{"name":"U12", "section":"A", "group":"1"},"tag":"4", "homeTeam":"1F", "awayTeam":"1D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7 P=1-2'.E16];TRANSLATED_TEAM_NAMES;['1 x 7 P=1-2'.$D16]+1)" office:value-type="string" office:string-value="1E" calcext:value-type="string">
            <text:p>1E</text:p>
          </table:table-cell>
          <table:table-cell table:formula="of:=VLOOKUP(['1 x 7 P=1-2'.F16];TRANSLATED_TEAM_NAMES;['1 x 7 P=1-2'.$D16]+1)" office:value-type="string" office:string-value="1A" calcext:value-type="string">
            <text:p>1A</text:p>
          </table:table-cell>
          <table:table-cell table:style-name="ce17" table:formula="of:=IF(MOD([.B16]; NUM_PITCHES)=0;INDEX(PITCHES;1;NUM_PITCHES);INDEX(PITCHES;1;MOD([.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1&quot;},&quot;tag&quot;:&quot;4&quot;, &quot;homeTeam&quot;:&quot;1E&quot;, &quot;awayTeam&quot;:&quot;1A&quot;}" calcext:value-type="string">
            <text:p>{"__v":0,"day":2,"dateTime":32940000,"duration":"10m","pitch":"7","competition":{"name":"U12", "section":"A", "group":"1"},"tag":"4", "homeTeam":"1E", "awayTeam":"1A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'1 x 7 P=1-2'.E17];TRANSLATED_TEAM_NAMES;['1 x 7 P=1-2'.$D17]+1)" office:value-type="string" office:string-value="1G" calcext:value-type="string">
            <text:p>1G</text:p>
          </table:table-cell>
          <table:table-cell table:formula="of:=VLOOKUP(['1 x 7 P=1-2'.F17];TRANSLATED_TEAM_NAMES;['1 x 7 P=1-2'.$D17]+1)" office:value-type="string" office:string-value="1C" calcext:value-type="string">
            <text:p>1C</text:p>
          </table:table-cell>
          <table:table-cell table:style-name="ce17" table:formula="of:=IF(MOD([.B17]; NUM_PITCHES)=0;INDEX(PITCHES;1;NUM_PITCHES);INDEX(PITCHES;1;MOD([.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1&quot;},&quot;tag&quot;:&quot;4&quot;, &quot;homeTeam&quot;:&quot;1G&quot;, &quot;awayTeam&quot;:&quot;1C&quot;}" calcext:value-type="string">
            <text:p>{"__v":0,"day":2,"dateTime":32940000,"duration":"10m","pitch":"8","competition":{"name":"U12", "section":"A", "group":"1"},"tag":"4", "homeTeam":"1G", "awayTeam":"1C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'1 x 7 P=1-2'.E18];TRANSLATED_TEAM_NAMES;['1 x 7 P=1-2'.$D18]+1)" office:value-type="string" office:string-value="1B" calcext:value-type="string">
            <text:p>1B</text:p>
          </table:table-cell>
          <table:table-cell table:formula="of:=VLOOKUP(['1 x 7 P=1-2'.F18];TRANSLATED_TEAM_NAMES;['1 x 7 P=1-2'.$D18]+1)" office:value-type="string" office:string-value="1F" calcext:value-type="string">
            <text:p>1F</text:p>
          </table:table-cell>
          <table:table-cell table:style-name="ce17" table:formula="of:=IF(MOD([.B18]; NUM_PITCHES)=0;INDEX(PITCHES;1;NUM_PITCHES);INDEX(PITCHES;1;MOD([.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B&quot;, &quot;awayTeam&quot;:&quot;1F&quot;}" calcext:value-type="string">
            <text:p>{"__v":0,"day":2,"dateTime":33720000,"duration":"10m","pitch":"5","competition":{"name":"U12", "section":"A", "group":"1"},"tag":"5", "homeTeam":"1B", "awayTeam":"1F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33720000" calcext:value-type="float">
            <text:p>337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7 P=1-2'.E19];TRANSLATED_TEAM_NAMES;['1 x 7 P=1-2'.$D19]+1)" office:value-type="string" office:string-value="1A" calcext:value-type="string">
            <text:p>1A</text:p>
          </table:table-cell>
          <table:table-cell table:formula="of:=VLOOKUP(['1 x 7 P=1-2'.F19];TRANSLATED_TEAM_NAMES;['1 x 7 P=1-2'.$D19]+1)" office:value-type="string" office:string-value="1D" calcext:value-type="string">
            <text:p>1D</text:p>
          </table:table-cell>
          <table:table-cell table:style-name="ce17" table:formula="of:=IF(MOD([.B19]; NUM_PITCHES)=0;INDEX(PITCHES;1;NUM_PITCHES);INDEX(PITCHES;1;MOD([.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1&quot;},&quot;tag&quot;:&quot;5&quot;, &quot;homeTeam&quot;:&quot;1A&quot;, &quot;awayTeam&quot;:&quot;1D&quot;}" calcext:value-type="string">
            <text:p>{"__v":0,"day":2,"dateTime":33720000,"duration":"10m","pitch":"6","competition":{"name":"U12", "section":"A", "group":"1"},"tag":"5", "homeTeam":"1A", "awayTeam":"1D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'1 x 7 P=1-2'.E20];TRANSLATED_TEAM_NAMES;['1 x 7 P=1-2'.$D20]+1)" office:value-type="string" office:string-value="1D" calcext:value-type="string">
            <text:p>1D</text:p>
          </table:table-cell>
          <table:table-cell table:formula="of:=VLOOKUP(['1 x 7 P=1-2'.F20];TRANSLATED_TEAM_NAMES;['1 x 7 P=1-2'.$D20]+1)" office:value-type="string" office:string-value="1G" calcext:value-type="string">
            <text:p>1G</text:p>
          </table:table-cell>
          <table:table-cell table:style-name="ce17" table:formula="of:=IF(MOD([.B20]; NUM_PITCHES)=0;INDEX(PITCHES;1;NUM_PITCHES);INDEX(PITCHES;1;MOD([.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1&quot;},&quot;tag&quot;:&quot;5&quot;, &quot;homeTeam&quot;:&quot;1D&quot;, &quot;awayTeam&quot;:&quot;1G&quot;}" calcext:value-type="string">
            <text:p>{"__v":0,"day":2,"dateTime":33720000,"duration":"10m","pitch":"7","competition":{"name":"U12", "section":"A", "group":"1"},"tag":"5", "homeTeam":"1D", "awayTeam":"1G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7 P=1-2'.E21];TRANSLATED_TEAM_NAMES;['1 x 7 P=1-2'.$D21]+1)" office:value-type="string" office:string-value="1E" calcext:value-type="string">
            <text:p>1E</text:p>
          </table:table-cell>
          <table:table-cell table:formula="of:=VLOOKUP(['1 x 7 P=1-2'.F21];TRANSLATED_TEAM_NAMES;['1 x 7 P=1-2'.$D21]+1)" office:value-type="string" office:string-value="1B" calcext:value-type="string">
            <text:p>1B</text:p>
          </table:table-cell>
          <table:table-cell table:style-name="ce17" table:formula="of:=IF(MOD([.B21]; NUM_PITCHES)=0;INDEX(PITCHES;1;NUM_PITCHES);INDEX(PITCHES;1;MOD([.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1&quot;},&quot;tag&quot;:&quot;5&quot;, &quot;homeTeam&quot;:&quot;1E&quot;, &quot;awayTeam&quot;:&quot;1B&quot;}" calcext:value-type="string">
            <text:p>{"__v":0,"day":2,"dateTime":33720000,"duration":"10m","pitch":"8","competition":{"name":"U12", "section":"A", "group":"1"},"tag":"5", "homeTeam":"1E", "awayTeam":"1B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1 x 7 P=1-2'.E22];TRANSLATED_TEAM_NAMES;['1 x 7 P=1-2'.$D22]+1)" office:value-type="string" office:string-value="1F" calcext:value-type="string">
            <text:p>1F</text:p>
          </table:table-cell>
          <table:table-cell table:formula="of:=VLOOKUP(['1 x 7 P=1-2'.F22];TRANSLATED_TEAM_NAMES;['1 x 7 P=1-2'.$D22]+1)" office:value-type="string" office:string-value="1C" calcext:value-type="string">
            <text:p>1C</text:p>
          </table:table-cell>
          <table:table-cell table:style-name="ce17" table:formula="of:=IF(MOD([.B22]; NUM_PITCHES)=0;INDEX(PITCHES;1;NUM_PITCHES);INDEX(PITCHES;1;MOD([.B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34500000,&quot;duration&quot;:&quot;10m&quot;,&quot;pitch&quot;:&quot;5&quot;,&quot;competition&quot;:{&quot;name&quot;:&quot;U12&quot;, &quot;section&quot;:&quot;A&quot;, &quot;group&quot;:&quot;1&quot;},&quot;tag&quot;:&quot;6&quot;, &quot;homeTeam&quot;:&quot;1F&quot;, &quot;awayTeam&quot;:&quot;1C&quot;}" calcext:value-type="string">
            <text:p>{"__v":0,"day":2,"dateTime":34500000,"duration":"10m","pitch":"5","competition":{"name":"U12", "section":"A", "group":"1"},"tag":"6", "homeTeam":"1F", "awayTeam":"1C"}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9 P=2-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16" table:visibility="collapse" table:default-cell-style-name="ce13"/>
        <table:table-column table:style-name="co17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0600000" calcext:value-type="float">
            <text:p>30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9 P=2-4'.E2];TRANSLATED_TEAM_NAMES;['1 x 9 P=2-4'.$D2]+1)" office:value-type="string" office:string-value="1A" calcext:value-type="string">
            <text:p>1A</text:p>
          </table:table-cell>
          <table:table-cell table:formula="of:=VLOOKUP(['1 x 9 P=2-4'.F2];TRANSLATED_TEAM_NAMES;['1 x 9 P=2-4'.$D2]+1)" office:value-type="string" office:string-value="1B" calcext:value-type="string">
            <text:p>1B</text:p>
          </table:table-cell>
          <table:table-cell table:style-name="ce17" table:formula="of:=IF(MOD([.B2]; NUM_PITCHES)=0;INDEX(PITCHES;1;NUM_PITCHES);INDEX(PITCHES;1;MOD([.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9 P=2-4'.E3];TRANSLATED_TEAM_NAMES;['1 x 9 P=2-4'.$D3]+1)" office:value-type="string" office:string-value="1D" calcext:value-type="string">
            <text:p>1D</text:p>
          </table:table-cell>
          <table:table-cell table:formula="of:=VLOOKUP(['1 x 9 P=2-4'.F3];TRANSLATED_TEAM_NAMES;['1 x 9 P=2-4'.$D3]+1)" office:value-type="string" office:string-value="1C" calcext:value-type="string">
            <text:p>1C</text:p>
          </table:table-cell>
          <table:table-cell table:style-name="ce17" table:formula="of:=IF(MOD([.B3]; NUM_PITCHES)=0;INDEX(PITCHES;1;NUM_PITCHES);INDEX(PITCHES;1;MOD([.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1&quot;},&quot;tag&quot;:&quot;1&quot;, &quot;homeTeam&quot;:&quot;1D&quot;, &quot;awayTeam&quot;:&quot;1C&quot;}" calcext:value-type="string">
            <text:p>{"__v":0,"day":2,"dateTime":30600000,"duration":"10m","pitch":"6","competition":{"name":"U12", "section":"A", "group":"1"},"tag":"1", "homeTeam":"1D", "awayTeam":"1C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9 P=2-4'.E4];TRANSLATED_TEAM_NAMES;['1 x 9 P=2-4'.$D4]+1)" office:value-type="string" office:string-value="1E" calcext:value-type="string">
            <text:p>1E</text:p>
          </table:table-cell>
          <table:table-cell table:formula="of:=VLOOKUP(['1 x 9 P=2-4'.F4];TRANSLATED_TEAM_NAMES;['1 x 9 P=2-4'.$D4]+1)" office:value-type="string" office:string-value="1F" calcext:value-type="string">
            <text:p>1F</text:p>
          </table:table-cell>
          <table:table-cell table:style-name="ce17" table:formula="of:=IF(MOD([.B4]; NUM_PITCHES)=0;INDEX(PITCHES;1;NUM_PITCHES);INDEX(PITCHES;1;MOD([.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1&quot;},&quot;tag&quot;:&quot;1&quot;, &quot;homeTeam&quot;:&quot;1E&quot;, &quot;awayTeam&quot;:&quot;1F&quot;}" calcext:value-type="string">
            <text:p>{"__v":0,"day":2,"dateTime":30600000,"duration":"10m","pitch":"7","competition":{"name":"U12", "section":"A", "group":"1"},"tag":"1", "homeTeam":"1E", "awayTeam":"1F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'1 x 9 P=2-4'.E5];TRANSLATED_TEAM_NAMES;['1 x 9 P=2-4'.$D5]+1)" office:value-type="string" office:string-value="1G" calcext:value-type="string">
            <text:p>1G</text:p>
          </table:table-cell>
          <table:table-cell table:formula="of:=VLOOKUP(['1 x 9 P=2-4'.F5];TRANSLATED_TEAM_NAMES;['1 x 9 P=2-4'.$D5]+1)" office:value-type="string" office:string-value="1H" calcext:value-type="string">
            <text:p>1H</text:p>
          </table:table-cell>
          <table:table-cell table:style-name="ce17" table:formula="of:=IF(MOD([.B5]; NUM_PITCHES)=0;INDEX(PITCHES;1;NUM_PITCHES);INDEX(PITCHES;1;MOD([.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1&quot;},&quot;tag&quot;:&quot;1&quot;, &quot;homeTeam&quot;:&quot;1G&quot;, &quot;awayTeam&quot;:&quot;1H&quot;}" calcext:value-type="string">
            <text:p>{"__v":0,"day":2,"dateTime":30600000,"duration":"10m","pitch":"8","competition":{"name":"U12", "section":"A", "group":"1"},"tag":"1", "homeTeam":"1G", "awayTeam":"1H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1 x 9 P=2-4'.E6];TRANSLATED_TEAM_NAMES;['1 x 9 P=2-4'.$D6]+1)" office:value-type="string" office:string-value="1F" calcext:value-type="string">
            <text:p>1F</text:p>
          </table:table-cell>
          <table:table-cell table:formula="of:=VLOOKUP(['1 x 9 P=2-4'.F6];TRANSLATED_TEAM_NAMES;['1 x 9 P=2-4'.$D6]+1)" office:value-type="string" office:string-value="1A" calcext:value-type="string">
            <text:p>1A</text:p>
          </table:table-cell>
          <table:table-cell table:style-name="ce17" table:formula="of:=IF(MOD([.B6]; NUM_PITCHES)=0;INDEX(PITCHES;1;NUM_PITCHES);INDEX(PITCHES;1;MOD([.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F&quot;, &quot;awayTeam&quot;:&quot;1A&quot;}" calcext:value-type="string">
            <text:p>{"__v":0,"day":2,"dateTime":31380000,"duration":"10m","pitch":"5","competition":{"name":"U12", "section":"A", "group":"1"},"tag":"2", "homeTeam":"1F", "awayTeam":"1A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'1 x 9 P=2-4'.E7];TRANSLATED_TEAM_NAMES;['1 x 9 P=2-4'.$D7]+1)" office:value-type="string" office:string-value="1D" calcext:value-type="string">
            <text:p>1D</text:p>
          </table:table-cell>
          <table:table-cell table:formula="of:=VLOOKUP(['1 x 9 P=2-4'.F7];TRANSLATED_TEAM_NAMES;['1 x 9 P=2-4'.$D7]+1)" office:value-type="string" office:string-value="1I" calcext:value-type="string">
            <text:p>1I</text:p>
          </table:table-cell>
          <table:table-cell table:style-name="ce17" table:formula="of:=IF(MOD([.B7]; NUM_PITCHES)=0;INDEX(PITCHES;1;NUM_PITCHES);INDEX(PITCHES;1;MOD([.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1&quot;},&quot;tag&quot;:&quot;2&quot;, &quot;homeTeam&quot;:&quot;1D&quot;, &quot;awayTeam&quot;:&quot;1I&quot;}" calcext:value-type="string">
            <text:p>{"__v":0,"day":2,"dateTime":31380000,"duration":"10m","pitch":"6","competition":{"name":"U12", "section":"A", "group":"1"},"tag":"2", "homeTeam":"1D", "awayTeam":"1I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'1 x 9 P=2-4'.E8];TRANSLATED_TEAM_NAMES;['1 x 9 P=2-4'.$D8]+1)" office:value-type="string" office:string-value="1H" calcext:value-type="string">
            <text:p>1H</text:p>
          </table:table-cell>
          <table:table-cell table:formula="of:=VLOOKUP(['1 x 9 P=2-4'.F8];TRANSLATED_TEAM_NAMES;['1 x 9 P=2-4'.$D8]+1)" office:value-type="string" office:string-value="1C" calcext:value-type="string">
            <text:p>1C</text:p>
          </table:table-cell>
          <table:table-cell table:style-name="ce17" table:formula="of:=IF(MOD([.B8]; NUM_PITCHES)=0;INDEX(PITCHES;1;NUM_PITCHES);INDEX(PITCHES;1;MOD([.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1&quot;},&quot;tag&quot;:&quot;2&quot;, &quot;homeTeam&quot;:&quot;1H&quot;, &quot;awayTeam&quot;:&quot;1C&quot;}" calcext:value-type="string">
            <text:p>{"__v":0,"day":2,"dateTime":31380000,"duration":"10m","pitch":"7","competition":{"name":"U12", "section":"A", "group":"1"},"tag":"2", "homeTeam":"1H", "awayTeam":"1C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9 P=2-4'.E9];TRANSLATED_TEAM_NAMES;['1 x 9 P=2-4'.$D9]+1)" office:value-type="string" office:string-value="1B" calcext:value-type="string">
            <text:p>1B</text:p>
          </table:table-cell>
          <table:table-cell table:formula="of:=VLOOKUP(['1 x 9 P=2-4'.F9];TRANSLATED_TEAM_NAMES;['1 x 9 P=2-4'.$D9]+1)" office:value-type="string" office:string-value="1G" calcext:value-type="string">
            <text:p>1G</text:p>
          </table:table-cell>
          <table:table-cell table:style-name="ce17" table:formula="of:=IF(MOD([.B9]; NUM_PITCHES)=0;INDEX(PITCHES;1;NUM_PITCHES);INDEX(PITCHES;1;MOD([.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1&quot;},&quot;tag&quot;:&quot;2&quot;, &quot;homeTeam&quot;:&quot;1B&quot;, &quot;awayTeam&quot;:&quot;1G&quot;}" calcext:value-type="string">
            <text:p>{"__v":0,"day":2,"dateTime":31380000,"duration":"10m","pitch":"8","competition":{"name":"U12", "section":"A", "group":"1"},"tag":"2", "homeTeam":"1B", "awayTeam":"1G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'1 x 9 P=2-4'.E10];TRANSLATED_TEAM_NAMES;['1 x 9 P=2-4'.$D10]+1)" office:value-type="string" office:string-value="1I" calcext:value-type="string">
            <text:p>1I</text:p>
          </table:table-cell>
          <table:table-cell table:formula="of:=VLOOKUP(['1 x 9 P=2-4'.F10];TRANSLATED_TEAM_NAMES;['1 x 9 P=2-4'.$D10]+1)" office:value-type="string" office:string-value="1F" calcext:value-type="string">
            <text:p>1F</text:p>
          </table:table-cell>
          <table:table-cell table:style-name="ce17" table:formula="of:=IF(MOD([.B10]; NUM_PITCHES)=0;INDEX(PITCHES;1;NUM_PITCHES);INDEX(PITCHES;1;MOD([.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I&quot;, &quot;awayTeam&quot;:&quot;1F&quot;}" calcext:value-type="string">
            <text:p>{"__v":0,"day":2,"dateTime":32160000,"duration":"10m","pitch":"5","competition":{"name":"U12", "section":"A", "group":"1"},"tag":"3", "homeTeam":"1I", "awayTeam":"1F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32160000" calcext:value-type="float">
            <text:p>321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9 P=2-4'.E11];TRANSLATED_TEAM_NAMES;['1 x 9 P=2-4'.$D11]+1)" office:value-type="string" office:string-value="1A" calcext:value-type="string">
            <text:p>1A</text:p>
          </table:table-cell>
          <table:table-cell table:formula="of:=VLOOKUP(['1 x 9 P=2-4'.F11];TRANSLATED_TEAM_NAMES;['1 x 9 P=2-4'.$D11]+1)" office:value-type="string" office:string-value="1C" calcext:value-type="string">
            <text:p>1C</text:p>
          </table:table-cell>
          <table:table-cell table:style-name="ce17" table:formula="of:=IF(MOD([.B11]; NUM_PITCHES)=0;INDEX(PITCHES;1;NUM_PITCHES);INDEX(PITCHES;1;MOD([.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A&quot;, &quot;awayTeam&quot;:&quot;1C&quot;}" calcext:value-type="string">
            <text:p>{"__v":0,"day":2,"dateTime":32160000,"duration":"10m","pitch":"6","competition":{"name":"U12", "section":"A", "group":"1"},"tag":"3", "homeTeam":"1A", "awayTeam":"1C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9 P=2-4'.E12];TRANSLATED_TEAM_NAMES;['1 x 9 P=2-4'.$D12]+1)" office:value-type="string" office:string-value="1B" calcext:value-type="string">
            <text:p>1B</text:p>
          </table:table-cell>
          <table:table-cell table:formula="of:=VLOOKUP(['1 x 9 P=2-4'.F12];TRANSLATED_TEAM_NAMES;['1 x 9 P=2-4'.$D12]+1)" office:value-type="string" office:string-value="1D" calcext:value-type="string">
            <text:p>1D</text:p>
          </table:table-cell>
          <table:table-cell table:style-name="ce17" table:formula="of:=IF(MOD([.B12]; NUM_PITCHES)=0;INDEX(PITCHES;1;NUM_PITCHES);INDEX(PITCHES;1;MOD([.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1&quot;},&quot;tag&quot;:&quot;3&quot;, &quot;homeTeam&quot;:&quot;1B&quot;, &quot;awayTeam&quot;:&quot;1D&quot;}" calcext:value-type="string">
            <text:p>{"__v":0,"day":2,"dateTime":32160000,"duration":"10m","pitch":"7","competition":{"name":"U12", "section":"A", "group":"1"},"tag":"3", "homeTeam":"1B", "awayTeam":"1D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'1 x 9 P=2-4'.E13];TRANSLATED_TEAM_NAMES;['1 x 9 P=2-4'.$D13]+1)" office:value-type="string" office:string-value="1E" calcext:value-type="string">
            <text:p>1E</text:p>
          </table:table-cell>
          <table:table-cell table:formula="of:=VLOOKUP(['1 x 9 P=2-4'.F13];TRANSLATED_TEAM_NAMES;['1 x 9 P=2-4'.$D13]+1)" office:value-type="string" office:string-value="1G" calcext:value-type="string">
            <text:p>1G</text:p>
          </table:table-cell>
          <table:table-cell table:style-name="ce17" table:formula="of:=IF(MOD([.B13]; NUM_PITCHES)=0;INDEX(PITCHES;1;NUM_PITCHES);INDEX(PITCHES;1;MOD([.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1&quot;},&quot;tag&quot;:&quot;3&quot;, &quot;homeTeam&quot;:&quot;1E&quot;, &quot;awayTeam&quot;:&quot;1G&quot;}" calcext:value-type="string">
            <text:p>{"__v":0,"day":2,"dateTime":32160000,"duration":"10m","pitch":"8","competition":{"name":"U12", "section":"A", "group":"1"},"tag":"3", "homeTeam":"1E", "awayTeam":"1G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'1 x 9 P=2-4'.E14];TRANSLATED_TEAM_NAMES;['1 x 9 P=2-4'.$D14]+1)" office:value-type="string" office:string-value="1H" calcext:value-type="string">
            <text:p>1H</text:p>
          </table:table-cell>
          <table:table-cell table:formula="of:=VLOOKUP(['1 x 9 P=2-4'.F14];TRANSLATED_TEAM_NAMES;['1 x 9 P=2-4'.$D14]+1)" office:value-type="string" office:string-value="1F" calcext:value-type="string">
            <text:p>1F</text:p>
          </table:table-cell>
          <table:table-cell table:style-name="ce17" table:formula="of:=IF(MOD([.B14]; NUM_PITCHES)=0;INDEX(PITCHES;1;NUM_PITCHES);INDEX(PITCHES;1;MOD([.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H&quot;, &quot;awayTeam&quot;:&quot;1F&quot;}" calcext:value-type="string">
            <text:p>{"__v":0,"day":2,"dateTime":32940000,"duration":"10m","pitch":"5","competition":{"name":"U12", "section":"A", "group":"1"},"tag":"4", "homeTeam":"1H", "awayTeam":"1F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'1 x 9 P=2-4'.E15];TRANSLATED_TEAM_NAMES;['1 x 9 P=2-4'.$D15]+1)" office:value-type="string" office:string-value="1B" calcext:value-type="string">
            <text:p>1B</text:p>
          </table:table-cell>
          <table:table-cell table:formula="of:=VLOOKUP(['1 x 9 P=2-4'.F15];TRANSLATED_TEAM_NAMES;['1 x 9 P=2-4'.$D15]+1)" office:value-type="string" office:string-value="1I" calcext:value-type="string">
            <text:p>1I</text:p>
          </table:table-cell>
          <table:table-cell table:style-name="ce17" table:formula="of:=IF(MOD([.B15]; NUM_PITCHES)=0;INDEX(PITCHES;1;NUM_PITCHES);INDEX(PITCHES;1;MOD([.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1&quot;},&quot;tag&quot;:&quot;4&quot;, &quot;homeTeam&quot;:&quot;1B&quot;, &quot;awayTeam&quot;:&quot;1I&quot;}" calcext:value-type="string">
            <text:p>{"__v":0,"day":2,"dateTime":32940000,"duration":"10m","pitch":"6","competition":{"name":"U12", "section":"A", "group":"1"},"tag":"4", "homeTeam":"1B", "awayTeam":"1I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9 P=2-4'.E16];TRANSLATED_TEAM_NAMES;['1 x 9 P=2-4'.$D16]+1)" office:value-type="string" office:string-value="1C" calcext:value-type="string">
            <text:p>1C</text:p>
          </table:table-cell>
          <table:table-cell table:formula="of:=VLOOKUP(['1 x 9 P=2-4'.F16];TRANSLATED_TEAM_NAMES;['1 x 9 P=2-4'.$D16]+1)" office:value-type="string" office:string-value="1E" calcext:value-type="string">
            <text:p>1E</text:p>
          </table:table-cell>
          <table:table-cell table:style-name="ce17" table:formula="of:=IF(MOD([.B16]; NUM_PITCHES)=0;INDEX(PITCHES;1;NUM_PITCHES);INDEX(PITCHES;1;MOD([.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1&quot;},&quot;tag&quot;:&quot;4&quot;, &quot;homeTeam&quot;:&quot;1C&quot;, &quot;awayTeam&quot;:&quot;1E&quot;}" calcext:value-type="string">
            <text:p>{"__v":0,"day":2,"dateTime":32940000,"duration":"10m","pitch":"7","competition":{"name":"U12", "section":"A", "group":"1"},"tag":"4", "homeTeam":"1C", "awayTeam":"1E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'1 x 9 P=2-4'.E17];TRANSLATED_TEAM_NAMES;['1 x 9 P=2-4'.$D17]+1)" office:value-type="string" office:string-value="1G" calcext:value-type="string">
            <text:p>1G</text:p>
          </table:table-cell>
          <table:table-cell table:formula="of:=VLOOKUP(['1 x 9 P=2-4'.F17];TRANSLATED_TEAM_NAMES;['1 x 9 P=2-4'.$D17]+1)" office:value-type="string" office:string-value="1D" calcext:value-type="string">
            <text:p>1D</text:p>
          </table:table-cell>
          <table:table-cell table:style-name="ce17" table:formula="of:=IF(MOD([.B17]; NUM_PITCHES)=0;INDEX(PITCHES;1;NUM_PITCHES);INDEX(PITCHES;1;MOD([.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1&quot;},&quot;tag&quot;:&quot;4&quot;, &quot;homeTeam&quot;:&quot;1G&quot;, &quot;awayTeam&quot;:&quot;1D&quot;}" calcext:value-type="string">
            <text:p>{"__v":0,"day":2,"dateTime":32940000,"duration":"10m","pitch":"8","competition":{"name":"U12", "section":"A", "group":"1"},"tag":"4", "homeTeam":"1G", "awayTeam":"1D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'1 x 9 P=2-4'.E18];TRANSLATED_TEAM_NAMES;['1 x 9 P=2-4'.$D18]+1)" office:value-type="string" office:string-value="1I" calcext:value-type="string">
            <text:p>1I</text:p>
          </table:table-cell>
          <table:table-cell table:formula="of:=VLOOKUP(['1 x 9 P=2-4'.F18];TRANSLATED_TEAM_NAMES;['1 x 9 P=2-4'.$D18]+1)" office:value-type="string" office:string-value="1A" calcext:value-type="string">
            <text:p>1A</text:p>
          </table:table-cell>
          <table:table-cell table:style-name="ce17" table:formula="of:=IF(MOD([.B18]; NUM_PITCHES)=0;INDEX(PITCHES;1;NUM_PITCHES);INDEX(PITCHES;1;MOD([.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I&quot;, &quot;awayTeam&quot;:&quot;1A&quot;}" calcext:value-type="string">
            <text:p>{"__v":0,"day":2,"dateTime":33720000,"duration":"10m","pitch":"5","competition":{"name":"U12", "section":"A", "group":"1"},"tag":"5", "homeTeam":"1I", "awayTeam":"1A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'1 x 9 P=2-4'.E19];TRANSLATED_TEAM_NAMES;['1 x 9 P=2-4'.$D19]+1)" office:value-type="string" office:string-value="1E" calcext:value-type="string">
            <text:p>1E</text:p>
          </table:table-cell>
          <table:table-cell table:formula="of:=VLOOKUP(['1 x 9 P=2-4'.F19];TRANSLATED_TEAM_NAMES;['1 x 9 P=2-4'.$D19]+1)" office:value-type="string" office:string-value="1H" calcext:value-type="string">
            <text:p>1H</text:p>
          </table:table-cell>
          <table:table-cell table:style-name="ce17" table:formula="of:=IF(MOD([.B19]; NUM_PITCHES)=0;INDEX(PITCHES;1;NUM_PITCHES);INDEX(PITCHES;1;MOD([.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1&quot;},&quot;tag&quot;:&quot;5&quot;, &quot;homeTeam&quot;:&quot;1E&quot;, &quot;awayTeam&quot;:&quot;1H&quot;}" calcext:value-type="string">
            <text:p>{"__v":0,"day":2,"dateTime":33720000,"duration":"10m","pitch":"6","competition":{"name":"U12", "section":"A", "group":"1"},"tag":"5", "homeTeam":"1E", "awayTeam":"1H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'1 x 9 P=2-4'.E20];TRANSLATED_TEAM_NAMES;['1 x 9 P=2-4'.$D20]+1)" office:value-type="string" office:string-value="1C" calcext:value-type="string">
            <text:p>1C</text:p>
          </table:table-cell>
          <table:table-cell table:formula="of:=VLOOKUP(['1 x 9 P=2-4'.F20];TRANSLATED_TEAM_NAMES;['1 x 9 P=2-4'.$D20]+1)" office:value-type="string" office:string-value="1G" calcext:value-type="string">
            <text:p>1G</text:p>
          </table:table-cell>
          <table:table-cell table:style-name="ce17" table:formula="of:=IF(MOD([.B20]; NUM_PITCHES)=0;INDEX(PITCHES;1;NUM_PITCHES);INDEX(PITCHES;1;MOD([.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1&quot;},&quot;tag&quot;:&quot;5&quot;, &quot;homeTeam&quot;:&quot;1C&quot;, &quot;awayTeam&quot;:&quot;1G&quot;}" calcext:value-type="string">
            <text:p>{"__v":0,"day":2,"dateTime":33720000,"duration":"10m","pitch":"7","competition":{"name":"U12", "section":"A", "group":"1"},"tag":"5", "homeTeam":"1C", "awayTeam":"1G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9 P=2-4'.E21];TRANSLATED_TEAM_NAMES;['1 x 9 P=2-4'.$D21]+1)" office:value-type="string" office:string-value="1F" calcext:value-type="string">
            <text:p>1F</text:p>
          </table:table-cell>
          <table:table-cell table:formula="of:=VLOOKUP(['1 x 9 P=2-4'.F21];TRANSLATED_TEAM_NAMES;['1 x 9 P=2-4'.$D21]+1)" office:value-type="string" office:string-value="1D" calcext:value-type="string">
            <text:p>1D</text:p>
          </table:table-cell>
          <table:table-cell table:style-name="ce17" table:formula="of:=IF(MOD([.B21]; NUM_PITCHES)=0;INDEX(PITCHES;1;NUM_PITCHES);INDEX(PITCHES;1;MOD([.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1&quot;},&quot;tag&quot;:&quot;5&quot;, &quot;homeTeam&quot;:&quot;1F&quot;, &quot;awayTeam&quot;:&quot;1D&quot;}" calcext:value-type="string">
            <text:p>{"__v":0,"day":2,"dateTime":33720000,"duration":"10m","pitch":"8","competition":{"name":"U12", "section":"A", "group":"1"},"tag":"5", "homeTeam":"1F", "awayTeam":"1D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'1 x 9 P=2-4'.E22];TRANSLATED_TEAM_NAMES;['1 x 9 P=2-4'.$D22]+1)" office:value-type="string" office:string-value="1H" calcext:value-type="string">
            <text:p>1H</text:p>
          </table:table-cell>
          <table:table-cell table:formula="of:=VLOOKUP(['1 x 9 P=2-4'.F22];TRANSLATED_TEAM_NAMES;['1 x 9 P=2-4'.$D22]+1)" office:value-type="string" office:string-value="1B" calcext:value-type="string">
            <text:p>1B</text:p>
          </table:table-cell>
          <table:table-cell table:style-name="ce17" table:formula="of:=IF(MOD([.B22]; NUM_PITCHES)=0;INDEX(PITCHES;1;NUM_PITCHES);INDEX(PITCHES;1;MOD([.B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34500000,&quot;duration&quot;:&quot;10m&quot;,&quot;pitch&quot;:&quot;5&quot;,&quot;competition&quot;:{&quot;name&quot;:&quot;U12&quot;, &quot;section&quot;:&quot;A&quot;, &quot;group&quot;:&quot;1&quot;},&quot;tag&quot;:&quot;6&quot;, &quot;homeTeam&quot;:&quot;1H&quot;, &quot;awayTeam&quot;:&quot;1B&quot;}" calcext:value-type="string">
            <text:p>{"__v":0,"day":2,"dateTime":34500000,"duration":"10m","pitch":"5","competition":{"name":"U12", "section":"A", "group":"1"},"tag":"6", "homeTeam":"1H", "awayTeam":"1B"}</text:p>
          </table:table-cell>
          <table:table-cell table:number-columns-repeated="1014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9 P=2-4'.E23];TRANSLATED_TEAM_NAMES;['1 x 9 P=2-4'.$D23]+1)" office:value-type="string" office:string-value="1G" calcext:value-type="string">
            <text:p>1G</text:p>
          </table:table-cell>
          <table:table-cell table:formula="of:=VLOOKUP(['1 x 9 P=2-4'.F23];TRANSLATED_TEAM_NAMES;['1 x 9 P=2-4'.$D23]+1)" office:value-type="string" office:string-value="1A" calcext:value-type="string">
            <text:p>1A</text:p>
          </table:table-cell>
          <table:table-cell table:style-name="ce17" table:formula="of:=IF(MOD([.B23]; NUM_PITCHES)=0;INDEX(PITCHES;1;NUM_PITCHES);INDEX(PITCHES;1;MOD([.B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3] &amp; &quot;&quot;&quot;},&quot;&quot;tag&quot;&quot;:&quot;&quot;&quot; &amp; [.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2,&quot;dateTime&quot;:34500000,&quot;duration&quot;:&quot;10m&quot;,&quot;pitch&quot;:&quot;6&quot;,&quot;competition&quot;:{&quot;name&quot;:&quot;U12&quot;, &quot;section&quot;:&quot;A&quot;, &quot;group&quot;:&quot;1&quot;},&quot;tag&quot;:&quot;6&quot;, &quot;homeTeam&quot;:&quot;1G&quot;, &quot;awayTeam&quot;:&quot;1A&quot;}" calcext:value-type="string">
            <text:p>{"__v":0,"day":2,"dateTime":34500000,"duration":"10m","pitch":"6","competition":{"name":"U12", "section":"A", "group":"1"},"tag":"6", "homeTeam":"1G", "awayTeam":"1A"}</text:p>
          </table:table-cell>
          <table:table-cell table:number-columns-repeated="1014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'1 x 9 P=2-4'.E24];TRANSLATED_TEAM_NAMES;['1 x 9 P=2-4'.$D24]+1)" office:value-type="string" office:string-value="1C" calcext:value-type="string">
            <text:p>1C</text:p>
          </table:table-cell>
          <table:table-cell table:formula="of:=VLOOKUP(['1 x 9 P=2-4'.F24];TRANSLATED_TEAM_NAMES;['1 x 9 P=2-4'.$D24]+1)" office:value-type="string" office:string-value="1I" calcext:value-type="string">
            <text:p>1I</text:p>
          </table:table-cell>
          <table:table-cell table:style-name="ce17" table:formula="of:=IF(MOD([.B24]; NUM_PITCHES)=0;INDEX(PITCHES;1;NUM_PITCHES);INDEX(PITCHES;1;MOD([.B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4] &amp; &quot;&quot;&quot;},&quot;&quot;tag&quot;&quot;:&quot;&quot;&quot; &amp; [.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2,&quot;dateTime&quot;:34500000,&quot;duration&quot;:&quot;10m&quot;,&quot;pitch&quot;:&quot;7&quot;,&quot;competition&quot;:{&quot;name&quot;:&quot;U12&quot;, &quot;section&quot;:&quot;A&quot;, &quot;group&quot;:&quot;1&quot;},&quot;tag&quot;:&quot;6&quot;, &quot;homeTeam&quot;:&quot;1C&quot;, &quot;awayTeam&quot;:&quot;1I&quot;}" calcext:value-type="string">
            <text:p>{"__v":0,"day":2,"dateTime":34500000,"duration":"10m","pitch":"7","competition":{"name":"U12", "section":"A", "group":"1"},"tag":"6", "homeTeam":"1C", "awayTeam":"1I"}</text:p>
          </table:table-cell>
          <table:table-cell table:number-columns-repeated="1014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9 P=2-4'.E25];TRANSLATED_TEAM_NAMES;['1 x 9 P=2-4'.$D25]+1)" office:value-type="string" office:string-value="1D" calcext:value-type="string">
            <text:p>1D</text:p>
          </table:table-cell>
          <table:table-cell table:formula="of:=VLOOKUP(['1 x 9 P=2-4'.F25];TRANSLATED_TEAM_NAMES;['1 x 9 P=2-4'.$D25]+1)" office:value-type="string" office:string-value="1E" calcext:value-type="string">
            <text:p>1E</text:p>
          </table:table-cell>
          <table:table-cell table:style-name="ce17" table:formula="of:=IF(MOD([.B25]; NUM_PITCHES)=0;INDEX(PITCHES;1;NUM_PITCHES);INDEX(PITCHES;1;MOD([.B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5] &amp; &quot;&quot;&quot;},&quot;&quot;tag&quot;&quot;:&quot;&quot;&quot; &amp; [.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2,&quot;dateTime&quot;:34500000,&quot;duration&quot;:&quot;10m&quot;,&quot;pitch&quot;:&quot;8&quot;,&quot;competition&quot;:{&quot;name&quot;:&quot;U12&quot;, &quot;section&quot;:&quot;A&quot;, &quot;group&quot;:&quot;1&quot;},&quot;tag&quot;:&quot;6&quot;, &quot;homeTeam&quot;:&quot;1D&quot;, &quot;awayTeam&quot;:&quot;1E&quot;}" calcext:value-type="string">
            <text:p>{"__v":0,"day":2,"dateTime":34500000,"duration":"10m","pitch":"8","competition":{"name":"U12", "section":"A", "group":"1"},"tag":"6", "homeTeam":"1D", "awayTeam":"1E"}</text:p>
          </table:table-cell>
          <table:table-cell table:number-columns-repeated="1014"/>
        </table:table-row>
        <table:table-row table:style-name="ro1">
          <table:table-cell table:formula="of:=IF([.I26]&gt;[.I25];[.A25];[.A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35280000" calcext:value-type="float">
            <text:p>352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9 P=2-4'.E26];TRANSLATED_TEAM_NAMES;['1 x 9 P=2-4'.$D26]+1)" office:value-type="string" office:string-value="1D" calcext:value-type="string">
            <text:p>1D</text:p>
          </table:table-cell>
          <table:table-cell table:formula="of:=VLOOKUP(['1 x 9 P=2-4'.F26];TRANSLATED_TEAM_NAMES;['1 x 9 P=2-4'.$D26]+1)" office:value-type="string" office:string-value="1A" calcext:value-type="string">
            <text:p>1A</text:p>
          </table:table-cell>
          <table:table-cell table:style-name="ce17" table:formula="of:=IF(MOD([.B26]; NUM_PITCHES)=0;INDEX(PITCHES;1;NUM_PITCHES);INDEX(PITCHES;1;MOD([.B2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26] &amp; &quot;,&quot;&quot;duration&quot;&quot;:&quot;&quot;&quot; &amp; MATCH_DURATION &amp; &quot;m&quot;&quot;,&quot;&quot;pitch&quot;&quot;:&quot;&quot;&quot; &amp; [.I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6] &amp; 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}&quot;" office:value-type="string" office:string-value="{&quot;__v&quot;:0,&quot;day&quot;:2,&quot;dateTime&quot;:35280000,&quot;duration&quot;:&quot;10m&quot;,&quot;pitch&quot;:&quot;5&quot;,&quot;competition&quot;:{&quot;name&quot;:&quot;U12&quot;, &quot;section&quot;:&quot;A&quot;, &quot;group&quot;:&quot;1&quot;},&quot;tag&quot;:&quot;7&quot;, &quot;homeTeam&quot;:&quot;1D&quot;, &quot;awayTeam&quot;:&quot;1A&quot;}" calcext:value-type="string">
            <text:p>{"__v":0,"day":2,"dateTime":35280000,"duration":"10m","pitch":"5","competition":{"name":"U12", "section":"A", "group":"1"},"tag":"7", "homeTeam":"1D", "awayTeam":"1A"}</text:p>
          </table:table-cell>
          <table:table-cell table:number-columns-repeated="1014"/>
        </table:table-row>
        <table:table-row table:style-name="ro1">
          <table:table-cell table:formula="of:=IF([.I27]&gt;[.I26];[.A26];[.A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35280000" calcext:value-type="float">
            <text:p>352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9 P=2-4'.E27];TRANSLATED_TEAM_NAMES;['1 x 9 P=2-4'.$D27]+1)" office:value-type="string" office:string-value="1E" calcext:value-type="string">
            <text:p>1E</text:p>
          </table:table-cell>
          <table:table-cell table:formula="of:=VLOOKUP(['1 x 9 P=2-4'.F27];TRANSLATED_TEAM_NAMES;['1 x 9 P=2-4'.$D27]+1)" office:value-type="string" office:string-value="1B" calcext:value-type="string">
            <text:p>1B</text:p>
          </table:table-cell>
          <table:table-cell table:style-name="ce17" table:formula="of:=IF(MOD([.B27]; NUM_PITCHES)=0;INDEX(PITCHES;1;NUM_PITCHES);INDEX(PITCHES;1;MOD([.B2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27] &amp; &quot;,&quot;&quot;duration&quot;&quot;:&quot;&quot;&quot; &amp; MATCH_DURATION &amp; &quot;m&quot;&quot;,&quot;&quot;pitch&quot;&quot;:&quot;&quot;&quot; &amp; [.I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7] &amp; 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}&quot;" office:value-type="string" office:string-value="{&quot;__v&quot;:0,&quot;day&quot;:2,&quot;dateTime&quot;:35280000,&quot;duration&quot;:&quot;10m&quot;,&quot;pitch&quot;:&quot;6&quot;,&quot;competition&quot;:{&quot;name&quot;:&quot;U12&quot;, &quot;section&quot;:&quot;A&quot;, &quot;group&quot;:&quot;1&quot;},&quot;tag&quot;:&quot;7&quot;, &quot;homeTeam&quot;:&quot;1E&quot;, &quot;awayTeam&quot;:&quot;1B&quot;}" calcext:value-type="string">
            <text:p>{"__v":0,"day":2,"dateTime":35280000,"duration":"10m","pitch":"6","competition":{"name":"U12", "section":"A", "group":"1"},"tag":"7", "homeTeam":"1E", "awayTeam":"1B"}</text:p>
          </table:table-cell>
          <table:table-cell table:number-columns-repeated="1014"/>
        </table:table-row>
        <table:table-row table:style-name="ro1">
          <table:table-cell table:formula="of:=IF([.I28]&gt;[.I27];[.A27];[.A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35280000" calcext:value-type="float">
            <text:p>352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1 x 9 P=2-4'.E28];TRANSLATED_TEAM_NAMES;['1 x 9 P=2-4'.$D28]+1)" office:value-type="string" office:string-value="1C" calcext:value-type="string">
            <text:p>1C</text:p>
          </table:table-cell>
          <table:table-cell table:formula="of:=VLOOKUP(['1 x 9 P=2-4'.F28];TRANSLATED_TEAM_NAMES;['1 x 9 P=2-4'.$D28]+1)" office:value-type="string" office:string-value="1F" calcext:value-type="string">
            <text:p>1F</text:p>
          </table:table-cell>
          <table:table-cell table:style-name="ce17" table:formula="of:=IF(MOD([.B28]; NUM_PITCHES)=0;INDEX(PITCHES;1;NUM_PITCHES);INDEX(PITCHES;1;MOD([.B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28] &amp; &quot;,&quot;&quot;duration&quot;&quot;:&quot;&quot;&quot; &amp; MATCH_DURATION &amp; &quot;m&quot;&quot;,&quot;&quot;pitch&quot;&quot;:&quot;&quot;&quot; &amp; [.I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8] &amp; 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}&quot;" office:value-type="string" office:string-value="{&quot;__v&quot;:0,&quot;day&quot;:2,&quot;dateTime&quot;:35280000,&quot;duration&quot;:&quot;10m&quot;,&quot;pitch&quot;:&quot;7&quot;,&quot;competition&quot;:{&quot;name&quot;:&quot;U12&quot;, &quot;section&quot;:&quot;A&quot;, &quot;group&quot;:&quot;1&quot;},&quot;tag&quot;:&quot;7&quot;, &quot;homeTeam&quot;:&quot;1C&quot;, &quot;awayTeam&quot;:&quot;1F&quot;}" calcext:value-type="string">
            <text:p>{"__v":0,"day":2,"dateTime":35280000,"duration":"10m","pitch":"7","competition":{"name":"U12", "section":"A", "group":"1"},"tag":"7", "homeTeam":"1C", "awayTeam":"1F"}</text:p>
          </table:table-cell>
          <table:table-cell table:number-columns-repeated="1014"/>
        </table:table-row>
        <table:table-row table:style-name="ro1">
          <table:table-cell table:formula="of:=IF([.I29]&gt;[.I28];[.A28];[.A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35280000" calcext:value-type="float">
            <text:p>352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'1 x 9 P=2-4'.E29];TRANSLATED_TEAM_NAMES;['1 x 9 P=2-4'.$D29]+1)" office:value-type="string" office:string-value="1I" calcext:value-type="string">
            <text:p>1I</text:p>
          </table:table-cell>
          <table:table-cell table:formula="of:=VLOOKUP(['1 x 9 P=2-4'.F29];TRANSLATED_TEAM_NAMES;['1 x 9 P=2-4'.$D29]+1)" office:value-type="string" office:string-value="1H" calcext:value-type="string">
            <text:p>1H</text:p>
          </table:table-cell>
          <table:table-cell table:style-name="ce17" table:formula="of:=IF(MOD([.B29]; NUM_PITCHES)=0;INDEX(PITCHES;1;NUM_PITCHES);INDEX(PITCHES;1;MOD([.B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29] &amp; &quot;,&quot;&quot;duration&quot;&quot;:&quot;&quot;&quot; &amp; MATCH_DURATION &amp; &quot;m&quot;&quot;,&quot;&quot;pitch&quot;&quot;:&quot;&quot;&quot; &amp; [.I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9] &amp; 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}&quot;" office:value-type="string" office:string-value="{&quot;__v&quot;:0,&quot;day&quot;:2,&quot;dateTime&quot;:35280000,&quot;duration&quot;:&quot;10m&quot;,&quot;pitch&quot;:&quot;8&quot;,&quot;competition&quot;:{&quot;name&quot;:&quot;U12&quot;, &quot;section&quot;:&quot;A&quot;, &quot;group&quot;:&quot;1&quot;},&quot;tag&quot;:&quot;7&quot;, &quot;homeTeam&quot;:&quot;1I&quot;, &quot;awayTeam&quot;:&quot;1H&quot;}" calcext:value-type="string">
            <text:p>{"__v":0,"day":2,"dateTime":35280000,"duration":"10m","pitch":"8","competition":{"name":"U12", "section":"A", "group":"1"},"tag":"7", "homeTeam":"1I", "awayTeam":"1H"}</text:p>
          </table:table-cell>
          <table:table-cell table:number-columns-repeated="1014"/>
        </table:table-row>
        <table:table-row table:style-name="ro1">
          <table:table-cell table:formula="of:=IF([.I30]&gt;[.I29];[.A29];[.A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36060000" calcext:value-type="float">
            <text:p>360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9 P=2-4'.E30];TRANSLATED_TEAM_NAMES;['1 x 9 P=2-4'.$D30]+1)" office:value-type="string" office:string-value="1A" calcext:value-type="string">
            <text:p>1A</text:p>
          </table:table-cell>
          <table:table-cell table:formula="of:=VLOOKUP(['1 x 9 P=2-4'.F30];TRANSLATED_TEAM_NAMES;['1 x 9 P=2-4'.$D30]+1)" office:value-type="string" office:string-value="1E" calcext:value-type="string">
            <text:p>1E</text:p>
          </table:table-cell>
          <table:table-cell table:style-name="ce17" table:formula="of:=IF(MOD([.B30]; NUM_PITCHES)=0;INDEX(PITCHES;1;NUM_PITCHES);INDEX(PITCHES;1;MOD([.B3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30] &amp; &quot;,&quot;&quot;duration&quot;&quot;:&quot;&quot;&quot; &amp; MATCH_DURATION &amp; &quot;m&quot;&quot;,&quot;&quot;pitch&quot;&quot;:&quot;&quot;&quot; &amp; [.I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0] &amp; &quot;&quot;&quot;},&quot;&quot;tag&quot;&quot;:&quot;&quot;&quot; &amp; [.A30] &amp; &quot;&quot;&quot;, &quot;&quot;homeTeam&quot;&quot;:&quot;&quot;&quot; &amp; [.G30] &amp; &quot;&quot;&quot;, &quot;&quot;awayTeam&quot;&quot;:&quot;&quot;&quot; &amp; [.H30] &amp; &quot;&quot;&quot;}&quot;" office:value-type="string" office:string-value="{&quot;__v&quot;:0,&quot;day&quot;:2,&quot;dateTime&quot;:36060000,&quot;duration&quot;:&quot;10m&quot;,&quot;pitch&quot;:&quot;5&quot;,&quot;competition&quot;:{&quot;name&quot;:&quot;U12&quot;, &quot;section&quot;:&quot;A&quot;, &quot;group&quot;:&quot;1&quot;},&quot;tag&quot;:&quot;8&quot;, &quot;homeTeam&quot;:&quot;1A&quot;, &quot;awayTeam&quot;:&quot;1E&quot;}" calcext:value-type="string">
            <text:p>{"__v":0,"day":2,"dateTime":36060000,"duration":"10m","pitch":"5","competition":{"name":"U12", "section":"A", "group":"1"},"tag":"8", "homeTeam":"1A", "awayTeam":"1E"}</text:p>
          </table:table-cell>
          <table:table-cell table:number-columns-repeated="1014"/>
        </table:table-row>
        <table:table-row table:style-name="ro1">
          <table:table-cell table:formula="of:=IF([.I31]&gt;[.I30];[.A30];[.A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36060000" calcext:value-type="float">
            <text:p>360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1 x 9 P=2-4'.E31];TRANSLATED_TEAM_NAMES;['1 x 9 P=2-4'.$D31]+1)" office:value-type="string" office:string-value="1F" calcext:value-type="string">
            <text:p>1F</text:p>
          </table:table-cell>
          <table:table-cell table:formula="of:=VLOOKUP(['1 x 9 P=2-4'.F31];TRANSLATED_TEAM_NAMES;['1 x 9 P=2-4'.$D31]+1)" office:value-type="string" office:string-value="1B" calcext:value-type="string">
            <text:p>1B</text:p>
          </table:table-cell>
          <table:table-cell table:style-name="ce17" table:formula="of:=IF(MOD([.B31]; NUM_PITCHES)=0;INDEX(PITCHES;1;NUM_PITCHES);INDEX(PITCHES;1;MOD([.B3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1] &amp; &quot;,&quot;&quot;duration&quot;&quot;:&quot;&quot;&quot; &amp; MATCH_DURATION &amp; &quot;m&quot;&quot;,&quot;&quot;pitch&quot;&quot;:&quot;&quot;&quot; &amp; [.I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1] &amp; &quot;&quot;&quot;},&quot;&quot;tag&quot;&quot;:&quot;&quot;&quot; &amp; [.A31] &amp; &quot;&quot;&quot;, &quot;&quot;homeTeam&quot;&quot;:&quot;&quot;&quot; &amp; [.G31] &amp; &quot;&quot;&quot;, &quot;&quot;awayTeam&quot;&quot;:&quot;&quot;&quot; &amp; [.H31] &amp; &quot;&quot;&quot;}&quot;" office:value-type="string" office:string-value="{&quot;__v&quot;:0,&quot;day&quot;:2,&quot;dateTime&quot;:36060000,&quot;duration&quot;:&quot;10m&quot;,&quot;pitch&quot;:&quot;6&quot;,&quot;competition&quot;:{&quot;name&quot;:&quot;U12&quot;, &quot;section&quot;:&quot;A&quot;, &quot;group&quot;:&quot;1&quot;},&quot;tag&quot;:&quot;8&quot;, &quot;homeTeam&quot;:&quot;1F&quot;, &quot;awayTeam&quot;:&quot;1B&quot;}" calcext:value-type="string">
            <text:p>{"__v":0,"day":2,"dateTime":36060000,"duration":"10m","pitch":"6","competition":{"name":"U12", "section":"A", "group":"1"},"tag":"8", "homeTeam":"1F", "awayTeam":"1B"}</text:p>
          </table:table-cell>
          <table:table-cell table:number-columns-repeated="1014"/>
        </table:table-row>
        <table:table-row table:style-name="ro1">
          <table:table-cell table:formula="of:=IF([.I32]&gt;[.I31];[.A31];[.A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36060000" calcext:value-type="float">
            <text:p>3606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'1 x 9 P=2-4'.E32];TRANSLATED_TEAM_NAMES;['1 x 9 P=2-4'.$D32]+1)" office:value-type="string" office:string-value="1G" calcext:value-type="string">
            <text:p>1G</text:p>
          </table:table-cell>
          <table:table-cell table:formula="of:=VLOOKUP(['1 x 9 P=2-4'.F32];TRANSLATED_TEAM_NAMES;['1 x 9 P=2-4'.$D32]+1)" office:value-type="string" office:string-value="1I" calcext:value-type="string">
            <text:p>1I</text:p>
          </table:table-cell>
          <table:table-cell table:style-name="ce17" table:formula="of:=IF(MOD([.B32]; NUM_PITCHES)=0;INDEX(PITCHES;1;NUM_PITCHES);INDEX(PITCHES;1;MOD([.B3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32] &amp; &quot;,&quot;&quot;duration&quot;&quot;:&quot;&quot;&quot; &amp; MATCH_DURATION &amp; &quot;m&quot;&quot;,&quot;&quot;pitch&quot;&quot;:&quot;&quot;&quot; &amp; [.I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2] &amp; &quot;&quot;&quot;},&quot;&quot;tag&quot;&quot;:&quot;&quot;&quot; &amp; [.A32] &amp; &quot;&quot;&quot;, &quot;&quot;homeTeam&quot;&quot;:&quot;&quot;&quot; &amp; [.G32] &amp; &quot;&quot;&quot;, &quot;&quot;awayTeam&quot;&quot;:&quot;&quot;&quot; &amp; [.H32] &amp; &quot;&quot;&quot;}&quot;" office:value-type="string" office:string-value="{&quot;__v&quot;:0,&quot;day&quot;:2,&quot;dateTime&quot;:36060000,&quot;duration&quot;:&quot;10m&quot;,&quot;pitch&quot;:&quot;7&quot;,&quot;competition&quot;:{&quot;name&quot;:&quot;U12&quot;, &quot;section&quot;:&quot;A&quot;, &quot;group&quot;:&quot;1&quot;},&quot;tag&quot;:&quot;8&quot;, &quot;homeTeam&quot;:&quot;1G&quot;, &quot;awayTeam&quot;:&quot;1I&quot;}" calcext:value-type="string">
            <text:p>{"__v":0,"day":2,"dateTime":36060000,"duration":"10m","pitch":"7","competition":{"name":"U12", "section":"A", "group":"1"},"tag":"8", "homeTeam":"1G", "awayTeam":"1I"}</text:p>
          </table:table-cell>
          <table:table-cell table:number-columns-repeated="1014"/>
        </table:table-row>
        <table:table-row table:style-name="ro1">
          <table:table-cell table:formula="of:=IF([.I33]&gt;[.I32];[.A32];[.A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36060000" calcext:value-type="float">
            <text:p>360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'1 x 9 P=2-4'.E33];TRANSLATED_TEAM_NAMES;['1 x 9 P=2-4'.$D33]+1)" office:value-type="string" office:string-value="1H" calcext:value-type="string">
            <text:p>1H</text:p>
          </table:table-cell>
          <table:table-cell table:formula="of:=VLOOKUP(['1 x 9 P=2-4'.F33];TRANSLATED_TEAM_NAMES;['1 x 9 P=2-4'.$D33]+1)" office:value-type="string" office:string-value="1D" calcext:value-type="string">
            <text:p>1D</text:p>
          </table:table-cell>
          <table:table-cell table:style-name="ce17" table:formula="of:=IF(MOD([.B33]; NUM_PITCHES)=0;INDEX(PITCHES;1;NUM_PITCHES);INDEX(PITCHES;1;MOD([.B3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33] &amp; &quot;,&quot;&quot;duration&quot;&quot;:&quot;&quot;&quot; &amp; MATCH_DURATION &amp; &quot;m&quot;&quot;,&quot;&quot;pitch&quot;&quot;:&quot;&quot;&quot; &amp; [.I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3] &amp; &quot;&quot;&quot;},&quot;&quot;tag&quot;&quot;:&quot;&quot;&quot; &amp; [.A33] &amp; &quot;&quot;&quot;, &quot;&quot;homeTeam&quot;&quot;:&quot;&quot;&quot; &amp; [.G33] &amp; &quot;&quot;&quot;, &quot;&quot;awayTeam&quot;&quot;:&quot;&quot;&quot; &amp; [.H33] &amp; &quot;&quot;&quot;}&quot;" office:value-type="string" office:string-value="{&quot;__v&quot;:0,&quot;day&quot;:2,&quot;dateTime&quot;:36060000,&quot;duration&quot;:&quot;10m&quot;,&quot;pitch&quot;:&quot;8&quot;,&quot;competition&quot;:{&quot;name&quot;:&quot;U12&quot;, &quot;section&quot;:&quot;A&quot;, &quot;group&quot;:&quot;1&quot;},&quot;tag&quot;:&quot;8&quot;, &quot;homeTeam&quot;:&quot;1H&quot;, &quot;awayTeam&quot;:&quot;1D&quot;}" calcext:value-type="string">
            <text:p>{"__v":0,"day":2,"dateTime":36060000,"duration":"10m","pitch":"8","competition":{"name":"U12", "section":"A", "group":"1"},"tag":"8", "homeTeam":"1H", "awayTeam":"1D"}</text:p>
          </table:table-cell>
          <table:table-cell table:number-columns-repeated="1014"/>
        </table:table-row>
        <table:table-row table:style-name="ro1">
          <table:table-cell table:formula="of:=IF([.I34]&gt;[.I33];[.A33];[.A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36840000" calcext:value-type="float">
            <text:p>368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'1 x 9 P=2-4'.E34];TRANSLATED_TEAM_NAMES;['1 x 9 P=2-4'.$D34]+1)" office:value-type="string" office:string-value="1A" calcext:value-type="string">
            <text:p>1A</text:p>
          </table:table-cell>
          <table:table-cell table:formula="of:=VLOOKUP(['1 x 9 P=2-4'.F34];TRANSLATED_TEAM_NAMES;['1 x 9 P=2-4'.$D34]+1)" office:value-type="string" office:string-value="1H" calcext:value-type="string">
            <text:p>1H</text:p>
          </table:table-cell>
          <table:table-cell table:style-name="ce17" table:formula="of:=IF(MOD([.B34]; NUM_PITCHES)=0;INDEX(PITCHES;1;NUM_PITCHES);INDEX(PITCHES;1;MOD([.B3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C34] &amp; &quot;,&quot;&quot;duration&quot;&quot;:&quot;&quot;&quot; &amp; MATCH_DURATION &amp; &quot;m&quot;&quot;,&quot;&quot;pitch&quot;&quot;:&quot;&quot;&quot; &amp; [.I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4] &amp; &quot;&quot;&quot;},&quot;&quot;tag&quot;&quot;:&quot;&quot;&quot; &amp; [.A34] &amp; &quot;&quot;&quot;, &quot;&quot;homeTeam&quot;&quot;:&quot;&quot;&quot; &amp; [.G34] &amp; &quot;&quot;&quot;, &quot;&quot;awayTeam&quot;&quot;:&quot;&quot;&quot; &amp; [.H34] &amp; &quot;&quot;&quot;}&quot;" office:value-type="string" office:string-value="{&quot;__v&quot;:0,&quot;day&quot;:2,&quot;dateTime&quot;:36840000,&quot;duration&quot;:&quot;10m&quot;,&quot;pitch&quot;:&quot;5&quot;,&quot;competition&quot;:{&quot;name&quot;:&quot;U12&quot;, &quot;section&quot;:&quot;A&quot;, &quot;group&quot;:&quot;1&quot;},&quot;tag&quot;:&quot;9&quot;, &quot;homeTeam&quot;:&quot;1A&quot;, &quot;awayTeam&quot;:&quot;1H&quot;}" calcext:value-type="string">
            <text:p>{"__v":0,"day":2,"dateTime":36840000,"duration":"10m","pitch":"5","competition":{"name":"U12", "section":"A", "group":"1"},"tag":"9", "homeTeam":"1A", "awayTeam":"1H"}</text:p>
          </table:table-cell>
          <table:table-cell table:number-columns-repeated="1014"/>
        </table:table-row>
        <table:table-row table:style-name="ro1">
          <table:table-cell table:formula="of:=IF([.I35]&gt;[.I34];[.A34];[.A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36840000" calcext:value-type="float">
            <text:p>368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9 P=2-4'.E35];TRANSLATED_TEAM_NAMES;['1 x 9 P=2-4'.$D35]+1)" office:value-type="string" office:string-value="1B" calcext:value-type="string">
            <text:p>1B</text:p>
          </table:table-cell>
          <table:table-cell table:formula="of:=VLOOKUP(['1 x 9 P=2-4'.F35];TRANSLATED_TEAM_NAMES;['1 x 9 P=2-4'.$D35]+1)" office:value-type="string" office:string-value="1C" calcext:value-type="string">
            <text:p>1C</text:p>
          </table:table-cell>
          <table:table-cell table:style-name="ce17" table:formula="of:=IF(MOD([.B35]; NUM_PITCHES)=0;INDEX(PITCHES;1;NUM_PITCHES);INDEX(PITCHES;1;MOD([.B3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C35] &amp; &quot;,&quot;&quot;duration&quot;&quot;:&quot;&quot;&quot; &amp; MATCH_DURATION &amp; &quot;m&quot;&quot;,&quot;&quot;pitch&quot;&quot;:&quot;&quot;&quot; &amp; [.I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5] &amp; &quot;&quot;&quot;},&quot;&quot;tag&quot;&quot;:&quot;&quot;&quot; &amp; [.A35] &amp; &quot;&quot;&quot;, &quot;&quot;homeTeam&quot;&quot;:&quot;&quot;&quot; &amp; [.G35] &amp; &quot;&quot;&quot;, &quot;&quot;awayTeam&quot;&quot;:&quot;&quot;&quot; &amp; [.H35] &amp; &quot;&quot;&quot;}&quot;" office:value-type="string" office:string-value="{&quot;__v&quot;:0,&quot;day&quot;:2,&quot;dateTime&quot;:36840000,&quot;duration&quot;:&quot;10m&quot;,&quot;pitch&quot;:&quot;6&quot;,&quot;competition&quot;:{&quot;name&quot;:&quot;U12&quot;, &quot;section&quot;:&quot;A&quot;, &quot;group&quot;:&quot;1&quot;},&quot;tag&quot;:&quot;9&quot;, &quot;homeTeam&quot;:&quot;1B&quot;, &quot;awayTeam&quot;:&quot;1C&quot;}" calcext:value-type="string">
            <text:p>{"__v":0,"day":2,"dateTime":36840000,"duration":"10m","pitch":"6","competition":{"name":"U12", "section":"A", "group":"1"},"tag":"9", "homeTeam":"1B", "awayTeam":"1C"}</text:p>
          </table:table-cell>
          <table:table-cell table:number-columns-repeated="1014"/>
        </table:table-row>
        <table:table-row table:style-name="ro1">
          <table:table-cell table:formula="of:=IF([.I36]&gt;[.I35];[.A35];[.A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36840000" calcext:value-type="float">
            <text:p>368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9 P=2-4'.E36];TRANSLATED_TEAM_NAMES;['1 x 9 P=2-4'.$D36]+1)" office:value-type="string" office:string-value="1F" calcext:value-type="string">
            <text:p>1F</text:p>
          </table:table-cell>
          <table:table-cell table:formula="of:=VLOOKUP(['1 x 9 P=2-4'.F36];TRANSLATED_TEAM_NAMES;['1 x 9 P=2-4'.$D36]+1)" office:value-type="string" office:string-value="1G" calcext:value-type="string">
            <text:p>1G</text:p>
          </table:table-cell>
          <table:table-cell table:style-name="ce17" table:formula="of:=IF(MOD([.B36]; NUM_PITCHES)=0;INDEX(PITCHES;1;NUM_PITCHES);INDEX(PITCHES;1;MOD([.B3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C36] &amp; &quot;,&quot;&quot;duration&quot;&quot;:&quot;&quot;&quot; &amp; MATCH_DURATION &amp; &quot;m&quot;&quot;,&quot;&quot;pitch&quot;&quot;:&quot;&quot;&quot; &amp; [.I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6] &amp; &quot;&quot;&quot;},&quot;&quot;tag&quot;&quot;:&quot;&quot;&quot; &amp; [.A36] &amp; &quot;&quot;&quot;, &quot;&quot;homeTeam&quot;&quot;:&quot;&quot;&quot; &amp; [.G36] &amp; &quot;&quot;&quot;, &quot;&quot;awayTeam&quot;&quot;:&quot;&quot;&quot; &amp; [.H36] &amp; &quot;&quot;&quot;}&quot;" office:value-type="string" office:string-value="{&quot;__v&quot;:0,&quot;day&quot;:2,&quot;dateTime&quot;:36840000,&quot;duration&quot;:&quot;10m&quot;,&quot;pitch&quot;:&quot;7&quot;,&quot;competition&quot;:{&quot;name&quot;:&quot;U12&quot;, &quot;section&quot;:&quot;A&quot;, &quot;group&quot;:&quot;1&quot;},&quot;tag&quot;:&quot;9&quot;, &quot;homeTeam&quot;:&quot;1F&quot;, &quot;awayTeam&quot;:&quot;1G&quot;}" calcext:value-type="string">
            <text:p>{"__v":0,"day":2,"dateTime":36840000,"duration":"10m","pitch":"7","competition":{"name":"U12", "section":"A", "group":"1"},"tag":"9", "homeTeam":"1F", "awayTeam":"1G"}</text:p>
          </table:table-cell>
          <table:table-cell table:number-columns-repeated="1014"/>
        </table:table-row>
        <table:table-row table:style-name="ro1">
          <table:table-cell table:formula="of:=IF([.I37]&gt;[.I36];[.A36];[.A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36840000" calcext:value-type="float">
            <text:p>368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'1 x 9 P=2-4'.E37];TRANSLATED_TEAM_NAMES;['1 x 9 P=2-4'.$D37]+1)" office:value-type="string" office:string-value="1I" calcext:value-type="string">
            <text:p>1I</text:p>
          </table:table-cell>
          <table:table-cell table:formula="of:=VLOOKUP(['1 x 9 P=2-4'.F37];TRANSLATED_TEAM_NAMES;['1 x 9 P=2-4'.$D37]+1)" office:value-type="string" office:string-value="1E" calcext:value-type="string">
            <text:p>1E</text:p>
          </table:table-cell>
          <table:table-cell table:style-name="ce17" table:formula="of:=IF(MOD([.B37]; NUM_PITCHES)=0;INDEX(PITCHES;1;NUM_PITCHES);INDEX(PITCHES;1;MOD([.B3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C37] &amp; &quot;,&quot;&quot;duration&quot;&quot;:&quot;&quot;&quot; &amp; MATCH_DURATION &amp; &quot;m&quot;&quot;,&quot;&quot;pitch&quot;&quot;:&quot;&quot;&quot; &amp; [.I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7] &amp; &quot;&quot;&quot;},&quot;&quot;tag&quot;&quot;:&quot;&quot;&quot; &amp; [.A37] &amp; &quot;&quot;&quot;, &quot;&quot;homeTeam&quot;&quot;:&quot;&quot;&quot; &amp; [.G37] &amp; &quot;&quot;&quot;, &quot;&quot;awayTeam&quot;&quot;:&quot;&quot;&quot; &amp; [.H37] &amp; &quot;&quot;&quot;}&quot;" office:value-type="string" office:string-value="{&quot;__v&quot;:0,&quot;day&quot;:2,&quot;dateTime&quot;:36840000,&quot;duration&quot;:&quot;10m&quot;,&quot;pitch&quot;:&quot;8&quot;,&quot;competition&quot;:{&quot;name&quot;:&quot;U12&quot;, &quot;section&quot;:&quot;A&quot;, &quot;group&quot;:&quot;1&quot;},&quot;tag&quot;:&quot;9&quot;, &quot;homeTeam&quot;:&quot;1I&quot;, &quot;awayTeam&quot;:&quot;1E&quot;}" calcext:value-type="string">
            <text:p>{"__v":0,"day":2,"dateTime":36840000,"duration":"10m","pitch":"8","competition":{"name":"U12", "section":"A", "group":"1"},"tag":"9", "homeTeam":"1I", "awayTeam":"1E"}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4 x 2 No KO P=1-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5" table:default-cell-style-name="ce13"/>
        <table:table-column table:style-name="co17" table:default-cell-style-name="ce13"/>
        <table:table-column table:style-name="co5" table:default-cell-style-name="ce13"/>
        <table:table-column table:style-name="co18" table:number-columns-repeated="2" table:default-cell-style-name="ce27"/>
        <table:table-column table:style-name="co19" table:default-cell-style-name="ce13"/>
        <table:table-column table:style-name="co19" table:default-cell-style-name="ce27"/>
        <table:table-column table:style-name="co20" table:default-cell-style-name="ce12"/>
        <table:table-column table:style-name="co10" table:default-cell-style-name="ce19"/>
        <table:table-column table:style-name="co3" table:number-columns-repeated="1012" table:default-cell-style-name="ce30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2];TRANSLATED_TEAM_NAMES;[.$D2]+1)" office:value-type="string" office:string-value="1A" calcext:value-type="string">
            <text:p>1A</text:p>
          </table:table-cell>
          <table:table-cell table:formula="of:=VLOOKUP([.$F2];TRANSLATED_TEAM_NAMES;[.$D2]+1)" office:value-type="string" office:string-value="1B" calcext:value-type="string">
            <text:p>1B</text:p>
          </table:table-cell>
          <table:table-cell table:style-name="ce17" table:formula="of:=IF(MOD([.$B2]; NUM_PITCHES)=0;INDEX(PITCHES;1;NUM_PITCHES);INDEX(PITCHES;1;MOD([.$B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$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number-columns-repeated="1012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3];TRANSLATED_TEAM_NAMES;[.$D3]+1)" office:value-type="string" office:string-value="1C" calcext:value-type="string">
            <text:p>1C</text:p>
          </table:table-cell>
          <table:table-cell table:formula="of:=VLOOKUP([.$F3];TRANSLATED_TEAM_NAMES;[.$D3]+1)" office:value-type="string" office:string-value="1D" calcext:value-type="string">
            <text:p>1D</text:p>
          </table:table-cell>
          <table:table-cell table:style-name="ce17" table:formula="of:=IF(MOD([.$B3]; NUM_PITCHES)=0;INDEX(PITCHES;1;NUM_PITCHES);INDEX(PITCHES;1;MOD([.$B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$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6","competition":{"name":"U12", "section":"A", "group":"1"},"tag":"1", "homeTeam":"1C", "awayTeam":"1D"}</text:p>
          </table:table-cell>
          <table:table-cell table:number-columns-repeated="1012"/>
        </table:table-row>
        <table:table-row table:style-name="ro1">
          <table:table-cell table:formula="of:=IF([.I4]&gt;[.I3];[.A3];[.A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30600000" calcext:value-type="float">
            <text:p>3060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4];TRANSLATED_TEAM_NAMES;[.$D4]+1)" office:value-type="string" office:string-value="2C" calcext:value-type="string">
            <text:p>2C</text:p>
          </table:table-cell>
          <table:table-cell table:formula="of:=VLOOKUP([.$F4];TRANSLATED_TEAM_NAMES;[.$D4]+1)" office:value-type="string" office:string-value="2A" calcext:value-type="string">
            <text:p>2A</text:p>
          </table:table-cell>
          <table:table-cell table:style-name="ce17" table:formula="of:=IF(MOD([.$B4]; NUM_PITCHES)=0;INDEX(PITCHES;1;NUM_PITCHES);INDEX(PITCHES;1;MOD([.$B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$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2&quot;},&quot;tag&quot;:&quot;1&quot;, &quot;homeTeam&quot;:&quot;2C&quot;, &quot;awayTeam&quot;:&quot;2A&quot;}" calcext:value-type="string">
            <text:p>{"__v":0,"day":2,"dateTime":30600000,"duration":"10m","pitch":"7","competition":{"name":"U12", "section":"A", "group":"2"},"tag":"1", "homeTeam":"2C", "awayTeam":"2A"}</text:p>
          </table:table-cell>
          <table:table-cell table:number-columns-repeated="1012"/>
        </table:table-row>
        <table:table-row table:style-name="ro1">
          <table:table-cell table:formula="of:=IF([.I5]&gt;[.I4];[.A4];[.A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30600000" calcext:value-type="float">
            <text:p>3060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5];TRANSLATED_TEAM_NAMES;[.$D5]+1)" office:value-type="string" office:string-value="2B" calcext:value-type="string">
            <text:p>2B</text:p>
          </table:table-cell>
          <table:table-cell table:formula="of:=VLOOKUP([.$F5];TRANSLATED_TEAM_NAMES;[.$D5]+1)" office:value-type="string" office:string-value="2D" calcext:value-type="string">
            <text:p>2D</text:p>
          </table:table-cell>
          <table:table-cell table:style-name="ce17" table:formula="of:=IF(MOD([.$B5]; NUM_PITCHES)=0;INDEX(PITCHES;1;NUM_PITCHES);INDEX(PITCHES;1;MOD([.$B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$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2&quot;},&quot;tag&quot;:&quot;1&quot;, &quot;homeTeam&quot;:&quot;2B&quot;, &quot;awayTeam&quot;:&quot;2D&quot;}" calcext:value-type="string">
            <text:p>{"__v":0,"day":2,"dateTime":30600000,"duration":"10m","pitch":"8","competition":{"name":"U12", "section":"A", "group":"2"},"tag":"1", "homeTeam":"2B", "awayTeam":"2D"}</text:p>
          </table:table-cell>
          <table:table-cell table:number-columns-repeated="1012"/>
        </table:table-row>
        <table:table-row table:style-name="ro1">
          <table:table-cell table:formula="of:=IF([.I6]&gt;[.I5];[.A5];[.A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6];TRANSLATED_TEAM_NAMES;[.$D6]+1)" office:value-type="string" office:string-value="1D" calcext:value-type="string">
            <text:p>1D</text:p>
          </table:table-cell>
          <table:table-cell table:formula="of:=VLOOKUP([.$F6];TRANSLATED_TEAM_NAMES;[.$D6]+1)" office:value-type="string" office:string-value="1A" calcext:value-type="string">
            <text:p>1A</text:p>
          </table:table-cell>
          <table:table-cell table:style-name="ce17" table:formula="of:=IF(MOD([.$B6]; NUM_PITCHES)=0;INDEX(PITCHES;1;NUM_PITCHES);INDEX(PITCHES;1;MOD([.$B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$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D&quot;, &quot;awayTeam&quot;:&quot;1A&quot;}" calcext:value-type="string">
            <text:p>{"__v":0,"day":2,"dateTime":31380000,"duration":"10m","pitch":"5","competition":{"name":"U12", "section":"A", "group":"1"},"tag":"2", "homeTeam":"1D", "awayTeam":"1A"}</text:p>
          </table:table-cell>
          <table:table-cell table:number-columns-repeated="1012"/>
        </table:table-row>
        <table:table-row table:style-name="ro1">
          <table:table-cell table:formula="of:=IF([.I7]&gt;[.I6];[.A6];[.A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7];TRANSLATED_TEAM_NAMES;[.$D7]+1)" office:value-type="string" office:string-value="1B" calcext:value-type="string">
            <text:p>1B</text:p>
          </table:table-cell>
          <table:table-cell table:formula="of:=VLOOKUP([.$F7];TRANSLATED_TEAM_NAMES;[.$D7]+1)" office:value-type="string" office:string-value="1C" calcext:value-type="string">
            <text:p>1C</text:p>
          </table:table-cell>
          <table:table-cell table:style-name="ce17" table:formula="of:=IF(MOD([.$B7]; NUM_PITCHES)=0;INDEX(PITCHES;1;NUM_PITCHES);INDEX(PITCHES;1;MOD([.$B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$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1&quot;},&quot;tag&quot;:&quot;2&quot;, &quot;homeTeam&quot;:&quot;1B&quot;, &quot;awayTeam&quot;:&quot;1C&quot;}" calcext:value-type="string">
            <text:p>{"__v":0,"day":2,"dateTime":31380000,"duration":"10m","pitch":"6","competition":{"name":"U12", "section":"A", "group":"1"},"tag":"2", "homeTeam":"1B", "awayTeam":"1C"}</text:p>
          </table:table-cell>
          <table:table-cell table:number-columns-repeated="1012"/>
        </table:table-row>
        <table:table-row table:style-name="ro1">
          <table:table-cell table:formula="of:=IF([.I8]&gt;[.I7];[.A7];[.A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31380000" calcext:value-type="float">
            <text:p>3138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8];TRANSLATED_TEAM_NAMES;[.$D8]+1)" office:value-type="string" office:string-value="2A" calcext:value-type="string">
            <text:p>2A</text:p>
          </table:table-cell>
          <table:table-cell table:formula="of:=VLOOKUP([.$F8];TRANSLATED_TEAM_NAMES;[.$D8]+1)" office:value-type="string" office:string-value="2B" calcext:value-type="string">
            <text:p>2B</text:p>
          </table:table-cell>
          <table:table-cell table:style-name="ce17" table:formula="of:=IF(MOD([.$B8]; NUM_PITCHES)=0;INDEX(PITCHES;1;NUM_PITCHES);INDEX(PITCHES;1;MOD([.$B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$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2&quot;},&quot;tag&quot;:&quot;2&quot;, &quot;homeTeam&quot;:&quot;2A&quot;, &quot;awayTeam&quot;:&quot;2B&quot;}" calcext:value-type="string">
            <text:p>{"__v":0,"day":2,"dateTime":31380000,"duration":"10m","pitch":"7","competition":{"name":"U12", "section":"A", "group":"2"},"tag":"2", "homeTeam":"2A", "awayTeam":"2B"}</text:p>
          </table:table-cell>
          <table:table-cell table:number-columns-repeated="1012"/>
        </table:table-row>
        <table:table-row table:style-name="ro1">
          <table:table-cell table:formula="of:=IF([.I9]&gt;[.I8];[.A8];[.A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31380000" calcext:value-type="float">
            <text:p>3138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9];TRANSLATED_TEAM_NAMES;[.$D9]+1)" office:value-type="string" office:string-value="2C" calcext:value-type="string">
            <text:p>2C</text:p>
          </table:table-cell>
          <table:table-cell table:formula="of:=VLOOKUP([.$F9];TRANSLATED_TEAM_NAMES;[.$D9]+1)" office:value-type="string" office:string-value="2D" calcext:value-type="string">
            <text:p>2D</text:p>
          </table:table-cell>
          <table:table-cell table:style-name="ce17" table:formula="of:=IF(MOD([.$B9]; NUM_PITCHES)=0;INDEX(PITCHES;1;NUM_PITCHES);INDEX(PITCHES;1;MOD([.$B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$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2&quot;},&quot;tag&quot;:&quot;2&quot;, &quot;homeTeam&quot;:&quot;2C&quot;, &quot;awayTeam&quot;:&quot;2D&quot;}" calcext:value-type="string">
            <text:p>{"__v":0,"day":2,"dateTime":31380000,"duration":"10m","pitch":"8","competition":{"name":"U12", "section":"A", "group":"2"},"tag":"2", "homeTeam":"2C", "awayTeam":"2D"}</text:p>
          </table:table-cell>
          <table:table-cell table:number-columns-repeated="1012"/>
        </table:table-row>
        <table:table-row table:style-name="ro1">
          <table:table-cell table:formula="of:=IF([.I10]&gt;[.I9];[.A9];[.A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0];TRANSLATED_TEAM_NAMES;[.$D10]+1)" office:value-type="string" office:string-value="1C" calcext:value-type="string">
            <text:p>1C</text:p>
          </table:table-cell>
          <table:table-cell table:formula="of:=VLOOKUP([.$F10];TRANSLATED_TEAM_NAMES;[.$D10]+1)" office:value-type="string" office:string-value="1A" calcext:value-type="string">
            <text:p>1A</text:p>
          </table:table-cell>
          <table:table-cell table:style-name="ce17" table:formula="of:=IF(MOD([.$B10]; NUM_PITCHES)=0;INDEX(PITCHES;1;NUM_PITCHES);INDEX(PITCHES;1;MOD([.$B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$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C&quot;, &quot;awayTeam&quot;:&quot;1A&quot;}" calcext:value-type="string">
            <text:p>{"__v":0,"day":2,"dateTime":32160000,"duration":"10m","pitch":"5","competition":{"name":"U12", "section":"A", "group":"1"},"tag":"3", "homeTeam":"1C", "awayTeam":"1A"}</text:p>
          </table:table-cell>
          <table:table-cell table:number-columns-repeated="1012"/>
        </table:table-row>
        <table:table-row table:style-name="ro1">
          <table:table-cell table:formula="of:=IF([.I11]&gt;[.I10];[.A10];[.A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11];TRANSLATED_TEAM_NAMES;[.$D11]+1)" office:value-type="string" office:string-value="1B" calcext:value-type="string">
            <text:p>1B</text:p>
          </table:table-cell>
          <table:table-cell table:formula="of:=VLOOKUP([.$F11];TRANSLATED_TEAM_NAMES;[.$D11]+1)" office:value-type="string" office:string-value="1D" calcext:value-type="string">
            <text:p>1D</text:p>
          </table:table-cell>
          <table:table-cell table:style-name="ce17" table:formula="of:=IF(MOD([.$B11]; NUM_PITCHES)=0;INDEX(PITCHES;1;NUM_PITCHES);INDEX(PITCHES;1;MOD([.$B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$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B&quot;, &quot;awayTeam&quot;:&quot;1D&quot;}" calcext:value-type="string">
            <text:p>{"__v":0,"day":2,"dateTime":32160000,"duration":"10m","pitch":"6","competition":{"name":"U12", "section":"A", "group":"1"},"tag":"3", "homeTeam":"1B", "awayTeam":"1D"}</text:p>
          </table:table-cell>
          <table:table-cell table:number-columns-repeated="1012"/>
        </table:table-row>
        <table:table-row table:style-name="ro1">
          <table:table-cell table:formula="of:=IF([.I12]&gt;[.I11];[.A11];[.A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32160000" calcext:value-type="float">
            <text:p>321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2];TRANSLATED_TEAM_NAMES;[.$D12]+1)" office:value-type="string" office:string-value="2D" calcext:value-type="string">
            <text:p>2D</text:p>
          </table:table-cell>
          <table:table-cell table:formula="of:=VLOOKUP([.$F12];TRANSLATED_TEAM_NAMES;[.$D12]+1)" office:value-type="string" office:string-value="2A" calcext:value-type="string">
            <text:p>2A</text:p>
          </table:table-cell>
          <table:table-cell table:style-name="ce17" table:formula="of:=IF(MOD([.$B12]; NUM_PITCHES)=0;INDEX(PITCHES;1;NUM_PITCHES);INDEX(PITCHES;1;MOD([.$B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$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2&quot;},&quot;tag&quot;:&quot;3&quot;, &quot;homeTeam&quot;:&quot;2D&quot;, &quot;awayTeam&quot;:&quot;2A&quot;}" calcext:value-type="string">
            <text:p>{"__v":0,"day":2,"dateTime":32160000,"duration":"10m","pitch":"7","competition":{"name":"U12", "section":"A", "group":"2"},"tag":"3", "homeTeam":"2D", "awayTeam":"2A"}</text:p>
          </table:table-cell>
          <table:table-cell table:number-columns-repeated="1012"/>
        </table:table-row>
        <table:table-row table:style-name="ro1">
          <table:table-cell table:formula="of:=IF([.I13]&gt;[.I12];[.A12];[.A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32160000" calcext:value-type="float">
            <text:p>321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13];TRANSLATED_TEAM_NAMES;[.$D13]+1)" office:value-type="string" office:string-value="2B" calcext:value-type="string">
            <text:p>2B</text:p>
          </table:table-cell>
          <table:table-cell table:formula="of:=VLOOKUP([.$F13];TRANSLATED_TEAM_NAMES;[.$D13]+1)" office:value-type="string" office:string-value="2C" calcext:value-type="string">
            <text:p>2C</text:p>
          </table:table-cell>
          <table:table-cell table:style-name="ce17" table:formula="of:=IF(MOD([.$B13]; NUM_PITCHES)=0;INDEX(PITCHES;1;NUM_PITCHES);INDEX(PITCHES;1;MOD([.$B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$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2&quot;},&quot;tag&quot;:&quot;3&quot;, &quot;homeTeam&quot;:&quot;2B&quot;, &quot;awayTeam&quot;:&quot;2C&quot;}" calcext:value-type="string">
            <text:p>{"__v":0,"day":2,"dateTime":32160000,"duration":"10m","pitch":"8","competition":{"name":"U12", "section":"A", "group":"2"},"tag":"3", "homeTeam":"2B", "awayTeam":"2C"}</text:p>
          </table:table-cell>
          <table:table-cell table:number-columns-repeated="1012"/>
        </table:table-row>
        <table:table-row table:style-name="ro1">
          <table:table-cell table:formula="of:=IF([.I14]&gt;[.I13];[.A13];[.A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33540000" calcext:value-type="float">
            <text:p>335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table:style-name="ce12"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B14]; NUM_PITCHES)=0;INDEX(PITCHES;1;NUM_PITCHES);INDEX(PITCHES;1;MOD([.$B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4] &amp; &quot;&quot;&quot;},&quot;&quot;tag&quot;&quot;:&quot;&quot;&quot; &amp; [.$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33540000,&quot;duration&quot;:&quot;10m&quot;,&quot;pitch&quot;:&quot;5&quot;,&quot;competition&quot;:{&quot;name&quot;:&quot;U12&quot;, &quot;section&quot;:&quot;Champions League&quot;, &quot;group&quot;:&quot;1&quot;},&quot;tag&quot;:&quot;4&quot;, &quot;homeTeam&quot;:&quot;Winner Group 1&quot;, &quot;awayTeam&quot;:&quot;2nd Group 2&quot;}" calcext:value-type="string">
            <text:p>{"__v":0,"day":2,"dateTime":33540000,"duration":"10m","pitch":"5","competition":{"name":"U12", "section":"Champions League", "group":"1"},"tag":"4", "homeTeam":"Winner Group 1", "awayTeam":"2nd Group 2"}</text:p>
          </table:table-cell>
          <table:table-cell table:number-columns-repeated="1012"/>
        </table:table-row>
        <table:table-row table:style-name="ro1">
          <table:table-cell table:formula="of:=IF([.I15]&gt;[.I14];[.A14];[.A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33540000" calcext:value-type="float">
            <text:p>335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style-name="ce12"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5]; NUM_PITCHES)=0;INDEX(PITCHES;1;NUM_PITCHES);INDEX(PITCHES;1;MOD([.$B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5] &amp; &quot;&quot;&quot;},&quot;&quot;tag&quot;&quot;:&quot;&quot;&quot; &amp; [.$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33540000,&quot;duration&quot;:&quot;10m&quot;,&quot;pitch&quot;:&quot;6&quot;,&quot;competition&quot;:{&quot;name&quot;:&quot;U12&quot;, &quot;section&quot;:&quot;Champions League&quot;, &quot;group&quot;:&quot;1&quot;},&quot;tag&quot;:&quot;4&quot;, &quot;homeTeam&quot;:&quot;Winner Group 2&quot;, &quot;awayTeam&quot;:&quot;2nd Group 1&quot;}" calcext:value-type="string">
            <text:p>{"__v":0,"day":2,"dateTime":33540000,"duration":"10m","pitch":"6","competition":{"name":"U12", "section":"Champions League", "group":"1"},"tag":"4", "homeTeam":"Winner Group 2", "awayTeam":"2nd Group 1"}</text:p>
          </table:table-cell>
          <table:table-cell table:number-columns-repeated="1012"/>
        </table:table-row>
        <table:table-row table:style-name="ro1">
          <table:table-cell table:formula="of:=IF([.I16]&gt;[.I15];[.A15];[.A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33540000" calcext:value-type="float">
            <text:p>335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table:style-name="ce12"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B16]; NUM_PITCHES)=0;INDEX(PITCHES;1;NUM_PITCHES);INDEX(PITCHES;1;MOD([.$B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6] &amp; &quot;&quot;&quot;},&quot;&quot;tag&quot;&quot;:&quot;&quot;&quot; &amp; [.$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33540000,&quot;duration&quot;:&quot;10m&quot;,&quot;pitch&quot;:&quot;7&quot;,&quot;competition&quot;:{&quot;name&quot;:&quot;U12&quot;, &quot;section&quot;:&quot;Europa League&quot;, &quot;group&quot;:&quot;1&quot;},&quot;tag&quot;:&quot;4&quot;, &quot;homeTeam&quot;:&quot;3rd Group 1&quot;, &quot;awayTeam&quot;:&quot;4th Group 2&quot;}" calcext:value-type="string">
            <text:p>{"__v":0,"day":2,"dateTime":33540000,"duration":"10m","pitch":"7","competition":{"name":"U12", "section":"Europa League", "group":"1"},"tag":"4", "homeTeam":"3rd Group 1", "awayTeam":"4th Group 2"}</text:p>
          </table:table-cell>
          <table:table-cell table:number-columns-repeated="1012"/>
        </table:table-row>
        <table:table-row table:style-name="ro1">
          <table:table-cell table:formula="of:=IF([.I17]&gt;[.I16];[.A16];[.A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33540000" calcext:value-type="float">
            <text:p>335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style-name="ce12"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17]; NUM_PITCHES)=0;INDEX(PITCHES;1;NUM_PITCHES);INDEX(PITCHES;1;MOD([.$B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7] &amp; &quot;&quot;&quot;},&quot;&quot;tag&quot;&quot;:&quot;&quot;&quot; &amp; [.$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33540000,&quot;duration&quot;:&quot;10m&quot;,&quot;pitch&quot;:&quot;8&quot;,&quot;competition&quot;:{&quot;name&quot;:&quot;U12&quot;, &quot;section&quot;:&quot;Europa League&quot;, &quot;group&quot;:&quot;1&quot;},&quot;tag&quot;:&quot;4&quot;, &quot;homeTeam&quot;:&quot;3rd Group 2&quot;, &quot;awayTeam&quot;:&quot;4th Group 1&quot;}" calcext:value-type="string">
            <text:p>{"__v":0,"day":2,"dateTime":33540000,"duration":"10m","pitch":"8","competition":{"name":"U12", "section":"Europa League", "group":"1"},"tag":"4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I18]&gt;[.I17];[.A17];[.A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34320000" calcext:value-type="float">
            <text:p>34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style-name="ce12"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18]; NUM_PITCHES)=0;INDEX(PITCHES;1;NUM_PITCHES);INDEX(PITCHES;1;MOD([.$B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8] &amp; &quot;&quot;&quot;},&quot;&quot;tag&quot;&quot;:&quot;&quot;&quot; &amp; [.$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34320000,&quot;duration&quot;:&quot;10m&quot;,&quot;pitch&quot;:&quot;5&quot;,&quot;competition&quot;:{&quot;name&quot;:&quot;U12&quot;, &quot;section&quot;:&quot;Champions League&quot;, &quot;group&quot;:&quot;1&quot;},&quot;tag&quot;:&quot;5&quot;, &quot;homeTeam&quot;:&quot;Winner Group 2&quot;, &quot;awayTeam&quot;:&quot;Winner Group 1&quot;}" calcext:value-type="string">
            <text:p>{"__v":0,"day":2,"dateTime":34320000,"duration":"10m","pitch":"5","competition":{"name":"U12", "section":"Champions League", "group":"1"},"tag":"5", "homeTeam":"Winner Group 2", "awayTeam":"Winner Group 1"}</text:p>
          </table:table-cell>
          <table:table-cell table:number-columns-repeated="1012"/>
        </table:table-row>
        <table:table-row table:style-name="ro1">
          <table:table-cell table:formula="of:=IF([.I19]&gt;[.I18];[.A18];[.A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34320000" calcext:value-type="float">
            <text:p>34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style-name="ce12"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9]; NUM_PITCHES)=0;INDEX(PITCHES;1;NUM_PITCHES);INDEX(PITCHES;1;MOD([.$B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9] &amp; &quot;&quot;&quot;},&quot;&quot;tag&quot;&quot;:&quot;&quot;&quot; &amp; [.$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34320000,&quot;duration&quot;:&quot;10m&quot;,&quot;pitch&quot;:&quot;6&quot;,&quot;competition&quot;:{&quot;name&quot;:&quot;U12&quot;, &quot;section&quot;:&quot;Champions League&quot;, &quot;group&quot;:&quot;1&quot;},&quot;tag&quot;:&quot;5&quot;, &quot;homeTeam&quot;:&quot;2nd Group 2&quot;, &quot;awayTeam&quot;:&quot;2nd Group 1&quot;}" calcext:value-type="string">
            <text:p>{"__v":0,"day":2,"dateTime":34320000,"duration":"10m","pitch":"6","competition":{"name":"U12", "section":"Champions League", "group":"1"},"tag":"5", "homeTeam":"2nd Group 2", "awayTeam":"2nd Group 1"}</text:p>
          </table:table-cell>
          <table:table-cell table:number-columns-repeated="1012"/>
        </table:table-row>
        <table:table-row table:style-name="ro1">
          <table:table-cell table:formula="of:=IF([.I20]&gt;[.I19];[.A19];[.A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34320000" calcext:value-type="float">
            <text:p>34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style-name="ce12"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0]; NUM_PITCHES)=0;INDEX(PITCHES;1;NUM_PITCHES);INDEX(PITCHES;1;MOD([.$B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0] &amp; &quot;&quot;&quot;},&quot;&quot;tag&quot;&quot;:&quot;&quot;&quot; &amp; [.$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34320000,&quot;duration&quot;:&quot;10m&quot;,&quot;pitch&quot;:&quot;7&quot;,&quot;competition&quot;:{&quot;name&quot;:&quot;U12&quot;, &quot;section&quot;:&quot;Europa League&quot;, &quot;group&quot;:&quot;1&quot;},&quot;tag&quot;:&quot;5&quot;, &quot;homeTeam&quot;:&quot;3rd Group 2&quot;, &quot;awayTeam&quot;:&quot;3rd Group 1&quot;}" calcext:value-type="string">
            <text:p>{"__v":0,"day":2,"dateTime":34320000,"duration":"10m","pitch":"7","competition":{"name":"U12", "section":"Europa League", "group":"1"},"tag":"5", "homeTeam":"3rd Group 2", "awayTeam":"3rd Group 1"}</text:p>
          </table:table-cell>
          <table:table-cell table:number-columns-repeated="1012"/>
        </table:table-row>
        <table:table-row table:style-name="ro1">
          <table:table-cell table:formula="of:=IF([.I21]&gt;[.I20];[.A20];[.A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34320000" calcext:value-type="float">
            <text:p>34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style-name="ce12"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21]; NUM_PITCHES)=0;INDEX(PITCHES;1;NUM_PITCHES);INDEX(PITCHES;1;MOD([.$B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1] &amp; &quot;&quot;&quot;},&quot;&quot;tag&quot;&quot;:&quot;&quot;&quot; &amp; [.$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34320000,&quot;duration&quot;:&quot;10m&quot;,&quot;pitch&quot;:&quot;8&quot;,&quot;competition&quot;:{&quot;name&quot;:&quot;U12&quot;, &quot;section&quot;:&quot;Europa League&quot;, &quot;group&quot;:&quot;1&quot;},&quot;tag&quot;:&quot;5&quot;, &quot;homeTeam&quot;:&quot;4th Group 2&quot;, &quot;awayTeam&quot;:&quot;4th Group 1&quot;}" calcext:value-type="string">
            <text:p>{"__v":0,"day":2,"dateTime":34320000,"duration":"10m","pitch":"8","competition":{"name":"U12", "section":"Europa League", "group":"1"},"tag":"5", "homeTeam":"4th Group 2", "awayTeam":"4th Group 1"}</text:p>
          </table:table-cell>
          <table:table-cell table:number-columns-repeated="1012"/>
        </table:table-row>
        <table:table-row table:style-name="ro1">
          <table:table-cell table:formula="of:=IF([.I22]&gt;[.I21];[.A21];[.A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35100000" calcext:value-type="float">
            <text:p>351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table:style-name="ce12"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22]; NUM_PITCHES)=0;INDEX(PITCHES;1;NUM_PITCHES);INDEX(PITCHES;1;MOD([.$B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2] &amp; &quot;&quot;&quot;},&quot;&quot;tag&quot;&quot;:&quot;&quot;&quot; &amp; [.$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35100000,&quot;duration&quot;:&quot;10m&quot;,&quot;pitch&quot;:&quot;5&quot;,&quot;competition&quot;:{&quot;name&quot;:&quot;U12&quot;, &quot;section&quot;:&quot;Champions League&quot;, &quot;group&quot;:&quot;1&quot;},&quot;tag&quot;:&quot;6&quot;, &quot;homeTeam&quot;:&quot;2nd Group 1&quot;, &quot;awayTeam&quot;:&quot;Winner Group 1&quot;}" calcext:value-type="string">
            <text:p>{"__v":0,"day":2,"dateTime":35100000,"duration":"10m","pitch":"5","competition":{"name":"U12", "section":"Champions League", "group":"1"},"tag":"6", "homeTeam":"2nd Group 1", "awayTeam":"Winner Group 1"}</text:p>
          </table:table-cell>
          <table:table-cell table:number-columns-repeated="1012"/>
        </table:table-row>
        <table:table-row table:style-name="ro1">
          <table:table-cell table:formula="of:=IF([.I23]&gt;[.I22];[.A22];[.A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35100000" calcext:value-type="float">
            <text:p>351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style-name="ce12"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B23]; NUM_PITCHES)=0;INDEX(PITCHES;1;NUM_PITCHES);INDEX(PITCHES;1;MOD([.$B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3] &amp; &quot;&quot;&quot;},&quot;&quot;tag&quot;&quot;:&quot;&quot;&quot; &amp; [.$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2,&quot;dateTime&quot;:35100000,&quot;duration&quot;:&quot;10m&quot;,&quot;pitch&quot;:&quot;6&quot;,&quot;competition&quot;:{&quot;name&quot;:&quot;U12&quot;, &quot;section&quot;:&quot;Champions League&quot;, &quot;group&quot;:&quot;1&quot;},&quot;tag&quot;:&quot;6&quot;, &quot;homeTeam&quot;:&quot;2nd Group 2&quot;, &quot;awayTeam&quot;:&quot;Winner Group 2&quot;}" calcext:value-type="string">
            <text:p>{"__v":0,"day":2,"dateTime":35100000,"duration":"10m","pitch":"6","competition":{"name":"U12", "section":"Champions League", "group":"1"},"tag":"6", "homeTeam":"2nd Group 2", "awayTeam":"Winner Group 2"}</text:p>
          </table:table-cell>
          <table:table-cell table:number-columns-repeated="1012"/>
        </table:table-row>
        <table:table-row table:style-name="ro1">
          <table:table-cell table:formula="of:=IF([.I24]&gt;[.I23];[.A23];[.A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35100000" calcext:value-type="float">
            <text:p>351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table:style-name="ce12"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4]; NUM_PITCHES)=0;INDEX(PITCHES;1;NUM_PITCHES);INDEX(PITCHES;1;MOD([.$B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4] &amp; &quot;&quot;&quot;},&quot;&quot;tag&quot;&quot;:&quot;&quot;&quot; &amp; [.$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2,&quot;dateTime&quot;:35100000,&quot;duration&quot;:&quot;10m&quot;,&quot;pitch&quot;:&quot;7&quot;,&quot;competition&quot;:{&quot;name&quot;:&quot;U12&quot;, &quot;section&quot;:&quot;Europa League&quot;, &quot;group&quot;:&quot;1&quot;},&quot;tag&quot;:&quot;6&quot;, &quot;homeTeam&quot;:&quot;4th Group 1&quot;, &quot;awayTeam&quot;:&quot;3rd Group 1&quot;}" calcext:value-type="string">
            <text:p>{"__v":0,"day":2,"dateTime":35100000,"duration":"10m","pitch":"7","competition":{"name":"U12", "section":"Europa League", "group":"1"},"tag":"6", "homeTeam":"4th Group 1", "awayTeam":"3rd Group 1"}</text:p>
          </table:table-cell>
          <table:table-cell table:number-columns-repeated="1012"/>
        </table:table-row>
        <table:table-row table:style-name="ro1">
          <table:table-cell table:formula="of:=IF([.I25]&gt;[.I24];[.A24];[.A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35100000" calcext:value-type="float">
            <text:p>351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style-name="ce12"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B25]; NUM_PITCHES)=0;INDEX(PITCHES;1;NUM_PITCHES);INDEX(PITCHES;1;MOD([.$B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5] &amp; &quot;&quot;&quot;},&quot;&quot;tag&quot;&quot;:&quot;&quot;&quot; &amp; [.$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2,&quot;dateTime&quot;:35100000,&quot;duration&quot;:&quot;10m&quot;,&quot;pitch&quot;:&quot;8&quot;,&quot;competition&quot;:{&quot;name&quot;:&quot;U12&quot;, &quot;section&quot;:&quot;Europa League&quot;, &quot;group&quot;:&quot;1&quot;},&quot;tag&quot;:&quot;6&quot;, &quot;homeTeam&quot;:&quot;4th Group 2&quot;, &quot;awayTeam&quot;:&quot;3rd Group 2&quot;}" calcext:value-type="string">
            <text:p>{"__v":0,"day":2,"dateTime":35100000,"duration":"10m","pitch":"8","competition":{"name":"U12", "section":"Europa League", "group":"1"},"tag":"6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15"/>
          <table:table-cell table:style-name="ce16"/>
          <table:table-cell table:number-columns-repeated="1014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 x 5 KO P=2,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1" table:visibility="collapse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4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formula="of:=FIRST_GAME_MS" office:value-type="float" office:value="30600000" calcext:value-type="float">
            <text:p>30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2];TRANSLATED_TEAM_NAMES;['2 x 5 KO P=2,4'.$E2]+1)" office:value-type="string" office:string-value="1A" calcext:value-type="string">
            <text:p>1A</text:p>
          </table:table-cell>
          <table:table-cell table:formula="of:=VLOOKUP(['2 x 5 KO P=2,4'.G2];TRANSLATED_TEAM_NAMES;['2 x 5 KO P=2,4'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3];TRANSLATED_TEAM_NAMES;['2 x 5 KO P=2,4'.$E3]+1)" office:value-type="string" office:string-value="1C" calcext:value-type="string">
            <text:p>1C</text:p>
          </table:table-cell>
          <table:table-cell table:formula="of:=VLOOKUP(['2 x 5 KO P=2,4'.G3];TRANSLATED_TEAM_NAMES;['2 x 5 KO P=2,4'.$E3]+1)" office:value-type="string" office:string-value="1D" calcext:value-type="string">
            <text:p>1D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6","competition":{"name":"U12", "section":"A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0600000" calcext:value-type="float">
            <text:p>30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4];TRANSLATED_TEAM_NAMES;['2 x 5 KO P=2,4'.$E4]+1)" office:value-type="string" office:string-value="2A" calcext:value-type="string">
            <text:p>2A</text:p>
          </table:table-cell>
          <table:table-cell table:formula="of:=VLOOKUP(['2 x 5 KO P=2,4'.G4];TRANSLATED_TEAM_NAMES;['2 x 5 KO P=2,4'.$E4]+1)" office:value-type="string" office:string-value="2B" calcext:value-type="string">
            <text:p>2B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2&quot;},&quot;tag&quot;:&quot;1&quot;, &quot;homeTeam&quot;:&quot;2A&quot;, &quot;awayTeam&quot;:&quot;2B&quot;}" calcext:value-type="string">
            <text:p>{"__v":0,"day":2,"dateTime":30600000,"duration":"10m","pitch":"7","competition":{"name":"U12", "section":"A", "group":"2"},"tag":"1", "homeTeam":"2A", "awayTeam":"2B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0600000" calcext:value-type="float">
            <text:p>30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5];TRANSLATED_TEAM_NAMES;['2 x 5 KO P=2,4'.$E5]+1)" office:value-type="string" office:string-value="2C" calcext:value-type="string">
            <text:p>2C</text:p>
          </table:table-cell>
          <table:table-cell table:formula="of:=VLOOKUP(['2 x 5 KO P=2,4'.G5];TRANSLATED_TEAM_NAMES;['2 x 5 KO P=2,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2&quot;},&quot;tag&quot;:&quot;1&quot;, &quot;homeTeam&quot;:&quot;2C&quot;, &quot;awayTeam&quot;:&quot;2D&quot;}" calcext:value-type="string">
            <text:p>{"__v":0,"day":2,"dateTime":30600000,"duration":"10m","pitch":"8","competition":{"name":"U12", "section":"A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6];TRANSLATED_TEAM_NAMES;['2 x 5 KO P=2,4'.$E6]+1)" office:value-type="string" office:string-value="1E" calcext:value-type="string">
            <text:p>1E</text:p>
          </table:table-cell>
          <table:table-cell table:formula="of:=VLOOKUP(['2 x 5 KO P=2,4'.G6];TRANSLATED_TEAM_NAMES;['2 x 5 KO P=2,4'.$E6]+1)" office:value-type="string" office:string-value="1A" calcext:value-type="string">
            <text:p>1A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E&quot;, &quot;awayTeam&quot;:&quot;1A&quot;}" calcext:value-type="string">
            <text:p>{"__v":0,"day":2,"dateTime":31380000,"duration":"10m","pitch":"5","competition":{"name":"U12", "section":"A", "group":"1"},"tag":"2", "homeTeam":"1E", "awayTeam":"1A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7];TRANSLATED_TEAM_NAMES;['2 x 5 KO P=2,4'.$E7]+1)" office:value-type="string" office:string-value="1B" calcext:value-type="string">
            <text:p>1B</text:p>
          </table:table-cell>
          <table:table-cell table:formula="of:=VLOOKUP(['2 x 5 KO P=2,4'.G7];TRANSLATED_TEAM_NAMES;['2 x 5 KO P=2,4'.$E7]+1)" office:value-type="string" office:string-value="1C" calcext:value-type="string">
            <text:p>1C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1&quot;},&quot;tag&quot;:&quot;2&quot;, &quot;homeTeam&quot;:&quot;1B&quot;, &quot;awayTeam&quot;:&quot;1C&quot;}" calcext:value-type="string">
            <text:p>{"__v":0,"day":2,"dateTime":31380000,"duration":"10m","pitch":"6","competition":{"name":"U12", "section":"A", "group":"1"},"tag":"2", "homeTeam":"1B", "awayTeam":"1C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1380000" calcext:value-type="float">
            <text:p>313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8];TRANSLATED_TEAM_NAMES;['2 x 5 KO P=2,4'.$E8]+1)" office:value-type="string" office:string-value="2E" calcext:value-type="string">
            <text:p>2E</text:p>
          </table:table-cell>
          <table:table-cell table:formula="of:=VLOOKUP(['2 x 5 KO P=2,4'.G8];TRANSLATED_TEAM_NAMES;['2 x 5 KO P=2,4'.$E8]+1)" office:value-type="string" office:string-value="2A" calcext:value-type="string">
            <text:p>2A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2&quot;},&quot;tag&quot;:&quot;2&quot;, &quot;homeTeam&quot;:&quot;2E&quot;, &quot;awayTeam&quot;:&quot;2A&quot;}" calcext:value-type="string">
            <text:p>{"__v":0,"day":2,"dateTime":31380000,"duration":"10m","pitch":"7","competition":{"name":"U12", "section":"A", "group":"2"},"tag":"2", "homeTeam":"2E", "awayTeam":"2A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1380000" calcext:value-type="float">
            <text:p>313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9];TRANSLATED_TEAM_NAMES;['2 x 5 KO P=2,4'.$E9]+1)" office:value-type="string" office:string-value="2B" calcext:value-type="string">
            <text:p>2B</text:p>
          </table:table-cell>
          <table:table-cell table:formula="of:=VLOOKUP(['2 x 5 KO P=2,4'.G9];TRANSLATED_TEAM_NAMES;['2 x 5 KO P=2,4'.$E9]+1)" office:value-type="string" office:string-value="2C" calcext:value-type="string">
            <text:p>2C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2&quot;},&quot;tag&quot;:&quot;2&quot;, &quot;homeTeam&quot;:&quot;2B&quot;, &quot;awayTeam&quot;:&quot;2C&quot;}" calcext:value-type="string">
            <text:p>{"__v":0,"day":2,"dateTime":31380000,"duration":"10m","pitch":"8","competition":{"name":"U12", "section":"A", "group":"2"},"tag":"2", "homeTeam":"2B", "awayTeam":"2C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0];TRANSLATED_TEAM_NAMES;['2 x 5 KO P=2,4'.$E10]+1)" office:value-type="string" office:string-value="1D" calcext:value-type="string">
            <text:p>1D</text:p>
          </table:table-cell>
          <table:table-cell table:formula="of:=VLOOKUP(['2 x 5 KO P=2,4'.G10];TRANSLATED_TEAM_NAMES;['2 x 5 KO P=2,4'.$E10]+1)" office:value-type="string" office:string-value="1E" calcext:value-type="string">
            <text:p>1E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D&quot;, &quot;awayTeam&quot;:&quot;1E&quot;}" calcext:value-type="string">
            <text:p>{"__v":0,"day":2,"dateTime":32160000,"duration":"10m","pitch":"5","competition":{"name":"U12", "section":"A", "group":"1"},"tag":"3", "homeTeam":"1D", "awayTeam":"1E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32160000" calcext:value-type="float">
            <text:p>321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1];TRANSLATED_TEAM_NAMES;['2 x 5 KO P=2,4'.$E11]+1)" office:value-type="string" office:string-value="1A" calcext:value-type="string">
            <text:p>1A</text:p>
          </table:table-cell>
          <table:table-cell table:formula="of:=VLOOKUP(['2 x 5 KO P=2,4'.G11];TRANSLATED_TEAM_NAMES;['2 x 5 KO P=2,4'.$E11]+1)" office:value-type="string" office:string-value="1C" calcext:value-type="string">
            <text:p>1C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A&quot;, &quot;awayTeam&quot;:&quot;1C&quot;}" calcext:value-type="string">
            <text:p>{"__v":0,"day":2,"dateTime":32160000,"duration":"10m","pitch":"6","competition":{"name":"U12", "section":"A", "group":"1"},"tag":"3", "homeTeam":"1A", "awayTeam":"1C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table:style-name="ce12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32160000" calcext:value-type="float">
            <text:p>321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2];TRANSLATED_TEAM_NAMES;['2 x 5 KO P=2,4'.$E12]+1)" office:value-type="string" office:string-value="2D" calcext:value-type="string">
            <text:p>2D</text:p>
          </table:table-cell>
          <table:table-cell table:formula="of:=VLOOKUP(['2 x 5 KO P=2,4'.G12];TRANSLATED_TEAM_NAMES;['2 x 5 KO P=2,4'.$E12]+1)" office:value-type="string" office:string-value="2E" calcext:value-type="string">
            <text:p>2E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2&quot;},&quot;tag&quot;:&quot;3&quot;, &quot;homeTeam&quot;:&quot;2D&quot;, &quot;awayTeam&quot;:&quot;2E&quot;}" calcext:value-type="string">
            <text:p>{"__v":0,"day":2,"dateTime":32160000,"duration":"10m","pitch":"7","competition":{"name":"U12", "section":"A", "group":"2"},"tag":"3", "homeTeam":"2D", "awayTeam":"2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32160000" calcext:value-type="float">
            <text:p>3216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3];TRANSLATED_TEAM_NAMES;['2 x 5 KO P=2,4'.$E13]+1)" office:value-type="string" office:string-value="2A" calcext:value-type="string">
            <text:p>2A</text:p>
          </table:table-cell>
          <table:table-cell table:formula="of:=VLOOKUP(['2 x 5 KO P=2,4'.G13];TRANSLATED_TEAM_NAMES;['2 x 5 KO P=2,4'.$E13]+1)" office:value-type="string" office:string-value="2C" calcext:value-type="string">
            <text:p>2C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2&quot;},&quot;tag&quot;:&quot;3&quot;, &quot;homeTeam&quot;:&quot;2A&quot;, &quot;awayTeam&quot;:&quot;2C&quot;}" calcext:value-type="string">
            <text:p>{"__v":0,"day":2,"dateTime":32160000,"duration":"10m","pitch":"8","competition":{"name":"U12", "section":"A", "group":"2"},"tag":"3", "homeTeam":"2A", "awayTeam":"2C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table:style-name="ce12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4];TRANSLATED_TEAM_NAMES;['2 x 5 KO P=2,4'.$E14]+1)" office:value-type="string" office:string-value="1B" calcext:value-type="string">
            <text:p>1B</text:p>
          </table:table-cell>
          <table:table-cell table:formula="of:=VLOOKUP(['2 x 5 KO P=2,4'.G14];TRANSLATED_TEAM_NAMES;['2 x 5 KO P=2,4'.$E14]+1)" office:value-type="string" office:string-value="1D" calcext:value-type="string">
            <text:p>1D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B&quot;, &quot;awayTeam&quot;:&quot;1D&quot;}" calcext:value-type="string">
            <text:p>{"__v":0,"day":2,"dateTime":32940000,"duration":"10m","pitch":"5","competition":{"name":"U12", "section":"A", "group":"1"},"tag":"4", "homeTeam":"1B", "awayTeam":"1D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table:style-name="ce12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5];TRANSLATED_TEAM_NAMES;['2 x 5 KO P=2,4'.$E15]+1)" office:value-type="string" office:string-value="1C" calcext:value-type="string">
            <text:p>1C</text:p>
          </table:table-cell>
          <table:table-cell table:formula="of:=VLOOKUP(['2 x 5 KO P=2,4'.G15];TRANSLATED_TEAM_NAMES;['2 x 5 KO P=2,4'.$E15]+1)" office:value-type="string" office:string-value="1E" calcext:value-type="string">
            <text:p>1E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1&quot;},&quot;tag&quot;:&quot;4&quot;, &quot;homeTeam&quot;:&quot;1C&quot;, &quot;awayTeam&quot;:&quot;1E&quot;}" calcext:value-type="string">
            <text:p>{"__v":0,"day":2,"dateTime":32940000,"duration":"10m","pitch":"6","competition":{"name":"U12", "section":"A", "group":"1"},"tag":"4", "homeTeam":"1C", "awayTeam":"1E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table:style-name="ce12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32940000" calcext:value-type="float">
            <text:p>329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6];TRANSLATED_TEAM_NAMES;['2 x 5 KO P=2,4'.$E16]+1)" office:value-type="string" office:string-value="2B" calcext:value-type="string">
            <text:p>2B</text:p>
          </table:table-cell>
          <table:table-cell table:formula="of:=VLOOKUP(['2 x 5 KO P=2,4'.G16];TRANSLATED_TEAM_NAMES;['2 x 5 KO P=2,4'.$E16]+1)" office:value-type="string" office:string-value="2D" calcext:value-type="string">
            <text:p>2D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2&quot;},&quot;tag&quot;:&quot;4&quot;, &quot;homeTeam&quot;:&quot;2B&quot;, &quot;awayTeam&quot;:&quot;2D&quot;}" calcext:value-type="string">
            <text:p>{"__v":0,"day":2,"dateTime":32940000,"duration":"10m","pitch":"7","competition":{"name":"U12", "section":"A", "group":"2"},"tag":"4", "homeTeam":"2B", "awayTeam":"2D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table:style-name="ce12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32940000" calcext:value-type="float">
            <text:p>329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7];TRANSLATED_TEAM_NAMES;['2 x 5 KO P=2,4'.$E17]+1)" office:value-type="string" office:string-value="2C" calcext:value-type="string">
            <text:p>2C</text:p>
          </table:table-cell>
          <table:table-cell table:formula="of:=VLOOKUP(['2 x 5 KO P=2,4'.G17];TRANSLATED_TEAM_NAMES;['2 x 5 KO P=2,4'.$E17]+1)" office:value-type="string" office:string-value="2E" calcext:value-type="string">
            <text:p>2E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2&quot;},&quot;tag&quot;:&quot;4&quot;, &quot;homeTeam&quot;:&quot;2C&quot;, &quot;awayTeam&quot;:&quot;2E&quot;}" calcext:value-type="string">
            <text:p>{"__v":0,"day":2,"dateTime":32940000,"duration":"10m","pitch":"8","competition":{"name":"U12", "section":"A", "group":"2"},"tag":"4", "homeTeam":"2C", "awayTeam":"2E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table:style-name="ce12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8];TRANSLATED_TEAM_NAMES;['2 x 5 KO P=2,4'.$E18]+1)" office:value-type="string" office:string-value="1D" calcext:value-type="string">
            <text:p>1D</text:p>
          </table:table-cell>
          <table:table-cell table:formula="of:=VLOOKUP(['2 x 5 KO P=2,4'.G18];TRANSLATED_TEAM_NAMES;['2 x 5 KO P=2,4'.$E18]+1)" office:value-type="string" office:string-value="1A" calcext:value-type="string">
            <text:p>1A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D&quot;, &quot;awayTeam&quot;:&quot;1A&quot;}" calcext:value-type="string">
            <text:p>{"__v":0,"day":2,"dateTime":33720000,"duration":"10m","pitch":"5","competition":{"name":"U12", "section":"A", "group":"1"},"tag":"5", "homeTeam":"1D", "awayTeam":"1A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table:style-name="ce12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19];TRANSLATED_TEAM_NAMES;['2 x 5 KO P=2,4'.$E19]+1)" office:value-type="string" office:string-value="1E" calcext:value-type="string">
            <text:p>1E</text:p>
          </table:table-cell>
          <table:table-cell table:formula="of:=VLOOKUP(['2 x 5 KO P=2,4'.G19];TRANSLATED_TEAM_NAMES;['2 x 5 KO P=2,4'.$E19]+1)" office:value-type="string" office:string-value="1B" calcext:value-type="string">
            <text:p>1B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1&quot;},&quot;tag&quot;:&quot;5&quot;, &quot;homeTeam&quot;:&quot;1E&quot;, &quot;awayTeam&quot;:&quot;1B&quot;}" calcext:value-type="string">
            <text:p>{"__v":0,"day":2,"dateTime":33720000,"duration":"10m","pitch":"6","competition":{"name":"U12", "section":"A", "group":"1"},"tag":"5", "homeTeam":"1E", "awayTeam":"1B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table:style-name="ce12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33720000" calcext:value-type="float">
            <text:p>337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20];TRANSLATED_TEAM_NAMES;['2 x 5 KO P=2,4'.$E20]+1)" office:value-type="string" office:string-value="2D" calcext:value-type="string">
            <text:p>2D</text:p>
          </table:table-cell>
          <table:table-cell table:formula="of:=VLOOKUP(['2 x 5 KO P=2,4'.G20];TRANSLATED_TEAM_NAMES;['2 x 5 KO P=2,4'.$E20]+1)" office:value-type="string" office:string-value="2A" calcext:value-type="string">
            <text:p>2A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2&quot;},&quot;tag&quot;:&quot;5&quot;, &quot;homeTeam&quot;:&quot;2D&quot;, &quot;awayTeam&quot;:&quot;2A&quot;}" calcext:value-type="string">
            <text:p>{"__v":0,"day":2,"dateTime":33720000,"duration":"10m","pitch":"7","competition":{"name":"U12", "section":"A", "group":"2"},"tag":"5", "homeTeam":"2D", "awayTeam":"2A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33720000" calcext:value-type="float">
            <text:p>337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1];TRANSLATED_TEAM_NAMES;['2 x 5 KO P=2,4'.$E21]+1)" office:value-type="string" office:string-value="2E" calcext:value-type="string">
            <text:p>2E</text:p>
          </table:table-cell>
          <table:table-cell table:formula="of:=VLOOKUP(['2 x 5 KO P=2,4'.G21];TRANSLATED_TEAM_NAMES;['2 x 5 KO P=2,4'.$E21]+1)" office:value-type="string" office:string-value="2B" calcext:value-type="string">
            <text:p>2B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2&quot;},&quot;tag&quot;:&quot;5&quot;, &quot;homeTeam&quot;:&quot;2E&quot;, &quot;awayTeam&quot;:&quot;2B&quot;}" calcext:value-type="string">
            <text:p>{"__v":0,"day":2,"dateTime":33720000,"duration":"10m","pitch":"8","competition":{"name":"U12", "section":"A", "group":"2"},"tag":"5", "homeTeam":"2E", "awayTeam":"2B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table:style-name="ce12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35100000" calcext:value-type="float">
            <text:p>35100000</text:p>
          </table:table-cell>
          <table:table-cell table:style-name="ce14" table:formula="of:=AGE_GROUP_TRANSLATED&amp;&quot;_&quot;&amp;SECTION_TRANSLATED&amp;&quot;_PO1&quot;" office:value-type="string" office:string-value="U12_A_PO1" calcext:value-type="string">
            <text:p>U12_A_PO1</text:p>
          </table:table-cell>
          <table:table-cell table:style-name="ce15"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16" table:formula="of:=AGE_GROUP_TRANSLATED&amp;&quot;_&quot;&amp;SECTION_TRANSLATED&amp;&quot;_G2_P5&quot;" office:value-type="string" office:string-value="U12_A_G2_P5" calcext:value-type="string">
            <text:p>U12_A_G2_P5</text:p>
          </table:table-cell>
          <table:table-cell table:style-name="ce13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35100000,&quot;duration&quot;:&quot;10m&quot;,&quot;pitch&quot;:&quot;5&quot;,&quot;competition&quot;:{&quot;name&quot;:&quot;U12&quot;, &quot;section&quot;:&quot;A&quot;},&quot;tag&quot;:&quot;PO1&quot;, &quot;homeTeam&quot;:&quot;4th Group 1&quot;, &quot;awayTeam&quot;:&quot;5th Group 2&quot;, &quot;homeTeamFrom&quot;:&quot;U12_A_G1_P4&quot;, &quot;awayTeamFrom&quot;:&quot;U12_A_G2_P5&quot;, &quot;stage2Tag&quot;:&quot;U12_A_PO1&quot;}" calcext:value-type="string">
            <text:p>{"__v":0,"day":2,"dateTime":35100000,"duration":"10m","pitch":"5","competition":{"name":"U12", "section":"A"},"tag":"PO1", "homeTeam":"4th Group 1", "awayTeam":"5th Group 2", "homeTeamFrom":"U12_A_G1_P4", "awayTeamFrom":"U12_A_G2_P5", "stage2Tag":"U12_A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35100000" calcext:value-type="float">
            <text:p>35100000</text:p>
          </table:table-cell>
          <table:table-cell table:style-name="ce14" table:formula="of:=AGE_GROUP_TRANSLATED&amp;&quot;_&quot;&amp;SECTION_TRANSLATED&amp;&quot;_PO2&quot;" office:value-type="string" office:string-value="U12_A_PO2" calcext:value-type="string">
            <text:p>U12_A_PO2</text:p>
          </table:table-cell>
          <table:table-cell table:style-name="ce15"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16" table:formula="of:=AGE_GROUP_TRANSLATED&amp;&quot;_&quot;&amp;SECTION_TRANSLATED&amp;&quot;_G1_P5&quot;" office:value-type="string" office:string-value="U12_A_G1_P5" calcext:value-type="string">
            <text:p>U12_A_G1_P5</text:p>
          </table:table-cell>
          <table:table-cell table:style-name="ce13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35100000,&quot;duration&quot;:&quot;10m&quot;,&quot;pitch&quot;:&quot;6&quot;,&quot;competition&quot;:{&quot;name&quot;:&quot;U12&quot;, &quot;section&quot;:&quot;A&quot;},&quot;tag&quot;:&quot;PO2&quot;, &quot;homeTeam&quot;:&quot;4th Group 2&quot;, &quot;awayTeam&quot;:&quot;5th Group 1&quot;, &quot;homeTeamFrom&quot;:&quot;U12_A_G2_P4&quot;, &quot;awayTeamFrom&quot;:&quot;U12_A_G1_P5&quot;, &quot;stage2Tag&quot;:&quot;U12_A_PO2&quot;}" calcext:value-type="string">
            <text:p>{"__v":0,"day":2,"dateTime":35100000,"duration":"10m","pitch":"6","competition":{"name":"U12", "section":"A"},"tag":"PO2", "homeTeam":"4th Group 2", "awayTeam":"5th Group 1", "homeTeamFrom":"U12_A_G2_P4", "awayTeamFrom":"U12_A_G1_P5", "stage2Tag":"U12_A_PO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table:style-name="ce12" office:value-type="float" office:value="23" calcext:value-type="float">
            <text:p>23</text:p>
          </table:table-cell>
          <table:table-cell table:formula="of:=FIRST_GAME_MS + ((DURATION_MS + GAME_GAP_MS) * ([.$B24]-1)) + SECTION_GAP_MS" office:value-type="float" office:value="35100000" calcext:value-type="float">
            <text:p>35100000</text:p>
          </table:table-cell>
          <table:table-cell table:style-name="ce14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5"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16"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35100000,&quot;duration&quot;:&quot;10m&quot;,&quot;pitch&quot;:&quot;7&quot;,&quot;competition&quot;:{&quot;name&quot;:&quot;U12&quot;, &quot;section&quot;:&quot;A&quot;},&quot;tag&quot;:&quot;QF1&quot;, &quot;homeTeam&quot;:&quot;2nd Group 1&quot;, &quot;awayTeam&quot;:&quot;3rd Group 2&quot;, &quot;homeTeamFrom&quot;:&quot;U12_A_G1_P2&quot;, &quot;awayTeamFrom&quot;:&quot;U12_A_G2_P3&quot;, &quot;stage2Tag&quot;:&quot;U12_A_QF1&quot;}" calcext:value-type="string">
            <text:p>{"__v":0,"day":2,"dateTime":35100000,"duration":"10m","pitch":"7","competition":{"name":"U12", "section":"A"},"tag":"QF1", "homeTeam":"2nd Group 1", "awayTeam":"3rd Group 2", "homeTeamFrom":"U12_A_G1_P2", "awayTeamFrom":"U12_A_G2_P3", "stage2Tag":"U12_A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table:style-name="ce12" office:value-type="float" office:value="24" calcext:value-type="float">
            <text:p>24</text:p>
          </table:table-cell>
          <table:table-cell table:formula="of:=FIRST_GAME_MS + ((DURATION_MS + GAME_GAP_MS) * ([.$B25]-1)) + SECTION_GAP_MS" office:value-type="float" office:value="35100000" calcext:value-type="float">
            <text:p>35100000</text:p>
          </table:table-cell>
          <table:table-cell table:style-name="ce14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5"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16"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35100000,&quot;duration&quot;:&quot;10m&quot;,&quot;pitch&quot;:&quot;8&quot;,&quot;competition&quot;:{&quot;name&quot;:&quot;U12&quot;, &quot;section&quot;:&quot;A&quot;},&quot;tag&quot;:&quot;QF2&quot;, &quot;homeTeam&quot;:&quot;2nd Group 2&quot;, &quot;awayTeam&quot;:&quot;3rd Group 1&quot;, &quot;homeTeamFrom&quot;:&quot;U12_A_G2_P2&quot;, &quot;awayTeamFrom&quot;:&quot;U12_A_G1_P3&quot;, &quot;stage2Tag&quot;:&quot;U12_A_QF2&quot;}" calcext:value-type="string">
            <text:p>{"__v":0,"day":2,"dateTime":35100000,"duration":"10m","pitch":"8","competition":{"name":"U12", "section":"A"},"tag":"QF2", "homeTeam":"2nd Group 2", "awayTeam":"3rd Group 1", "homeTeamFrom":"U12_A_G2_P2", "awayTeamFrom":"U12_A_G1_P3", "stage2Tag":"U12_A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table:style-name="ce12" office:value-type="float" office:value="25" calcext:value-type="float">
            <text:p>25</text:p>
          </table:table-cell>
          <table:table-cell table:formula="of:=FIRST_GAME_MS + ((DURATION_MS + GAME_GAP_MS) * ([.$B26]-1)) + SECTION_GAP_MS" office:value-type="float" office:value="35880000" calcext:value-type="float">
            <text:p>35880000</text:p>
          </table:table-cell>
          <table:table-cell table:style-name="ce14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5"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style-name="ce16" table:formula="of:=AGE_GROUP_TRANSLATED&amp;&quot;_&quot;&amp;SECTION_TRANSLATED&amp;&quot;_PO2&quot;" office:value-type="string" office:string-value="U12_A_PO2" calcext:value-type="string">
            <text:p>U12_A_PO2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35880000,&quot;duration&quot;:&quot;10m&quot;,&quot;pitch&quot;:&quot;5&quot;,&quot;competition&quot;:{&quot;name&quot;:&quot;U12&quot;, &quot;section&quot;:&quot;A&quot;},&quot;tag&quot;:&quot;QF3&quot;, &quot;homeTeam&quot;:&quot;Winner Group 1&quot;, &quot;awayTeam&quot;:&quot;Winner PO2&quot;, &quot;homeTeamFrom&quot;:&quot;U12_A_G1_P1&quot;, &quot;awayTeamFrom&quot;:&quot;U12_A_PO2&quot;, &quot;stage2Tag&quot;:&quot;U12_A_QF3&quot;}" calcext:value-type="string">
            <text:p>{"__v":0,"day":2,"dateTime":35880000,"duration":"10m","pitch":"5","competition":{"name":"U12", "section":"A"},"tag":"QF3", "homeTeam":"Winner Group 1", "awayTeam":"Winner PO2", "homeTeamFrom":"U12_A_G1_P1", "awayTeamFrom":"U12_A_PO2", "stage2Tag":"U12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table:style-name="ce12" office:value-type="float" office:value="26" calcext:value-type="float">
            <text:p>26</text:p>
          </table:table-cell>
          <table:table-cell table:formula="of:=FIRST_GAME_MS + ((DURATION_MS + GAME_GAP_MS) * ([.$B27]-1)) + SECTION_GAP_MS" office:value-type="float" office:value="35880000" calcext:value-type="float">
            <text:p>35880000</text:p>
          </table:table-cell>
          <table:table-cell table:style-name="ce14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5"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style-name="ce16" table:formula="of:=AGE_GROUP_TRANSLATED&amp;&quot;_&quot;&amp;SECTION_TRANSLATED&amp;&quot;_PO1&quot;" office:value-type="string" office:string-value="U12_A_PO1" calcext:value-type="string">
            <text:p>U12_A_PO1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35880000,&quot;duration&quot;:&quot;10m&quot;,&quot;pitch&quot;:&quot;6&quot;,&quot;competition&quot;:{&quot;name&quot;:&quot;U12&quot;, &quot;section&quot;:&quot;A&quot;},&quot;tag&quot;:&quot;QF4&quot;, &quot;homeTeam&quot;:&quot;Winner Group 2&quot;, &quot;awayTeam&quot;:&quot;Winner PO1&quot;, &quot;homeTeamFrom&quot;:&quot;U12_A_G2_P1&quot;, &quot;awayTeamFrom&quot;:&quot;U12_A_PO1&quot;, &quot;stage2Tag&quot;:&quot;U12_A_QF4&quot;}" calcext:value-type="string">
            <text:p>{"__v":0,"day":2,"dateTime":35880000,"duration":"10m","pitch":"6","competition":{"name":"U12", "section":"A"},"tag":"QF4", "homeTeam":"Winner Group 2", "awayTeam":"Winner PO1", "homeTeamFrom":"U12_A_G2_P1", "awayTeamFrom":"U12_A_PO1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table:style-name="ce12" office:value-type="float" office:value="27" calcext:value-type="float">
            <text:p>27</text:p>
          </table:table-cell>
          <table:table-cell table:formula="of:=FIRST_GAME_MS + ((DURATION_MS + GAME_GAP_MS) * ([.$B28]-1)) + SECTION_GAP_MS" office:value-type="float" office:value="35880000" calcext:value-type="float">
            <text:p>35880000</text:p>
          </table:table-cell>
          <table:table-cell table:style-name="ce14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5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6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35880000,&quot;duration&quot;:&quot;10m&quot;,&quot;pitch&quot;:&quot;7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35880000,"duration":"10m","pitch":"7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table:style-name="ce12" office:value-type="float" office:value="28" calcext:value-type="float">
            <text:p>28</text:p>
          </table:table-cell>
          <table:table-cell table:formula="of:=FIRST_GAME_MS + ((DURATION_MS + GAME_GAP_MS) * ([.$B29]-1)) + SECTION_GAP_MS" office:value-type="float" office:value="35880000" calcext:value-type="float">
            <text:p>35880000</text:p>
          </table:table-cell>
          <table:table-cell table:style-name="ce14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5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6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35880000,&quot;duration&quot;:&quot;10m&quot;,&quot;pitch&quot;:&quot;8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35880000,"duration":"10m","pitch":"8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table:style-name="ce12" office:value-type="float" office:value="29" calcext:value-type="float">
            <text:p>29</text:p>
          </table:table-cell>
          <table:table-cell table:formula="of:=FIRST_GAME_MS + ((DURATION_MS + GAME_GAP_MS) * ([.$B30]-1)) + SECTION_GAP_MS" office:value-type="float" office:value="36660000" calcext:value-type="float">
            <text:p>36660000</text:p>
          </table:table-cell>
          <table:table-cell table:style-name="ce14"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style-name="ce15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6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36660000,&quot;duration&quot;:&quot;10m&quot;,&quot;pitch&quot;:&quot;5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36660000,"duration":"10m","pitch":"5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2"/>
          <table:table-cell table:style-name="ce14"/>
          <table:table-cell/>
          <table:table-cell table:style-name="ce15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15"/>
          <table:table-cell table:style-name="ce16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3" table:visibility="collapse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0600000" calcext:value-type="float">
            <text:p>30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2];TRANSLATED_TEAM_NAMES;['2 x 6 KO P=2,4'.$E2]+1)" office:value-type="string" office:string-value="1A" calcext:value-type="string">
            <text:p>1A</text:p>
          </table:table-cell>
          <table:table-cell table:formula="of:=VLOOKUP(['2 x 6 KO P=2,4'.G2];TRANSLATED_TEAM_NAMES;['2 x 6 KO P=2,4'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30600000" calcext:value-type="float">
            <text:p>30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3];TRANSLATED_TEAM_NAMES;['2 x 6 KO P=2,4'.$E3]+1)" office:value-type="string" office:string-value="2A" calcext:value-type="string">
            <text:p>2A</text:p>
          </table:table-cell>
          <table:table-cell table:formula="of:=VLOOKUP(['2 x 6 KO P=2,4'.G3];TRANSLATED_TEAM_NAMES;['2 x 6 KO P=2,4'.$E3]+1)" office:value-type="string" office:string-value="2B" calcext:value-type="string">
            <text:p>2B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2&quot;},&quot;tag&quot;:&quot;1&quot;, &quot;homeTeam&quot;:&quot;2A&quot;, &quot;awayTeam&quot;:&quot;2B&quot;}" calcext:value-type="string">
            <text:p>{"__v":0,"day":2,"dateTime":30600000,"duration":"10m","pitch":"6","competition":{"name":"U12", "section":"A", "group":"2"},"tag":"1", "homeTeam":"2A", "awayTeam":"2B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30600000" calcext:value-type="float">
            <text:p>30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4];TRANSLATED_TEAM_NAMES;['2 x 6 KO P=2,4'.$E4]+1)" office:value-type="string" office:string-value="1C" calcext:value-type="string">
            <text:p>1C</text:p>
          </table:table-cell>
          <table:table-cell table:formula="of:=VLOOKUP(['2 x 6 KO P=2,4'.G4];TRANSLATED_TEAM_NAMES;['2 x 6 KO P=2,4'.$E4]+1)" office:value-type="string" office:string-value="1D" calcext:value-type="string">
            <text:p>1D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7","competition":{"name":"U12", "section":"A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30600000" calcext:value-type="float">
            <text:p>30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5];TRANSLATED_TEAM_NAMES;['2 x 6 KO P=2,4'.$E5]+1)" office:value-type="string" office:string-value="2C" calcext:value-type="string">
            <text:p>2C</text:p>
          </table:table-cell>
          <table:table-cell table:formula="of:=VLOOKUP(['2 x 6 KO P=2,4'.G5];TRANSLATED_TEAM_NAMES;['2 x 6 KO P=2,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2&quot;},&quot;tag&quot;:&quot;1&quot;, &quot;homeTeam&quot;:&quot;2C&quot;, &quot;awayTeam&quot;:&quot;2D&quot;}" calcext:value-type="string">
            <text:p>{"__v":0,"day":2,"dateTime":30600000,"duration":"10m","pitch":"8","competition":{"name":"U12", "section":"A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6];TRANSLATED_TEAM_NAMES;['2 x 6 KO P=2,4'.$E6]+1)" office:value-type="string" office:string-value="1E" calcext:value-type="string">
            <text:p>1E</text:p>
          </table:table-cell>
          <table:table-cell table:formula="of:=VLOOKUP(['2 x 6 KO P=2,4'.G6];TRANSLATED_TEAM_NAMES;['2 x 6 KO P=2,4'.$E6]+1)" office:value-type="string" office:string-value="1F" calcext:value-type="string">
            <text:p>1F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E&quot;, &quot;awayTeam&quot;:&quot;1F&quot;}" calcext:value-type="string">
            <text:p>{"__v":0,"day":2,"dateTime":31380000,"duration":"10m","pitch":"5","competition":{"name":"U12", "section":"A", "group":"1"},"tag":"2", "homeTeam":"1E", "awayTeam":"1F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31380000" calcext:value-type="float">
            <text:p>313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7];TRANSLATED_TEAM_NAMES;['2 x 6 KO P=2,4'.$E7]+1)" office:value-type="string" office:string-value="2E" calcext:value-type="string">
            <text:p>2E</text:p>
          </table:table-cell>
          <table:table-cell table:formula="of:=VLOOKUP(['2 x 6 KO P=2,4'.G7];TRANSLATED_TEAM_NAMES;['2 x 6 KO P=2,4'.$E7]+1)" office:value-type="string" office:string-value="2F" calcext:value-type="string">
            <text:p>2F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2&quot;},&quot;tag&quot;:&quot;2&quot;, &quot;homeTeam&quot;:&quot;2E&quot;, &quot;awayTeam&quot;:&quot;2F&quot;}" calcext:value-type="string">
            <text:p>{"__v":0,"day":2,"dateTime":31380000,"duration":"10m","pitch":"6","competition":{"name":"U12", "section":"A", "group":"2"},"tag":"2", "homeTeam":"2E", "awayTeam":"2F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8];TRANSLATED_TEAM_NAMES;['2 x 6 KO P=2,4'.$E8]+1)" office:value-type="string" office:string-value="1D" calcext:value-type="string">
            <text:p>1D</text:p>
          </table:table-cell>
          <table:table-cell table:formula="of:=VLOOKUP(['2 x 6 KO P=2,4'.G8];TRANSLATED_TEAM_NAMES;['2 x 6 KO P=2,4'.$E8]+1)" office:value-type="string" office:string-value="1E" calcext:value-type="string">
            <text:p>1E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1&quot;},&quot;tag&quot;:&quot;2&quot;, &quot;homeTeam&quot;:&quot;1D&quot;, &quot;awayTeam&quot;:&quot;1E&quot;}" calcext:value-type="string">
            <text:p>{"__v":0,"day":2,"dateTime":31380000,"duration":"10m","pitch":"7","competition":{"name":"U12", "section":"A", "group":"1"},"tag":"2", "homeTeam":"1D", "awayTeam":"1E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31380000" calcext:value-type="float">
            <text:p>313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9];TRANSLATED_TEAM_NAMES;['2 x 6 KO P=2,4'.$E9]+1)" office:value-type="string" office:string-value="2D" calcext:value-type="string">
            <text:p>2D</text:p>
          </table:table-cell>
          <table:table-cell table:formula="of:=VLOOKUP(['2 x 6 KO P=2,4'.G9];TRANSLATED_TEAM_NAMES;['2 x 6 KO P=2,4'.$E9]+1)" office:value-type="string" office:string-value="2E" calcext:value-type="string">
            <text:p>2E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2&quot;},&quot;tag&quot;:&quot;2&quot;, &quot;homeTeam&quot;:&quot;2D&quot;, &quot;awayTeam&quot;:&quot;2E&quot;}" calcext:value-type="string">
            <text:p>{"__v":0,"day":2,"dateTime":31380000,"duration":"10m","pitch":"8","competition":{"name":"U12", "section":"A", "group":"2"},"tag":"2", "homeTeam":"2D", "awayTeam":"2E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0];TRANSLATED_TEAM_NAMES;['2 x 6 KO P=2,4'.$E10]+1)" office:value-type="string" office:string-value="1F" calcext:value-type="string">
            <text:p>1F</text:p>
          </table:table-cell>
          <table:table-cell table:formula="of:=VLOOKUP(['2 x 6 KO P=2,4'.G10];TRANSLATED_TEAM_NAMES;['2 x 6 KO P=2,4'.$E10]+1)" office:value-type="string" office:string-value="1A" calcext:value-type="string">
            <text:p>1A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F&quot;, &quot;awayTeam&quot;:&quot;1A&quot;}" calcext:value-type="string">
            <text:p>{"__v":0,"day":2,"dateTime":32160000,"duration":"10m","pitch":"5","competition":{"name":"U12", "section":"A", "group":"1"},"tag":"3", "homeTeam":"1F", "awayTeam":"1A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32160000" calcext:value-type="float">
            <text:p>3216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1];TRANSLATED_TEAM_NAMES;['2 x 6 KO P=2,4'.$E11]+1)" office:value-type="string" office:string-value="2F" calcext:value-type="string">
            <text:p>2F</text:p>
          </table:table-cell>
          <table:table-cell table:formula="of:=VLOOKUP(['2 x 6 KO P=2,4'.G11];TRANSLATED_TEAM_NAMES;['2 x 6 KO P=2,4'.$E11]+1)" office:value-type="string" office:string-value="2A" calcext:value-type="string">
            <text:p>2A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2&quot;},&quot;tag&quot;:&quot;3&quot;, &quot;homeTeam&quot;:&quot;2F&quot;, &quot;awayTeam&quot;:&quot;2A&quot;}" calcext:value-type="string">
            <text:p>{"__v":0,"day":2,"dateTime":32160000,"duration":"10m","pitch":"6","competition":{"name":"U12", "section":"A", "group":"2"},"tag":"3", "homeTeam":"2F", "awayTeam":"2A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2];TRANSLATED_TEAM_NAMES;['2 x 6 KO P=2,4'.$E12]+1)" office:value-type="string" office:string-value="1B" calcext:value-type="string">
            <text:p>1B</text:p>
          </table:table-cell>
          <table:table-cell table:formula="of:=VLOOKUP(['2 x 6 KO P=2,4'.G12];TRANSLATED_TEAM_NAMES;['2 x 6 KO P=2,4'.$E12]+1)" office:value-type="string" office:string-value="1C" calcext:value-type="string">
            <text:p>1C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1&quot;},&quot;tag&quot;:&quot;3&quot;, &quot;homeTeam&quot;:&quot;1B&quot;, &quot;awayTeam&quot;:&quot;1C&quot;}" calcext:value-type="string">
            <text:p>{"__v":0,"day":2,"dateTime":32160000,"duration":"10m","pitch":"7","competition":{"name":"U12", "section":"A", "group":"1"},"tag":"3", "homeTeam":"1B", "awayTeam":"1C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32160000" calcext:value-type="float">
            <text:p>321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3];TRANSLATED_TEAM_NAMES;['2 x 6 KO P=2,4'.$E13]+1)" office:value-type="string" office:string-value="2B" calcext:value-type="string">
            <text:p>2B</text:p>
          </table:table-cell>
          <table:table-cell table:formula="of:=VLOOKUP(['2 x 6 KO P=2,4'.G13];TRANSLATED_TEAM_NAMES;['2 x 6 KO P=2,4'.$E13]+1)" office:value-type="string" office:string-value="2C" calcext:value-type="string">
            <text:p>2C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2&quot;},&quot;tag&quot;:&quot;3&quot;, &quot;homeTeam&quot;:&quot;2B&quot;, &quot;awayTeam&quot;:&quot;2C&quot;}" calcext:value-type="string">
            <text:p>{"__v":0,"day":2,"dateTime":32160000,"duration":"10m","pitch":"8","competition":{"name":"U12", "section":"A", "group":"2"},"tag":"3", "homeTeam":"2B", "awayTeam":"2C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32940000" calcext:value-type="float">
            <text:p>329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4];TRANSLATED_TEAM_NAMES;['2 x 6 KO P=2,4'.$E14]+1)" office:value-type="string" office:string-value="1A" calcext:value-type="string">
            <text:p>1A</text:p>
          </table:table-cell>
          <table:table-cell table:formula="of:=VLOOKUP(['2 x 6 KO P=2,4'.G14];TRANSLATED_TEAM_NAMES;['2 x 6 KO P=2,4'.$E14]+1)" office:value-type="string" office:string-value="1C" calcext:value-type="string">
            <text:p>1C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A&quot;, &quot;awayTeam&quot;:&quot;1C&quot;}" calcext:value-type="string">
            <text:p>{"__v":0,"day":2,"dateTime":32940000,"duration":"10m","pitch":"5","competition":{"name":"U12", "section":"A", "group":"1"},"tag":"4", "homeTeam":"1A", "awayTeam":"1C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32940000" calcext:value-type="float">
            <text:p>329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5];TRANSLATED_TEAM_NAMES;['2 x 6 KO P=2,4'.$E15]+1)" office:value-type="string" office:string-value="2A" calcext:value-type="string">
            <text:p>2A</text:p>
          </table:table-cell>
          <table:table-cell table:formula="of:=VLOOKUP(['2 x 6 KO P=2,4'.G15];TRANSLATED_TEAM_NAMES;['2 x 6 KO P=2,4'.$E15]+1)" office:value-type="string" office:string-value="2C" calcext:value-type="string">
            <text:p>2C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2&quot;},&quot;tag&quot;:&quot;4&quot;, &quot;homeTeam&quot;:&quot;2A&quot;, &quot;awayTeam&quot;:&quot;2C&quot;}" calcext:value-type="string">
            <text:p>{"__v":0,"day":2,"dateTime":32940000,"duration":"10m","pitch":"6","competition":{"name":"U12", "section":"A", "group":"2"},"tag":"4", "homeTeam":"2A", "awayTeam":"2C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6];TRANSLATED_TEAM_NAMES;['2 x 6 KO P=2,4'.$E16]+1)" office:value-type="string" office:string-value="1D" calcext:value-type="string">
            <text:p>1D</text:p>
          </table:table-cell>
          <table:table-cell table:formula="of:=VLOOKUP(['2 x 6 KO P=2,4'.G16];TRANSLATED_TEAM_NAMES;['2 x 6 KO P=2,4'.$E16]+1)" office:value-type="string" office:string-value="1F" calcext:value-type="string">
            <text:p>1F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1&quot;},&quot;tag&quot;:&quot;4&quot;, &quot;homeTeam&quot;:&quot;1D&quot;, &quot;awayTeam&quot;:&quot;1F&quot;}" calcext:value-type="string">
            <text:p>{"__v":0,"day":2,"dateTime":32940000,"duration":"10m","pitch":"7","competition":{"name":"U12", "section":"A", "group":"1"},"tag":"4", "homeTeam":"1D", "awayTeam":"1F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32940000" calcext:value-type="float">
            <text:p>329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7];TRANSLATED_TEAM_NAMES;['2 x 6 KO P=2,4'.$E17]+1)" office:value-type="string" office:string-value="2D" calcext:value-type="string">
            <text:p>2D</text:p>
          </table:table-cell>
          <table:table-cell table:formula="of:=VLOOKUP(['2 x 6 KO P=2,4'.G17];TRANSLATED_TEAM_NAMES;['2 x 6 KO P=2,4'.$E17]+1)" office:value-type="string" office:string-value="2F" calcext:value-type="string">
            <text:p>2F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2&quot;},&quot;tag&quot;:&quot;4&quot;, &quot;homeTeam&quot;:&quot;2D&quot;, &quot;awayTeam&quot;:&quot;2F&quot;}" calcext:value-type="string">
            <text:p>{"__v":0,"day":2,"dateTime":32940000,"duration":"10m","pitch":"8","competition":{"name":"U12", "section":"A", "group":"2"},"tag":"4", "homeTeam":"2D", "awayTeam":"2F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8];TRANSLATED_TEAM_NAMES;['2 x 6 KO P=2,4'.$E18]+1)" office:value-type="string" office:string-value="1E" calcext:value-type="string">
            <text:p>1E</text:p>
          </table:table-cell>
          <table:table-cell table:formula="of:=VLOOKUP(['2 x 6 KO P=2,4'.G18];TRANSLATED_TEAM_NAMES;['2 x 6 KO P=2,4'.$E18]+1)" office:value-type="string" office:string-value="1B" calcext:value-type="string">
            <text:p>1B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E&quot;, &quot;awayTeam&quot;:&quot;1B&quot;}" calcext:value-type="string">
            <text:p>{"__v":0,"day":2,"dateTime":33720000,"duration":"10m","pitch":"5","competition":{"name":"U12", "section":"A", "group":"1"},"tag":"5", "homeTeam":"1E", "awayTeam":"1B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33720000" calcext:value-type="float">
            <text:p>337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9];TRANSLATED_TEAM_NAMES;['2 x 6 KO P=2,4'.$E19]+1)" office:value-type="string" office:string-value="2E" calcext:value-type="string">
            <text:p>2E</text:p>
          </table:table-cell>
          <table:table-cell table:formula="of:=VLOOKUP(['2 x 6 KO P=2,4'.G19];TRANSLATED_TEAM_NAMES;['2 x 6 KO P=2,4'.$E19]+1)" office:value-type="string" office:string-value="2B" calcext:value-type="string">
            <text:p>2B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2&quot;},&quot;tag&quot;:&quot;5&quot;, &quot;homeTeam&quot;:&quot;2E&quot;, &quot;awayTeam&quot;:&quot;2B&quot;}" calcext:value-type="string">
            <text:p>{"__v":0,"day":2,"dateTime":33720000,"duration":"10m","pitch":"6","competition":{"name":"U12", "section":"A", "group":"2"},"tag":"5", "homeTeam":"2E", "awayTeam":"2B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0];TRANSLATED_TEAM_NAMES;['2 x 6 KO P=2,4'.$E20]+1)" office:value-type="string" office:string-value="1F" calcext:value-type="string">
            <text:p>1F</text:p>
          </table:table-cell>
          <table:table-cell table:formula="of:=VLOOKUP(['2 x 6 KO P=2,4'.G20];TRANSLATED_TEAM_NAMES;['2 x 6 KO P=2,4'.$E20]+1)" office:value-type="string" office:string-value="1B" calcext:value-type="string">
            <text:p>1B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1&quot;},&quot;tag&quot;:&quot;5&quot;, &quot;homeTeam&quot;:&quot;1F&quot;, &quot;awayTeam&quot;:&quot;1B&quot;}" calcext:value-type="string">
            <text:p>{"__v":0,"day":2,"dateTime":33720000,"duration":"10m","pitch":"7","competition":{"name":"U12", "section":"A", "group":"1"},"tag":"5", "homeTeam":"1F", "awayTeam":"1B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33720000" calcext:value-type="float">
            <text:p>3372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1];TRANSLATED_TEAM_NAMES;['2 x 6 KO P=2,4'.$E21]+1)" office:value-type="string" office:string-value="2F" calcext:value-type="string">
            <text:p>2F</text:p>
          </table:table-cell>
          <table:table-cell table:formula="of:=VLOOKUP(['2 x 6 KO P=2,4'.G21];TRANSLATED_TEAM_NAMES;['2 x 6 KO P=2,4'.$E21]+1)" office:value-type="string" office:string-value="2B" calcext:value-type="string">
            <text:p>2B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2&quot;},&quot;tag&quot;:&quot;5&quot;, &quot;homeTeam&quot;:&quot;2F&quot;, &quot;awayTeam&quot;:&quot;2B&quot;}" calcext:value-type="string">
            <text:p>{"__v":0,"day":2,"dateTime":33720000,"duration":"10m","pitch":"8","competition":{"name":"U12", "section":"A", "group":"2"},"tag":"5", "homeTeam":"2F", "awayTeam":"2B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2];TRANSLATED_TEAM_NAMES;['2 x 6 KO P=2,4'.$E22]+1)" office:value-type="string" office:string-value="1C" calcext:value-type="string">
            <text:p>1C</text:p>
          </table:table-cell>
          <table:table-cell table:formula="of:=VLOOKUP(['2 x 6 KO P=2,4'.G22];TRANSLATED_TEAM_NAMES;['2 x 6 KO P=2,4'.$E22]+1)" office:value-type="string" office:string-value="1E" calcext:value-type="string">
            <text:p>1E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34500000,&quot;duration&quot;:&quot;10m&quot;,&quot;pitch&quot;:&quot;5&quot;,&quot;competition&quot;:{&quot;name&quot;:&quot;U12&quot;, &quot;section&quot;:&quot;A&quot;, &quot;group&quot;:&quot;1&quot;},&quot;tag&quot;:&quot;6&quot;, &quot;homeTeam&quot;:&quot;1C&quot;, &quot;awayTeam&quot;:&quot;1E&quot;}" calcext:value-type="string">
            <text:p>{"__v":0,"day":2,"dateTime":34500000,"duration":"10m","pitch":"5","competition":{"name":"U12", "section":"A", "group":"1"},"tag":"6", "homeTeam":"1C", "awayTeam":"1E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34500000" calcext:value-type="float">
            <text:p>345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3];TRANSLATED_TEAM_NAMES;['2 x 6 KO P=2,4'.$E23]+1)" office:value-type="string" office:string-value="2C" calcext:value-type="string">
            <text:p>2C</text:p>
          </table:table-cell>
          <table:table-cell table:formula="of:=VLOOKUP(['2 x 6 KO P=2,4'.G23];TRANSLATED_TEAM_NAMES;['2 x 6 KO P=2,4'.$E23]+1)" office:value-type="string" office:string-value="2E" calcext:value-type="string">
            <text:p>2E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34500000,&quot;duration&quot;:&quot;10m&quot;,&quot;pitch&quot;:&quot;6&quot;,&quot;competition&quot;:{&quot;name&quot;:&quot;U12&quot;, &quot;section&quot;:&quot;A&quot;, &quot;group&quot;:&quot;2&quot;},&quot;tag&quot;:&quot;6&quot;, &quot;homeTeam&quot;:&quot;2C&quot;, &quot;awayTeam&quot;:&quot;2E&quot;}" calcext:value-type="string">
            <text:p>{"__v":0,"day":2,"dateTime":34500000,"duration":"10m","pitch":"6","competition":{"name":"U12", "section":"A", "group":"2"},"tag":"6", "homeTeam":"2C", "awayTeam":"2E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4];TRANSLATED_TEAM_NAMES;['2 x 6 KO P=2,4'.$E24]+1)" office:value-type="string" office:string-value="1D" calcext:value-type="string">
            <text:p>1D</text:p>
          </table:table-cell>
          <table:table-cell table:formula="of:=VLOOKUP(['2 x 6 KO P=2,4'.G24];TRANSLATED_TEAM_NAMES;['2 x 6 KO P=2,4'.$E24]+1)" office:value-type="string" office:string-value="1A" calcext:value-type="string">
            <text:p>1A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34500000,&quot;duration&quot;:&quot;10m&quot;,&quot;pitch&quot;:&quot;7&quot;,&quot;competition&quot;:{&quot;name&quot;:&quot;U12&quot;, &quot;section&quot;:&quot;A&quot;, &quot;group&quot;:&quot;1&quot;},&quot;tag&quot;:&quot;6&quot;, &quot;homeTeam&quot;:&quot;1D&quot;, &quot;awayTeam&quot;:&quot;1A&quot;}" calcext:value-type="string">
            <text:p>{"__v":0,"day":2,"dateTime":34500000,"duration":"10m","pitch":"7","competition":{"name":"U12", "section":"A", "group":"1"},"tag":"6", "homeTeam":"1D", "awayTeam":"1A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34500000" calcext:value-type="float">
            <text:p>345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5];TRANSLATED_TEAM_NAMES;['2 x 6 KO P=2,4'.$E25]+1)" office:value-type="string" office:string-value="2D" calcext:value-type="string">
            <text:p>2D</text:p>
          </table:table-cell>
          <table:table-cell table:formula="of:=VLOOKUP(['2 x 6 KO P=2,4'.G25];TRANSLATED_TEAM_NAMES;['2 x 6 KO P=2,4'.$E25]+1)" office:value-type="string" office:string-value="2A" calcext:value-type="string">
            <text:p>2A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34500000,&quot;duration&quot;:&quot;10m&quot;,&quot;pitch&quot;:&quot;8&quot;,&quot;competition&quot;:{&quot;name&quot;:&quot;U12&quot;, &quot;section&quot;:&quot;A&quot;, &quot;group&quot;:&quot;2&quot;},&quot;tag&quot;:&quot;6&quot;, &quot;homeTeam&quot;:&quot;2D&quot;, &quot;awayTeam&quot;:&quot;2A&quot;}" calcext:value-type="string">
            <text:p>{"__v":0,"day":2,"dateTime":34500000,"duration":"10m","pitch":"8","competition":{"name":"U12", "section":"A", "group":"2"},"tag":"6", "homeTeam":"2D", "awayTeam":"2A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35280000" calcext:value-type="float">
            <text:p>352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6];TRANSLATED_TEAM_NAMES;['2 x 6 KO P=2,4'.$E26]+1)" office:value-type="string" office:string-value="1C" calcext:value-type="string">
            <text:p>1C</text:p>
          </table:table-cell>
          <table:table-cell table:formula="of:=VLOOKUP(['2 x 6 KO P=2,4'.G26];TRANSLATED_TEAM_NAMES;['2 x 6 KO P=2,4'.$E26]+1)" office:value-type="string" office:string-value="1F" calcext:value-type="string">
            <text:p>1F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35280000,&quot;duration&quot;:&quot;10m&quot;,&quot;pitch&quot;:&quot;5&quot;,&quot;competition&quot;:{&quot;name&quot;:&quot;U12&quot;, &quot;section&quot;:&quot;A&quot;, &quot;group&quot;:&quot;1&quot;},&quot;tag&quot;:&quot;7&quot;, &quot;homeTeam&quot;:&quot;1C&quot;, &quot;awayTeam&quot;:&quot;1F&quot;}" calcext:value-type="string">
            <text:p>{"__v":0,"day":2,"dateTime":35280000,"duration":"10m","pitch":"5","competition":{"name":"U12", "section":"A", "group":"1"},"tag":"7", "homeTeam":"1C", "awayTeam":"1F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35280000" calcext:value-type="float">
            <text:p>3528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7];TRANSLATED_TEAM_NAMES;['2 x 6 KO P=2,4'.$E27]+1)" office:value-type="string" office:string-value="2C" calcext:value-type="string">
            <text:p>2C</text:p>
          </table:table-cell>
          <table:table-cell table:formula="of:=VLOOKUP(['2 x 6 KO P=2,4'.G27];TRANSLATED_TEAM_NAMES;['2 x 6 KO P=2,4'.$E27]+1)" office:value-type="string" office:string-value="2F" calcext:value-type="string">
            <text:p>2F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35280000,&quot;duration&quot;:&quot;10m&quot;,&quot;pitch&quot;:&quot;6&quot;,&quot;competition&quot;:{&quot;name&quot;:&quot;U12&quot;, &quot;section&quot;:&quot;A&quot;, &quot;group&quot;:&quot;2&quot;},&quot;tag&quot;:&quot;7&quot;, &quot;homeTeam&quot;:&quot;2C&quot;, &quot;awayTeam&quot;:&quot;2F&quot;}" calcext:value-type="string">
            <text:p>{"__v":0,"day":2,"dateTime":35280000,"duration":"10m","pitch":"6","competition":{"name":"U12", "section":"A", "group":"2"},"tag":"7", "homeTeam":"2C", "awayTeam":"2F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35280000" calcext:value-type="float">
            <text:p>352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8];TRANSLATED_TEAM_NAMES;['2 x 6 KO P=2,4'.$E28]+1)" office:value-type="string" office:string-value="1B" calcext:value-type="string">
            <text:p>1B</text:p>
          </table:table-cell>
          <table:table-cell table:formula="of:=VLOOKUP(['2 x 6 KO P=2,4'.G28];TRANSLATED_TEAM_NAMES;['2 x 6 KO P=2,4'.$E28]+1)" office:value-type="string" office:string-value="1D" calcext:value-type="string">
            <text:p>1D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35280000,&quot;duration&quot;:&quot;10m&quot;,&quot;pitch&quot;:&quot;7&quot;,&quot;competition&quot;:{&quot;name&quot;:&quot;U12&quot;, &quot;section&quot;:&quot;A&quot;, &quot;group&quot;:&quot;1&quot;},&quot;tag&quot;:&quot;7&quot;, &quot;homeTeam&quot;:&quot;1B&quot;, &quot;awayTeam&quot;:&quot;1D&quot;}" calcext:value-type="string">
            <text:p>{"__v":0,"day":2,"dateTime":35280000,"duration":"10m","pitch":"7","competition":{"name":"U12", "section":"A", "group":"1"},"tag":"7", "homeTeam":"1B", "awayTeam":"1D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35280000" calcext:value-type="float">
            <text:p>352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9];TRANSLATED_TEAM_NAMES;['2 x 6 KO P=2,4'.$E29]+1)" office:value-type="string" office:string-value="2B" calcext:value-type="string">
            <text:p>2B</text:p>
          </table:table-cell>
          <table:table-cell table:formula="of:=VLOOKUP(['2 x 6 KO P=2,4'.G29];TRANSLATED_TEAM_NAMES;['2 x 6 KO P=2,4'.$E29]+1)" office:value-type="string" office:string-value="2D" calcext:value-type="string">
            <text:p>2D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35280000,&quot;duration&quot;:&quot;10m&quot;,&quot;pitch&quot;:&quot;8&quot;,&quot;competition&quot;:{&quot;name&quot;:&quot;U12&quot;, &quot;section&quot;:&quot;A&quot;, &quot;group&quot;:&quot;2&quot;},&quot;tag&quot;:&quot;7&quot;, &quot;homeTeam&quot;:&quot;2B&quot;, &quot;awayTeam&quot;:&quot;2D&quot;}" calcext:value-type="string">
            <text:p>{"__v":0,"day":2,"dateTime":35280000,"duration":"10m","pitch":"8","competition":{"name":"U12", "section":"A", "group":"2"},"tag":"7", "homeTeam":"2B", "awayTeam":"2D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36060000" calcext:value-type="float">
            <text:p>360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0];TRANSLATED_TEAM_NAMES;['2 x 6 KO P=2,4'.$E30]+1)" office:value-type="string" office:string-value="1E" calcext:value-type="string">
            <text:p>1E</text:p>
          </table:table-cell>
          <table:table-cell table:formula="of:=VLOOKUP(['2 x 6 KO P=2,4'.G30];TRANSLATED_TEAM_NAMES;['2 x 6 KO P=2,4'.$E30]+1)" office:value-type="string" office:string-value="1A" calcext:value-type="string">
            <text:p>1A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36060000,&quot;duration&quot;:&quot;10m&quot;,&quot;pitch&quot;:&quot;5&quot;,&quot;competition&quot;:{&quot;name&quot;:&quot;U12&quot;, &quot;section&quot;:&quot;A&quot;, &quot;group&quot;:&quot;1&quot;},&quot;tag&quot;:&quot;8&quot;, &quot;homeTeam&quot;:&quot;1E&quot;, &quot;awayTeam&quot;:&quot;1A&quot;}" calcext:value-type="string">
            <text:p>{"__v":0,"day":2,"dateTime":36060000,"duration":"10m","pitch":"5","competition":{"name":"U12", "section":"A", "group":"1"},"tag":"8", "homeTeam":"1E", "awayTeam":"1A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36060000" calcext:value-type="float">
            <text:p>3606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1];TRANSLATED_TEAM_NAMES;['2 x 6 KO P=2,4'.$E31]+1)" office:value-type="string" office:string-value="2E" calcext:value-type="string">
            <text:p>2E</text:p>
          </table:table-cell>
          <table:table-cell table:formula="of:=VLOOKUP(['2 x 6 KO P=2,4'.G31];TRANSLATED_TEAM_NAMES;['2 x 6 KO P=2,4'.$E31]+1)" office:value-type="string" office:string-value="2A" calcext:value-type="string">
            <text:p>2A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36060000,&quot;duration&quot;:&quot;10m&quot;,&quot;pitch&quot;:&quot;6&quot;,&quot;competition&quot;:{&quot;name&quot;:&quot;U12&quot;, &quot;section&quot;:&quot;A&quot;, &quot;group&quot;:&quot;2&quot;},&quot;tag&quot;:&quot;8&quot;, &quot;homeTeam&quot;:&quot;2E&quot;, &quot;awayTeam&quot;:&quot;2A&quot;}" calcext:value-type="string">
            <text:p>{"__v":0,"day":2,"dateTime":36060000,"duration":"10m","pitch":"6","competition":{"name":"U12", "section":"A", "group":"2"},"tag":"8", "homeTeam":"2E", "awayTeam":"2A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32]&gt;[.$J31];[.B31];[.B31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37440000" calcext:value-type="float">
            <text:p>37440000</text:p>
          </table:table-cell>
          <table:table-cell table:style-name="ce14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C32]; NUM_PITCHES)=0;INDEX(PITCHES;1;NUM_PITCHES);INDEX(PITCHES;1;MOD([.$C32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37440000,&quot;duration&quot;:&quot;10m&quot;,&quot;pitch&quot;:&quot;5&quot;,&quot;competition&quot;:{&quot;name&quot;:&quot;U12&quot;, &quot;section&quot;:&quot;A&quot;},&quot;tag&quot;:&quot;QF1&quot;, &quot;homeTeam&quot;:&quot;Winner Group 1&quot;, &quot;awayTeam&quot;:&quot;4th Group 2&quot;, &quot;homeTeamFrom&quot;:&quot;U12_A_G1_P1&quot;, &quot;awayTeamFrom&quot;:&quot;U12_A_G2_P4&quot;, &quot;stage2Tag&quot;:&quot;U12_A_QF1&quot;}" calcext:value-type="string">
            <text:p>{"__v":0,"day":2,"dateTime":37440000,"duration":"10m","pitch":"5","competition":{"name":"U12", "section":"A"},"tag":"QF1", "homeTeam":"Winner Group 1", "awayTeam":"4th Group 2", "homeTeamFrom":"U12_A_G1_P1", "awayTeamFrom":"U12_A_G2_P4", "stage2Tag":"U12_A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33]&gt;[.$J32];[.B32];[.B32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37440000" calcext:value-type="float">
            <text:p>37440000</text:p>
          </table:table-cell>
          <table:table-cell table:style-name="ce14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C33]; NUM_PITCHES)=0;INDEX(PITCHES;1;NUM_PITCHES);INDEX(PITCHES;1;MOD([.$C33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37440000,&quot;duration&quot;:&quot;10m&quot;,&quot;pitch&quot;:&quot;6&quot;,&quot;competition&quot;:{&quot;name&quot;:&quot;U12&quot;, &quot;section&quot;:&quot;A&quot;},&quot;tag&quot;:&quot;QF2&quot;, &quot;homeTeam&quot;:&quot;Winner Group 2&quot;, &quot;awayTeam&quot;:&quot;4th Group 1&quot;, &quot;homeTeamFrom&quot;:&quot;U12_A_G2_P1&quot;, &quot;awayTeamFrom&quot;:&quot;U12_A_G1_P4&quot;, &quot;stage2Tag&quot;:&quot;U12_A_QF2&quot;}" calcext:value-type="string">
            <text:p>{"__v":0,"day":2,"dateTime":37440000,"duration":"10m","pitch":"6","competition":{"name":"U12", "section":"A"},"tag":"QF2", "homeTeam":"Winner Group 2", "awayTeam":"4th Group 1", "homeTeamFrom":"U12_A_G2_P1", "awayTeamFrom":"U12_A_G1_P4", "stage2Tag":"U12_A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37440000" calcext:value-type="float">
            <text:p>37440000</text:p>
          </table:table-cell>
          <table:table-cell table:style-name="ce14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34]; NUM_PITCHES)=0;INDEX(PITCHES;1;NUM_PITCHES);INDEX(PITCHES;1;MOD([.$C34];NUM_PITCHES)))" office:value-type="float" office:value="7" calcext:value-type="float">
            <text:p>7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37440000,&quot;duration&quot;:&quot;10m&quot;,&quot;pitch&quot;:&quot;7&quot;,&quot;competition&quot;:{&quot;name&quot;:&quot;U12&quot;, &quot;section&quot;:&quot;A&quot;},&quot;tag&quot;:&quot;QF3&quot;, &quot;homeTeam&quot;:&quot;2nd Group 1&quot;, &quot;awayTeam&quot;:&quot;3rd Group 2&quot;, &quot;homeTeamFrom&quot;:&quot;U12_A_G1_P2&quot;, &quot;awayTeamFrom&quot;:&quot;U12_A_G2_P3&quot;, &quot;stage2Tag&quot;:&quot;U12_A_QF3&quot;}" calcext:value-type="string">
            <text:p>{"__v":0,"day":2,"dateTime":37440000,"duration":"10m","pitch":"7","competition":{"name":"U12", "section":"A"},"tag":"QF3", "homeTeam":"2nd Group 1", "awayTeam":"3rd Group 2", "homeTeamFrom":"U12_A_G1_P2", "awayTeamFrom":"U12_A_G2_P3", "stage2Tag":"U12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37440000" calcext:value-type="float">
            <text:p>37440000</text:p>
          </table:table-cell>
          <table:table-cell table:style-name="ce14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35]; NUM_PITCHES)=0;INDEX(PITCHES;1;NUM_PITCHES);INDEX(PITCHES;1;MOD([.$C35];NUM_PITCHES)))" office:value-type="float" office:value="8" calcext:value-type="float">
            <text:p>8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37440000,&quot;duration&quot;:&quot;10m&quot;,&quot;pitch&quot;:&quot;8&quot;,&quot;competition&quot;:{&quot;name&quot;:&quot;U12&quot;, &quot;section&quot;:&quot;A&quot;},&quot;tag&quot;:&quot;QF4&quot;, &quot;homeTeam&quot;:&quot;2nd Group 2&quot;, &quot;awayTeam&quot;:&quot;3rd Group 1&quot;, &quot;homeTeamFrom&quot;:&quot;U12_A_G2_P2&quot;, &quot;awayTeamFrom&quot;:&quot;U12_A_G1_P3&quot;, &quot;stage2Tag&quot;:&quot;U12_A_QF4&quot;}" calcext:value-type="string">
            <text:p>{"__v":0,"day":2,"dateTime":37440000,"duration":"10m","pitch":"8","competition":{"name":"U12", "section":"A"},"tag":"QF4", "homeTeam":"2nd Group 2", "awayTeam":"3rd Group 1", "homeTeamFrom":"U12_A_G2_P2", "awayTeamFrom":"U12_A_G1_P3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38220000" calcext:value-type="float">
            <text:p>38220000</text:p>
          </table:table-cell>
          <table:table-cell table:style-name="ce14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36]; NUM_PITCHES)=0;INDEX(PITCHES;1;NUM_PITCHES);INDEX(PITCHES;1;MOD([.$C36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38220000,&quot;duration&quot;:&quot;10m&quot;,&quot;pitch&quot;:&quot;5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38220000,"duration":"10m","pitch":"5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38220000" calcext:value-type="float">
            <text:p>38220000</text:p>
          </table:table-cell>
          <table:table-cell table:style-name="ce14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37]; NUM_PITCHES)=0;INDEX(PITCHES;1;NUM_PITCHES);INDEX(PITCHES;1;MOD([.$C37];NUM_PITCHES)))" office:value-type="float" office:value="6" calcext:value-type="float">
            <text:p>6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38220000,&quot;duration&quot;:&quot;10m&quot;,&quot;pitch&quot;:&quot;6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38220000,"duration":"10m","pitch":"6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39000000" calcext:value-type="float">
            <text:p>39000000</text:p>
          </table:table-cell>
          <table:table-cell table:style-name="ce14"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39000000,&quot;duration&quot;:&quot;10m&quot;,&quot;pitch&quot;:&quot;5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39000000,"duration":"10m","pitch":"5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7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25" table:visibility="collapse" table:default-cell-style-name="ce15"/>
        <table:table-column table:style-name="co25" table:visibility="collapse" table:default-cell-style-name="ce16"/>
        <table:table-column table:style-name="co26" table:default-cell-style-name="ce14"/>
        <table:table-column table:style-name="co26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30600000" calcext:value-type="float">
            <text:p>30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2];TRANSLATED_TEAM_NAMES;['2 x 7 KO P=2,4'.$E2]+1)" office:value-type="string" office:string-value="1B" calcext:value-type="string">
            <text:p>1B</text:p>
          </table:table-cell>
          <table:table-cell table:style-name="ce16" table:formula="of:=VLOOKUP(['2 x 7 KO P=2,4'.G2];TRANSLATED_TEAM_NAMES;['2 x 7 KO P=2,4'.$E2]+1)" office:value-type="string" office:string-value="1A" calcext:value-type="string">
            <text:p>1A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B&quot;, &quot;awayTeam&quot;:&quot;1A&quot;}" calcext:value-type="string">
            <text:p>{"__v":0,"day":2,"dateTime":30600000,"duration":"10m","pitch":"5","competition":{"name":"U12", "section":"A", "group":"1"},"tag":"1", "homeTeam":"1B", "awayTeam":"1A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30600000" calcext:value-type="float">
            <text:p>30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3];TRANSLATED_TEAM_NAMES;['2 x 7 KO P=2,4'.$E3]+1)" office:value-type="string" office:string-value="1C" calcext:value-type="string">
            <text:p>1C</text:p>
          </table:table-cell>
          <table:table-cell table:style-name="ce16" table:formula="of:=VLOOKUP(['2 x 7 KO P=2,4'.G3];TRANSLATED_TEAM_NAMES;['2 x 7 KO P=2,4'.$E3]+1)" office:value-type="string" office:string-value="1D" calcext:value-type="string">
            <text:p>1D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6","competition":{"name":"U12", "section":"A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30600000" calcext:value-type="float">
            <text:p>306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4];TRANSLATED_TEAM_NAMES;['2 x 7 KO P=2,4'.$E4]+1)" office:value-type="string" office:string-value="2B" calcext:value-type="string">
            <text:p>2B</text:p>
          </table:table-cell>
          <table:table-cell table:style-name="ce16" table:formula="of:=VLOOKUP(['2 x 7 KO P=2,4'.G4];TRANSLATED_TEAM_NAMES;['2 x 7 KO P=2,4'.$E4]+1)" office:value-type="string" office:string-value="2A" calcext:value-type="string">
            <text:p>2A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2&quot;},&quot;tag&quot;:&quot;1&quot;, &quot;homeTeam&quot;:&quot;2B&quot;, &quot;awayTeam&quot;:&quot;2A&quot;}" calcext:value-type="string">
            <text:p>{"__v":0,"day":2,"dateTime":30600000,"duration":"10m","pitch":"7","competition":{"name":"U12", "section":"A", "group":"2"},"tag":"1", "homeTeam":"2B", "awayTeam":"2A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30600000" calcext:value-type="float">
            <text:p>306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5];TRANSLATED_TEAM_NAMES;['2 x 7 KO P=2,4'.$E5]+1)" office:value-type="string" office:string-value="2C" calcext:value-type="string">
            <text:p>2C</text:p>
          </table:table-cell>
          <table:table-cell table:style-name="ce16" table:formula="of:=VLOOKUP(['2 x 7 KO P=2,4'.G5];TRANSLATED_TEAM_NAMES;['2 x 7 KO P=2,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2&quot;},&quot;tag&quot;:&quot;1&quot;, &quot;homeTeam&quot;:&quot;2C&quot;, &quot;awayTeam&quot;:&quot;2D&quot;}" calcext:value-type="string">
            <text:p>{"__v":0,"day":2,"dateTime":30600000,"duration":"10m","pitch":"8","competition":{"name":"U12", "section":"A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31380000" calcext:value-type="float">
            <text:p>313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6];TRANSLATED_TEAM_NAMES;['2 x 7 KO P=2,4'.$E6]+1)" office:value-type="string" office:string-value="1G" calcext:value-type="string">
            <text:p>1G</text:p>
          </table:table-cell>
          <table:table-cell table:style-name="ce16" table:formula="of:=VLOOKUP(['2 x 7 KO P=2,4'.G6];TRANSLATED_TEAM_NAMES;['2 x 7 KO P=2,4'.$E6]+1)" office:value-type="string" office:string-value="1A" calcext:value-type="string">
            <text:p>1A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G&quot;, &quot;awayTeam&quot;:&quot;1A&quot;}" calcext:value-type="string">
            <text:p>{"__v":0,"day":2,"dateTime":31380000,"duration":"10m","pitch":"5","competition":{"name":"U12", "section":"A", "group":"1"},"tag":"2", "homeTeam":"1G", "awayTeam":"1A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31380000" calcext:value-type="float">
            <text:p>313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7];TRANSLATED_TEAM_NAMES;['2 x 7 KO P=2,4'.$E7]+1)" office:value-type="string" office:string-value="1E" calcext:value-type="string">
            <text:p>1E</text:p>
          </table:table-cell>
          <table:table-cell table:style-name="ce16" table:formula="of:=VLOOKUP(['2 x 7 KO P=2,4'.G7];TRANSLATED_TEAM_NAMES;['2 x 7 KO P=2,4'.$E7]+1)" office:value-type="string" office:string-value="1F" calcext:value-type="string">
            <text:p>1F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1&quot;},&quot;tag&quot;:&quot;2&quot;, &quot;homeTeam&quot;:&quot;1E&quot;, &quot;awayTeam&quot;:&quot;1F&quot;}" calcext:value-type="string">
            <text:p>{"__v":0,"day":2,"dateTime":31380000,"duration":"10m","pitch":"6","competition":{"name":"U12", "section":"A", "group":"1"},"tag":"2", "homeTeam":"1E", "awayTeam":"1F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31380000" calcext:value-type="float">
            <text:p>313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8];TRANSLATED_TEAM_NAMES;['2 x 7 KO P=2,4'.$E8]+1)" office:value-type="string" office:string-value="2G" calcext:value-type="string">
            <text:p>2G</text:p>
          </table:table-cell>
          <table:table-cell table:style-name="ce16" table:formula="of:=VLOOKUP(['2 x 7 KO P=2,4'.G8];TRANSLATED_TEAM_NAMES;['2 x 7 KO P=2,4'.$E8]+1)" office:value-type="string" office:string-value="2A" calcext:value-type="string">
            <text:p>2A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2&quot;},&quot;tag&quot;:&quot;2&quot;, &quot;homeTeam&quot;:&quot;2G&quot;, &quot;awayTeam&quot;:&quot;2A&quot;}" calcext:value-type="string">
            <text:p>{"__v":0,"day":2,"dateTime":31380000,"duration":"10m","pitch":"7","competition":{"name":"U12", "section":"A", "group":"2"},"tag":"2", "homeTeam":"2G", "awayTeam":"2A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31380000" calcext:value-type="float">
            <text:p>313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9];TRANSLATED_TEAM_NAMES;['2 x 7 KO P=2,4'.$E9]+1)" office:value-type="string" office:string-value="2E" calcext:value-type="string">
            <text:p>2E</text:p>
          </table:table-cell>
          <table:table-cell table:style-name="ce16" table:formula="of:=VLOOKUP(['2 x 7 KO P=2,4'.G9];TRANSLATED_TEAM_NAMES;['2 x 7 KO P=2,4'.$E9]+1)" office:value-type="string" office:string-value="2F" calcext:value-type="string">
            <text:p>2F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2&quot;},&quot;tag&quot;:&quot;2&quot;, &quot;homeTeam&quot;:&quot;2E&quot;, &quot;awayTeam&quot;:&quot;2F&quot;}" calcext:value-type="string">
            <text:p>{"__v":0,"day":2,"dateTime":31380000,"duration":"10m","pitch":"8","competition":{"name":"U12", "section":"A", "group":"2"},"tag":"2", "homeTeam":"2E", "awayTeam":"2F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32160000" calcext:value-type="float">
            <text:p>32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0];TRANSLATED_TEAM_NAMES;['2 x 7 KO P=2,4'.$E10]+1)" office:value-type="string" office:string-value="1B" calcext:value-type="string">
            <text:p>1B</text:p>
          </table:table-cell>
          <table:table-cell table:style-name="ce16" table:formula="of:=VLOOKUP(['2 x 7 KO P=2,4'.G10];TRANSLATED_TEAM_NAMES;['2 x 7 KO P=2,4'.$E10]+1)" office:value-type="string" office:string-value="1C" calcext:value-type="string">
            <text:p>1C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B&quot;, &quot;awayTeam&quot;:&quot;1C&quot;}" calcext:value-type="string">
            <text:p>{"__v":0,"day":2,"dateTime":32160000,"duration":"10m","pitch":"5","competition":{"name":"U12", "section":"A", "group":"1"},"tag":"3", "homeTeam":"1B", "awayTeam":"1C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32160000" calcext:value-type="float">
            <text:p>32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1];TRANSLATED_TEAM_NAMES;['2 x 7 KO P=2,4'.$E11]+1)" office:value-type="string" office:string-value="1E" calcext:value-type="string">
            <text:p>1E</text:p>
          </table:table-cell>
          <table:table-cell table:style-name="ce16" table:formula="of:=VLOOKUP(['2 x 7 KO P=2,4'.G11];TRANSLATED_TEAM_NAMES;['2 x 7 KO P=2,4'.$E11]+1)" office:value-type="string" office:string-value="1D" calcext:value-type="string">
            <text:p>1D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E&quot;, &quot;awayTeam&quot;:&quot;1D&quot;}" calcext:value-type="string">
            <text:p>{"__v":0,"day":2,"dateTime":32160000,"duration":"10m","pitch":"6","competition":{"name":"U12", "section":"A", "group":"1"},"tag":"3", "homeTeam":"1E", "awayTeam":"1D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32160000" calcext:value-type="float">
            <text:p>321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2];TRANSLATED_TEAM_NAMES;['2 x 7 KO P=2,4'.$E12]+1)" office:value-type="string" office:string-value="2B" calcext:value-type="string">
            <text:p>2B</text:p>
          </table:table-cell>
          <table:table-cell table:style-name="ce16" table:formula="of:=VLOOKUP(['2 x 7 KO P=2,4'.G12];TRANSLATED_TEAM_NAMES;['2 x 7 KO P=2,4'.$E12]+1)" office:value-type="string" office:string-value="2C" calcext:value-type="string">
            <text:p>2C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2&quot;},&quot;tag&quot;:&quot;3&quot;, &quot;homeTeam&quot;:&quot;2B&quot;, &quot;awayTeam&quot;:&quot;2C&quot;}" calcext:value-type="string">
            <text:p>{"__v":0,"day":2,"dateTime":32160000,"duration":"10m","pitch":"7","competition":{"name":"U12", "section":"A", "group":"2"},"tag":"3", "homeTeam":"2B", "awayTeam":"2C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32160000" calcext:value-type="float">
            <text:p>321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3];TRANSLATED_TEAM_NAMES;['2 x 7 KO P=2,4'.$E13]+1)" office:value-type="string" office:string-value="2E" calcext:value-type="string">
            <text:p>2E</text:p>
          </table:table-cell>
          <table:table-cell table:style-name="ce16" table:formula="of:=VLOOKUP(['2 x 7 KO P=2,4'.G13];TRANSLATED_TEAM_NAMES;['2 x 7 KO P=2,4'.$E13]+1)" office:value-type="string" office:string-value="2D" calcext:value-type="string">
            <text:p>2D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2&quot;},&quot;tag&quot;:&quot;3&quot;, &quot;homeTeam&quot;:&quot;2E&quot;, &quot;awayTeam&quot;:&quot;2D&quot;}" calcext:value-type="string">
            <text:p>{"__v":0,"day":2,"dateTime":32160000,"duration":"10m","pitch":"8","competition":{"name":"U12", "section":"A", "group":"2"},"tag":"3", "homeTeam":"2E", "awayTeam":"2D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32940000" calcext:value-type="float">
            <text:p>329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4];TRANSLATED_TEAM_NAMES;['2 x 7 KO P=2,4'.$E14]+1)" office:value-type="string" office:string-value="1F" calcext:value-type="string">
            <text:p>1F</text:p>
          </table:table-cell>
          <table:table-cell table:style-name="ce16" table:formula="of:=VLOOKUP(['2 x 7 KO P=2,4'.G14];TRANSLATED_TEAM_NAMES;['2 x 7 KO P=2,4'.$E14]+1)" office:value-type="string" office:string-value="1G" calcext:value-type="string">
            <text:p>1G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F&quot;, &quot;awayTeam&quot;:&quot;1G&quot;}" calcext:value-type="string">
            <text:p>{"__v":0,"day":2,"dateTime":32940000,"duration":"10m","pitch":"5","competition":{"name":"U12", "section":"A", "group":"1"},"tag":"4", "homeTeam":"1F", "awayTeam":"1G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32940000" calcext:value-type="float">
            <text:p>329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5];TRANSLATED_TEAM_NAMES;['2 x 7 KO P=2,4'.$E15]+1)" office:value-type="string" office:string-value="1A" calcext:value-type="string">
            <text:p>1A</text:p>
          </table:table-cell>
          <table:table-cell table:style-name="ce16" table:formula="of:=VLOOKUP(['2 x 7 KO P=2,4'.G15];TRANSLATED_TEAM_NAMES;['2 x 7 KO P=2,4'.$E15]+1)" office:value-type="string" office:string-value="1D" calcext:value-type="string">
            <text:p>1D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1&quot;},&quot;tag&quot;:&quot;4&quot;, &quot;homeTeam&quot;:&quot;1A&quot;, &quot;awayTeam&quot;:&quot;1D&quot;}" calcext:value-type="string">
            <text:p>{"__v":0,"day":2,"dateTime":32940000,"duration":"10m","pitch":"6","competition":{"name":"U12", "section":"A", "group":"1"},"tag":"4", "homeTeam":"1A", "awayTeam":"1D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32940000" calcext:value-type="float">
            <text:p>329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6];TRANSLATED_TEAM_NAMES;['2 x 7 KO P=2,4'.$E16]+1)" office:value-type="string" office:string-value="2F" calcext:value-type="string">
            <text:p>2F</text:p>
          </table:table-cell>
          <table:table-cell table:style-name="ce16" table:formula="of:=VLOOKUP(['2 x 7 KO P=2,4'.G16];TRANSLATED_TEAM_NAMES;['2 x 7 KO P=2,4'.$E16]+1)" office:value-type="string" office:string-value="2G" calcext:value-type="string">
            <text:p>2G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2&quot;},&quot;tag&quot;:&quot;4&quot;, &quot;homeTeam&quot;:&quot;2F&quot;, &quot;awayTeam&quot;:&quot;2G&quot;}" calcext:value-type="string">
            <text:p>{"__v":0,"day":2,"dateTime":32940000,"duration":"10m","pitch":"7","competition":{"name":"U12", "section":"A", "group":"2"},"tag":"4", "homeTeam":"2F", "awayTeam":"2G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32940000" calcext:value-type="float">
            <text:p>329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17];TRANSLATED_TEAM_NAMES;['2 x 7 KO P=2,4'.$E17]+1)" office:value-type="string" office:string-value="2A" calcext:value-type="string">
            <text:p>2A</text:p>
          </table:table-cell>
          <table:table-cell table:style-name="ce16" table:formula="of:=VLOOKUP(['2 x 7 KO P=2,4'.G17];TRANSLATED_TEAM_NAMES;['2 x 7 KO P=2,4'.$E17]+1)" office:value-type="string" office:string-value="2D" calcext:value-type="string">
            <text:p>2D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2&quot;},&quot;tag&quot;:&quot;4&quot;, &quot;homeTeam&quot;:&quot;2A&quot;, &quot;awayTeam&quot;:&quot;2D&quot;}" calcext:value-type="string">
            <text:p>{"__v":0,"day":2,"dateTime":32940000,"duration":"10m","pitch":"8","competition":{"name":"U12", "section":"A", "group":"2"},"tag":"4", "homeTeam":"2A", "awayTeam":"2D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33720000" calcext:value-type="float">
            <text:p>33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18];TRANSLATED_TEAM_NAMES;['2 x 7 KO P=2,4'.$E18]+1)" office:value-type="string" office:string-value="1G" calcext:value-type="string">
            <text:p>1G</text:p>
          </table:table-cell>
          <table:table-cell table:style-name="ce16" table:formula="of:=VLOOKUP(['2 x 7 KO P=2,4'.G18];TRANSLATED_TEAM_NAMES;['2 x 7 KO P=2,4'.$E18]+1)" office:value-type="string" office:string-value="1B" calcext:value-type="string">
            <text:p>1B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G&quot;, &quot;awayTeam&quot;:&quot;1B&quot;}" calcext:value-type="string">
            <text:p>{"__v":0,"day":2,"dateTime":33720000,"duration":"10m","pitch":"5","competition":{"name":"U12", "section":"A", "group":"1"},"tag":"5", "homeTeam":"1G", "awayTeam":"1B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33720000" calcext:value-type="float">
            <text:p>33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9];TRANSLATED_TEAM_NAMES;['2 x 7 KO P=2,4'.$E19]+1)" office:value-type="string" office:string-value="1E" calcext:value-type="string">
            <text:p>1E</text:p>
          </table:table-cell>
          <table:table-cell table:style-name="ce16" table:formula="of:=VLOOKUP(['2 x 7 KO P=2,4'.G19];TRANSLATED_TEAM_NAMES;['2 x 7 KO P=2,4'.$E19]+1)" office:value-type="string" office:string-value="1C" calcext:value-type="string">
            <text:p>1C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1&quot;},&quot;tag&quot;:&quot;5&quot;, &quot;homeTeam&quot;:&quot;1E&quot;, &quot;awayTeam&quot;:&quot;1C&quot;}" calcext:value-type="string">
            <text:p>{"__v":0,"day":2,"dateTime":33720000,"duration":"10m","pitch":"6","competition":{"name":"U12", "section":"A", "group":"1"},"tag":"5", "homeTeam":"1E", "awayTeam":"1C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33720000" calcext:value-type="float">
            <text:p>337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0];TRANSLATED_TEAM_NAMES;['2 x 7 KO P=2,4'.$E20]+1)" office:value-type="string" office:string-value="2G" calcext:value-type="string">
            <text:p>2G</text:p>
          </table:table-cell>
          <table:table-cell table:style-name="ce16" table:formula="of:=VLOOKUP(['2 x 7 KO P=2,4'.G20];TRANSLATED_TEAM_NAMES;['2 x 7 KO P=2,4'.$E20]+1)" office:value-type="string" office:string-value="2B" calcext:value-type="string">
            <text:p>2B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2&quot;},&quot;tag&quot;:&quot;5&quot;, &quot;homeTeam&quot;:&quot;2G&quot;, &quot;awayTeam&quot;:&quot;2B&quot;}" calcext:value-type="string">
            <text:p>{"__v":0,"day":2,"dateTime":33720000,"duration":"10m","pitch":"7","competition":{"name":"U12", "section":"A", "group":"2"},"tag":"5", "homeTeam":"2G", "awayTeam":"2B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33720000" calcext:value-type="float">
            <text:p>337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1];TRANSLATED_TEAM_NAMES;['2 x 7 KO P=2,4'.$E21]+1)" office:value-type="string" office:string-value="2E" calcext:value-type="string">
            <text:p>2E</text:p>
          </table:table-cell>
          <table:table-cell table:style-name="ce16" table:formula="of:=VLOOKUP(['2 x 7 KO P=2,4'.G21];TRANSLATED_TEAM_NAMES;['2 x 7 KO P=2,4'.$E21]+1)" office:value-type="string" office:string-value="2C" calcext:value-type="string">
            <text:p>2C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2&quot;},&quot;tag&quot;:&quot;5&quot;, &quot;homeTeam&quot;:&quot;2E&quot;, &quot;awayTeam&quot;:&quot;2C&quot;}" calcext:value-type="string">
            <text:p>{"__v":0,"day":2,"dateTime":33720000,"duration":"10m","pitch":"8","competition":{"name":"U12", "section":"A", "group":"2"},"tag":"5", "homeTeam":"2E", "awayTeam":"2C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34500000" calcext:value-type="float">
            <text:p>345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2];TRANSLATED_TEAM_NAMES;['2 x 7 KO P=2,4'.$E22]+1)" office:value-type="string" office:string-value="1D" calcext:value-type="string">
            <text:p>1D</text:p>
          </table:table-cell>
          <table:table-cell table:style-name="ce16" table:formula="of:=VLOOKUP(['2 x 7 KO P=2,4'.G22];TRANSLATED_TEAM_NAMES;['2 x 7 KO P=2,4'.$E22]+1)" office:value-type="string" office:string-value="1B" calcext:value-type="string">
            <text:p>1B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34500000,&quot;duration&quot;:&quot;10m&quot;,&quot;pitch&quot;:&quot;5&quot;,&quot;competition&quot;:{&quot;name&quot;:&quot;U12&quot;, &quot;section&quot;:&quot;A&quot;, &quot;group&quot;:&quot;1&quot;},&quot;tag&quot;:&quot;6&quot;, &quot;homeTeam&quot;:&quot;1D&quot;, &quot;awayTeam&quot;:&quot;1B&quot;}" calcext:value-type="string">
            <text:p>{"__v":0,"day":2,"dateTime":34500000,"duration":"10m","pitch":"5","competition":{"name":"U12", "section":"A", "group":"1"},"tag":"6", "homeTeam":"1D", "awayTeam":"1B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34500000" calcext:value-type="float">
            <text:p>345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23];TRANSLATED_TEAM_NAMES;['2 x 7 KO P=2,4'.$E23]+1)" office:value-type="string" office:string-value="1A" calcext:value-type="string">
            <text:p>1A</text:p>
          </table:table-cell>
          <table:table-cell table:style-name="ce16" table:formula="of:=VLOOKUP(['2 x 7 KO P=2,4'.G23];TRANSLATED_TEAM_NAMES;['2 x 7 KO P=2,4'.$E23]+1)" office:value-type="string" office:string-value="1F" calcext:value-type="string">
            <text:p>1F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34500000,&quot;duration&quot;:&quot;10m&quot;,&quot;pitch&quot;:&quot;6&quot;,&quot;competition&quot;:{&quot;name&quot;:&quot;U12&quot;, &quot;section&quot;:&quot;A&quot;, &quot;group&quot;:&quot;1&quot;},&quot;tag&quot;:&quot;6&quot;, &quot;homeTeam&quot;:&quot;1A&quot;, &quot;awayTeam&quot;:&quot;1F&quot;}" calcext:value-type="string">
            <text:p>{"__v":0,"day":2,"dateTime":34500000,"duration":"10m","pitch":"6","competition":{"name":"U12", "section":"A", "group":"1"},"tag":"6", "homeTeam":"1A", "awayTeam":"1F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34500000" calcext:value-type="float">
            <text:p>345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4];TRANSLATED_TEAM_NAMES;['2 x 7 KO P=2,4'.$E24]+1)" office:value-type="string" office:string-value="2D" calcext:value-type="string">
            <text:p>2D</text:p>
          </table:table-cell>
          <table:table-cell table:style-name="ce16" table:formula="of:=VLOOKUP(['2 x 7 KO P=2,4'.G24];TRANSLATED_TEAM_NAMES;['2 x 7 KO P=2,4'.$E24]+1)" office:value-type="string" office:string-value="2B" calcext:value-type="string">
            <text:p>2B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34500000,&quot;duration&quot;:&quot;10m&quot;,&quot;pitch&quot;:&quot;7&quot;,&quot;competition&quot;:{&quot;name&quot;:&quot;U12&quot;, &quot;section&quot;:&quot;A&quot;, &quot;group&quot;:&quot;2&quot;},&quot;tag&quot;:&quot;6&quot;, &quot;homeTeam&quot;:&quot;2D&quot;, &quot;awayTeam&quot;:&quot;2B&quot;}" calcext:value-type="string">
            <text:p>{"__v":0,"day":2,"dateTime":34500000,"duration":"10m","pitch":"7","competition":{"name":"U12", "section":"A", "group":"2"},"tag":"6", "homeTeam":"2D", "awayTeam":"2B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34500000" calcext:value-type="float">
            <text:p>345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25];TRANSLATED_TEAM_NAMES;['2 x 7 KO P=2,4'.$E25]+1)" office:value-type="string" office:string-value="2A" calcext:value-type="string">
            <text:p>2A</text:p>
          </table:table-cell>
          <table:table-cell table:style-name="ce16" table:formula="of:=VLOOKUP(['2 x 7 KO P=2,4'.G25];TRANSLATED_TEAM_NAMES;['2 x 7 KO P=2,4'.$E25]+1)" office:value-type="string" office:string-value="2F" calcext:value-type="string">
            <text:p>2F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34500000,&quot;duration&quot;:&quot;10m&quot;,&quot;pitch&quot;:&quot;8&quot;,&quot;competition&quot;:{&quot;name&quot;:&quot;U12&quot;, &quot;section&quot;:&quot;A&quot;, &quot;group&quot;:&quot;2&quot;},&quot;tag&quot;:&quot;6&quot;, &quot;homeTeam&quot;:&quot;2A&quot;, &quot;awayTeam&quot;:&quot;2F&quot;}" calcext:value-type="string">
            <text:p>{"__v":0,"day":2,"dateTime":34500000,"duration":"10m","pitch":"8","competition":{"name":"U12", "section":"A", "group":"2"},"tag":"6", "homeTeam":"2A", "awayTeam":"2F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35280000" calcext:value-type="float">
            <text:p>35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26];TRANSLATED_TEAM_NAMES;['2 x 7 KO P=2,4'.$E26]+1)" office:value-type="string" office:string-value="1B" calcext:value-type="string">
            <text:p>1B</text:p>
          </table:table-cell>
          <table:table-cell table:style-name="ce16" table:formula="of:=VLOOKUP(['2 x 7 KO P=2,4'.G26];TRANSLATED_TEAM_NAMES;['2 x 7 KO P=2,4'.$E26]+1)" office:value-type="string" office:string-value="1E" calcext:value-type="string">
            <text:p>1E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35280000,&quot;duration&quot;:&quot;10m&quot;,&quot;pitch&quot;:&quot;5&quot;,&quot;competition&quot;:{&quot;name&quot;:&quot;U12&quot;, &quot;section&quot;:&quot;A&quot;, &quot;group&quot;:&quot;1&quot;},&quot;tag&quot;:&quot;7&quot;, &quot;homeTeam&quot;:&quot;1B&quot;, &quot;awayTeam&quot;:&quot;1E&quot;}" calcext:value-type="string">
            <text:p>{"__v":0,"day":2,"dateTime":35280000,"duration":"10m","pitch":"5","competition":{"name":"U12", "section":"A", "group":"1"},"tag":"7", "homeTeam":"1B", "awayTeam":"1E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35280000" calcext:value-type="float">
            <text:p>35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7];TRANSLATED_TEAM_NAMES;['2 x 7 KO P=2,4'.$E27]+1)" office:value-type="string" office:string-value="1F" calcext:value-type="string">
            <text:p>1F</text:p>
          </table:table-cell>
          <table:table-cell table:style-name="ce16" table:formula="of:=VLOOKUP(['2 x 7 KO P=2,4'.G27];TRANSLATED_TEAM_NAMES;['2 x 7 KO P=2,4'.$E27]+1)" office:value-type="string" office:string-value="1C" calcext:value-type="string">
            <text:p>1C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35280000,&quot;duration&quot;:&quot;10m&quot;,&quot;pitch&quot;:&quot;6&quot;,&quot;competition&quot;:{&quot;name&quot;:&quot;U12&quot;, &quot;section&quot;:&quot;A&quot;, &quot;group&quot;:&quot;1&quot;},&quot;tag&quot;:&quot;7&quot;, &quot;homeTeam&quot;:&quot;1F&quot;, &quot;awayTeam&quot;:&quot;1C&quot;}" calcext:value-type="string">
            <text:p>{"__v":0,"day":2,"dateTime":35280000,"duration":"10m","pitch":"6","competition":{"name":"U12", "section":"A", "group":"1"},"tag":"7", "homeTeam":"1F", "awayTeam":"1C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35280000" calcext:value-type="float">
            <text:p>352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28];TRANSLATED_TEAM_NAMES;['2 x 7 KO P=2,4'.$E28]+1)" office:value-type="string" office:string-value="2B" calcext:value-type="string">
            <text:p>2B</text:p>
          </table:table-cell>
          <table:table-cell table:style-name="ce16" table:formula="of:=VLOOKUP(['2 x 7 KO P=2,4'.G28];TRANSLATED_TEAM_NAMES;['2 x 7 KO P=2,4'.$E28]+1)" office:value-type="string" office:string-value="2E" calcext:value-type="string">
            <text:p>2E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35280000,&quot;duration&quot;:&quot;10m&quot;,&quot;pitch&quot;:&quot;7&quot;,&quot;competition&quot;:{&quot;name&quot;:&quot;U12&quot;, &quot;section&quot;:&quot;A&quot;, &quot;group&quot;:&quot;2&quot;},&quot;tag&quot;:&quot;7&quot;, &quot;homeTeam&quot;:&quot;2B&quot;, &quot;awayTeam&quot;:&quot;2E&quot;}" calcext:value-type="string">
            <text:p>{"__v":0,"day":2,"dateTime":35280000,"duration":"10m","pitch":"7","competition":{"name":"U12", "section":"A", "group":"2"},"tag":"7", "homeTeam":"2B", "awayTeam":"2E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35280000" calcext:value-type="float">
            <text:p>352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9];TRANSLATED_TEAM_NAMES;['2 x 7 KO P=2,4'.$E29]+1)" office:value-type="string" office:string-value="2F" calcext:value-type="string">
            <text:p>2F</text:p>
          </table:table-cell>
          <table:table-cell table:style-name="ce16" table:formula="of:=VLOOKUP(['2 x 7 KO P=2,4'.G29];TRANSLATED_TEAM_NAMES;['2 x 7 KO P=2,4'.$E29]+1)" office:value-type="string" office:string-value="2C" calcext:value-type="string">
            <text:p>2C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35280000,&quot;duration&quot;:&quot;10m&quot;,&quot;pitch&quot;:&quot;8&quot;,&quot;competition&quot;:{&quot;name&quot;:&quot;U12&quot;, &quot;section&quot;:&quot;A&quot;, &quot;group&quot;:&quot;2&quot;},&quot;tag&quot;:&quot;7&quot;, &quot;homeTeam&quot;:&quot;2F&quot;, &quot;awayTeam&quot;:&quot;2C&quot;}" calcext:value-type="string">
            <text:p>{"__v":0,"day":2,"dateTime":35280000,"duration":"10m","pitch":"8","competition":{"name":"U12", "section":"A", "group":"2"},"tag":"7", "homeTeam":"2F", "awayTeam":"2C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36060000" calcext:value-type="float">
            <text:p>360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30];TRANSLATED_TEAM_NAMES;['2 x 7 KO P=2,4'.$E30]+1)" office:value-type="string" office:string-value="1D" calcext:value-type="string">
            <text:p>1D</text:p>
          </table:table-cell>
          <table:table-cell table:style-name="ce16" table:formula="of:=VLOOKUP(['2 x 7 KO P=2,4'.G30];TRANSLATED_TEAM_NAMES;['2 x 7 KO P=2,4'.$E30]+1)" office:value-type="string" office:string-value="1G" calcext:value-type="string">
            <text:p>1G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36060000,&quot;duration&quot;:&quot;10m&quot;,&quot;pitch&quot;:&quot;5&quot;,&quot;competition&quot;:{&quot;name&quot;:&quot;U12&quot;, &quot;section&quot;:&quot;A&quot;, &quot;group&quot;:&quot;1&quot;},&quot;tag&quot;:&quot;8&quot;, &quot;homeTeam&quot;:&quot;1D&quot;, &quot;awayTeam&quot;:&quot;1G&quot;}" calcext:value-type="string">
            <text:p>{"__v":0,"day":2,"dateTime":36060000,"duration":"10m","pitch":"5","competition":{"name":"U12", "section":"A", "group":"1"},"tag":"8", "homeTeam":"1D", "awayTeam":"1G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36060000" calcext:value-type="float">
            <text:p>360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31];TRANSLATED_TEAM_NAMES;['2 x 7 KO P=2,4'.$E31]+1)" office:value-type="string" office:string-value="1C" calcext:value-type="string">
            <text:p>1C</text:p>
          </table:table-cell>
          <table:table-cell table:style-name="ce16" table:formula="of:=VLOOKUP(['2 x 7 KO P=2,4'.G31];TRANSLATED_TEAM_NAMES;['2 x 7 KO P=2,4'.$E31]+1)" office:value-type="string" office:string-value="1A" calcext:value-type="string">
            <text:p>1A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36060000,&quot;duration&quot;:&quot;10m&quot;,&quot;pitch&quot;:&quot;6&quot;,&quot;competition&quot;:{&quot;name&quot;:&quot;U12&quot;, &quot;section&quot;:&quot;A&quot;, &quot;group&quot;:&quot;1&quot;},&quot;tag&quot;:&quot;8&quot;, &quot;homeTeam&quot;:&quot;1C&quot;, &quot;awayTeam&quot;:&quot;1A&quot;}" calcext:value-type="string">
            <text:p>{"__v":0,"day":2,"dateTime":36060000,"duration":"10m","pitch":"6","competition":{"name":"U12", "section":"A", "group":"1"},"tag":"8", "homeTeam":"1C", "awayTeam":"1A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36060000" calcext:value-type="float">
            <text:p>360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32];TRANSLATED_TEAM_NAMES;['2 x 7 KO P=2,4'.$E32]+1)" office:value-type="string" office:string-value="2D" calcext:value-type="string">
            <text:p>2D</text:p>
          </table:table-cell>
          <table:table-cell table:style-name="ce16" table:formula="of:=VLOOKUP(['2 x 7 KO P=2,4'.G32];TRANSLATED_TEAM_NAMES;['2 x 7 KO P=2,4'.$E32]+1)" office:value-type="string" office:string-value="2G" calcext:value-type="string">
            <text:p>2G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36060000,&quot;duration&quot;:&quot;10m&quot;,&quot;pitch&quot;:&quot;7&quot;,&quot;competition&quot;:{&quot;name&quot;:&quot;U12&quot;, &quot;section&quot;:&quot;A&quot;, &quot;group&quot;:&quot;2&quot;},&quot;tag&quot;:&quot;8&quot;, &quot;homeTeam&quot;:&quot;2D&quot;, &quot;awayTeam&quot;:&quot;2G&quot;}" calcext:value-type="string">
            <text:p>{"__v":0,"day":2,"dateTime":36060000,"duration":"10m","pitch":"7","competition":{"name":"U12", "section":"A", "group":"2"},"tag":"8", "homeTeam":"2D", "awayTeam":"2G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36060000" calcext:value-type="float">
            <text:p>360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33];TRANSLATED_TEAM_NAMES;['2 x 7 KO P=2,4'.$E33]+1)" office:value-type="string" office:string-value="2C" calcext:value-type="string">
            <text:p>2C</text:p>
          </table:table-cell>
          <table:table-cell table:style-name="ce16" table:formula="of:=VLOOKUP(['2 x 7 KO P=2,4'.G33];TRANSLATED_TEAM_NAMES;['2 x 7 KO P=2,4'.$E33]+1)" office:value-type="string" office:string-value="2A" calcext:value-type="string">
            <text:p>2A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36060000,&quot;duration&quot;:&quot;10m&quot;,&quot;pitch&quot;:&quot;8&quot;,&quot;competition&quot;:{&quot;name&quot;:&quot;U12&quot;, &quot;section&quot;:&quot;A&quot;, &quot;group&quot;:&quot;2&quot;},&quot;tag&quot;:&quot;8&quot;, &quot;homeTeam&quot;:&quot;2C&quot;, &quot;awayTeam&quot;:&quot;2A&quot;}" calcext:value-type="string">
            <text:p>{"__v":0,"day":2,"dateTime":36060000,"duration":"10m","pitch":"8","competition":{"name":"U12", "section":"A", "group":"2"},"tag":"8", "homeTeam":"2C", "awayTeam":"2A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36840000" calcext:value-type="float">
            <text:p>36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4];TRANSLATED_TEAM_NAMES;['2 x 7 KO P=2,4'.$E34]+1)" office:value-type="string" office:string-value="1G" calcext:value-type="string">
            <text:p>1G</text:p>
          </table:table-cell>
          <table:table-cell table:style-name="ce16" table:formula="of:=VLOOKUP(['2 x 7 KO P=2,4'.G34];TRANSLATED_TEAM_NAMES;['2 x 7 KO P=2,4'.$E34]+1)" office:value-type="string" office:string-value="1E" calcext:value-type="string">
            <text:p>1E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36840000,&quot;duration&quot;:&quot;10m&quot;,&quot;pitch&quot;:&quot;5&quot;,&quot;competition&quot;:{&quot;name&quot;:&quot;U12&quot;, &quot;section&quot;:&quot;A&quot;, &quot;group&quot;:&quot;1&quot;},&quot;tag&quot;:&quot;9&quot;, &quot;homeTeam&quot;:&quot;1G&quot;, &quot;awayTeam&quot;:&quot;1E&quot;}" calcext:value-type="string">
            <text:p>{"__v":0,"day":2,"dateTime":36840000,"duration":"10m","pitch":"5","competition":{"name":"U12", "section":"A", "group":"1"},"tag":"9", "homeTeam":"1G", "awayTeam":"1E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36840000" calcext:value-type="float">
            <text:p>36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5];TRANSLATED_TEAM_NAMES;['2 x 7 KO P=2,4'.$E35]+1)" office:value-type="string" office:string-value="1D" calcext:value-type="string">
            <text:p>1D</text:p>
          </table:table-cell>
          <table:table-cell table:style-name="ce16" table:formula="of:=VLOOKUP(['2 x 7 KO P=2,4'.G35];TRANSLATED_TEAM_NAMES;['2 x 7 KO P=2,4'.$E35]+1)" office:value-type="string" office:string-value="1F" calcext:value-type="string">
            <text:p>1F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36840000,&quot;duration&quot;:&quot;10m&quot;,&quot;pitch&quot;:&quot;6&quot;,&quot;competition&quot;:{&quot;name&quot;:&quot;U12&quot;, &quot;section&quot;:&quot;A&quot;, &quot;group&quot;:&quot;1&quot;},&quot;tag&quot;:&quot;9&quot;, &quot;homeTeam&quot;:&quot;1D&quot;, &quot;awayTeam&quot;:&quot;1F&quot;}" calcext:value-type="string">
            <text:p>{"__v":0,"day":2,"dateTime":36840000,"duration":"10m","pitch":"6","competition":{"name":"U12", "section":"A", "group":"1"},"tag":"9", "homeTeam":"1D", "awayTeam":"1F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36840000" calcext:value-type="float">
            <text:p>368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6];TRANSLATED_TEAM_NAMES;['2 x 7 KO P=2,4'.$E36]+1)" office:value-type="string" office:string-value="2G" calcext:value-type="string">
            <text:p>2G</text:p>
          </table:table-cell>
          <table:table-cell table:style-name="ce16" table:formula="of:=VLOOKUP(['2 x 7 KO P=2,4'.G36];TRANSLATED_TEAM_NAMES;['2 x 7 KO P=2,4'.$E36]+1)" office:value-type="string" office:string-value="2E" calcext:value-type="string">
            <text:p>2E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36840000,&quot;duration&quot;:&quot;10m&quot;,&quot;pitch&quot;:&quot;7&quot;,&quot;competition&quot;:{&quot;name&quot;:&quot;U12&quot;, &quot;section&quot;:&quot;A&quot;, &quot;group&quot;:&quot;2&quot;},&quot;tag&quot;:&quot;9&quot;, &quot;homeTeam&quot;:&quot;2G&quot;, &quot;awayTeam&quot;:&quot;2E&quot;}" calcext:value-type="string">
            <text:p>{"__v":0,"day":2,"dateTime":36840000,"duration":"10m","pitch":"7","competition":{"name":"U12", "section":"A", "group":"2"},"tag":"9", "homeTeam":"2G", "awayTeam":"2E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36840000" calcext:value-type="float">
            <text:p>368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7];TRANSLATED_TEAM_NAMES;['2 x 7 KO P=2,4'.$E37]+1)" office:value-type="string" office:string-value="2D" calcext:value-type="string">
            <text:p>2D</text:p>
          </table:table-cell>
          <table:table-cell table:style-name="ce16" table:formula="of:=VLOOKUP(['2 x 7 KO P=2,4'.G37];TRANSLATED_TEAM_NAMES;['2 x 7 KO P=2,4'.$E37]+1)" office:value-type="string" office:string-value="2F" calcext:value-type="string">
            <text:p>2F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36840000,&quot;duration&quot;:&quot;10m&quot;,&quot;pitch&quot;:&quot;8&quot;,&quot;competition&quot;:{&quot;name&quot;:&quot;U12&quot;, &quot;section&quot;:&quot;A&quot;, &quot;group&quot;:&quot;2&quot;},&quot;tag&quot;:&quot;9&quot;, &quot;homeTeam&quot;:&quot;2D&quot;, &quot;awayTeam&quot;:&quot;2F&quot;}" calcext:value-type="string">
            <text:p>{"__v":0,"day":2,"dateTime":36840000,"duration":"10m","pitch":"8","competition":{"name":"U12", "section":"A", "group":"2"},"tag":"9", "homeTeam":"2D", "awayTeam":"2F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37620000" calcext:value-type="float">
            <text:p>376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38];TRANSLATED_TEAM_NAMES;['2 x 7 KO P=2,4'.$E38]+1)" office:value-type="string" office:string-value="1C" calcext:value-type="string">
            <text:p>1C</text:p>
          </table:table-cell>
          <table:table-cell table:style-name="ce16" table:formula="of:=VLOOKUP(['2 x 7 KO P=2,4'.G38];TRANSLATED_TEAM_NAMES;['2 x 7 KO P=2,4'.$E38]+1)" office:value-type="string" office:string-value="1G" calcext:value-type="string">
            <text:p>1G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37620000,&quot;duration&quot;:&quot;10m&quot;,&quot;pitch&quot;:&quot;5&quot;,&quot;competition&quot;:{&quot;name&quot;:&quot;U12&quot;, &quot;section&quot;:&quot;A&quot;, &quot;group&quot;:&quot;1&quot;},&quot;tag&quot;:&quot;10&quot;, &quot;homeTeam&quot;:&quot;1C&quot;, &quot;awayTeam&quot;:&quot;1G&quot;}" calcext:value-type="string">
            <text:p>{"__v":0,"day":2,"dateTime":37620000,"duration":"10m","pitch":"5","competition":{"name":"U12", "section":"A", "group":"1"},"tag":"10", "homeTeam":"1C", "awayTeam":"1G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37620000" calcext:value-type="float">
            <text:p>376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39];TRANSLATED_TEAM_NAMES;['2 x 7 KO P=2,4'.$E39]+1)" office:value-type="string" office:string-value="1F" calcext:value-type="string">
            <text:p>1F</text:p>
          </table:table-cell>
          <table:table-cell table:style-name="ce16" table:formula="of:=VLOOKUP(['2 x 7 KO P=2,4'.G39];TRANSLATED_TEAM_NAMES;['2 x 7 KO P=2,4'.$E39]+1)" office:value-type="string" office:string-value="1B" calcext:value-type="string">
            <text:p>1B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37620000,&quot;duration&quot;:&quot;10m&quot;,&quot;pitch&quot;:&quot;6&quot;,&quot;competition&quot;:{&quot;name&quot;:&quot;U12&quot;, &quot;section&quot;:&quot;A&quot;, &quot;group&quot;:&quot;1&quot;},&quot;tag&quot;:&quot;10&quot;, &quot;homeTeam&quot;:&quot;1F&quot;, &quot;awayTeam&quot;:&quot;1B&quot;}" calcext:value-type="string">
            <text:p>{"__v":0,"day":2,"dateTime":37620000,"duration":"10m","pitch":"6","competition":{"name":"U12", "section":"A", "group":"1"},"tag":"10", "homeTeam":"1F", "awayTeam":"1B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37620000" calcext:value-type="float">
            <text:p>37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40];TRANSLATED_TEAM_NAMES;['2 x 7 KO P=2,4'.$E40]+1)" office:value-type="string" office:string-value="2C" calcext:value-type="string">
            <text:p>2C</text:p>
          </table:table-cell>
          <table:table-cell table:style-name="ce16" table:formula="of:=VLOOKUP(['2 x 7 KO P=2,4'.G40];TRANSLATED_TEAM_NAMES;['2 x 7 KO P=2,4'.$E40]+1)" office:value-type="string" office:string-value="2G" calcext:value-type="string">
            <text:p>2G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37620000,&quot;duration&quot;:&quot;10m&quot;,&quot;pitch&quot;:&quot;7&quot;,&quot;competition&quot;:{&quot;name&quot;:&quot;U12&quot;, &quot;section&quot;:&quot;A&quot;, &quot;group&quot;:&quot;2&quot;},&quot;tag&quot;:&quot;10&quot;, &quot;homeTeam&quot;:&quot;2C&quot;, &quot;awayTeam&quot;:&quot;2G&quot;}" calcext:value-type="string">
            <text:p>{"__v":0,"day":2,"dateTime":37620000,"duration":"10m","pitch":"7","competition":{"name":"U12", "section":"A", "group":"2"},"tag":"10", "homeTeam":"2C", "awayTeam":"2G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37620000" calcext:value-type="float">
            <text:p>37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41];TRANSLATED_TEAM_NAMES;['2 x 7 KO P=2,4'.$E41]+1)" office:value-type="string" office:string-value="2F" calcext:value-type="string">
            <text:p>2F</text:p>
          </table:table-cell>
          <table:table-cell table:style-name="ce16" table:formula="of:=VLOOKUP(['2 x 7 KO P=2,4'.G41];TRANSLATED_TEAM_NAMES;['2 x 7 KO P=2,4'.$E41]+1)" office:value-type="string" office:string-value="2B" calcext:value-type="string">
            <text:p>2B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37620000,&quot;duration&quot;:&quot;10m&quot;,&quot;pitch&quot;:&quot;8&quot;,&quot;competition&quot;:{&quot;name&quot;:&quot;U12&quot;, &quot;section&quot;:&quot;A&quot;, &quot;group&quot;:&quot;2&quot;},&quot;tag&quot;:&quot;10&quot;, &quot;homeTeam&quot;:&quot;2F&quot;, &quot;awayTeam&quot;:&quot;2B&quot;}" calcext:value-type="string">
            <text:p>{"__v":0,"day":2,"dateTime":37620000,"duration":"10m","pitch":"8","competition":{"name":"U12", "section":"A", "group":"2"},"tag":"10", "homeTeam":"2F", "awayTeam":"2B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38400000" calcext:value-type="float">
            <text:p>384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42];TRANSLATED_TEAM_NAMES;['2 x 7 KO P=2,4'.$E42]+1)" office:value-type="string" office:string-value="1A" calcext:value-type="string">
            <text:p>1A</text:p>
          </table:table-cell>
          <table:table-cell table:style-name="ce16" table:formula="of:=VLOOKUP(['2 x 7 KO P=2,4'.G42];TRANSLATED_TEAM_NAMES;['2 x 7 KO P=2,4'.$E42]+1)" office:value-type="string" office:string-value="1E" calcext:value-type="string">
            <text:p>1E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38400000,&quot;duration&quot;:&quot;10m&quot;,&quot;pitch&quot;:&quot;5&quot;,&quot;competition&quot;:{&quot;name&quot;:&quot;U12&quot;, &quot;section&quot;:&quot;A&quot;, &quot;group&quot;:&quot;1&quot;},&quot;tag&quot;:&quot;11&quot;, &quot;homeTeam&quot;:&quot;1A&quot;, &quot;awayTeam&quot;:&quot;1E&quot;}" calcext:value-type="string">
            <text:p>{"__v":0,"day":2,"dateTime":38400000,"duration":"10m","pitch":"5","competition":{"name":"U12", "section":"A", "group":"1"},"tag":"11", "homeTeam":"1A", "awayTeam":"1E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38400000" calcext:value-type="float">
            <text:p>384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43];TRANSLATED_TEAM_NAMES;['2 x 7 KO P=2,4'.$E43]+1)" office:value-type="string" office:string-value="2A" calcext:value-type="string">
            <text:p>2A</text:p>
          </table:table-cell>
          <table:table-cell table:style-name="ce16" table:formula="of:=VLOOKUP(['2 x 7 KO P=2,4'.G43];TRANSLATED_TEAM_NAMES;['2 x 7 KO P=2,4'.$E43]+1)" office:value-type="string" office:string-value="2E" calcext:value-type="string">
            <text:p>2E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38400000,&quot;duration&quot;:&quot;10m&quot;,&quot;pitch&quot;:&quot;6&quot;,&quot;competition&quot;:{&quot;name&quot;:&quot;U12&quot;, &quot;section&quot;:&quot;A&quot;, &quot;group&quot;:&quot;2&quot;},&quot;tag&quot;:&quot;11&quot;, &quot;homeTeam&quot;:&quot;2A&quot;, &quot;awayTeam&quot;:&quot;2E&quot;}" calcext:value-type="string">
            <text:p>{"__v":0,"day":2,"dateTime":38400000,"duration":"10m","pitch":"6","competition":{"name":"U12", "section":"A", "group":"2"},"tag":"11", "homeTeam":"2A", "awayTeam":"2E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44]-1)) + SECTION_GAP_MS" office:value-type="float" office:value="39780000" calcext:value-type="float">
            <text:p>39780000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4"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style-name="ce14"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44]; NUM_PITCHES)=0;INDEX(PITCHES;1;NUM_PITCHES);INDEX(PITCHES;1;MOD([.$C4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39780000,&quot;duration&quot;:&quot;10m&quot;,&quot;pitch&quot;:&quot;5&quot;,&quot;competition&quot;:{&quot;name&quot;:&quot;U12&quot;, &quot;section&quot;:&quot;A&quot;},&quot;tag&quot;:&quot;QF1&quot;, &quot;homeTeam&quot;:&quot;Winner Group 1&quot;, &quot;awayTeam&quot;:&quot;4th Group 2&quot;, &quot;homeTeamFrom&quot;:&quot;U12_A_G1_P1&quot;, &quot;awayTeamFrom&quot;:&quot;U12_A_G2_P4&quot;, &quot;stage2Tag&quot;:&quot;U12_A_QF1&quot;}" calcext:value-type="string">
            <text:p>{"__v":0,"day":2,"dateTime":39780000,"duration":"10m","pitch":"5","competition":{"name":"U12", "section":"A"},"tag":"QF1", "homeTeam":"Winner Group 1", "awayTeam":"4th Group 2", "homeTeamFrom":"U12_A_G1_P1", "awayTeamFrom":"U12_A_G2_P4", "stage2Tag":"U12_A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45]&gt;[.$J44];[.B44];[.B44]+1)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45]-1)) + SECTION_GAP_MS" office:value-type="float" office:value="39780000" calcext:value-type="float">
            <text:p>39780000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4"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style-name="ce14"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45]; NUM_PITCHES)=0;INDEX(PITCHES;1;NUM_PITCHES);INDEX(PITCHES;1;MOD([.$C4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39780000,&quot;duration&quot;:&quot;10m&quot;,&quot;pitch&quot;:&quot;6&quot;,&quot;competition&quot;:{&quot;name&quot;:&quot;U12&quot;, &quot;section&quot;:&quot;A&quot;},&quot;tag&quot;:&quot;QF2&quot;, &quot;homeTeam&quot;:&quot;Winner Group 2&quot;, &quot;awayTeam&quot;:&quot;4th Group 1&quot;, &quot;homeTeamFrom&quot;:&quot;U12_A_G2_P1&quot;, &quot;awayTeamFrom&quot;:&quot;U12_A_G1_P4&quot;, &quot;stage2Tag&quot;:&quot;U12_A_QF2&quot;}" calcext:value-type="string">
            <text:p>{"__v":0,"day":2,"dateTime":39780000,"duration":"10m","pitch":"6","competition":{"name":"U12", "section":"A"},"tag":"QF2", "homeTeam":"Winner Group 2", "awayTeam":"4th Group 1", "homeTeamFrom":"U12_A_G2_P1", "awayTeamFrom":"U12_A_G1_P4", "stage2Tag":"U12_A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46]-1)) + SECTION_GAP_MS" office:value-type="float" office:value="39780000" calcext:value-type="float">
            <text:p>39780000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4"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14"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46]; NUM_PITCHES)=0;INDEX(PITCHES;1;NUM_PITCHES);INDEX(PITCHES;1;MOD([.$C4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39780000,&quot;duration&quot;:&quot;10m&quot;,&quot;pitch&quot;:&quot;7&quot;,&quot;competition&quot;:{&quot;name&quot;:&quot;U12&quot;, &quot;section&quot;:&quot;A&quot;},&quot;tag&quot;:&quot;QF3&quot;, &quot;homeTeam&quot;:&quot;2nd Group 1&quot;, &quot;awayTeam&quot;:&quot;3rd Group 2&quot;, &quot;homeTeamFrom&quot;:&quot;U12_A_G1_P2&quot;, &quot;awayTeamFrom&quot;:&quot;U12_A_G2_P3&quot;, &quot;stage2Tag&quot;:&quot;U12_A_QF3&quot;}" calcext:value-type="string">
            <text:p>{"__v":0,"day":2,"dateTime":39780000,"duration":"10m","pitch":"7","competition":{"name":"U12", "section":"A"},"tag":"QF3", "homeTeam":"2nd Group 1", "awayTeam":"3rd Group 2", "homeTeamFrom":"U12_A_G1_P2", "awayTeamFrom":"U12_A_G2_P3", "stage2Tag":"U12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47]-1)) + SECTION_GAP_MS" office:value-type="float" office:value="39780000" calcext:value-type="float">
            <text:p>39780000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4"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14"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47]; NUM_PITCHES)=0;INDEX(PITCHES;1;NUM_PITCHES);INDEX(PITCHES;1;MOD([.$C4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39780000,&quot;duration&quot;:&quot;10m&quot;,&quot;pitch&quot;:&quot;8&quot;,&quot;competition&quot;:{&quot;name&quot;:&quot;U12&quot;, &quot;section&quot;:&quot;A&quot;},&quot;tag&quot;:&quot;QF4&quot;, &quot;homeTeam&quot;:&quot;2nd Group 2&quot;, &quot;awayTeam&quot;:&quot;3rd Group 1&quot;, &quot;homeTeamFrom&quot;:&quot;U12_A_G2_P2&quot;, &quot;awayTeamFrom&quot;:&quot;U12_A_G1_P3&quot;, &quot;stage2Tag&quot;:&quot;U12_A_QF4&quot;}" calcext:value-type="string">
            <text:p>{"__v":0,"day":2,"dateTime":39780000,"duration":"10m","pitch":"8","competition":{"name":"U12", "section":"A"},"tag":"QF4", "homeTeam":"2nd Group 2", "awayTeam":"3rd Group 1", "homeTeamFrom":"U12_A_G2_P2", "awayTeamFrom":"U12_A_G1_P3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48]-1)) + SECTION_GAP_MS" office:value-type="float" office:value="40560000" calcext:value-type="float">
            <text:p>40560000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4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4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48]; NUM_PITCHES)=0;INDEX(PITCHES;1;NUM_PITCHES);INDEX(PITCHES;1;MOD([.$C4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40560000,&quot;duration&quot;:&quot;10m&quot;,&quot;pitch&quot;:&quot;5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40560000,"duration":"10m","pitch":"5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49]-1)) + SECTION_GAP_MS" office:value-type="float" office:value="40560000" calcext:value-type="float">
            <text:p>40560000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4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4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49]; NUM_PITCHES)=0;INDEX(PITCHES;1;NUM_PITCHES);INDEX(PITCHES;1;MOD([.$C4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40560000,&quot;duration&quot;:&quot;10m&quot;,&quot;pitch&quot;:&quot;6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40560000,"duration":"10m","pitch":"6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50]-1)) + SECTION_GAP_MS" office:value-type="float" office:value="41340000" calcext:value-type="float">
            <text:p>41340000</text:p>
          </table:table-cell>
          <table:table-cell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style-name="ce14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4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0]; NUM_PITCHES)=0;INDEX(PITCHES;1;NUM_PITCHES);INDEX(PITCHES;1;MOD([.$C5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41340000,&quot;duration&quot;:&quot;10m&quot;,&quot;pitch&quot;:&quot;5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41340000,"duration":"10m","pitch":"5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26" table:visibility="collapse" table:default-cell-style-name="ce15"/>
        <table:table-column table:style-name="co26" table:visibility="collapse" table:default-cell-style-name="ce16"/>
        <table:table-column table:style-name="co26" table:default-cell-style-name="ce14"/>
        <table:table-column table:style-name="co26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30600000" calcext:value-type="float">
            <text:p>30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2];TRANSLATED_TEAM_NAMES;['2 x 8 KO P=4'.$E2]+1)" office:value-type="string" office:string-value="1A" calcext:value-type="string">
            <text:p>1A</text:p>
          </table:table-cell>
          <table:table-cell table:style-name="ce16" table:formula="of:=VLOOKUP(['2 x 8 KO P=4'.G2];TRANSLATED_TEAM_NAMES;['2 x 8 KO P=4'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30600000" calcext:value-type="float">
            <text:p>30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3];TRANSLATED_TEAM_NAMES;['2 x 8 KO P=4'.$E3]+1)" office:value-type="string" office:string-value="1C" calcext:value-type="string">
            <text:p>1C</text:p>
          </table:table-cell>
          <table:table-cell table:style-name="ce16" table:formula="of:=VLOOKUP(['2 x 8 KO P=4'.G3];TRANSLATED_TEAM_NAMES;['2 x 8 KO P=4'.$E3]+1)" office:value-type="string" office:string-value="1D" calcext:value-type="string">
            <text:p>1D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6","competition":{"name":"U12", "section":"A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30600000" calcext:value-type="float">
            <text:p>306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4];TRANSLATED_TEAM_NAMES;['2 x 8 KO P=4'.$E4]+1)" office:value-type="string" office:string-value="2A" calcext:value-type="string">
            <text:p>2A</text:p>
          </table:table-cell>
          <table:table-cell table:style-name="ce16" table:formula="of:=VLOOKUP(['2 x 8 KO P=4'.G4];TRANSLATED_TEAM_NAMES;['2 x 8 KO P=4'.$E4]+1)" office:value-type="string" office:string-value="2B" calcext:value-type="string">
            <text:p>2B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2&quot;},&quot;tag&quot;:&quot;1&quot;, &quot;homeTeam&quot;:&quot;2A&quot;, &quot;awayTeam&quot;:&quot;2B&quot;}" calcext:value-type="string">
            <text:p>{"__v":0,"day":2,"dateTime":30600000,"duration":"10m","pitch":"7","competition":{"name":"U12", "section":"A", "group":"2"},"tag":"1", "homeTeam":"2A", "awayTeam":"2B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30600000" calcext:value-type="float">
            <text:p>306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];TRANSLATED_TEAM_NAMES;['2 x 8 KO P=4'.$E5]+1)" office:value-type="string" office:string-value="2C" calcext:value-type="string">
            <text:p>2C</text:p>
          </table:table-cell>
          <table:table-cell table:style-name="ce16" table:formula="of:=VLOOKUP(['2 x 8 KO P=4'.G5];TRANSLATED_TEAM_NAMES;['2 x 8 KO P=4'.$E5]+1)" office:value-type="string" office:string-value="2D" calcext:value-type="string">
            <text:p>2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2&quot;},&quot;tag&quot;:&quot;1&quot;, &quot;homeTeam&quot;:&quot;2C&quot;, &quot;awayTeam&quot;:&quot;2D&quot;}" calcext:value-type="string">
            <text:p>{"__v":0,"day":2,"dateTime":30600000,"duration":"10m","pitch":"8","competition":{"name":"U12", "section":"A", "group":"2"},"tag":"1", "homeTeam":"2C", "awayTeam":"2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31380000" calcext:value-type="float">
            <text:p>313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6];TRANSLATED_TEAM_NAMES;['2 x 8 KO P=4'.$E6]+1)" office:value-type="string" office:string-value="1E" calcext:value-type="string">
            <text:p>1E</text:p>
          </table:table-cell>
          <table:table-cell table:style-name="ce16" table:formula="of:=VLOOKUP(['2 x 8 KO P=4'.G6];TRANSLATED_TEAM_NAMES;['2 x 8 KO P=4'.$E6]+1)" office:value-type="string" office:string-value="1F" calcext:value-type="string">
            <text:p>1F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E&quot;, &quot;awayTeam&quot;:&quot;1F&quot;}" calcext:value-type="string">
            <text:p>{"__v":0,"day":2,"dateTime":31380000,"duration":"10m","pitch":"5","competition":{"name":"U12", "section":"A", "group":"1"},"tag":"2", "homeTeam":"1E", "awayTeam":"1F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31380000" calcext:value-type="float">
            <text:p>313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7];TRANSLATED_TEAM_NAMES;['2 x 8 KO P=4'.$E7]+1)" office:value-type="string" office:string-value="1G" calcext:value-type="string">
            <text:p>1G</text:p>
          </table:table-cell>
          <table:table-cell table:style-name="ce16" table:formula="of:=VLOOKUP(['2 x 8 KO P=4'.G7];TRANSLATED_TEAM_NAMES;['2 x 8 KO P=4'.$E7]+1)" office:value-type="string" office:string-value="1H" calcext:value-type="string">
            <text:p>1H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1&quot;},&quot;tag&quot;:&quot;2&quot;, &quot;homeTeam&quot;:&quot;1G&quot;, &quot;awayTeam&quot;:&quot;1H&quot;}" calcext:value-type="string">
            <text:p>{"__v":0,"day":2,"dateTime":31380000,"duration":"10m","pitch":"6","competition":{"name":"U12", "section":"A", "group":"1"},"tag":"2", "homeTeam":"1G", "awayTeam":"1H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31380000" calcext:value-type="float">
            <text:p>313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8];TRANSLATED_TEAM_NAMES;['2 x 8 KO P=4'.$E8]+1)" office:value-type="string" office:string-value="2E" calcext:value-type="string">
            <text:p>2E</text:p>
          </table:table-cell>
          <table:table-cell table:style-name="ce16" table:formula="of:=VLOOKUP(['2 x 8 KO P=4'.G8];TRANSLATED_TEAM_NAMES;['2 x 8 KO P=4'.$E8]+1)" office:value-type="string" office:string-value="2F" calcext:value-type="string">
            <text:p>2F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2&quot;},&quot;tag&quot;:&quot;2&quot;, &quot;homeTeam&quot;:&quot;2E&quot;, &quot;awayTeam&quot;:&quot;2F&quot;}" calcext:value-type="string">
            <text:p>{"__v":0,"day":2,"dateTime":31380000,"duration":"10m","pitch":"7","competition":{"name":"U12", "section":"A", "group":"2"},"tag":"2", "homeTeam":"2E", "awayTeam":"2F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31380000" calcext:value-type="float">
            <text:p>313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9];TRANSLATED_TEAM_NAMES;['2 x 8 KO P=4'.$E9]+1)" office:value-type="string" office:string-value="2G" calcext:value-type="string">
            <text:p>2G</text:p>
          </table:table-cell>
          <table:table-cell table:style-name="ce16" table:formula="of:=VLOOKUP(['2 x 8 KO P=4'.G9];TRANSLATED_TEAM_NAMES;['2 x 8 KO P=4'.$E9]+1)" office:value-type="string" office:string-value="2H" calcext:value-type="string">
            <text:p>2H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2&quot;},&quot;tag&quot;:&quot;2&quot;, &quot;homeTeam&quot;:&quot;2G&quot;, &quot;awayTeam&quot;:&quot;2H&quot;}" calcext:value-type="string">
            <text:p>{"__v":0,"day":2,"dateTime":31380000,"duration":"10m","pitch":"8","competition":{"name":"U12", "section":"A", "group":"2"},"tag":"2", "homeTeam":"2G", "awayTeam":"2H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32160000" calcext:value-type="float">
            <text:p>32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0];TRANSLATED_TEAM_NAMES;['2 x 8 KO P=4'.$E10]+1)" office:value-type="string" office:string-value="1D" calcext:value-type="string">
            <text:p>1D</text:p>
          </table:table-cell>
          <table:table-cell table:style-name="ce16" table:formula="of:=VLOOKUP(['2 x 8 KO P=4'.G10];TRANSLATED_TEAM_NAMES;['2 x 8 KO P=4'.$E10]+1)" office:value-type="string" office:string-value="1E" calcext:value-type="string">
            <text:p>1E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D&quot;, &quot;awayTeam&quot;:&quot;1E&quot;}" calcext:value-type="string">
            <text:p>{"__v":0,"day":2,"dateTime":32160000,"duration":"10m","pitch":"5","competition":{"name":"U12", "section":"A", "group":"1"},"tag":"3", "homeTeam":"1D", "awayTeam":"1E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32160000" calcext:value-type="float">
            <text:p>32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1];TRANSLATED_TEAM_NAMES;['2 x 8 KO P=4'.$E11]+1)" office:value-type="string" office:string-value="1H" calcext:value-type="string">
            <text:p>1H</text:p>
          </table:table-cell>
          <table:table-cell table:style-name="ce16" table:formula="of:=VLOOKUP(['2 x 8 KO P=4'.G11];TRANSLATED_TEAM_NAMES;['2 x 8 KO P=4'.$E11]+1)" office:value-type="string" office:string-value="1A" calcext:value-type="string">
            <text:p>1A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H&quot;, &quot;awayTeam&quot;:&quot;1A&quot;}" calcext:value-type="string">
            <text:p>{"__v":0,"day":2,"dateTime":32160000,"duration":"10m","pitch":"6","competition":{"name":"U12", "section":"A", "group":"1"},"tag":"3", "homeTeam":"1H", "awayTeam":"1A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32160000" calcext:value-type="float">
            <text:p>321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2];TRANSLATED_TEAM_NAMES;['2 x 8 KO P=4'.$E12]+1)" office:value-type="string" office:string-value="2D" calcext:value-type="string">
            <text:p>2D</text:p>
          </table:table-cell>
          <table:table-cell table:style-name="ce16" table:formula="of:=VLOOKUP(['2 x 8 KO P=4'.G12];TRANSLATED_TEAM_NAMES;['2 x 8 KO P=4'.$E12]+1)" office:value-type="string" office:string-value="2E" calcext:value-type="string">
            <text:p>2E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2&quot;},&quot;tag&quot;:&quot;3&quot;, &quot;homeTeam&quot;:&quot;2D&quot;, &quot;awayTeam&quot;:&quot;2E&quot;}" calcext:value-type="string">
            <text:p>{"__v":0,"day":2,"dateTime":32160000,"duration":"10m","pitch":"7","competition":{"name":"U12", "section":"A", "group":"2"},"tag":"3", "homeTeam":"2D", "awayTeam":"2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32160000" calcext:value-type="float">
            <text:p>321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3];TRANSLATED_TEAM_NAMES;['2 x 8 KO P=4'.$E13]+1)" office:value-type="string" office:string-value="2H" calcext:value-type="string">
            <text:p>2H</text:p>
          </table:table-cell>
          <table:table-cell table:style-name="ce16" table:formula="of:=VLOOKUP(['2 x 8 KO P=4'.G13];TRANSLATED_TEAM_NAMES;['2 x 8 KO P=4'.$E13]+1)" office:value-type="string" office:string-value="2A" calcext:value-type="string">
            <text:p>2A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2&quot;},&quot;tag&quot;:&quot;3&quot;, &quot;homeTeam&quot;:&quot;2H&quot;, &quot;awayTeam&quot;:&quot;2A&quot;}" calcext:value-type="string">
            <text:p>{"__v":0,"day":2,"dateTime":32160000,"duration":"10m","pitch":"8","competition":{"name":"U12", "section":"A", "group":"2"},"tag":"3", "homeTeam":"2H", "awayTeam":"2A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32940000" calcext:value-type="float">
            <text:p>329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4];TRANSLATED_TEAM_NAMES;['2 x 8 KO P=4'.$E14]+1)" office:value-type="string" office:string-value="1F" calcext:value-type="string">
            <text:p>1F</text:p>
          </table:table-cell>
          <table:table-cell table:style-name="ce16" table:formula="of:=VLOOKUP(['2 x 8 KO P=4'.G14];TRANSLATED_TEAM_NAMES;['2 x 8 KO P=4'.$E14]+1)" office:value-type="string" office:string-value="1G" calcext:value-type="string">
            <text:p>1G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F&quot;, &quot;awayTeam&quot;:&quot;1G&quot;}" calcext:value-type="string">
            <text:p>{"__v":0,"day":2,"dateTime":32940000,"duration":"10m","pitch":"5","competition":{"name":"U12", "section":"A", "group":"1"},"tag":"4", "homeTeam":"1F", "awayTeam":"1G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32940000" calcext:value-type="float">
            <text:p>329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5];TRANSLATED_TEAM_NAMES;['2 x 8 KO P=4'.$E15]+1)" office:value-type="string" office:string-value="1B" calcext:value-type="string">
            <text:p>1B</text:p>
          </table:table-cell>
          <table:table-cell table:style-name="ce16" table:formula="of:=VLOOKUP(['2 x 8 KO P=4'.G15];TRANSLATED_TEAM_NAMES;['2 x 8 KO P=4'.$E15]+1)" office:value-type="string" office:string-value="1C" calcext:value-type="string">
            <text:p>1C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1&quot;},&quot;tag&quot;:&quot;4&quot;, &quot;homeTeam&quot;:&quot;1B&quot;, &quot;awayTeam&quot;:&quot;1C&quot;}" calcext:value-type="string">
            <text:p>{"__v":0,"day":2,"dateTime":32940000,"duration":"10m","pitch":"6","competition":{"name":"U12", "section":"A", "group":"1"},"tag":"4", "homeTeam":"1B", "awayTeam":"1C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32940000" calcext:value-type="float">
            <text:p>329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6];TRANSLATED_TEAM_NAMES;['2 x 8 KO P=4'.$E16]+1)" office:value-type="string" office:string-value="2F" calcext:value-type="string">
            <text:p>2F</text:p>
          </table:table-cell>
          <table:table-cell table:style-name="ce16" table:formula="of:=VLOOKUP(['2 x 8 KO P=4'.G16];TRANSLATED_TEAM_NAMES;['2 x 8 KO P=4'.$E16]+1)" office:value-type="string" office:string-value="2G" calcext:value-type="string">
            <text:p>2G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2&quot;},&quot;tag&quot;:&quot;4&quot;, &quot;homeTeam&quot;:&quot;2F&quot;, &quot;awayTeam&quot;:&quot;2G&quot;}" calcext:value-type="string">
            <text:p>{"__v":0,"day":2,"dateTime":32940000,"duration":"10m","pitch":"7","competition":{"name":"U12", "section":"A", "group":"2"},"tag":"4", "homeTeam":"2F", "awayTeam":"2G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32940000" calcext:value-type="float">
            <text:p>329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7];TRANSLATED_TEAM_NAMES;['2 x 8 KO P=4'.$E17]+1)" office:value-type="string" office:string-value="2B" calcext:value-type="string">
            <text:p>2B</text:p>
          </table:table-cell>
          <table:table-cell table:style-name="ce16" table:formula="of:=VLOOKUP(['2 x 8 KO P=4'.G17];TRANSLATED_TEAM_NAMES;['2 x 8 KO P=4'.$E17]+1)" office:value-type="string" office:string-value="2C" calcext:value-type="string">
            <text:p>2C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2&quot;},&quot;tag&quot;:&quot;4&quot;, &quot;homeTeam&quot;:&quot;2B&quot;, &quot;awayTeam&quot;:&quot;2C&quot;}" calcext:value-type="string">
            <text:p>{"__v":0,"day":2,"dateTime":32940000,"duration":"10m","pitch":"8","competition":{"name":"U12", "section":"A", "group":"2"},"tag":"4", "homeTeam":"2B", "awayTeam":"2C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33720000" calcext:value-type="float">
            <text:p>33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8];TRANSLATED_TEAM_NAMES;['2 x 8 KO P=4'.$E18]+1)" office:value-type="string" office:string-value="1E" calcext:value-type="string">
            <text:p>1E</text:p>
          </table:table-cell>
          <table:table-cell table:style-name="ce16" table:formula="of:=VLOOKUP(['2 x 8 KO P=4'.G18];TRANSLATED_TEAM_NAMES;['2 x 8 KO P=4'.$E18]+1)" office:value-type="string" office:string-value="1G" calcext:value-type="string">
            <text:p>1G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E&quot;, &quot;awayTeam&quot;:&quot;1G&quot;}" calcext:value-type="string">
            <text:p>{"__v":0,"day":2,"dateTime":33720000,"duration":"10m","pitch":"5","competition":{"name":"U12", "section":"A", "group":"1"},"tag":"5", "homeTeam":"1E", "awayTeam":"1G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33720000" calcext:value-type="float">
            <text:p>33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9];TRANSLATED_TEAM_NAMES;['2 x 8 KO P=4'.$E19]+1)" office:value-type="string" office:string-value="1A" calcext:value-type="string">
            <text:p>1A</text:p>
          </table:table-cell>
          <table:table-cell table:style-name="ce16" table:formula="of:=VLOOKUP(['2 x 8 KO P=4'.G19];TRANSLATED_TEAM_NAMES;['2 x 8 KO P=4'.$E19]+1)" office:value-type="string" office:string-value="1C" calcext:value-type="string">
            <text:p>1C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1&quot;},&quot;tag&quot;:&quot;5&quot;, &quot;homeTeam&quot;:&quot;1A&quot;, &quot;awayTeam&quot;:&quot;1C&quot;}" calcext:value-type="string">
            <text:p>{"__v":0,"day":2,"dateTime":33720000,"duration":"10m","pitch":"6","competition":{"name":"U12", "section":"A", "group":"1"},"tag":"5", "homeTeam":"1A", "awayTeam":"1C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33720000" calcext:value-type="float">
            <text:p>337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20];TRANSLATED_TEAM_NAMES;['2 x 8 KO P=4'.$E20]+1)" office:value-type="string" office:string-value="2E" calcext:value-type="string">
            <text:p>2E</text:p>
          </table:table-cell>
          <table:table-cell table:style-name="ce16" table:formula="of:=VLOOKUP(['2 x 8 KO P=4'.G20];TRANSLATED_TEAM_NAMES;['2 x 8 KO P=4'.$E20]+1)" office:value-type="string" office:string-value="2G" calcext:value-type="string">
            <text:p>2G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2&quot;},&quot;tag&quot;:&quot;5&quot;, &quot;homeTeam&quot;:&quot;2E&quot;, &quot;awayTeam&quot;:&quot;2G&quot;}" calcext:value-type="string">
            <text:p>{"__v":0,"day":2,"dateTime":33720000,"duration":"10m","pitch":"7","competition":{"name":"U12", "section":"A", "group":"2"},"tag":"5", "homeTeam":"2E", "awayTeam":"2G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33720000" calcext:value-type="float">
            <text:p>337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21];TRANSLATED_TEAM_NAMES;['2 x 8 KO P=4'.$E21]+1)" office:value-type="string" office:string-value="2A" calcext:value-type="string">
            <text:p>2A</text:p>
          </table:table-cell>
          <table:table-cell table:style-name="ce16" table:formula="of:=VLOOKUP(['2 x 8 KO P=4'.G21];TRANSLATED_TEAM_NAMES;['2 x 8 KO P=4'.$E21]+1)" office:value-type="string" office:string-value="2C" calcext:value-type="string">
            <text:p>2C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2&quot;},&quot;tag&quot;:&quot;5&quot;, &quot;homeTeam&quot;:&quot;2A&quot;, &quot;awayTeam&quot;:&quot;2C&quot;}" calcext:value-type="string">
            <text:p>{"__v":0,"day":2,"dateTime":33720000,"duration":"10m","pitch":"8","competition":{"name":"U12", "section":"A", "group":"2"},"tag":"5", "homeTeam":"2A", "awayTeam":"2C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34500000" calcext:value-type="float">
            <text:p>345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2];TRANSLATED_TEAM_NAMES;['2 x 8 KO P=4'.$E22]+1)" office:value-type="string" office:string-value="1B" calcext:value-type="string">
            <text:p>1B</text:p>
          </table:table-cell>
          <table:table-cell table:style-name="ce16" table:formula="of:=VLOOKUP(['2 x 8 KO P=4'.G22];TRANSLATED_TEAM_NAMES;['2 x 8 KO P=4'.$E22]+1)" office:value-type="string" office:string-value="1D" calcext:value-type="string">
            <text:p>1D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34500000,&quot;duration&quot;:&quot;10m&quot;,&quot;pitch&quot;:&quot;5&quot;,&quot;competition&quot;:{&quot;name&quot;:&quot;U12&quot;, &quot;section&quot;:&quot;A&quot;, &quot;group&quot;:&quot;1&quot;},&quot;tag&quot;:&quot;6&quot;, &quot;homeTeam&quot;:&quot;1B&quot;, &quot;awayTeam&quot;:&quot;1D&quot;}" calcext:value-type="string">
            <text:p>{"__v":0,"day":2,"dateTime":34500000,"duration":"10m","pitch":"5","competition":{"name":"U12", "section":"A", "group":"1"},"tag":"6", "homeTeam":"1B", "awayTeam":"1D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34500000" calcext:value-type="float">
            <text:p>345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3];TRANSLATED_TEAM_NAMES;['2 x 8 KO P=4'.$E23]+1)" office:value-type="string" office:string-value="1F" calcext:value-type="string">
            <text:p>1F</text:p>
          </table:table-cell>
          <table:table-cell table:style-name="ce16" table:formula="of:=VLOOKUP(['2 x 8 KO P=4'.G23];TRANSLATED_TEAM_NAMES;['2 x 8 KO P=4'.$E23]+1)" office:value-type="string" office:string-value="1H" calcext:value-type="string">
            <text:p>1H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34500000,&quot;duration&quot;:&quot;10m&quot;,&quot;pitch&quot;:&quot;6&quot;,&quot;competition&quot;:{&quot;name&quot;:&quot;U12&quot;, &quot;section&quot;:&quot;A&quot;, &quot;group&quot;:&quot;1&quot;},&quot;tag&quot;:&quot;6&quot;, &quot;homeTeam&quot;:&quot;1F&quot;, &quot;awayTeam&quot;:&quot;1H&quot;}" calcext:value-type="string">
            <text:p>{"__v":0,"day":2,"dateTime":34500000,"duration":"10m","pitch":"6","competition":{"name":"U12", "section":"A", "group":"1"},"tag":"6", "homeTeam":"1F", "awayTeam":"1H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34500000" calcext:value-type="float">
            <text:p>345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4];TRANSLATED_TEAM_NAMES;['2 x 8 KO P=4'.$E24]+1)" office:value-type="string" office:string-value="2B" calcext:value-type="string">
            <text:p>2B</text:p>
          </table:table-cell>
          <table:table-cell table:style-name="ce16" table:formula="of:=VLOOKUP(['2 x 8 KO P=4'.G24];TRANSLATED_TEAM_NAMES;['2 x 8 KO P=4'.$E24]+1)" office:value-type="string" office:string-value="2D" calcext:value-type="string">
            <text:p>2D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34500000,&quot;duration&quot;:&quot;10m&quot;,&quot;pitch&quot;:&quot;7&quot;,&quot;competition&quot;:{&quot;name&quot;:&quot;U12&quot;, &quot;section&quot;:&quot;A&quot;, &quot;group&quot;:&quot;2&quot;},&quot;tag&quot;:&quot;6&quot;, &quot;homeTeam&quot;:&quot;2B&quot;, &quot;awayTeam&quot;:&quot;2D&quot;}" calcext:value-type="string">
            <text:p>{"__v":0,"day":2,"dateTime":34500000,"duration":"10m","pitch":"7","competition":{"name":"U12", "section":"A", "group":"2"},"tag":"6", "homeTeam":"2B", "awayTeam":"2D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34500000" calcext:value-type="float">
            <text:p>345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5];TRANSLATED_TEAM_NAMES;['2 x 8 KO P=4'.$E25]+1)" office:value-type="string" office:string-value="2F" calcext:value-type="string">
            <text:p>2F</text:p>
          </table:table-cell>
          <table:table-cell table:style-name="ce16" table:formula="of:=VLOOKUP(['2 x 8 KO P=4'.G25];TRANSLATED_TEAM_NAMES;['2 x 8 KO P=4'.$E25]+1)" office:value-type="string" office:string-value="2H" calcext:value-type="string">
            <text:p>2H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34500000,&quot;duration&quot;:&quot;10m&quot;,&quot;pitch&quot;:&quot;8&quot;,&quot;competition&quot;:{&quot;name&quot;:&quot;U12&quot;, &quot;section&quot;:&quot;A&quot;, &quot;group&quot;:&quot;2&quot;},&quot;tag&quot;:&quot;6&quot;, &quot;homeTeam&quot;:&quot;2F&quot;, &quot;awayTeam&quot;:&quot;2H&quot;}" calcext:value-type="string">
            <text:p>{"__v":0,"day":2,"dateTime":34500000,"duration":"10m","pitch":"8","competition":{"name":"U12", "section":"A", "group":"2"},"tag":"6", "homeTeam":"2F", "awayTeam":"2H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35280000" calcext:value-type="float">
            <text:p>35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6];TRANSLATED_TEAM_NAMES;['2 x 8 KO P=4'.$E26]+1)" office:value-type="string" office:string-value="1D" calcext:value-type="string">
            <text:p>1D</text:p>
          </table:table-cell>
          <table:table-cell table:style-name="ce16" table:formula="of:=VLOOKUP(['2 x 8 KO P=4'.G26];TRANSLATED_TEAM_NAMES;['2 x 8 KO P=4'.$E26]+1)" office:value-type="string" office:string-value="1H" calcext:value-type="string">
            <text:p>1H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35280000,&quot;duration&quot;:&quot;10m&quot;,&quot;pitch&quot;:&quot;5&quot;,&quot;competition&quot;:{&quot;name&quot;:&quot;U12&quot;, &quot;section&quot;:&quot;A&quot;, &quot;group&quot;:&quot;1&quot;},&quot;tag&quot;:&quot;7&quot;, &quot;homeTeam&quot;:&quot;1D&quot;, &quot;awayTeam&quot;:&quot;1H&quot;}" calcext:value-type="string">
            <text:p>{"__v":0,"day":2,"dateTime":35280000,"duration":"10m","pitch":"5","competition":{"name":"U12", "section":"A", "group":"1"},"tag":"7", "homeTeam":"1D", "awayTeam":"1H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35280000" calcext:value-type="float">
            <text:p>35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7];TRANSLATED_TEAM_NAMES;['2 x 8 KO P=4'.$E27]+1)" office:value-type="string" office:string-value="1B" calcext:value-type="string">
            <text:p>1B</text:p>
          </table:table-cell>
          <table:table-cell table:style-name="ce16" table:formula="of:=VLOOKUP(['2 x 8 KO P=4'.G27];TRANSLATED_TEAM_NAMES;['2 x 8 KO P=4'.$E27]+1)" office:value-type="string" office:string-value="1F" calcext:value-type="string">
            <text:p>1F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35280000,&quot;duration&quot;:&quot;10m&quot;,&quot;pitch&quot;:&quot;6&quot;,&quot;competition&quot;:{&quot;name&quot;:&quot;U12&quot;, &quot;section&quot;:&quot;A&quot;, &quot;group&quot;:&quot;1&quot;},&quot;tag&quot;:&quot;7&quot;, &quot;homeTeam&quot;:&quot;1B&quot;, &quot;awayTeam&quot;:&quot;1F&quot;}" calcext:value-type="string">
            <text:p>{"__v":0,"day":2,"dateTime":35280000,"duration":"10m","pitch":"6","competition":{"name":"U12", "section":"A", "group":"1"},"tag":"7", "homeTeam":"1B", "awayTeam":"1F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35280000" calcext:value-type="float">
            <text:p>352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8];TRANSLATED_TEAM_NAMES;['2 x 8 KO P=4'.$E28]+1)" office:value-type="string" office:string-value="2D" calcext:value-type="string">
            <text:p>2D</text:p>
          </table:table-cell>
          <table:table-cell table:style-name="ce16" table:formula="of:=VLOOKUP(['2 x 8 KO P=4'.G28];TRANSLATED_TEAM_NAMES;['2 x 8 KO P=4'.$E28]+1)" office:value-type="string" office:string-value="2H" calcext:value-type="string">
            <text:p>2H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35280000,&quot;duration&quot;:&quot;10m&quot;,&quot;pitch&quot;:&quot;7&quot;,&quot;competition&quot;:{&quot;name&quot;:&quot;U12&quot;, &quot;section&quot;:&quot;A&quot;, &quot;group&quot;:&quot;2&quot;},&quot;tag&quot;:&quot;7&quot;, &quot;homeTeam&quot;:&quot;2D&quot;, &quot;awayTeam&quot;:&quot;2H&quot;}" calcext:value-type="string">
            <text:p>{"__v":0,"day":2,"dateTime":35280000,"duration":"10m","pitch":"7","competition":{"name":"U12", "section":"A", "group":"2"},"tag":"7", "homeTeam":"2D", "awayTeam":"2H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35280000" calcext:value-type="float">
            <text:p>352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9];TRANSLATED_TEAM_NAMES;['2 x 8 KO P=4'.$E29]+1)" office:value-type="string" office:string-value="2B" calcext:value-type="string">
            <text:p>2B</text:p>
          </table:table-cell>
          <table:table-cell table:style-name="ce16" table:formula="of:=VLOOKUP(['2 x 8 KO P=4'.G29];TRANSLATED_TEAM_NAMES;['2 x 8 KO P=4'.$E29]+1)" office:value-type="string" office:string-value="2F" calcext:value-type="string">
            <text:p>2F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35280000,&quot;duration&quot;:&quot;10m&quot;,&quot;pitch&quot;:&quot;8&quot;,&quot;competition&quot;:{&quot;name&quot;:&quot;U12&quot;, &quot;section&quot;:&quot;A&quot;, &quot;group&quot;:&quot;2&quot;},&quot;tag&quot;:&quot;7&quot;, &quot;homeTeam&quot;:&quot;2B&quot;, &quot;awayTeam&quot;:&quot;2F&quot;}" calcext:value-type="string">
            <text:p>{"__v":0,"day":2,"dateTime":35280000,"duration":"10m","pitch":"8","competition":{"name":"U12", "section":"A", "group":"2"},"tag":"7", "homeTeam":"2B", "awayTeam":"2F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36060000" calcext:value-type="float">
            <text:p>360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0];TRANSLATED_TEAM_NAMES;['2 x 8 KO P=4'.$E30]+1)" office:value-type="string" office:string-value="1C" calcext:value-type="string">
            <text:p>1C</text:p>
          </table:table-cell>
          <table:table-cell table:style-name="ce16" table:formula="of:=VLOOKUP(['2 x 8 KO P=4'.G30];TRANSLATED_TEAM_NAMES;['2 x 8 KO P=4'.$E30]+1)" office:value-type="string" office:string-value="1G" calcext:value-type="string">
            <text:p>1G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36060000,&quot;duration&quot;:&quot;10m&quot;,&quot;pitch&quot;:&quot;5&quot;,&quot;competition&quot;:{&quot;name&quot;:&quot;U12&quot;, &quot;section&quot;:&quot;A&quot;, &quot;group&quot;:&quot;1&quot;},&quot;tag&quot;:&quot;8&quot;, &quot;homeTeam&quot;:&quot;1C&quot;, &quot;awayTeam&quot;:&quot;1G&quot;}" calcext:value-type="string">
            <text:p>{"__v":0,"day":2,"dateTime":36060000,"duration":"10m","pitch":"5","competition":{"name":"U12", "section":"A", "group":"1"},"tag":"8", "homeTeam":"1C", "awayTeam":"1G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36060000" calcext:value-type="float">
            <text:p>360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1];TRANSLATED_TEAM_NAMES;['2 x 8 KO P=4'.$E31]+1)" office:value-type="string" office:string-value="1A" calcext:value-type="string">
            <text:p>1A</text:p>
          </table:table-cell>
          <table:table-cell table:style-name="ce16" table:formula="of:=VLOOKUP(['2 x 8 KO P=4'.G31];TRANSLATED_TEAM_NAMES;['2 x 8 KO P=4'.$E31]+1)" office:value-type="string" office:string-value="1E" calcext:value-type="string">
            <text:p>1E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36060000,&quot;duration&quot;:&quot;10m&quot;,&quot;pitch&quot;:&quot;6&quot;,&quot;competition&quot;:{&quot;name&quot;:&quot;U12&quot;, &quot;section&quot;:&quot;A&quot;, &quot;group&quot;:&quot;1&quot;},&quot;tag&quot;:&quot;8&quot;, &quot;homeTeam&quot;:&quot;1A&quot;, &quot;awayTeam&quot;:&quot;1E&quot;}" calcext:value-type="string">
            <text:p>{"__v":0,"day":2,"dateTime":36060000,"duration":"10m","pitch":"6","competition":{"name":"U12", "section":"A", "group":"1"},"tag":"8", "homeTeam":"1A", "awayTeam":"1E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36060000" calcext:value-type="float">
            <text:p>360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2];TRANSLATED_TEAM_NAMES;['2 x 8 KO P=4'.$E32]+1)" office:value-type="string" office:string-value="2C" calcext:value-type="string">
            <text:p>2C</text:p>
          </table:table-cell>
          <table:table-cell table:style-name="ce16" table:formula="of:=VLOOKUP(['2 x 8 KO P=4'.G32];TRANSLATED_TEAM_NAMES;['2 x 8 KO P=4'.$E32]+1)" office:value-type="string" office:string-value="2G" calcext:value-type="string">
            <text:p>2G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36060000,&quot;duration&quot;:&quot;10m&quot;,&quot;pitch&quot;:&quot;7&quot;,&quot;competition&quot;:{&quot;name&quot;:&quot;U12&quot;, &quot;section&quot;:&quot;A&quot;, &quot;group&quot;:&quot;2&quot;},&quot;tag&quot;:&quot;8&quot;, &quot;homeTeam&quot;:&quot;2C&quot;, &quot;awayTeam&quot;:&quot;2G&quot;}" calcext:value-type="string">
            <text:p>{"__v":0,"day":2,"dateTime":36060000,"duration":"10m","pitch":"7","competition":{"name":"U12", "section":"A", "group":"2"},"tag":"8", "homeTeam":"2C", "awayTeam":"2G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36060000" calcext:value-type="float">
            <text:p>360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3];TRANSLATED_TEAM_NAMES;['2 x 8 KO P=4'.$E33]+1)" office:value-type="string" office:string-value="2A" calcext:value-type="string">
            <text:p>2A</text:p>
          </table:table-cell>
          <table:table-cell table:style-name="ce16" table:formula="of:=VLOOKUP(['2 x 8 KO P=4'.G33];TRANSLATED_TEAM_NAMES;['2 x 8 KO P=4'.$E33]+1)" office:value-type="string" office:string-value="2E" calcext:value-type="string">
            <text:p>2E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36060000,&quot;duration&quot;:&quot;10m&quot;,&quot;pitch&quot;:&quot;8&quot;,&quot;competition&quot;:{&quot;name&quot;:&quot;U12&quot;, &quot;section&quot;:&quot;A&quot;, &quot;group&quot;:&quot;2&quot;},&quot;tag&quot;:&quot;8&quot;, &quot;homeTeam&quot;:&quot;2A&quot;, &quot;awayTeam&quot;:&quot;2E&quot;}" calcext:value-type="string">
            <text:p>{"__v":0,"day":2,"dateTime":36060000,"duration":"10m","pitch":"8","competition":{"name":"U12", "section":"A", "group":"2"},"tag":"8", "homeTeam":"2A", "awayTeam":"2E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36840000" calcext:value-type="float">
            <text:p>36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4];TRANSLATED_TEAM_NAMES;['2 x 8 KO P=4'.$E34]+1)" office:value-type="string" office:string-value="1H" calcext:value-type="string">
            <text:p>1H</text:p>
          </table:table-cell>
          <table:table-cell table:style-name="ce16" table:formula="of:=VLOOKUP(['2 x 8 KO P=4'.G34];TRANSLATED_TEAM_NAMES;['2 x 8 KO P=4'.$E34]+1)" office:value-type="string" office:string-value="1B" calcext:value-type="string">
            <text:p>1B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36840000,&quot;duration&quot;:&quot;10m&quot;,&quot;pitch&quot;:&quot;5&quot;,&quot;competition&quot;:{&quot;name&quot;:&quot;U12&quot;, &quot;section&quot;:&quot;A&quot;, &quot;group&quot;:&quot;1&quot;},&quot;tag&quot;:&quot;9&quot;, &quot;homeTeam&quot;:&quot;1H&quot;, &quot;awayTeam&quot;:&quot;1B&quot;}" calcext:value-type="string">
            <text:p>{"__v":0,"day":2,"dateTime":36840000,"duration":"10m","pitch":"5","competition":{"name":"U12", "section":"A", "group":"1"},"tag":"9", "homeTeam":"1H", "awayTeam":"1B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36840000" calcext:value-type="float">
            <text:p>36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5];TRANSLATED_TEAM_NAMES;['2 x 8 KO P=4'.$E35]+1)" office:value-type="string" office:string-value="1G" calcext:value-type="string">
            <text:p>1G</text:p>
          </table:table-cell>
          <table:table-cell table:style-name="ce16" table:formula="of:=VLOOKUP(['2 x 8 KO P=4'.G35];TRANSLATED_TEAM_NAMES;['2 x 8 KO P=4'.$E35]+1)" office:value-type="string" office:string-value="1A" calcext:value-type="string">
            <text:p>1A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36840000,&quot;duration&quot;:&quot;10m&quot;,&quot;pitch&quot;:&quot;6&quot;,&quot;competition&quot;:{&quot;name&quot;:&quot;U12&quot;, &quot;section&quot;:&quot;A&quot;, &quot;group&quot;:&quot;1&quot;},&quot;tag&quot;:&quot;9&quot;, &quot;homeTeam&quot;:&quot;1G&quot;, &quot;awayTeam&quot;:&quot;1A&quot;}" calcext:value-type="string">
            <text:p>{"__v":0,"day":2,"dateTime":36840000,"duration":"10m","pitch":"6","competition":{"name":"U12", "section":"A", "group":"1"},"tag":"9", "homeTeam":"1G", "awayTeam":"1A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36840000" calcext:value-type="float">
            <text:p>368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6];TRANSLATED_TEAM_NAMES;['2 x 8 KO P=4'.$E36]+1)" office:value-type="string" office:string-value="2H" calcext:value-type="string">
            <text:p>2H</text:p>
          </table:table-cell>
          <table:table-cell table:style-name="ce16" table:formula="of:=VLOOKUP(['2 x 8 KO P=4'.G36];TRANSLATED_TEAM_NAMES;['2 x 8 KO P=4'.$E36]+1)" office:value-type="string" office:string-value="2B" calcext:value-type="string">
            <text:p>2B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36840000,&quot;duration&quot;:&quot;10m&quot;,&quot;pitch&quot;:&quot;7&quot;,&quot;competition&quot;:{&quot;name&quot;:&quot;U12&quot;, &quot;section&quot;:&quot;A&quot;, &quot;group&quot;:&quot;2&quot;},&quot;tag&quot;:&quot;9&quot;, &quot;homeTeam&quot;:&quot;2H&quot;, &quot;awayTeam&quot;:&quot;2B&quot;}" calcext:value-type="string">
            <text:p>{"__v":0,"day":2,"dateTime":36840000,"duration":"10m","pitch":"7","competition":{"name":"U12", "section":"A", "group":"2"},"tag":"9", "homeTeam":"2H", "awayTeam":"2B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36840000" calcext:value-type="float">
            <text:p>368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7];TRANSLATED_TEAM_NAMES;['2 x 8 KO P=4'.$E37]+1)" office:value-type="string" office:string-value="2G" calcext:value-type="string">
            <text:p>2G</text:p>
          </table:table-cell>
          <table:table-cell table:style-name="ce16" table:formula="of:=VLOOKUP(['2 x 8 KO P=4'.G37];TRANSLATED_TEAM_NAMES;['2 x 8 KO P=4'.$E37]+1)" office:value-type="string" office:string-value="2A" calcext:value-type="string">
            <text:p>2A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36840000,&quot;duration&quot;:&quot;10m&quot;,&quot;pitch&quot;:&quot;8&quot;,&quot;competition&quot;:{&quot;name&quot;:&quot;U12&quot;, &quot;section&quot;:&quot;A&quot;, &quot;group&quot;:&quot;2&quot;},&quot;tag&quot;:&quot;9&quot;, &quot;homeTeam&quot;:&quot;2G&quot;, &quot;awayTeam&quot;:&quot;2A&quot;}" calcext:value-type="string">
            <text:p>{"__v":0,"day":2,"dateTime":36840000,"duration":"10m","pitch":"8","competition":{"name":"U12", "section":"A", "group":"2"},"tag":"9", "homeTeam":"2G", "awayTeam":"2A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37620000" calcext:value-type="float">
            <text:p>376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8];TRANSLATED_TEAM_NAMES;['2 x 8 KO P=4'.$E38]+1)" office:value-type="string" office:string-value="1C" calcext:value-type="string">
            <text:p>1C</text:p>
          </table:table-cell>
          <table:table-cell table:style-name="ce16" table:formula="of:=VLOOKUP(['2 x 8 KO P=4'.G38];TRANSLATED_TEAM_NAMES;['2 x 8 KO P=4'.$E38]+1)" office:value-type="string" office:string-value="1E" calcext:value-type="string">
            <text:p>1E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37620000,&quot;duration&quot;:&quot;10m&quot;,&quot;pitch&quot;:&quot;5&quot;,&quot;competition&quot;:{&quot;name&quot;:&quot;U12&quot;, &quot;section&quot;:&quot;A&quot;, &quot;group&quot;:&quot;1&quot;},&quot;tag&quot;:&quot;10&quot;, &quot;homeTeam&quot;:&quot;1C&quot;, &quot;awayTeam&quot;:&quot;1E&quot;}" calcext:value-type="string">
            <text:p>{"__v":0,"day":2,"dateTime":37620000,"duration":"10m","pitch":"5","competition":{"name":"U12", "section":"A", "group":"1"},"tag":"10", "homeTeam":"1C", "awayTeam":"1E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37620000" calcext:value-type="float">
            <text:p>376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39];TRANSLATED_TEAM_NAMES;['2 x 8 KO P=4'.$E39]+1)" office:value-type="string" office:string-value="1D" calcext:value-type="string">
            <text:p>1D</text:p>
          </table:table-cell>
          <table:table-cell table:style-name="ce16" table:formula="of:=VLOOKUP(['2 x 8 KO P=4'.G39];TRANSLATED_TEAM_NAMES;['2 x 8 KO P=4'.$E39]+1)" office:value-type="string" office:string-value="1F" calcext:value-type="string">
            <text:p>1F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37620000,&quot;duration&quot;:&quot;10m&quot;,&quot;pitch&quot;:&quot;6&quot;,&quot;competition&quot;:{&quot;name&quot;:&quot;U12&quot;, &quot;section&quot;:&quot;A&quot;, &quot;group&quot;:&quot;1&quot;},&quot;tag&quot;:&quot;10&quot;, &quot;homeTeam&quot;:&quot;1D&quot;, &quot;awayTeam&quot;:&quot;1F&quot;}" calcext:value-type="string">
            <text:p>{"__v":0,"day":2,"dateTime":37620000,"duration":"10m","pitch":"6","competition":{"name":"U12", "section":"A", "group":"1"},"tag":"10", "homeTeam":"1D", "awayTeam":"1F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37620000" calcext:value-type="float">
            <text:p>37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0];TRANSLATED_TEAM_NAMES;['2 x 8 KO P=4'.$E40]+1)" office:value-type="string" office:string-value="2C" calcext:value-type="string">
            <text:p>2C</text:p>
          </table:table-cell>
          <table:table-cell table:style-name="ce16" table:formula="of:=VLOOKUP(['2 x 8 KO P=4'.G40];TRANSLATED_TEAM_NAMES;['2 x 8 KO P=4'.$E40]+1)" office:value-type="string" office:string-value="2E" calcext:value-type="string">
            <text:p>2E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37620000,&quot;duration&quot;:&quot;10m&quot;,&quot;pitch&quot;:&quot;7&quot;,&quot;competition&quot;:{&quot;name&quot;:&quot;U12&quot;, &quot;section&quot;:&quot;A&quot;, &quot;group&quot;:&quot;2&quot;},&quot;tag&quot;:&quot;10&quot;, &quot;homeTeam&quot;:&quot;2C&quot;, &quot;awayTeam&quot;:&quot;2E&quot;}" calcext:value-type="string">
            <text:p>{"__v":0,"day":2,"dateTime":37620000,"duration":"10m","pitch":"7","competition":{"name":"U12", "section":"A", "group":"2"},"tag":"10", "homeTeam":"2C", "awayTeam":"2E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37620000" calcext:value-type="float">
            <text:p>376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41];TRANSLATED_TEAM_NAMES;['2 x 8 KO P=4'.$E41]+1)" office:value-type="string" office:string-value="2D" calcext:value-type="string">
            <text:p>2D</text:p>
          </table:table-cell>
          <table:table-cell table:style-name="ce16" table:formula="of:=VLOOKUP(['2 x 8 KO P=4'.G41];TRANSLATED_TEAM_NAMES;['2 x 8 KO P=4'.$E41]+1)" office:value-type="string" office:string-value="2F" calcext:value-type="string">
            <text:p>2F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37620000,&quot;duration&quot;:&quot;10m&quot;,&quot;pitch&quot;:&quot;8&quot;,&quot;competition&quot;:{&quot;name&quot;:&quot;U12&quot;, &quot;section&quot;:&quot;A&quot;, &quot;group&quot;:&quot;2&quot;},&quot;tag&quot;:&quot;10&quot;, &quot;homeTeam&quot;:&quot;2D&quot;, &quot;awayTeam&quot;:&quot;2F&quot;}" calcext:value-type="string">
            <text:p>{"__v":0,"day":2,"dateTime":37620000,"duration":"10m","pitch":"8","competition":{"name":"U12", "section":"A", "group":"2"},"tag":"10", "homeTeam":"2D", "awayTeam":"2F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38400000" calcext:value-type="float">
            <text:p>384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2];TRANSLATED_TEAM_NAMES;['2 x 8 KO P=4'.$E42]+1)" office:value-type="string" office:string-value="1F" calcext:value-type="string">
            <text:p>1F</text:p>
          </table:table-cell>
          <table:table-cell table:style-name="ce16" table:formula="of:=VLOOKUP(['2 x 8 KO P=4'.G42];TRANSLATED_TEAM_NAMES;['2 x 8 KO P=4'.$E42]+1)" office:value-type="string" office:string-value="1A" calcext:value-type="string">
            <text:p>1A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38400000,&quot;duration&quot;:&quot;10m&quot;,&quot;pitch&quot;:&quot;5&quot;,&quot;competition&quot;:{&quot;name&quot;:&quot;U12&quot;, &quot;section&quot;:&quot;A&quot;, &quot;group&quot;:&quot;1&quot;},&quot;tag&quot;:&quot;11&quot;, &quot;homeTeam&quot;:&quot;1F&quot;, &quot;awayTeam&quot;:&quot;1A&quot;}" calcext:value-type="string">
            <text:p>{"__v":0,"day":2,"dateTime":38400000,"duration":"10m","pitch":"5","competition":{"name":"U12", "section":"A", "group":"1"},"tag":"11", "homeTeam":"1F", "awayTeam":"1A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38400000" calcext:value-type="float">
            <text:p>384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3];TRANSLATED_TEAM_NAMES;['2 x 8 KO P=4'.$E43]+1)" office:value-type="string" office:string-value="1B" calcext:value-type="string">
            <text:p>1B</text:p>
          </table:table-cell>
          <table:table-cell table:style-name="ce16" table:formula="of:=VLOOKUP(['2 x 8 KO P=4'.G43];TRANSLATED_TEAM_NAMES;['2 x 8 KO P=4'.$E43]+1)" office:value-type="string" office:string-value="1E" calcext:value-type="string">
            <text:p>1E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38400000,&quot;duration&quot;:&quot;10m&quot;,&quot;pitch&quot;:&quot;6&quot;,&quot;competition&quot;:{&quot;name&quot;:&quot;U12&quot;, &quot;section&quot;:&quot;A&quot;, &quot;group&quot;:&quot;1&quot;},&quot;tag&quot;:&quot;11&quot;, &quot;homeTeam&quot;:&quot;1B&quot;, &quot;awayTeam&quot;:&quot;1E&quot;}" calcext:value-type="string">
            <text:p>{"__v":0,"day":2,"dateTime":38400000,"duration":"10m","pitch":"6","competition":{"name":"U12", "section":"A", "group":"1"},"tag":"11", "homeTeam":"1B", "awayTeam":"1E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38400000" calcext:value-type="float">
            <text:p>384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4];TRANSLATED_TEAM_NAMES;['2 x 8 KO P=4'.$E44]+1)" office:value-type="string" office:string-value="2F" calcext:value-type="string">
            <text:p>2F</text:p>
          </table:table-cell>
          <table:table-cell table:style-name="ce16" table:formula="of:=VLOOKUP(['2 x 8 KO P=4'.G44];TRANSLATED_TEAM_NAMES;['2 x 8 KO P=4'.$E44]+1)" office:value-type="string" office:string-value="2A" calcext:value-type="string">
            <text:p>2A</text:p>
          </table:table-cell>
          <table:table-cell table:style-name="ce17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38400000,&quot;duration&quot;:&quot;10m&quot;,&quot;pitch&quot;:&quot;7&quot;,&quot;competition&quot;:{&quot;name&quot;:&quot;U12&quot;, &quot;section&quot;:&quot;A&quot;, &quot;group&quot;:&quot;2&quot;},&quot;tag&quot;:&quot;11&quot;, &quot;homeTeam&quot;:&quot;2F&quot;, &quot;awayTeam&quot;:&quot;2A&quot;}" calcext:value-type="string">
            <text:p>{"__v":0,"day":2,"dateTime":38400000,"duration":"10m","pitch":"7","competition":{"name":"U12", "section":"A", "group":"2"},"tag":"11", "homeTeam":"2F", "awayTeam":"2A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38400000" calcext:value-type="float">
            <text:p>384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5];TRANSLATED_TEAM_NAMES;['2 x 8 KO P=4'.$E45]+1)" office:value-type="string" office:string-value="2B" calcext:value-type="string">
            <text:p>2B</text:p>
          </table:table-cell>
          <table:table-cell table:style-name="ce16" table:formula="of:=VLOOKUP(['2 x 8 KO P=4'.G45];TRANSLATED_TEAM_NAMES;['2 x 8 KO P=4'.$E45]+1)" office:value-type="string" office:string-value="2E" calcext:value-type="string">
            <text:p>2E</text:p>
          </table:table-cell>
          <table:table-cell table:style-name="ce17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38400000,&quot;duration&quot;:&quot;10m&quot;,&quot;pitch&quot;:&quot;8&quot;,&quot;competition&quot;:{&quot;name&quot;:&quot;U12&quot;, &quot;section&quot;:&quot;A&quot;, &quot;group&quot;:&quot;2&quot;},&quot;tag&quot;:&quot;11&quot;, &quot;homeTeam&quot;:&quot;2B&quot;, &quot;awayTeam&quot;:&quot;2E&quot;}" calcext:value-type="string">
            <text:p>{"__v":0,"day":2,"dateTime":38400000,"duration":"10m","pitch":"8","competition":{"name":"U12", "section":"A", "group":"2"},"tag":"11", "homeTeam":"2B", "awayTeam":"2E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39180000" calcext:value-type="float">
            <text:p>391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6];TRANSLATED_TEAM_NAMES;['2 x 8 KO P=4'.$E46]+1)" office:value-type="string" office:string-value="1H" calcext:value-type="string">
            <text:p>1H</text:p>
          </table:table-cell>
          <table:table-cell table:style-name="ce16" table:formula="of:=VLOOKUP(['2 x 8 KO P=4'.G46];TRANSLATED_TEAM_NAMES;['2 x 8 KO P=4'.$E46]+1)" office:value-type="string" office:string-value="1C" calcext:value-type="string">
            <text:p>1C</text:p>
          </table:table-cell>
          <table:table-cell table:style-name="ce17" table:formula="of:=IF(MOD([.$C46]; NUM_PITCHES)=0;INDEX(PITCHES;1;NUM_PITCHES);INDEX(PITCHES;1;MOD([.$C4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39180000,&quot;duration&quot;:&quot;10m&quot;,&quot;pitch&quot;:&quot;5&quot;,&quot;competition&quot;:{&quot;name&quot;:&quot;U12&quot;, &quot;section&quot;:&quot;A&quot;, &quot;group&quot;:&quot;1&quot;},&quot;tag&quot;:&quot;12&quot;, &quot;homeTeam&quot;:&quot;1H&quot;, &quot;awayTeam&quot;:&quot;1C&quot;}" calcext:value-type="string">
            <text:p>{"__v":0,"day":2,"dateTime":39180000,"duration":"10m","pitch":"5","competition":{"name":"U12", "section":"A", "group":"1"},"tag":"12", "homeTeam":"1H", "awayTeam":"1C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12" calcext:value-type="float">
            <text:p>12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" office:value-type="float" office:value="39180000" calcext:value-type="float">
            <text:p>391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7];TRANSLATED_TEAM_NAMES;['2 x 8 KO P=4'.$E47]+1)" office:value-type="string" office:string-value="1D" calcext:value-type="string">
            <text:p>1D</text:p>
          </table:table-cell>
          <table:table-cell table:style-name="ce16" table:formula="of:=VLOOKUP(['2 x 8 KO P=4'.G47];TRANSLATED_TEAM_NAMES;['2 x 8 KO P=4'.$E47]+1)" office:value-type="string" office:string-value="1G" calcext:value-type="string">
            <text:p>1G</text:p>
          </table:table-cell>
          <table:table-cell table:style-name="ce17" table:formula="of:=IF(MOD([.$C47]; NUM_PITCHES)=0;INDEX(PITCHES;1;NUM_PITCHES);INDEX(PITCHES;1;MOD([.$C4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39180000,&quot;duration&quot;:&quot;10m&quot;,&quot;pitch&quot;:&quot;6&quot;,&quot;competition&quot;:{&quot;name&quot;:&quot;U12&quot;, &quot;section&quot;:&quot;A&quot;, &quot;group&quot;:&quot;1&quot;},&quot;tag&quot;:&quot;12&quot;, &quot;homeTeam&quot;:&quot;1D&quot;, &quot;awayTeam&quot;:&quot;1G&quot;}" calcext:value-type="string">
            <text:p>{"__v":0,"day":2,"dateTime":39180000,"duration":"10m","pitch":"6","competition":{"name":"U12", "section":"A", "group":"1"},"tag":"12", "homeTeam":"1D", "awayTeam":"1G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12" calcext:value-type="float">
            <text:p>1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" office:value-type="float" office:value="39180000" calcext:value-type="float">
            <text:p>391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8];TRANSLATED_TEAM_NAMES;['2 x 8 KO P=4'.$E48]+1)" office:value-type="string" office:string-value="2H" calcext:value-type="string">
            <text:p>2H</text:p>
          </table:table-cell>
          <table:table-cell table:style-name="ce16" table:formula="of:=VLOOKUP(['2 x 8 KO P=4'.G48];TRANSLATED_TEAM_NAMES;['2 x 8 KO P=4'.$E48]+1)" office:value-type="string" office:string-value="2C" calcext:value-type="string">
            <text:p>2C</text:p>
          </table:table-cell>
          <table:table-cell table:style-name="ce17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39180000,&quot;duration&quot;:&quot;10m&quot;,&quot;pitch&quot;:&quot;7&quot;,&quot;competition&quot;:{&quot;name&quot;:&quot;U12&quot;, &quot;section&quot;:&quot;A&quot;, &quot;group&quot;:&quot;2&quot;},&quot;tag&quot;:&quot;12&quot;, &quot;homeTeam&quot;:&quot;2H&quot;, &quot;awayTeam&quot;:&quot;2C&quot;}" calcext:value-type="string">
            <text:p>{"__v":0,"day":2,"dateTime":39180000,"duration":"10m","pitch":"7","competition":{"name":"U12", "section":"A", "group":"2"},"tag":"12", "homeTeam":"2H", "awayTeam":"2C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12" calcext:value-type="float">
            <text:p>12</text:p>
          </table:table-cell>
          <table:table-cell table:formula="of:=IF([.$J49]&gt;[.$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style-name="ce12" table:formula="of:=FIRST_GAME_MS + ((DURATION_MS + GAME_GAP_MS) * ([.$B49]-1))" office:value-type="float" office:value="39180000" calcext:value-type="float">
            <text:p>391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9];TRANSLATED_TEAM_NAMES;['2 x 8 KO P=4'.$E49]+1)" office:value-type="string" office:string-value="2D" calcext:value-type="string">
            <text:p>2D</text:p>
          </table:table-cell>
          <table:table-cell table:style-name="ce16" table:formula="of:=VLOOKUP(['2 x 8 KO P=4'.G49];TRANSLATED_TEAM_NAMES;['2 x 8 KO P=4'.$E49]+1)" office:value-type="string" office:string-value="2G" calcext:value-type="string">
            <text:p>2G</text:p>
          </table:table-cell>
          <table:table-cell table:style-name="ce17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39180000,&quot;duration&quot;:&quot;10m&quot;,&quot;pitch&quot;:&quot;8&quot;,&quot;competition&quot;:{&quot;name&quot;:&quot;U12&quot;, &quot;section&quot;:&quot;A&quot;, &quot;group&quot;:&quot;2&quot;},&quot;tag&quot;:&quot;12&quot;, &quot;homeTeam&quot;:&quot;2D&quot;, &quot;awayTeam&quot;:&quot;2G&quot;}" calcext:value-type="string">
            <text:p>{"__v":0,"day":2,"dateTime":39180000,"duration":"10m","pitch":"8","competition":{"name":"U12", "section":"A", "group":"2"},"tag":"12", "homeTeam":"2D", "awayTeam":"2G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13" calcext:value-type="float">
            <text:p>13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50]-1))" office:value-type="float" office:value="39960000" calcext:value-type="float">
            <text:p>399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0];TRANSLATED_TEAM_NAMES;['2 x 8 KO P=4'.$E50]+1)" office:value-type="string" office:string-value="1C" calcext:value-type="string">
            <text:p>1C</text:p>
          </table:table-cell>
          <table:table-cell table:style-name="ce16" table:formula="of:=VLOOKUP(['2 x 8 KO P=4'.G50];TRANSLATED_TEAM_NAMES;['2 x 8 KO P=4'.$E50]+1)" office:value-type="string" office:string-value="1F" calcext:value-type="string">
            <text:p>1F</text:p>
          </table:table-cell>
          <table:table-cell table:style-name="ce17" table:formula="of:=IF(MOD([.$C50]; NUM_PITCHES)=0;INDEX(PITCHES;1;NUM_PITCHES);INDEX(PITCHES;1;MOD([.$C5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39960000,&quot;duration&quot;:&quot;10m&quot;,&quot;pitch&quot;:&quot;5&quot;,&quot;competition&quot;:{&quot;name&quot;:&quot;U12&quot;, &quot;section&quot;:&quot;A&quot;, &quot;group&quot;:&quot;1&quot;},&quot;tag&quot;:&quot;13&quot;, &quot;homeTeam&quot;:&quot;1C&quot;, &quot;awayTeam&quot;:&quot;1F&quot;}" calcext:value-type="string">
            <text:p>{"__v":0,"day":2,"dateTime":39960000,"duration":"10m","pitch":"5","competition":{"name":"U12", "section":"A", "group":"1"},"tag":"13", "homeTeam":"1C", "awayTeam":"1F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13" calcext:value-type="float">
            <text:p>13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1]-1))" office:value-type="float" office:value="39960000" calcext:value-type="float">
            <text:p>399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1];TRANSLATED_TEAM_NAMES;['2 x 8 KO P=4'.$E51]+1)" office:value-type="string" office:string-value="1E" calcext:value-type="string">
            <text:p>1E</text:p>
          </table:table-cell>
          <table:table-cell table:style-name="ce16" table:formula="of:=VLOOKUP(['2 x 8 KO P=4'.G51];TRANSLATED_TEAM_NAMES;['2 x 8 KO P=4'.$E51]+1)" office:value-type="string" office:string-value="1H" calcext:value-type="string">
            <text:p>1H</text:p>
          </table:table-cell>
          <table:table-cell table:style-name="ce17" table:formula="of:=IF(MOD([.$C51]; NUM_PITCHES)=0;INDEX(PITCHES;1;NUM_PITCHES);INDEX(PITCHES;1;MOD([.$C5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39960000,&quot;duration&quot;:&quot;10m&quot;,&quot;pitch&quot;:&quot;6&quot;,&quot;competition&quot;:{&quot;name&quot;:&quot;U12&quot;, &quot;section&quot;:&quot;A&quot;, &quot;group&quot;:&quot;1&quot;},&quot;tag&quot;:&quot;13&quot;, &quot;homeTeam&quot;:&quot;1E&quot;, &quot;awayTeam&quot;:&quot;1H&quot;}" calcext:value-type="string">
            <text:p>{"__v":0,"day":2,"dateTime":39960000,"duration":"10m","pitch":"6","competition":{"name":"U12", "section":"A", "group":"1"},"tag":"13", "homeTeam":"1E", "awayTeam":"1H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13" calcext:value-type="float">
            <text:p>13</text:p>
          </table:table-cell>
          <table:table-cell table:formula="of:=IF([.$J52]&gt;[.$J51];[.B51];[.B51]+1)"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style-name="ce12" table:formula="of:=FIRST_GAME_MS + ((DURATION_MS + GAME_GAP_MS) * ([.$B52]-1))" office:value-type="float" office:value="39960000" calcext:value-type="float">
            <text:p>399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2];TRANSLATED_TEAM_NAMES;['2 x 8 KO P=4'.$E52]+1)" office:value-type="string" office:string-value="2C" calcext:value-type="string">
            <text:p>2C</text:p>
          </table:table-cell>
          <table:table-cell table:style-name="ce16" table:formula="of:=VLOOKUP(['2 x 8 KO P=4'.G52];TRANSLATED_TEAM_NAMES;['2 x 8 KO P=4'.$E52]+1)" office:value-type="string" office:string-value="2F" calcext:value-type="string">
            <text:p>2F</text:p>
          </table:table-cell>
          <table:table-cell table:style-name="ce17" table:formula="of:=IF(MOD([.$C52]; NUM_PITCHES)=0;INDEX(PITCHES;1;NUM_PITCHES);INDEX(PITCHES;1;MOD([.$C5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39960000,&quot;duration&quot;:&quot;10m&quot;,&quot;pitch&quot;:&quot;7&quot;,&quot;competition&quot;:{&quot;name&quot;:&quot;U12&quot;, &quot;section&quot;:&quot;A&quot;, &quot;group&quot;:&quot;2&quot;},&quot;tag&quot;:&quot;13&quot;, &quot;homeTeam&quot;:&quot;2C&quot;, &quot;awayTeam&quot;:&quot;2F&quot;}" calcext:value-type="string">
            <text:p>{"__v":0,"day":2,"dateTime":39960000,"duration":"10m","pitch":"7","competition":{"name":"U12", "section":"A", "group":"2"},"tag":"13", "homeTeam":"2C", "awayTeam":"2F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13" calcext:value-type="float">
            <text:p>13</text:p>
          </table:table-cell>
          <table:table-cell table:formula="of:=IF([.$J53]&gt;[.$J52];[.B52];[.B52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3]-1))" office:value-type="float" office:value="39960000" calcext:value-type="float">
            <text:p>399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3];TRANSLATED_TEAM_NAMES;['2 x 8 KO P=4'.$E53]+1)" office:value-type="string" office:string-value="2E" calcext:value-type="string">
            <text:p>2E</text:p>
          </table:table-cell>
          <table:table-cell table:style-name="ce16" table:formula="of:=VLOOKUP(['2 x 8 KO P=4'.G53];TRANSLATED_TEAM_NAMES;['2 x 8 KO P=4'.$E53]+1)" office:value-type="string" office:string-value="2H" calcext:value-type="string">
            <text:p>2H</text:p>
          </table:table-cell>
          <table:table-cell table:style-name="ce17" table:formula="of:=IF(MOD([.$C53]; NUM_PITCHES)=0;INDEX(PITCHES;1;NUM_PITCHES);INDEX(PITCHES;1;MOD([.$C5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39960000,&quot;duration&quot;:&quot;10m&quot;,&quot;pitch&quot;:&quot;8&quot;,&quot;competition&quot;:{&quot;name&quot;:&quot;U12&quot;, &quot;section&quot;:&quot;A&quot;, &quot;group&quot;:&quot;2&quot;},&quot;tag&quot;:&quot;13&quot;, &quot;homeTeam&quot;:&quot;2E&quot;, &quot;awayTeam&quot;:&quot;2H&quot;}" calcext:value-type="string">
            <text:p>{"__v":0,"day":2,"dateTime":39960000,"duration":"10m","pitch":"8","competition":{"name":"U12", "section":"A", "group":"2"},"tag":"13", "homeTeam":"2E", "awayTeam":"2H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14" calcext:value-type="float">
            <text:p>14</text:p>
          </table:table-cell>
          <table:table-cell table:formula="of:=IF([.$J54]&gt;[.$J53];[.B53];[.B53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4]-1))" office:value-type="float" office:value="40740000" calcext:value-type="float">
            <text:p>407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4];TRANSLATED_TEAM_NAMES;['2 x 8 KO P=4'.$E54]+1)" office:value-type="string" office:string-value="1A" calcext:value-type="string">
            <text:p>1A</text:p>
          </table:table-cell>
          <table:table-cell table:style-name="ce16" table:formula="of:=VLOOKUP(['2 x 8 KO P=4'.G54];TRANSLATED_TEAM_NAMES;['2 x 8 KO P=4'.$E54]+1)" office:value-type="string" office:string-value="1D" calcext:value-type="string">
            <text:p>1D</text:p>
          </table:table-cell>
          <table:table-cell table:style-name="ce17" table:formula="of:=IF(MOD([.$C54]; NUM_PITCHES)=0;INDEX(PITCHES;1;NUM_PITCHES);INDEX(PITCHES;1;MOD([.$C5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40740000,&quot;duration&quot;:&quot;10m&quot;,&quot;pitch&quot;:&quot;5&quot;,&quot;competition&quot;:{&quot;name&quot;:&quot;U12&quot;, &quot;section&quot;:&quot;A&quot;, &quot;group&quot;:&quot;1&quot;},&quot;tag&quot;:&quot;14&quot;, &quot;homeTeam&quot;:&quot;1A&quot;, &quot;awayTeam&quot;:&quot;1D&quot;}" calcext:value-type="string">
            <text:p>{"__v":0,"day":2,"dateTime":40740000,"duration":"10m","pitch":"5","competition":{"name":"U12", "section":"A", "group":"1"},"tag":"14", "homeTeam":"1A", "awayTeam":"1D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14" calcext:value-type="float">
            <text:p>14</text:p>
          </table:table-cell>
          <table:table-cell table:formula="of:=IF([.$J55]&gt;[.$J54];[.B54];[.B54]+1)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12" table:formula="of:=FIRST_GAME_MS + ((DURATION_MS + GAME_GAP_MS) * ([.$B55]-1))" office:value-type="float" office:value="40740000" calcext:value-type="float">
            <text:p>407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5];TRANSLATED_TEAM_NAMES;['2 x 8 KO P=4'.$E55]+1)" office:value-type="string" office:string-value="1G" calcext:value-type="string">
            <text:p>1G</text:p>
          </table:table-cell>
          <table:table-cell table:style-name="ce16" table:formula="of:=VLOOKUP(['2 x 8 KO P=4'.G55];TRANSLATED_TEAM_NAMES;['2 x 8 KO P=4'.$E55]+1)" office:value-type="string" office:string-value="1B" calcext:value-type="string">
            <text:p>1B</text:p>
          </table:table-cell>
          <table:table-cell table:style-name="ce17" table:formula="of:=IF(MOD([.$C55]; NUM_PITCHES)=0;INDEX(PITCHES;1;NUM_PITCHES);INDEX(PITCHES;1;MOD([.$C5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40740000,&quot;duration&quot;:&quot;10m&quot;,&quot;pitch&quot;:&quot;6&quot;,&quot;competition&quot;:{&quot;name&quot;:&quot;U12&quot;, &quot;section&quot;:&quot;A&quot;, &quot;group&quot;:&quot;1&quot;},&quot;tag&quot;:&quot;14&quot;, &quot;homeTeam&quot;:&quot;1G&quot;, &quot;awayTeam&quot;:&quot;1B&quot;}" calcext:value-type="string">
            <text:p>{"__v":0,"day":2,"dateTime":40740000,"duration":"10m","pitch":"6","competition":{"name":"U12", "section":"A", "group":"1"},"tag":"14", "homeTeam":"1G", "awayTeam":"1B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14" calcext:value-type="float">
            <text:p>14</text:p>
          </table:table-cell>
          <table:table-cell table:formula="of:=IF([.$J56]&gt;[.$J55];[.B55];[.B55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6]-1))" office:value-type="float" office:value="40740000" calcext:value-type="float">
            <text:p>407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6];TRANSLATED_TEAM_NAMES;['2 x 8 KO P=4'.$E56]+1)" office:value-type="string" office:string-value="2A" calcext:value-type="string">
            <text:p>2A</text:p>
          </table:table-cell>
          <table:table-cell table:style-name="ce16" table:formula="of:=VLOOKUP(['2 x 8 KO P=4'.G56];TRANSLATED_TEAM_NAMES;['2 x 8 KO P=4'.$E56]+1)" office:value-type="string" office:string-value="2D" calcext:value-type="string">
            <text:p>2D</text:p>
          </table:table-cell>
          <table:table-cell table:style-name="ce17" table:formula="of:=IF(MOD([.$C56]; NUM_PITCHES)=0;INDEX(PITCHES;1;NUM_PITCHES);INDEX(PITCHES;1;MOD([.$C5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40740000,&quot;duration&quot;:&quot;10m&quot;,&quot;pitch&quot;:&quot;7&quot;,&quot;competition&quot;:{&quot;name&quot;:&quot;U12&quot;, &quot;section&quot;:&quot;A&quot;, &quot;group&quot;:&quot;2&quot;},&quot;tag&quot;:&quot;14&quot;, &quot;homeTeam&quot;:&quot;2A&quot;, &quot;awayTeam&quot;:&quot;2D&quot;}" calcext:value-type="string">
            <text:p>{"__v":0,"day":2,"dateTime":40740000,"duration":"10m","pitch":"7","competition":{"name":"U12", "section":"A", "group":"2"},"tag":"14", "homeTeam":"2A", "awayTeam":"2D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14" calcext:value-type="float">
            <text:p>14</text:p>
          </table:table-cell>
          <table:table-cell table:formula="of:=IF([.$J57]&gt;[.$J56];[.B56];[.B56]+1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style-name="ce12" table:formula="of:=FIRST_GAME_MS + ((DURATION_MS + GAME_GAP_MS) * ([.$B57]-1))" office:value-type="float" office:value="40740000" calcext:value-type="float">
            <text:p>407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7];TRANSLATED_TEAM_NAMES;['2 x 8 KO P=4'.$E57]+1)" office:value-type="string" office:string-value="2G" calcext:value-type="string">
            <text:p>2G</text:p>
          </table:table-cell>
          <table:table-cell table:style-name="ce16" table:formula="of:=VLOOKUP(['2 x 8 KO P=4'.G57];TRANSLATED_TEAM_NAMES;['2 x 8 KO P=4'.$E57]+1)" office:value-type="string" office:string-value="2B" calcext:value-type="string">
            <text:p>2B</text:p>
          </table:table-cell>
          <table:table-cell table:style-name="ce17" table:formula="of:=IF(MOD([.$C57]; NUM_PITCHES)=0;INDEX(PITCHES;1;NUM_PITCHES);INDEX(PITCHES;1;MOD([.$C5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40740000,&quot;duration&quot;:&quot;10m&quot;,&quot;pitch&quot;:&quot;8&quot;,&quot;competition&quot;:{&quot;name&quot;:&quot;U12&quot;, &quot;section&quot;:&quot;A&quot;, &quot;group&quot;:&quot;2&quot;},&quot;tag&quot;:&quot;14&quot;, &quot;homeTeam&quot;:&quot;2G&quot;, &quot;awayTeam&quot;:&quot;2B&quot;}" calcext:value-type="string">
            <text:p>{"__v":0,"day":2,"dateTime":40740000,"duration":"10m","pitch":"8","competition":{"name":"U12", "section":"A", "group":"2"},"tag":"14", "homeTeam":"2G", "awayTeam":"2B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58]&gt;[.$J57];[.B57];[.B57]+1)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58]-1)) + SECTION_GAP_MS" office:value-type="float" office:value="42120000" calcext:value-type="float">
            <text:p>42120000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4"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 table:style-name="ce14" table:formula="of:=AGE_GROUP_TRANSLATED&amp;&quot;_&quot;&amp;SECTION_TRANSLATED&amp;&quot;_G2_P4&quot;" office:value-type="string" office:string-value="U12_A_G2_P4" calcext:value-type="string">
            <text:p>U12_A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58]; NUM_PITCHES)=0;INDEX(PITCHES;1;NUM_PITCHES);INDEX(PITCHES;1;MOD([.$C5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42120000,&quot;duration&quot;:&quot;10m&quot;,&quot;pitch&quot;:&quot;5&quot;,&quot;competition&quot;:{&quot;name&quot;:&quot;U12&quot;, &quot;section&quot;:&quot;A&quot;},&quot;tag&quot;:&quot;QF1&quot;, &quot;homeTeam&quot;:&quot;Winner Group 1&quot;, &quot;awayTeam&quot;:&quot;4th Group 2&quot;, &quot;homeTeamFrom&quot;:&quot;U12_A_G1_P1&quot;, &quot;awayTeamFrom&quot;:&quot;U12_A_G2_P4&quot;, &quot;stage2Tag&quot;:&quot;U12_A_QF1&quot;}" calcext:value-type="string">
            <text:p>{"__v":0,"day":2,"dateTime":42120000,"duration":"10m","pitch":"5","competition":{"name":"U12", "section":"A"},"tag":"QF1", "homeTeam":"Winner Group 1", "awayTeam":"4th Group 2", "homeTeamFrom":"U12_A_G1_P1", "awayTeamFrom":"U12_A_G2_P4", "stage2Tag":"U12_A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59]&gt;[.$J58];[.B58];[.B58]+1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59]-1)) + SECTION_GAP_MS" office:value-type="float" office:value="42120000" calcext:value-type="float">
            <text:p>42120000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4"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 table:style-name="ce14" table:formula="of:=AGE_GROUP_TRANSLATED&amp;&quot;_&quot;&amp;SECTION_TRANSLATED&amp;&quot;_G1_P4&quot;" office:value-type="string" office:string-value="U12_A_G1_P4" calcext:value-type="string">
            <text:p>U12_A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59]; NUM_PITCHES)=0;INDEX(PITCHES;1;NUM_PITCHES);INDEX(PITCHES;1;MOD([.$C5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42120000,&quot;duration&quot;:&quot;10m&quot;,&quot;pitch&quot;:&quot;6&quot;,&quot;competition&quot;:{&quot;name&quot;:&quot;U12&quot;, &quot;section&quot;:&quot;A&quot;},&quot;tag&quot;:&quot;QF2&quot;, &quot;homeTeam&quot;:&quot;Winner Group 2&quot;, &quot;awayTeam&quot;:&quot;4th Group 1&quot;, &quot;homeTeamFrom&quot;:&quot;U12_A_G2_P1&quot;, &quot;awayTeamFrom&quot;:&quot;U12_A_G1_P4&quot;, &quot;stage2Tag&quot;:&quot;U12_A_QF2&quot;}" calcext:value-type="string">
            <text:p>{"__v":0,"day":2,"dateTime":42120000,"duration":"10m","pitch":"6","competition":{"name":"U12", "section":"A"},"tag":"QF2", "homeTeam":"Winner Group 2", "awayTeam":"4th Group 1", "homeTeamFrom":"U12_A_G2_P1", "awayTeamFrom":"U12_A_G1_P4", "stage2Tag":"U12_A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60]&gt;[.$J59];[.B59];[.B59]+1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60]-1)) + SECTION_GAP_MS" office:value-type="float" office:value="42120000" calcext:value-type="float">
            <text:p>42120000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4"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14" table:formula="of:=AGE_GROUP_TRANSLATED&amp;&quot;_&quot;&amp;SECTION_TRANSLATED&amp;&quot;_G2_P3&quot;" office:value-type="string" office:string-value="U12_A_G2_P3" calcext:value-type="string">
            <text:p>U12_A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60]; NUM_PITCHES)=0;INDEX(PITCHES;1;NUM_PITCHES);INDEX(PITCHES;1;MOD([.$C6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42120000,&quot;duration&quot;:&quot;10m&quot;,&quot;pitch&quot;:&quot;7&quot;,&quot;competition&quot;:{&quot;name&quot;:&quot;U12&quot;, &quot;section&quot;:&quot;A&quot;},&quot;tag&quot;:&quot;QF3&quot;, &quot;homeTeam&quot;:&quot;2nd Group 1&quot;, &quot;awayTeam&quot;:&quot;3rd Group 2&quot;, &quot;homeTeamFrom&quot;:&quot;U12_A_G1_P2&quot;, &quot;awayTeamFrom&quot;:&quot;U12_A_G2_P3&quot;, &quot;stage2Tag&quot;:&quot;U12_A_QF3&quot;}" calcext:value-type="string">
            <text:p>{"__v":0,"day":2,"dateTime":42120000,"duration":"10m","pitch":"7","competition":{"name":"U12", "section":"A"},"tag":"QF3", "homeTeam":"2nd Group 1", "awayTeam":"3rd Group 2", "homeTeamFrom":"U12_A_G1_P2", "awayTeamFrom":"U12_A_G2_P3", "stage2Tag":"U12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61]&gt;[.$J60];[.B60];[.B60]+1)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61]-1)) + SECTION_GAP_MS" office:value-type="float" office:value="42120000" calcext:value-type="float">
            <text:p>42120000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4"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14" table:formula="of:=AGE_GROUP_TRANSLATED&amp;&quot;_&quot;&amp;SECTION_TRANSLATED&amp;&quot;_G1_P3&quot;" office:value-type="string" office:string-value="U12_A_G1_P3" calcext:value-type="string">
            <text:p>U12_A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61]; NUM_PITCHES)=0;INDEX(PITCHES;1;NUM_PITCHES);INDEX(PITCHES;1;MOD([.$C6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42120000,&quot;duration&quot;:&quot;10m&quot;,&quot;pitch&quot;:&quot;8&quot;,&quot;competition&quot;:{&quot;name&quot;:&quot;U12&quot;, &quot;section&quot;:&quot;A&quot;},&quot;tag&quot;:&quot;QF4&quot;, &quot;homeTeam&quot;:&quot;2nd Group 2&quot;, &quot;awayTeam&quot;:&quot;3rd Group 1&quot;, &quot;homeTeamFrom&quot;:&quot;U12_A_G2_P2&quot;, &quot;awayTeamFrom&quot;:&quot;U12_A_G1_P3&quot;, &quot;stage2Tag&quot;:&quot;U12_A_QF4&quot;}" calcext:value-type="string">
            <text:p>{"__v":0,"day":2,"dateTime":42120000,"duration":"10m","pitch":"8","competition":{"name":"U12", "section":"A"},"tag":"QF4", "homeTeam":"2nd Group 2", "awayTeam":"3rd Group 1", "homeTeamFrom":"U12_A_G2_P2", "awayTeamFrom":"U12_A_G1_P3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62]-1)) + SECTION_GAP_MS" office:value-type="float" office:value="42900000" calcext:value-type="float">
            <text:p>42900000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4"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style-name="ce14"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62]; NUM_PITCHES)=0;INDEX(PITCHES;1;NUM_PITCHES);INDEX(PITCHES;1;MOD([.$C6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42900000,&quot;duration&quot;:&quot;10m&quot;,&quot;pitch&quot;:&quot;5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42900000,"duration":"10m","pitch":"5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63]-1)) + SECTION_GAP_MS" office:value-type="float" office:value="42900000" calcext:value-type="float">
            <text:p>42900000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4"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style-name="ce14"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63]; NUM_PITCHES)=0;INDEX(PITCHES;1;NUM_PITCHES);INDEX(PITCHES;1;MOD([.$C6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42900000,&quot;duration&quot;:&quot;10m&quot;,&quot;pitch&quot;:&quot;6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42900000,"duration":"10m","pitch":"6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64]-1)) + SECTION_GAP_MS" office:value-type="float" office:value="43680000" calcext:value-type="float">
            <text:p>43680000</text:p>
          </table:table-cell>
          <table:table-cell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style-name="ce14"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style-name="ce14"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64]; NUM_PITCHES)=0;INDEX(PITCHES;1;NUM_PITCHES);INDEX(PITCHES;1;MOD([.$C6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43680000,&quot;duration&quot;:&quot;10m&quot;,&quot;pitch&quot;:&quot;5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43680000,"duration":"10m","pitch":"5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 x 4 x 2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0"/>
        <table:table-column table:style-name="co24" table:visibility="collapse" table:default-cell-style-name="ce12"/>
        <table:table-column table:style-name="co5" table:visibility="collapse" table:default-cell-style-name="ce12"/>
        <table:table-column table:style-name="co17" table:visibility="collapse" table:default-cell-style-name="ce12"/>
        <table:table-column table:style-name="co5" table:default-cell-style-name="ce12"/>
        <table:table-column table:style-name="co27" table:visibility="collapse" table:number-columns-repeated="2" table:default-cell-style-name="ce12"/>
        <table:table-column table:style-name="co28" table:default-cell-style-name="ce13"/>
        <table:table-column table:style-name="co28" table:default-cell-style-name="ce27"/>
        <table:table-column table:style-name="co10" table:default-cell-style-name="ce25"/>
        <table:table-column table:style-name="co3" table:number-columns-repeated="1012" table:default-cell-style-name="ce33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 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1"/>
        </table:table-row>
        <table:table-row table:style-name="ro1">
          <table:table-cell table:style-name="ce12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30600000" calcext:value-type="float">
            <text:p>306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1A" calcext:value-type="string">
            <text:p>1A</text:p>
          </table:table-cell>
          <table:table-cell table:formula="of:=VLOOKUP([.$G2];TRANSLATED_TEAM_NAMES;[.$E2]+1)" office:value-type="string" office:string-value="1B" calcext:value-type="string">
            <text:p>1B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A&quot;, &quot;awayTeam&quot;:&quot;1B&quot;}" calcext:value-type="string">
            <text:p>{"__v":0,"day":2,"dateTime":30600000,"duration":"10m","pitch":"5","competition":{"name":"U12", "section":"A", "group":"1"},"tag":"1", "homeTeam":"1A", "awayTeam":"1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30600000" calcext:value-type="float">
            <text:p>306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3];TRANSLATED_TEAM_NAMES;[.$E3]+1)" office:value-type="string" office:string-value="2A" calcext:value-type="string">
            <text:p>2A</text:p>
          </table:table-cell>
          <table:table-cell table:formula="of:=VLOOKUP([.$G3];TRANSLATED_TEAM_NAMES;[.$E3]+1)" office:value-type="string" office:string-value="2B" calcext:value-type="string">
            <text:p>2B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2&quot;},&quot;tag&quot;:&quot;1&quot;, &quot;homeTeam&quot;:&quot;2A&quot;, &quot;awayTeam&quot;:&quot;2B&quot;}" calcext:value-type="string">
            <text:p>{"__v":0,"day":2,"dateTime":30600000,"duration":"10m","pitch":"6","competition":{"name":"U12", "section":"A", "group":"2"},"tag":"1", "homeTeam":"2A", "awayTeam":"2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4]" office:value-type="float" office:value="1" calcext:value-type="float">
            <text:p>1</text:p>
          </table:table-cell>
          <table:table-cell table:formula="of:=IF([.J4]&gt;[.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30600000" calcext:value-type="float">
            <text:p>306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3A" calcext:value-type="string">
            <text:p>3A</text:p>
          </table:table-cell>
          <table:table-cell table:formula="of:=VLOOKUP([.$G4];TRANSLATED_TEAM_NAMES;[.$E4]+1)" office:value-type="string" office:string-value="3B" calcext:value-type="string">
            <text:p>3B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3&quot;},&quot;tag&quot;:&quot;1&quot;, &quot;homeTeam&quot;:&quot;3A&quot;, &quot;awayTeam&quot;:&quot;3B&quot;}" calcext:value-type="string">
            <text:p>{"__v":0,"day":2,"dateTime":30600000,"duration":"10m","pitch":"7","competition":{"name":"U12", "section":"A", "group":"3"},"tag":"1", "homeTeam":"3A", "awayTeam":"3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5]" office:value-type="float" office:value="1" calcext:value-type="float">
            <text:p>1</text:p>
          </table:table-cell>
          <table:table-cell table:formula="of:=IF([.J5]&gt;[.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30600000" calcext:value-type="float">
            <text:p>3060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5];TRANSLATED_TEAM_NAMES;[.$E5]+1)" office:value-type="string" office:string-value="4A" calcext:value-type="string">
            <text:p>4A</text:p>
          </table:table-cell>
          <table:table-cell table:formula="of:=VLOOKUP([.$G5];TRANSLATED_TEAM_NAMES;[.$E5]+1)" office:value-type="string" office:string-value="4B" calcext:value-type="string">
            <text:p>4B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4&quot;},&quot;tag&quot;:&quot;1&quot;, &quot;homeTeam&quot;:&quot;4A&quot;, &quot;awayTeam&quot;:&quot;4B&quot;}" calcext:value-type="string">
            <text:p>{"__v":0,"day":2,"dateTime":30600000,"duration":"10m","pitch":"8","competition":{"name":"U12", "section":"A", "group":"4"},"tag":"1", "homeTeam":"4A", "awayTeam":"4B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6]" office:value-type="float" office:value="2" calcext:value-type="float">
            <text:p>2</text:p>
          </table:table-cell>
          <table:table-cell table:formula="of:=IF([.J6]&gt;[.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31380000" calcext:value-type="float">
            <text:p>313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6];TRANSLATED_TEAM_NAMES;[.$E6]+1)" office:value-type="string" office:string-value="1C" calcext:value-type="string">
            <text:p>1C</text:p>
          </table:table-cell>
          <table:table-cell table:formula="of:=VLOOKUP([.$G6];TRANSLATED_TEAM_NAMES;[.$E6]+1)" office:value-type="string" office:string-value="1D" calcext:value-type="string">
            <text:p>1D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1&quot;},&quot;tag&quot;:&quot;2&quot;, &quot;homeTeam&quot;:&quot;1C&quot;, &quot;awayTeam&quot;:&quot;1D&quot;}" calcext:value-type="string">
            <text:p>{"__v":0,"day":2,"dateTime":31380000,"duration":"10m","pitch":"5","competition":{"name":"U12", "section":"A", "group":"1"},"tag":"2", "homeTeam":"1C", "awayTeam":"1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7]" office:value-type="float" office:value="2" calcext:value-type="float">
            <text:p>2</text:p>
          </table:table-cell>
          <table:table-cell table:formula="of:=IF([.J7]&gt;[.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31380000" calcext:value-type="float">
            <text:p>3138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2C" calcext:value-type="string">
            <text:p>2C</text:p>
          </table:table-cell>
          <table:table-cell table:formula="of:=VLOOKUP([.$G7];TRANSLATED_TEAM_NAMES;[.$E7]+1)" office:value-type="string" office:string-value="2D" calcext:value-type="string">
            <text:p>2D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2&quot;},&quot;tag&quot;:&quot;2&quot;, &quot;homeTeam&quot;:&quot;2C&quot;, &quot;awayTeam&quot;:&quot;2D&quot;}" calcext:value-type="string">
            <text:p>{"__v":0,"day":2,"dateTime":31380000,"duration":"10m","pitch":"6","competition":{"name":"U12", "section":"A", "group":"2"},"tag":"2", "homeTeam":"2C", "awayTeam":"2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8]" office:value-type="float" office:value="2" calcext:value-type="float">
            <text:p>2</text:p>
          </table:table-cell>
          <table:table-cell table:formula="of:=IF([.J8]&gt;[.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31380000" calcext:value-type="float">
            <text:p>3138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8];TRANSLATED_TEAM_NAMES;[.$E8]+1)" office:value-type="string" office:string-value="3C" calcext:value-type="string">
            <text:p>3C</text:p>
          </table:table-cell>
          <table:table-cell table:formula="of:=VLOOKUP([.$G8];TRANSLATED_TEAM_NAMES;[.$E8]+1)" office:value-type="string" office:string-value="3D" calcext:value-type="string">
            <text:p>3D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3&quot;},&quot;tag&quot;:&quot;2&quot;, &quot;homeTeam&quot;:&quot;3C&quot;, &quot;awayTeam&quot;:&quot;3D&quot;}" calcext:value-type="string">
            <text:p>{"__v":0,"day":2,"dateTime":31380000,"duration":"10m","pitch":"7","competition":{"name":"U12", "section":"A", "group":"3"},"tag":"2", "homeTeam":"3C", "awayTeam":"3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9]" office:value-type="float" office:value="2" calcext:value-type="float">
            <text:p>2</text:p>
          </table:table-cell>
          <table:table-cell table:formula="of:=IF([.J9]&gt;[.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31380000" calcext:value-type="float">
            <text:p>3138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4C" calcext:value-type="string">
            <text:p>4C</text:p>
          </table:table-cell>
          <table:table-cell table:formula="of:=VLOOKUP([.$G9];TRANSLATED_TEAM_NAMES;[.$E9]+1)" office:value-type="string" office:string-value="4D" calcext:value-type="string">
            <text:p>4D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4&quot;},&quot;tag&quot;:&quot;2&quot;, &quot;homeTeam&quot;:&quot;4C&quot;, &quot;awayTeam&quot;:&quot;4D&quot;}" calcext:value-type="string">
            <text:p>{"__v":0,"day":2,"dateTime":31380000,"duration":"10m","pitch":"8","competition":{"name":"U12", "section":"A", "group":"4"},"tag":"2", "homeTeam":"4C", "awayTeam":"4D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0]" office:value-type="float" office:value="3" calcext:value-type="float">
            <text:p>3</text:p>
          </table:table-cell>
          <table:table-cell table:formula="of:=IF([.J10]&gt;[.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32160000" calcext:value-type="float">
            <text:p>32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1D" calcext:value-type="string">
            <text:p>1D</text:p>
          </table:table-cell>
          <table:table-cell table:formula="of:=VLOOKUP([.$G10];TRANSLATED_TEAM_NAMES;[.$E10]+1)" office:value-type="string" office:string-value="1A" calcext:value-type="string">
            <text:p>1A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1&quot;},&quot;tag&quot;:&quot;3&quot;, &quot;homeTeam&quot;:&quot;1D&quot;, &quot;awayTeam&quot;:&quot;1A&quot;}" calcext:value-type="string">
            <text:p>{"__v":0,"day":2,"dateTime":32160000,"duration":"10m","pitch":"5","competition":{"name":"U12", "section":"A", "group":"1"},"tag":"3", "homeTeam":"1D", "awayTeam":"1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1]" office:value-type="float" office:value="3" calcext:value-type="float">
            <text:p>3</text:p>
          </table:table-cell>
          <table:table-cell table:formula="of:=IF([.J11]&gt;[.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32160000" calcext:value-type="float">
            <text:p>321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1];TRANSLATED_TEAM_NAMES;[.$E11]+1)" office:value-type="string" office:string-value="2D" calcext:value-type="string">
            <text:p>2D</text:p>
          </table:table-cell>
          <table:table-cell table:formula="of:=VLOOKUP([.$G11];TRANSLATED_TEAM_NAMES;[.$E11]+1)" office:value-type="string" office:string-value="2A" calcext:value-type="string">
            <text:p>2A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2&quot;},&quot;tag&quot;:&quot;3&quot;, &quot;homeTeam&quot;:&quot;2D&quot;, &quot;awayTeam&quot;:&quot;2A&quot;}" calcext:value-type="string">
            <text:p>{"__v":0,"day":2,"dateTime":32160000,"duration":"10m","pitch":"6","competition":{"name":"U12", "section":"A", "group":"2"},"tag":"3", "homeTeam":"2D", "awayTeam":"2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2]" office:value-type="float" office:value="3" calcext:value-type="float">
            <text:p>3</text:p>
          </table:table-cell>
          <table:table-cell table:formula="of:=IF([.J12]&gt;[.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32160000" calcext:value-type="float">
            <text:p>3216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3D" calcext:value-type="string">
            <text:p>3D</text:p>
          </table:table-cell>
          <table:table-cell table:formula="of:=VLOOKUP([.$G12];TRANSLATED_TEAM_NAMES;[.$E12]+1)" office:value-type="string" office:string-value="3A" calcext:value-type="string">
            <text:p>3A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3&quot;},&quot;tag&quot;:&quot;3&quot;, &quot;homeTeam&quot;:&quot;3D&quot;, &quot;awayTeam&quot;:&quot;3A&quot;}" calcext:value-type="string">
            <text:p>{"__v":0,"day":2,"dateTime":32160000,"duration":"10m","pitch":"7","competition":{"name":"U12", "section":"A", "group":"3"},"tag":"3", "homeTeam":"3D", "awayTeam":"3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3]" office:value-type="float" office:value="3" calcext:value-type="float">
            <text:p>3</text:p>
          </table:table-cell>
          <table:table-cell table:formula="of:=IF([.J13]&gt;[.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32160000" calcext:value-type="float">
            <text:p>3216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3];TRANSLATED_TEAM_NAMES;[.$E13]+1)" office:value-type="string" office:string-value="4D" calcext:value-type="string">
            <text:p>4D</text:p>
          </table:table-cell>
          <table:table-cell table:formula="of:=VLOOKUP([.$G13];TRANSLATED_TEAM_NAMES;[.$E13]+1)" office:value-type="string" office:string-value="4A" calcext:value-type="string">
            <text:p>4A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4&quot;},&quot;tag&quot;:&quot;3&quot;, &quot;homeTeam&quot;:&quot;4D&quot;, &quot;awayTeam&quot;:&quot;4A&quot;}" calcext:value-type="string">
            <text:p>{"__v":0,"day":2,"dateTime":32160000,"duration":"10m","pitch":"8","competition":{"name":"U12", "section":"A", "group":"4"},"tag":"3", "homeTeam":"4D", "awayTeam":"4A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4]" office:value-type="float" office:value="4" calcext:value-type="float">
            <text:p>4</text:p>
          </table:table-cell>
          <table:table-cell table:formula="of:=IF([.J14]&gt;[.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32940000" calcext:value-type="float">
            <text:p>329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4];TRANSLATED_TEAM_NAMES;[.$E14]+1)" office:value-type="string" office:string-value="1B" calcext:value-type="string">
            <text:p>1B</text:p>
          </table:table-cell>
          <table:table-cell table:formula="of:=VLOOKUP([.$G14];TRANSLATED_TEAM_NAMES;[.$E14]+1)" office:value-type="string" office:string-value="1C" calcext:value-type="string">
            <text:p>1C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B&quot;, &quot;awayTeam&quot;:&quot;1C&quot;}" calcext:value-type="string">
            <text:p>{"__v":0,"day":2,"dateTime":32940000,"duration":"10m","pitch":"5","competition":{"name":"U12", "section":"A", "group":"1"},"tag":"4", "homeTeam":"1B", "awayTeam":"1C"}</text:p>
          </table:table-cell>
          <table:table-cell table:number-columns-repeated="1011"/>
        </table:table-row>
        <table:table-row table:style-name="ro1">
          <table:table-cell table:style-name="ce12" table:formula="of:=[.B15]" office:value-type="float" office:value="4" calcext:value-type="float">
            <text:p>4</text:p>
          </table:table-cell>
          <table:table-cell table:formula="of:=IF([.J15]&gt;[.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32940000" calcext:value-type="float">
            <text:p>3294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5];TRANSLATED_TEAM_NAMES;[.$E15]+1)" office:value-type="string" office:string-value="2B" calcext:value-type="string">
            <text:p>2B</text:p>
          </table:table-cell>
          <table:table-cell table:formula="of:=VLOOKUP([.$G15];TRANSLATED_TEAM_NAMES;[.$E15]+1)" office:value-type="string" office:string-value="2C" calcext:value-type="string">
            <text:p>2C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2&quot;},&quot;tag&quot;:&quot;4&quot;, &quot;homeTeam&quot;:&quot;2B&quot;, &quot;awayTeam&quot;:&quot;2C&quot;}" calcext:value-type="string">
            <text:p>{"__v":0,"day":2,"dateTime":32940000,"duration":"10m","pitch":"6","competition":{"name":"U12", "section":"A", "group":"2"},"tag":"4", "homeTeam":"2B", "awayTeam":"2C"}</text:p>
          </table:table-cell>
          <table:table-cell table:number-columns-repeated="1011"/>
        </table:table-row>
        <table:table-row table:style-name="ro1">
          <table:table-cell table:style-name="ce12" table:formula="of:=[.B16]" office:value-type="float" office:value="4" calcext:value-type="float">
            <text:p>4</text:p>
          </table:table-cell>
          <table:table-cell table:formula="of:=IF([.J16]&gt;[.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32940000" calcext:value-type="float">
            <text:p>3294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6];TRANSLATED_TEAM_NAMES;[.$E16]+1)" office:value-type="string" office:string-value="3B" calcext:value-type="string">
            <text:p>3B</text:p>
          </table:table-cell>
          <table:table-cell table:formula="of:=VLOOKUP([.$G16];TRANSLATED_TEAM_NAMES;[.$E16]+1)" office:value-type="string" office:string-value="3C" calcext:value-type="string">
            <text:p>3C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3&quot;},&quot;tag&quot;:&quot;4&quot;, &quot;homeTeam&quot;:&quot;3B&quot;, &quot;awayTeam&quot;:&quot;3C&quot;}" calcext:value-type="string">
            <text:p>{"__v":0,"day":2,"dateTime":32940000,"duration":"10m","pitch":"7","competition":{"name":"U12", "section":"A", "group":"3"},"tag":"4", "homeTeam":"3B", "awayTeam":"3C"}</text:p>
          </table:table-cell>
          <table:table-cell table:number-columns-repeated="1011"/>
        </table:table-row>
        <table:table-row table:style-name="ro1">
          <table:table-cell table:style-name="ce12" table:formula="of:=[.B17]" office:value-type="float" office:value="4" calcext:value-type="float">
            <text:p>4</text:p>
          </table:table-cell>
          <table:table-cell table:formula="of:=IF([.J17]&gt;[.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32940000" calcext:value-type="float">
            <text:p>3294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7];TRANSLATED_TEAM_NAMES;[.$E17]+1)" office:value-type="string" office:string-value="4B" calcext:value-type="string">
            <text:p>4B</text:p>
          </table:table-cell>
          <table:table-cell table:formula="of:=VLOOKUP([.$G17];TRANSLATED_TEAM_NAMES;[.$E17]+1)" office:value-type="string" office:string-value="4C" calcext:value-type="string">
            <text:p>4C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4&quot;},&quot;tag&quot;:&quot;4&quot;, &quot;homeTeam&quot;:&quot;4B&quot;, &quot;awayTeam&quot;:&quot;4C&quot;}" calcext:value-type="string">
            <text:p>{"__v":0,"day":2,"dateTime":32940000,"duration":"10m","pitch":"8","competition":{"name":"U12", "section":"A", "group":"4"},"tag":"4", "homeTeam":"4B", "awayTeam":"4C"}</text:p>
          </table:table-cell>
          <table:table-cell table:number-columns-repeated="1011"/>
        </table:table-row>
        <table:table-row table:style-name="ro1">
          <table:table-cell table:style-name="ce12" table:formula="of:=[.B18]" office:value-type="float" office:value="5" calcext:value-type="float">
            <text:p>5</text:p>
          </table:table-cell>
          <table:table-cell table:formula="of:=IF([.J18]&gt;[.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33720000" calcext:value-type="float">
            <text:p>337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1C" calcext:value-type="string">
            <text:p>1C</text:p>
          </table:table-cell>
          <table:table-cell table:formula="of:=VLOOKUP([.$G18];TRANSLATED_TEAM_NAMES;[.$E18]+1)" office:value-type="string" office:string-value="1A" calcext:value-type="string">
            <text:p>1A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1&quot;},&quot;tag&quot;:&quot;5&quot;, &quot;homeTeam&quot;:&quot;1C&quot;, &quot;awayTeam&quot;:&quot;1A&quot;}" calcext:value-type="string">
            <text:p>{"__v":0,"day":2,"dateTime":33720000,"duration":"10m","pitch":"5","competition":{"name":"U12", "section":"A", "group":"1"},"tag":"5", "homeTeam":"1C", "awayTeam":"1A"}</text:p>
          </table:table-cell>
          <table:table-cell table:number-columns-repeated="1011"/>
        </table:table-row>
        <table:table-row table:style-name="ro1">
          <table:table-cell table:style-name="ce12" table:formula="of:=[.B19]" office:value-type="float" office:value="5" calcext:value-type="float">
            <text:p>5</text:p>
          </table:table-cell>
          <table:table-cell table:formula="of:=IF([.J19]&gt;[.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33720000" calcext:value-type="float">
            <text:p>337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9];TRANSLATED_TEAM_NAMES;[.$E19]+1)" office:value-type="string" office:string-value="2C" calcext:value-type="string">
            <text:p>2C</text:p>
          </table:table-cell>
          <table:table-cell table:formula="of:=VLOOKUP([.$G19];TRANSLATED_TEAM_NAMES;[.$E19]+1)" office:value-type="string" office:string-value="2A" calcext:value-type="string">
            <text:p>2A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2&quot;},&quot;tag&quot;:&quot;5&quot;, &quot;homeTeam&quot;:&quot;2C&quot;, &quot;awayTeam&quot;:&quot;2A&quot;}" calcext:value-type="string">
            <text:p>{"__v":0,"day":2,"dateTime":33720000,"duration":"10m","pitch":"6","competition":{"name":"U12", "section":"A", "group":"2"},"tag":"5", "homeTeam":"2C", "awayTeam":"2A"}</text:p>
          </table:table-cell>
          <table:table-cell table:number-columns-repeated="1011"/>
        </table:table-row>
        <table:table-row table:style-name="ro1">
          <table:table-cell table:style-name="ce12" table:formula="of:=[.B20]" office:value-type="float" office:value="5" calcext:value-type="float">
            <text:p>5</text:p>
          </table:table-cell>
          <table:table-cell table:formula="of:=IF([.J20]&gt;[.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33720000" calcext:value-type="float">
            <text:p>3372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 office:value-type="string" office:string-value="3C" calcext:value-type="string">
            <text:p>3C</text:p>
          </table:table-cell>
          <table:table-cell table:formula="of:=VLOOKUP([.$G20];TRANSLATED_TEAM_NAMES;[.$E20]+1)" office:value-type="string" office:string-value="3A" calcext:value-type="string">
            <text:p>3A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3&quot;},&quot;tag&quot;:&quot;5&quot;, &quot;homeTeam&quot;:&quot;3C&quot;, &quot;awayTeam&quot;:&quot;3A&quot;}" calcext:value-type="string">
            <text:p>{"__v":0,"day":2,"dateTime":33720000,"duration":"10m","pitch":"7","competition":{"name":"U12", "section":"A", "group":"3"},"tag":"5", "homeTeam":"3C", "awayTeam":"3A"}</text:p>
          </table:table-cell>
          <table:table-cell table:number-columns-repeated="1011"/>
        </table:table-row>
        <table:table-row table:style-name="ro1">
          <table:table-cell table:style-name="ce12" table:formula="of:=[.B21]" office:value-type="float" office:value="5" calcext:value-type="float">
            <text:p>5</text:p>
          </table:table-cell>
          <table:table-cell table:formula="of:=IF([.J21]&gt;[.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33720000" calcext:value-type="float">
            <text:p>3372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21];TRANSLATED_TEAM_NAMES;[.$E21]+1)" office:value-type="string" office:string-value="4C" calcext:value-type="string">
            <text:p>4C</text:p>
          </table:table-cell>
          <table:table-cell table:formula="of:=VLOOKUP([.$G21];TRANSLATED_TEAM_NAMES;[.$E21]+1)" office:value-type="string" office:string-value="4A" calcext:value-type="string">
            <text:p>4A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4&quot;},&quot;tag&quot;:&quot;5&quot;, &quot;homeTeam&quot;:&quot;4C&quot;, &quot;awayTeam&quot;:&quot;4A&quot;}" calcext:value-type="string">
            <text:p>{"__v":0,"day":2,"dateTime":33720000,"duration":"10m","pitch":"8","competition":{"name":"U12", "section":"A", "group":"4"},"tag":"5", "homeTeam":"4C", "awayTeam":"4A"}</text:p>
          </table:table-cell>
          <table:table-cell table:number-columns-repeated="1011"/>
        </table:table-row>
        <table:table-row table:style-name="ro1">
          <table:table-cell table:style-name="ce12" table:formula="of:=[.B22]" office:value-type="float" office:value="6" calcext:value-type="float">
            <text:p>6</text:p>
          </table:table-cell>
          <table:table-cell table:formula="of:=IF([.J22]&gt;[.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34500000" calcext:value-type="float">
            <text:p>34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2];TRANSLATED_TEAM_NAMES;[.$E22]+1)" office:value-type="string" office:string-value="1B" calcext:value-type="string">
            <text:p>1B</text:p>
          </table:table-cell>
          <table:table-cell table:formula="of:=VLOOKUP([.$G22];TRANSLATED_TEAM_NAMES;[.$E22]+1)" office:value-type="string" office:string-value="1D" calcext:value-type="string">
            <text:p>1D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34500000,&quot;duration&quot;:&quot;10m&quot;,&quot;pitch&quot;:&quot;5&quot;,&quot;competition&quot;:{&quot;name&quot;:&quot;U12&quot;, &quot;section&quot;:&quot;A&quot;, &quot;group&quot;:&quot;1&quot;},&quot;tag&quot;:&quot;6&quot;, &quot;homeTeam&quot;:&quot;1B&quot;, &quot;awayTeam&quot;:&quot;1D&quot;}" calcext:value-type="string">
            <text:p>{"__v":0,"day":2,"dateTime":34500000,"duration":"10m","pitch":"5","competition":{"name":"U12", "section":"A", "group":"1"},"tag":"6", "homeTeam":"1B", "awayTeam":"1D"}</text:p>
          </table:table-cell>
          <table:table-cell table:number-columns-repeated="1011"/>
        </table:table-row>
        <table:table-row table:style-name="ro1">
          <table:table-cell table:style-name="ce12" table:formula="of:=[.B23]" office:value-type="float" office:value="6" calcext:value-type="float">
            <text:p>6</text:p>
          </table:table-cell>
          <table:table-cell table:formula="of:=IF([.J23]&gt;[.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34500000" calcext:value-type="float">
            <text:p>345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3];TRANSLATED_TEAM_NAMES;[.$E23]+1)" office:value-type="string" office:string-value="2B" calcext:value-type="string">
            <text:p>2B</text:p>
          </table:table-cell>
          <table:table-cell table:formula="of:=VLOOKUP([.$G23];TRANSLATED_TEAM_NAMES;[.$E23]+1)" office:value-type="string" office:string-value="2D" calcext:value-type="string">
            <text:p>2D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34500000,&quot;duration&quot;:&quot;10m&quot;,&quot;pitch&quot;:&quot;6&quot;,&quot;competition&quot;:{&quot;name&quot;:&quot;U12&quot;, &quot;section&quot;:&quot;A&quot;, &quot;group&quot;:&quot;2&quot;},&quot;tag&quot;:&quot;6&quot;, &quot;homeTeam&quot;:&quot;2B&quot;, &quot;awayTeam&quot;:&quot;2D&quot;}" calcext:value-type="string">
            <text:p>{"__v":0,"day":2,"dateTime":34500000,"duration":"10m","pitch":"6","competition":{"name":"U12", "section":"A", "group":"2"},"tag":"6", "homeTeam":"2B", "awayTeam":"2D"}</text:p>
          </table:table-cell>
          <table:table-cell table:number-columns-repeated="1011"/>
        </table:table-row>
        <table:table-row table:style-name="ro1">
          <table:table-cell table:style-name="ce12" table:formula="of:=[.B24]" office:value-type="float" office:value="6" calcext:value-type="float">
            <text:p>6</text:p>
          </table:table-cell>
          <table:table-cell table:formula="of:=IF([.J24]&gt;[.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34500000" calcext:value-type="float">
            <text:p>345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4];TRANSLATED_TEAM_NAMES;[.$E24]+1)" office:value-type="string" office:string-value="3B" calcext:value-type="string">
            <text:p>3B</text:p>
          </table:table-cell>
          <table:table-cell table:formula="of:=VLOOKUP([.$G24];TRANSLATED_TEAM_NAMES;[.$E24]+1)" office:value-type="string" office:string-value="3D" calcext:value-type="string">
            <text:p>3D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34500000,&quot;duration&quot;:&quot;10m&quot;,&quot;pitch&quot;:&quot;7&quot;,&quot;competition&quot;:{&quot;name&quot;:&quot;U12&quot;, &quot;section&quot;:&quot;A&quot;, &quot;group&quot;:&quot;3&quot;},&quot;tag&quot;:&quot;6&quot;, &quot;homeTeam&quot;:&quot;3B&quot;, &quot;awayTeam&quot;:&quot;3D&quot;}" calcext:value-type="string">
            <text:p>{"__v":0,"day":2,"dateTime":34500000,"duration":"10m","pitch":"7","competition":{"name":"U12", "section":"A", "group":"3"},"tag":"6", "homeTeam":"3B", "awayTeam":"3D"}</text:p>
          </table:table-cell>
          <table:table-cell table:number-columns-repeated="1011"/>
        </table:table-row>
        <table:table-row table:style-name="ro1">
          <table:table-cell table:style-name="ce12" table:formula="of:=[.B25]" office:value-type="float" office:value="6" calcext:value-type="float">
            <text:p>6</text:p>
          </table:table-cell>
          <table:table-cell table:formula="of:=IF([.J25]&gt;[.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34500000" calcext:value-type="float">
            <text:p>3450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25];TRANSLATED_TEAM_NAMES;[.$E25]+1)" office:value-type="string" office:string-value="4B" calcext:value-type="string">
            <text:p>4B</text:p>
          </table:table-cell>
          <table:table-cell table:formula="of:=VLOOKUP([.$G25];TRANSLATED_TEAM_NAMES;[.$E25]+1)" office:value-type="string" office:string-value="4D" calcext:value-type="string">
            <text:p>4D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34500000,&quot;duration&quot;:&quot;10m&quot;,&quot;pitch&quot;:&quot;8&quot;,&quot;competition&quot;:{&quot;name&quot;:&quot;U12&quot;, &quot;section&quot;:&quot;A&quot;, &quot;group&quot;:&quot;4&quot;},&quot;tag&quot;:&quot;6&quot;, &quot;homeTeam&quot;:&quot;4B&quot;, &quot;awayTeam&quot;:&quot;4D&quot;}" calcext:value-type="string">
            <text:p>{"__v":0,"day":2,"dateTime":34500000,"duration":"10m","pitch":"8","competition":{"name":"U12", "section":"A", "group":"4"},"tag":"6", "homeTeam":"4B", "awayTeam":"4D"}</text:p>
          </table:table-cell>
          <table:table-cell table:number-columns-repeated="1011"/>
        </table:table-row>
        <table:table-row table:style-name="ro1">
          <table:table-cell table:style-name="ce12" table:formula="of:=[.B26]" office:value-type="float" office:value="7" calcext:value-type="float">
            <text:p>7</text:p>
          </table:table-cell>
          <table:table-cell table:formula="of:=IF([.J26]&gt;[.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35880000" calcext:value-type="float">
            <text:p>358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35880000,&quot;duration&quot;:&quot;10m&quot;,&quot;pitch&quot;:&quot;5&quot;,&quot;competition&quot;:{&quot;name&quot;:&quot;U12&quot;, &quot;section&quot;:&quot;Champions League&quot;, &quot;group&quot;:&quot;1&quot;},&quot;tag&quot;:&quot;7&quot;, &quot;homeTeam&quot;:&quot;Winner Group 1&quot;, &quot;awayTeam&quot;:&quot;2nd Group 2&quot;, &quot;homeTeamFrom&quot;:&quot;U12_A_G1_P1&quot;, &quot;awayTeamFrom&quot;:&quot;U12_A_G2_P2&quot;}" calcext:value-type="string">
            <text:p>{"__v":0,"day":2,"dateTime":35880000,"duration":"10m","pitch":"5","competition":{"name":"U12", "section":"Champions League", "group":"1"},"tag":"7", "homeTeam":"Winner Group 1", "awayTeam":"2nd Group 2", "homeTeamFrom":"U12_A_G1_P1", "awayTeamFrom":"U12_A_G2_P2"}</text:p>
          </table:table-cell>
          <table:table-cell table:number-columns-repeated="1011"/>
        </table:table-row>
        <table:table-row table:style-name="ro1">
          <table:table-cell table:style-name="ce12" table:formula="of:=[.B27]" office:value-type="float" office:value="7" calcext:value-type="float">
            <text:p>7</text:p>
          </table:table-cell>
          <table:table-cell table:formula="of:=IF([.J27]&gt;[.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35880000" calcext:value-type="float">
            <text:p>358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35880000,&quot;duration&quot;:&quot;10m&quot;,&quot;pitch&quot;:&quot;6&quot;,&quot;competition&quot;:{&quot;name&quot;:&quot;U12&quot;, &quot;section&quot;:&quot;Champions League&quot;, &quot;group&quot;:&quot;2&quot;},&quot;tag&quot;:&quot;7&quot;, &quot;homeTeam&quot;:&quot;Winner Group 3&quot;, &quot;awayTeam&quot;:&quot;2nd Group 4&quot;, &quot;homeTeamFrom&quot;:&quot;U12_A_G3_P1&quot;, &quot;awayTeamFrom&quot;:&quot;U12_A_G4_P2&quot;}" calcext:value-type="string">
            <text:p>{"__v":0,"day":2,"dateTime":35880000,"duration":"10m","pitch":"6","competition":{"name":"U12", "section":"Champions League", "group":"2"},"tag":"7", "homeTeam":"Winner Group 3", "awayTeam":"2nd Group 4", "homeTeamFrom":"U12_A_G3_P1", "awayTeamFrom":"U12_A_G4_P2"}</text:p>
          </table:table-cell>
          <table:table-cell table:number-columns-repeated="1011"/>
        </table:table-row>
        <table:table-row table:style-name="ro1">
          <table:table-cell table:style-name="ce12" table:formula="of:=[.B28]" office:value-type="float" office:value="7" calcext:value-type="float">
            <text:p>7</text:p>
          </table:table-cell>
          <table:table-cell table:formula="of:=IF([.J28]&gt;[.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35880000" calcext:value-type="float">
            <text:p>358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35880000,&quot;duration&quot;:&quot;10m&quot;,&quot;pitch&quot;:&quot;7&quot;,&quot;competition&quot;:{&quot;name&quot;:&quot;U12&quot;, &quot;section&quot;:&quot;Europa League&quot;, &quot;group&quot;:&quot;1&quot;},&quot;tag&quot;:&quot;7&quot;, &quot;homeTeam&quot;:&quot;3rd Group 1&quot;, &quot;awayTeam&quot;:&quot;4th Group 2&quot;, &quot;homeTeamFrom&quot;:&quot;U12_A_G1_P3&quot;, &quot;awayTeamFrom&quot;:&quot;U12_A_G2_P4&quot;}" calcext:value-type="string">
            <text:p>{"__v":0,"day":2,"dateTime":35880000,"duration":"10m","pitch":"7","competition":{"name":"U12", "section":"Europa League", "group":"1"},"tag":"7", "homeTeam":"3rd Group 1", "awayTeam":"4th Group 2", "homeTeamFrom":"U12_A_G1_P3", "awayTeamFrom":"U12_A_G2_P4"}</text:p>
          </table:table-cell>
          <table:table-cell table:number-columns-repeated="1011"/>
        </table:table-row>
        <table:table-row table:style-name="ro1">
          <table:table-cell table:style-name="ce12" table:formula="of:=[.B29]" office:value-type="float" office:value="7" calcext:value-type="float">
            <text:p>7</text:p>
          </table:table-cell>
          <table:table-cell table:formula="of:=IF([.J29]&gt;[.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35880000" calcext:value-type="float">
            <text:p>358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35880000,&quot;duration&quot;:&quot;10m&quot;,&quot;pitch&quot;:&quot;8&quot;,&quot;competition&quot;:{&quot;name&quot;:&quot;U12&quot;, &quot;section&quot;:&quot;Europa League&quot;, &quot;group&quot;:&quot;2&quot;},&quot;tag&quot;:&quot;7&quot;, &quot;homeTeam&quot;:&quot;3rd Group 3&quot;, &quot;awayTeam&quot;:&quot;4th Group 4&quot;, &quot;homeTeamFrom&quot;:&quot;U12_A_G3_P3&quot;, &quot;awayTeamFrom&quot;:&quot;U12_A_G4_P4&quot;}" calcext:value-type="string">
            <text:p>{"__v":0,"day":2,"dateTime":35880000,"duration":"10m","pitch":"8","competition":{"name":"U12", "section":"Europa League", "group":"2"},"tag":"7", "homeTeam":"3rd Group 3", "awayTeam":"4th Group 4", "homeTeamFrom":"U12_A_G3_P3", "awayTeamFrom":"U12_A_G4_P4"}</text:p>
          </table:table-cell>
          <table:table-cell table:number-columns-repeated="1011"/>
        </table:table-row>
        <table:table-row table:style-name="ro1">
          <table:table-cell table:style-name="ce12" table:formula="of:=[.B30]" office:value-type="float" office:value="8" calcext:value-type="float">
            <text:p>8</text:p>
          </table:table-cell>
          <table:table-cell table:formula="of:=IF([.J30]&gt;[.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36660000" calcext:value-type="float">
            <text:p>366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36660000,&quot;duration&quot;:&quot;10m&quot;,&quot;pitch&quot;:&quot;5&quot;,&quot;competition&quot;:{&quot;name&quot;:&quot;U12&quot;, &quot;section&quot;:&quot;Champions League&quot;, &quot;group&quot;:&quot;1&quot;},&quot;tag&quot;:&quot;8&quot;, &quot;homeTeam&quot;:&quot;2nd Group 1&quot;, &quot;awayTeam&quot;:&quot;Winner Group 2&quot;, &quot;homeTeamFrom&quot;:&quot;U12_A_G1_P2&quot;, &quot;awayTeamFrom&quot;:&quot;U12_A_G2_P1&quot;}" calcext:value-type="string">
            <text:p>{"__v":0,"day":2,"dateTime":36660000,"duration":"10m","pitch":"5","competition":{"name":"U12", "section":"Champions League", "group":"1"},"tag":"8", "homeTeam":"2nd Group 1", "awayTeam":"Winner Group 2", "homeTeamFrom":"U12_A_G1_P2", "awayTeamFrom":"U12_A_G2_P1"}</text:p>
          </table:table-cell>
          <table:table-cell table:number-columns-repeated="1011"/>
        </table:table-row>
        <table:table-row table:style-name="ro1">
          <table:table-cell table:style-name="ce12" table:formula="of:=[.B31]" office:value-type="float" office:value="8" calcext:value-type="float">
            <text:p>8</text:p>
          </table:table-cell>
          <table:table-cell table:formula="of:=IF([.J31]&gt;[.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36660000" calcext:value-type="float">
            <text:p>366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36660000,&quot;duration&quot;:&quot;10m&quot;,&quot;pitch&quot;:&quot;6&quot;,&quot;competition&quot;:{&quot;name&quot;:&quot;U12&quot;, &quot;section&quot;:&quot;Champions League&quot;, &quot;group&quot;:&quot;2&quot;},&quot;tag&quot;:&quot;8&quot;, &quot;homeTeam&quot;:&quot;2nd Group 3&quot;, &quot;awayTeam&quot;:&quot;Winner Group 4&quot;, &quot;homeTeamFrom&quot;:&quot;U12_A_G3_P2&quot;, &quot;awayTeamFrom&quot;:&quot;U12_A_G4_P1&quot;}" calcext:value-type="string">
            <text:p>{"__v":0,"day":2,"dateTime":36660000,"duration":"10m","pitch":"6","competition":{"name":"U12", "section":"Champions League", "group":"2"},"tag":"8", "homeTeam":"2nd Group 3", "awayTeam":"Winner Group 4", "homeTeamFrom":"U12_A_G3_P2", "awayTeamFrom":"U12_A_G4_P1"}</text:p>
          </table:table-cell>
          <table:table-cell table:number-columns-repeated="1011"/>
        </table:table-row>
        <table:table-row table:style-name="ro1">
          <table:table-cell table:style-name="ce12" table:formula="of:=[.B32]" office:value-type="float" office:value="8" calcext:value-type="float">
            <text:p>8</text:p>
          </table:table-cell>
          <table:table-cell table:formula="of:=IF([.J32]&gt;[.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36660000" calcext:value-type="float">
            <text:p>366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36660000,&quot;duration&quot;:&quot;10m&quot;,&quot;pitch&quot;:&quot;7&quot;,&quot;competition&quot;:{&quot;name&quot;:&quot;U12&quot;, &quot;section&quot;:&quot;Europa League&quot;, &quot;group&quot;:&quot;1&quot;},&quot;tag&quot;:&quot;8&quot;, &quot;homeTeam&quot;:&quot;4th Group 1&quot;, &quot;awayTeam&quot;:&quot;3rd Group 2&quot;, &quot;homeTeamFrom&quot;:&quot;U12_A_G1_P4&quot;, &quot;awayTeamFrom&quot;:&quot;U12_A_G2_P3&quot;}" calcext:value-type="string">
            <text:p>{"__v":0,"day":2,"dateTime":36660000,"duration":"10m","pitch":"7","competition":{"name":"U12", "section":"Europa League", "group":"1"},"tag":"8", "homeTeam":"4th Group 1", "awayTeam":"3rd Group 2", "homeTeamFrom":"U12_A_G1_P4", "awayTeamFrom":"U12_A_G2_P3"}</text:p>
          </table:table-cell>
          <table:table-cell table:number-columns-repeated="1011"/>
        </table:table-row>
        <table:table-row table:style-name="ro1">
          <table:table-cell table:style-name="ce12" table:formula="of:=[.B33]" office:value-type="float" office:value="8" calcext:value-type="float">
            <text:p>8</text:p>
          </table:table-cell>
          <table:table-cell table:formula="of:=IF([.J33]&gt;[.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36660000" calcext:value-type="float">
            <text:p>366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36660000,&quot;duration&quot;:&quot;10m&quot;,&quot;pitch&quot;:&quot;8&quot;,&quot;competition&quot;:{&quot;name&quot;:&quot;U12&quot;, &quot;section&quot;:&quot;Europa League&quot;, &quot;group&quot;:&quot;2&quot;},&quot;tag&quot;:&quot;8&quot;, &quot;homeTeam&quot;:&quot;4th Group 3&quot;, &quot;awayTeam&quot;:&quot;3rd Group 4&quot;, &quot;homeTeamFrom&quot;:&quot;U12_A_G3_P4&quot;, &quot;awayTeamFrom&quot;:&quot;U12_A_G4_P3&quot;}" calcext:value-type="string">
            <text:p>{"__v":0,"day":2,"dateTime":36660000,"duration":"10m","pitch":"8","competition":{"name":"U12", "section":"Europa League", "group":"2"},"tag":"8", "homeTeam":"4th Group 3", "awayTeam":"3rd Group 4", "homeTeamFrom":"U12_A_G3_P4", "awayTeamFrom":"U12_A_G4_P3"}</text:p>
          </table:table-cell>
          <table:table-cell table:number-columns-repeated="1011"/>
        </table:table-row>
        <table:table-row table:style-name="ro1">
          <table:table-cell table:style-name="ce12" table:formula="of:=[.B34]" office:value-type="float" office:value="9" calcext:value-type="float">
            <text:p>9</text:p>
          </table:table-cell>
          <table:table-cell table:formula="of:=IF([.J34]&gt;[.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37440000" calcext:value-type="float">
            <text:p>374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37440000,&quot;duration&quot;:&quot;10m&quot;,&quot;pitch&quot;:&quot;5&quot;,&quot;competition&quot;:{&quot;name&quot;:&quot;U12&quot;, &quot;section&quot;:&quot;Champions League&quot;, &quot;group&quot;:&quot;1&quot;},&quot;tag&quot;:&quot;9&quot;, &quot;homeTeam&quot;:&quot;Winner Group 2&quot;, &quot;awayTeam&quot;:&quot;Winner Group 1&quot;, &quot;homeTeamFrom&quot;:&quot;U12_A_G2_P1&quot;, &quot;awayTeamFrom&quot;:&quot;U12_A_G1_P1&quot;}" calcext:value-type="string">
            <text:p>{"__v":0,"day":2,"dateTime":37440000,"duration":"10m","pitch":"5","competition":{"name":"U12", "section":"Champions League", "group":"1"},"tag":"9", "homeTeam":"Winner Group 2", "awayTeam":"Winner Group 1", "homeTeamFrom":"U12_A_G2_P1", "awayTeamFrom":"U12_A_G1_P1"}</text:p>
          </table:table-cell>
          <table:table-cell table:number-columns-repeated="1011"/>
        </table:table-row>
        <table:table-row table:style-name="ro1">
          <table:table-cell table:style-name="ce12" table:formula="of:=[.B35]" office:value-type="float" office:value="9" calcext:value-type="float">
            <text:p>9</text:p>
          </table:table-cell>
          <table:table-cell table:formula="of:=IF([.J35]&gt;[.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37440000" calcext:value-type="float">
            <text:p>374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3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37440000,&quot;duration&quot;:&quot;10m&quot;,&quot;pitch&quot;:&quot;6&quot;,&quot;competition&quot;:{&quot;name&quot;:&quot;U12&quot;, &quot;section&quot;:&quot;Champions League&quot;, &quot;group&quot;:&quot;2&quot;},&quot;tag&quot;:&quot;9&quot;, &quot;homeTeam&quot;:&quot;Winner Group 4&quot;, &quot;awayTeam&quot;:&quot;Winner Group 3&quot;, &quot;homeTeamFrom&quot;:&quot;U12_A_G4_P1&quot;, &quot;awayTeamFrom&quot;:&quot;U12_A_G3_P1&quot;}" calcext:value-type="string">
            <text:p>{"__v":0,"day":2,"dateTime":37440000,"duration":"10m","pitch":"6","competition":{"name":"U12", "section":"Champions League", "group":"2"},"tag":"9", "homeTeam":"Winner Group 4", "awayTeam":"Winner Group 3", "homeTeamFrom":"U12_A_G4_P1", "awayTeamFrom":"U12_A_G3_P1"}</text:p>
          </table:table-cell>
          <table:table-cell table:number-columns-repeated="1011"/>
        </table:table-row>
        <table:table-row table:style-name="ro1">
          <table:table-cell table:style-name="ce12" table:formula="of:=[.B36]" office:value-type="float" office:value="9" calcext:value-type="float">
            <text:p>9</text:p>
          </table:table-cell>
          <table:table-cell table:formula="of:=IF([.J36]&gt;[.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37440000" calcext:value-type="float">
            <text:p>374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37440000,&quot;duration&quot;:&quot;10m&quot;,&quot;pitch&quot;:&quot;7&quot;,&quot;competition&quot;:{&quot;name&quot;:&quot;U12&quot;, &quot;section&quot;:&quot;Europa League&quot;, &quot;group&quot;:&quot;1&quot;},&quot;tag&quot;:&quot;9&quot;, &quot;homeTeam&quot;:&quot;3rd Group 2&quot;, &quot;awayTeam&quot;:&quot;3rd Group 1&quot;, &quot;homeTeamFrom&quot;:&quot;U12_A_G2_P3&quot;, &quot;awayTeamFrom&quot;:&quot;U12_A_G1_P3&quot;}" calcext:value-type="string">
            <text:p>{"__v":0,"day":2,"dateTime":37440000,"duration":"10m","pitch":"7","competition":{"name":"U12", "section":"Europa League", "group":"1"},"tag":"9", "homeTeam":"3rd Group 2", "awayTeam":"3rd Group 1", "homeTeamFrom":"U12_A_G2_P3", "awayTeamFrom":"U12_A_G1_P3"}</text:p>
          </table:table-cell>
          <table:table-cell table:number-columns-repeated="1011"/>
        </table:table-row>
        <table:table-row table:style-name="ro1">
          <table:table-cell table:style-name="ce12" table:formula="of:=[.B37]" office:value-type="float" office:value="9" calcext:value-type="float">
            <text:p>9</text:p>
          </table:table-cell>
          <table:table-cell table:formula="of:=IF([.J37]&gt;[.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37440000" calcext:value-type="float">
            <text:p>374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3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37440000,&quot;duration&quot;:&quot;10m&quot;,&quot;pitch&quot;:&quot;8&quot;,&quot;competition&quot;:{&quot;name&quot;:&quot;U12&quot;, &quot;section&quot;:&quot;Europa League&quot;, &quot;group&quot;:&quot;2&quot;},&quot;tag&quot;:&quot;9&quot;, &quot;homeTeam&quot;:&quot;3rd Group 4&quot;, &quot;awayTeam&quot;:&quot;3rd Group 3&quot;, &quot;homeTeamFrom&quot;:&quot;U12_A_G4_P3&quot;, &quot;awayTeamFrom&quot;:&quot;U12_A_G3_P3&quot;}" calcext:value-type="string">
            <text:p>{"__v":0,"day":2,"dateTime":37440000,"duration":"10m","pitch":"8","competition":{"name":"U12", "section":"Europa League", "group":"2"},"tag":"9", "homeTeam":"3rd Group 4", "awayTeam":"3rd Group 3", "homeTeamFrom":"U12_A_G4_P3", "awayTeamFrom":"U12_A_G3_P3"}</text:p>
          </table:table-cell>
          <table:table-cell table:number-columns-repeated="1011"/>
        </table:table-row>
        <table:table-row table:style-name="ro1">
          <table:table-cell table:style-name="ce12" table:formula="of:=[.B38]" office:value-type="float" office:value="10" calcext:value-type="float">
            <text:p>10</text:p>
          </table:table-cell>
          <table:table-cell table:formula="of:=IF([.J38]&gt;[.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38220000" calcext:value-type="float">
            <text:p>382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38220000,&quot;duration&quot;:&quot;10m&quot;,&quot;pitch&quot;:&quot;5&quot;,&quot;competition&quot;:{&quot;name&quot;:&quot;U12&quot;, &quot;section&quot;:&quot;Champions League&quot;, &quot;group&quot;:&quot;1&quot;},&quot;tag&quot;:&quot;10&quot;, &quot;homeTeam&quot;:&quot;2nd Group 2&quot;, &quot;awayTeam&quot;:&quot;2nd Group 1&quot;, &quot;homeTeamFrom&quot;:&quot;U12_A_G2_P2&quot;, &quot;awayTeamFrom&quot;:&quot;U12_A_G1_P2&quot;}" calcext:value-type="string">
            <text:p>{"__v":0,"day":2,"dateTime":38220000,"duration":"10m","pitch":"5","competition":{"name":"U12", "section":"Champions League", "group":"1"},"tag":"10", "homeTeam":"2nd Group 2", "awayTeam":"2nd Group 1", "homeTeamFrom":"U12_A_G2_P2", "awayTeamFrom":"U12_A_G1_P2"}</text:p>
          </table:table-cell>
          <table:table-cell table:style-name="ce34" table:number-columns-repeated="1011"/>
        </table:table-row>
        <table:table-row table:style-name="ro1">
          <table:table-cell table:style-name="ce12" table:formula="of:=[.B39]" office:value-type="float" office:value="10" calcext:value-type="float">
            <text:p>10</text:p>
          </table:table-cell>
          <table:table-cell table:formula="of:=IF([.J39]&gt;[.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38220000" calcext:value-type="float">
            <text:p>382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38220000,&quot;duration&quot;:&quot;10m&quot;,&quot;pitch&quot;:&quot;6&quot;,&quot;competition&quot;:{&quot;name&quot;:&quot;U12&quot;, &quot;section&quot;:&quot;Champions League&quot;, &quot;group&quot;:&quot;2&quot;},&quot;tag&quot;:&quot;10&quot;, &quot;homeTeam&quot;:&quot;2nd Group 4&quot;, &quot;awayTeam&quot;:&quot;2nd Group 3&quot;, &quot;homeTeamFrom&quot;:&quot;U12_A_G4_P2&quot;, &quot;awayTeamFrom&quot;:&quot;U12_A_G3_P2&quot;}" calcext:value-type="string">
            <text:p>{"__v":0,"day":2,"dateTime":38220000,"duration":"10m","pitch":"6","competition":{"name":"U12", "section":"Champions League", "group":"2"},"tag":"10", "homeTeam":"2nd Group 4", "awayTeam":"2nd Group 3", "homeTeamFrom":"U12_A_G4_P2", "awayTeamFrom":"U12_A_G3_P2"}</text:p>
          </table:table-cell>
          <table:table-cell table:number-columns-repeated="1011"/>
        </table:table-row>
        <table:table-row table:style-name="ro1">
          <table:table-cell table:style-name="ce12" table:formula="of:=[.B40]" office:value-type="float" office:value="10" calcext:value-type="float">
            <text:p>10</text:p>
          </table:table-cell>
          <table:table-cell table:formula="of:=IF([.J40]&gt;[.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38220000" calcext:value-type="float">
            <text:p>382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38220000,&quot;duration&quot;:&quot;10m&quot;,&quot;pitch&quot;:&quot;7&quot;,&quot;competition&quot;:{&quot;name&quot;:&quot;U12&quot;, &quot;section&quot;:&quot;Europa League&quot;, &quot;group&quot;:&quot;1&quot;},&quot;tag&quot;:&quot;10&quot;, &quot;homeTeam&quot;:&quot;4th Group 2&quot;, &quot;awayTeam&quot;:&quot;4th Group 1&quot;, &quot;homeTeamFrom&quot;:&quot;U12_A_G2_P4&quot;, &quot;awayTeamFrom&quot;:&quot;U12_A_G1_P4&quot;}" calcext:value-type="string">
            <text:p>{"__v":0,"day":2,"dateTime":38220000,"duration":"10m","pitch":"7","competition":{"name":"U12", "section":"Europa League", "group":"1"},"tag":"10", "homeTeam":"4th Group 2", "awayTeam":"4th Group 1", "homeTeamFrom":"U12_A_G2_P4", "awayTeamFrom":"U12_A_G1_P4"}</text:p>
          </table:table-cell>
          <table:table-cell table:number-columns-repeated="1011"/>
        </table:table-row>
        <table:table-row table:style-name="ro1">
          <table:table-cell table:style-name="ce12" table:formula="of:=[.B41]" office:value-type="float" office:value="10" calcext:value-type="float">
            <text:p>10</text:p>
          </table:table-cell>
          <table:table-cell table:formula="of:=IF([.J41]&gt;[.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38220000" calcext:value-type="float">
            <text:p>3822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4th Group 3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38220000,&quot;duration&quot;:&quot;10m&quot;,&quot;pitch&quot;:&quot;8&quot;,&quot;competition&quot;:{&quot;name&quot;:&quot;U12&quot;, &quot;section&quot;:&quot;Europa League&quot;, &quot;group&quot;:&quot;2&quot;},&quot;tag&quot;:&quot;10&quot;, &quot;homeTeam&quot;:&quot;4th Group 4&quot;, &quot;awayTeam&quot;:&quot;4th Group 3&quot;, &quot;homeTeamFrom&quot;:&quot;U12_A_G4_P4&quot;, &quot;awayTeamFrom&quot;:&quot;U12_A_G3_P4&quot;}" calcext:value-type="string">
            <text:p>{"__v":0,"day":2,"dateTime":38220000,"duration":"10m","pitch":"8","competition":{"name":"U12", "section":"Europa League", "group":"2"},"tag":"10", "homeTeam":"4th Group 4", "awayTeam":"4th Group 3", "homeTeamFrom":"U12_A_G4_P4", "awayTeamFrom":"U12_A_G3_P4"}</text:p>
          </table:table-cell>
          <table:table-cell table:number-columns-repeated="1011"/>
        </table:table-row>
        <table:table-row table:style-name="ro1">
          <table:table-cell table:style-name="ce12" table:formula="of:=[.B42]" office:value-type="float" office:value="11" calcext:value-type="float">
            <text:p>11</text:p>
          </table:table-cell>
          <table:table-cell table:formula="of:=IF([.J42]&gt;[.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39000000,&quot;duration&quot;:&quot;10m&quot;,&quot;pitch&quot;:&quot;5&quot;,&quot;competition&quot;:{&quot;name&quot;:&quot;U12&quot;, &quot;section&quot;:&quot;Champions League&quot;, &quot;group&quot;:&quot;1&quot;},&quot;tag&quot;:&quot;11&quot;, &quot;homeTeam&quot;:&quot;2nd Group 1&quot;, &quot;awayTeam&quot;:&quot;Winner Group 1&quot;, &quot;homeTeamFrom&quot;:&quot;U12_A_G1_P2&quot;, &quot;awayTeamFrom&quot;:&quot;U12_A_G1_P1&quot;}" calcext:value-type="string">
            <text:p>{"__v":0,"day":2,"dateTime":39000000,"duration":"10m","pitch":"5","competition":{"name":"U12", "section":"Champions League", "group":"1"},"tag":"11", "homeTeam":"2nd Group 1", "awayTeam":"Winner Group 1", "homeTeamFrom":"U12_A_G1_P2", "awayTeamFrom":"U12_A_G1_P1"}</text:p>
          </table:table-cell>
          <table:table-cell table:number-columns-repeated="1011"/>
        </table:table-row>
        <table:table-row table:style-name="ro1">
          <table:table-cell table:style-name="ce12" table:formula="of:=[.B43]" office:value-type="float" office:value="11" calcext:value-type="float">
            <text:p>11</text:p>
          </table:table-cell>
          <table:table-cell table:formula="of:=IF([.J43]&gt;[.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3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39000000,&quot;duration&quot;:&quot;10m&quot;,&quot;pitch&quot;:&quot;6&quot;,&quot;competition&quot;:{&quot;name&quot;:&quot;U12&quot;, &quot;section&quot;:&quot;Champions League&quot;, &quot;group&quot;:&quot;2&quot;},&quot;tag&quot;:&quot;11&quot;, &quot;homeTeam&quot;:&quot;2nd Group 3&quot;, &quot;awayTeam&quot;:&quot;Winner Group 3&quot;, &quot;homeTeamFrom&quot;:&quot;U12_A_G3_P2&quot;, &quot;awayTeamFrom&quot;:&quot;U12_A_G3_P1&quot;}" calcext:value-type="string">
            <text:p>{"__v":0,"day":2,"dateTime":39000000,"duration":"10m","pitch":"6","competition":{"name":"U12", "section":"Champions League", "group":"2"},"tag":"11", "homeTeam":"2nd Group 3", "awayTeam":"Winner Group 3", "homeTeamFrom":"U12_A_G3_P2", "awayTeamFrom":"U12_A_G3_P1"}</text:p>
          </table:table-cell>
          <table:table-cell table:number-columns-repeated="1011"/>
        </table:table-row>
        <table:table-row table:style-name="ro1">
          <table:table-cell table:style-name="ce12" table:formula="of:=[.B44]" office:value-type="float" office:value="11" calcext:value-type="float">
            <text:p>11</text:p>
          </table:table-cell>
          <table:table-cell table:formula="of:=IF([.J44]&gt;[.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39000000" calcext:value-type="float">
            <text:p>390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17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39000000,&quot;duration&quot;:&quot;10m&quot;,&quot;pitch&quot;:&quot;7&quot;,&quot;competition&quot;:{&quot;name&quot;:&quot;U12&quot;, &quot;section&quot;:&quot;Europa League&quot;, &quot;group&quot;:&quot;1&quot;},&quot;tag&quot;:&quot;11&quot;, &quot;homeTeam&quot;:&quot;4th Group 1&quot;, &quot;awayTeam&quot;:&quot;3rd Group 1&quot;, &quot;homeTeamFrom&quot;:&quot;U12_A_G1_P4&quot;, &quot;awayTeamFrom&quot;:&quot;U12_A_G1_P3&quot;}" calcext:value-type="string">
            <text:p>{"__v":0,"day":2,"dateTime":39000000,"duration":"10m","pitch":"7","competition":{"name":"U12", "section":"Europa League", "group":"1"},"tag":"11", "homeTeam":"4th Group 1", "awayTeam":"3rd Group 1", "homeTeamFrom":"U12_A_G1_P4", "awayTeamFrom":"U12_A_G1_P3"}</text:p>
          </table:table-cell>
          <table:table-cell table:number-columns-repeated="1011"/>
        </table:table-row>
        <table:table-row table:style-name="ro1">
          <table:table-cell table:style-name="ce12" table:formula="of:=[.B45]" office:value-type="float" office:value="11" calcext:value-type="float">
            <text:p>11</text:p>
          </table:table-cell>
          <table:table-cell table:formula="of:=IF([.J45]&gt;[.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39000000" calcext:value-type="float">
            <text:p>390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3</text:p>
          </table:table-cell>
          <table:table-cell table:style-name="ce17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39000000,&quot;duration&quot;:&quot;10m&quot;,&quot;pitch&quot;:&quot;8&quot;,&quot;competition&quot;:{&quot;name&quot;:&quot;U12&quot;, &quot;section&quot;:&quot;Europa League&quot;, &quot;group&quot;:&quot;2&quot;},&quot;tag&quot;:&quot;11&quot;, &quot;homeTeam&quot;:&quot;4th Group 3&quot;, &quot;awayTeam&quot;:&quot;3rd Group 3&quot;, &quot;homeTeamFrom&quot;:&quot;U12_A_G3_P4&quot;, &quot;awayTeamFrom&quot;:&quot;U12_A_G3_P3&quot;}" calcext:value-type="string">
            <text:p>{"__v":0,"day":2,"dateTime":39000000,"duration":"10m","pitch":"8","competition":{"name":"U12", "section":"Europa League", "group":"2"},"tag":"11", "homeTeam":"4th Group 3", "awayTeam":"3rd Group 3", "homeTeamFrom":"U12_A_G3_P4", "awayTeamFrom":"U12_A_G3_P3"}</text:p>
          </table:table-cell>
          <table:table-cell table:number-columns-repeated="1011"/>
        </table:table-row>
        <table:table-row table:style-name="ro1">
          <table:table-cell table:style-name="ce12" table:formula="of:=[.B46]" office:value-type="float" office:value="12" calcext:value-type="float">
            <text:p>12</text:p>
          </table:table-cell>
          <table:table-cell table:formula="of:=IF([.J46]&gt;[.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39780000" calcext:value-type="float">
            <text:p>397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46]; NUM_PITCHES)=0;INDEX(PITCHES;1;NUM_PITCHES);INDEX(PITCHES;1;MOD([.$C4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39780000,&quot;duration&quot;:&quot;10m&quot;,&quot;pitch&quot;:&quot;5&quot;,&quot;competition&quot;:{&quot;name&quot;:&quot;U12&quot;, &quot;section&quot;:&quot;Champions League&quot;, &quot;group&quot;:&quot;1&quot;},&quot;tag&quot;:&quot;12&quot;, &quot;homeTeam&quot;:&quot;2nd Group 2&quot;, &quot;awayTeam&quot;:&quot;Winner Group 2&quot;, &quot;homeTeamFrom&quot;:&quot;U12_A_G2_P2&quot;, &quot;awayTeamFrom&quot;:&quot;U12_A_G2_P1&quot;}" calcext:value-type="string">
            <text:p>{"__v":0,"day":2,"dateTime":39780000,"duration":"10m","pitch":"5","competition":{"name":"U12", "section":"Champions League", "group":"1"},"tag":"12", "homeTeam":"2nd Group 2", "awayTeam":"Winner Group 2", "homeTeamFrom":"U12_A_G2_P2", "awayTeamFrom":"U12_A_G2_P1"}</text:p>
          </table:table-cell>
          <table:table-cell table:number-columns-repeated="1011"/>
        </table:table-row>
        <table:table-row table:style-name="ro1">
          <table:table-cell table:style-name="ce12" table:formula="of:=[.B47]" office:value-type="float" office:value="12" calcext:value-type="float">
            <text:p>12</text:p>
          </table:table-cell>
          <table:table-cell table:formula="of:=IF([.J47]&gt;[.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39780000" calcext:value-type="float">
            <text:p>397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4</text:p>
          </table:table-cell>
          <table:table-cell table:style-name="ce17" table:formula="of:=IF(MOD([.$C47]; NUM_PITCHES)=0;INDEX(PITCHES;1;NUM_PITCHES);INDEX(PITCHES;1;MOD([.$C4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39780000,&quot;duration&quot;:&quot;10m&quot;,&quot;pitch&quot;:&quot;6&quot;,&quot;competition&quot;:{&quot;name&quot;:&quot;U12&quot;, &quot;section&quot;:&quot;Champions League&quot;, &quot;group&quot;:&quot;2&quot;},&quot;tag&quot;:&quot;12&quot;, &quot;homeTeam&quot;:&quot;2nd Group 4&quot;, &quot;awayTeam&quot;:&quot;Winner Group 4&quot;, &quot;homeTeamFrom&quot;:&quot;U12_A_G4_P2&quot;, &quot;awayTeamFrom&quot;:&quot;U12_A_G4_P1&quot;}" calcext:value-type="string">
            <text:p>{"__v":0,"day":2,"dateTime":39780000,"duration":"10m","pitch":"6","competition":{"name":"U12", "section":"Champions League", "group":"2"},"tag":"12", "homeTeam":"2nd Group 4", "awayTeam":"Winner Group 4", "homeTeamFrom":"U12_A_G4_P2", "awayTeamFrom":"U12_A_G4_P1"}</text:p>
          </table:table-cell>
          <table:table-cell table:number-columns-repeated="1011"/>
        </table:table-row>
        <table:table-row table:style-name="ro1">
          <table:table-cell table:style-name="ce12" table:formula="of:=[.B48]" office:value-type="float" office:value="12" calcext:value-type="float">
            <text:p>12</text:p>
          </table:table-cell>
          <table:table-cell table:formula="of:=IF([.J48]&gt;[.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39780000" calcext:value-type="float">
            <text:p>397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17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39780000,&quot;duration&quot;:&quot;10m&quot;,&quot;pitch&quot;:&quot;7&quot;,&quot;competition&quot;:{&quot;name&quot;:&quot;U12&quot;, &quot;section&quot;:&quot;Europa League&quot;, &quot;group&quot;:&quot;1&quot;},&quot;tag&quot;:&quot;12&quot;, &quot;homeTeam&quot;:&quot;4th Group 2&quot;, &quot;awayTeam&quot;:&quot;3rd Group 2&quot;, &quot;homeTeamFrom&quot;:&quot;U12_A_G2_P4&quot;, &quot;awayTeamFrom&quot;:&quot;U12_A_G2_P3&quot;}" calcext:value-type="string">
            <text:p>{"__v":0,"day":2,"dateTime":39780000,"duration":"10m","pitch":"7","competition":{"name":"U12", "section":"Europa League", "group":"1"},"tag":"12", "homeTeam":"4th Group 2", "awayTeam":"3rd Group 2", "homeTeamFrom":"U12_A_G2_P4", "awayTeamFrom":"U12_A_G2_P3"}</text:p>
          </table:table-cell>
          <table:table-cell table:number-columns-repeated="1011"/>
        </table:table-row>
        <table:table-row table:style-name="ro1">
          <table:table-cell table:style-name="ce12" table:formula="of:=[.B49]" office:value-type="float" office:value="12" calcext:value-type="float">
            <text:p>12</text:p>
          </table:table-cell>
          <table:table-cell table:formula="of:=IF([.J49]&gt;[.J48];[.B48];[.B48]+1)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39780000" calcext:value-type="float">
            <text:p>397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4</text:p>
          </table:table-cell>
          <table:table-cell table:style-name="ce17" table:formula="of:=IF(MOD([.$C49]; NUM_PITCHES)=0;INDEX(PITCHES;1;NUM_PITCHES);INDEX(PITCHES;1;MOD([.$C4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39780000,&quot;duration&quot;:&quot;10m&quot;,&quot;pitch&quot;:&quot;8&quot;,&quot;competition&quot;:{&quot;name&quot;:&quot;U12&quot;, &quot;section&quot;:&quot;Europa League&quot;, &quot;group&quot;:&quot;2&quot;},&quot;tag&quot;:&quot;12&quot;, &quot;homeTeam&quot;:&quot;4th Group 4&quot;, &quot;awayTeam&quot;:&quot;3rd Group 4&quot;, &quot;homeTeamFrom&quot;:&quot;U12_A_G4_P4&quot;, &quot;awayTeamFrom&quot;:&quot;U12_A_G4_P3&quot;}" calcext:value-type="string">
            <text:p>{"__v":0,"day":2,"dateTime":39780000,"duration":"10m","pitch":"8","competition":{"name":"U12", "section":"Europa League", "group":"2"},"tag":"12", "homeTeam":"4th Group 4", "awayTeam":"3rd Group 4", "homeTeamFrom":"U12_A_G4_P4", "awayTeamFrom":"U12_A_G4_P3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0]&gt;[.J49];[.B49];[.B49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41160000" calcext:value-type="float">
            <text:p>41160000</text:p>
          </table:table-cell>
          <table:table-cell/>
          <table:table-cell table:formula="of:=AGE_GROUP_TRANSLATED&amp;&quot;_&quot;&amp;S2_SEC1_TRANSLATED&amp;&quot;_G1_P1&quot;" office:value-type="string" office:string-value="U12_ChampionsLeague_G1_P1" calcext:value-type="string">
            <text:p>U12_ChampionsLeague_G1_P1</text:p>
          </table:table-cell>
          <table:table-cell table:formula="of:=AGE_GROUP_TRANSLATED&amp;&quot;_&quot;&amp;S2_SEC1_TRANSLATED&amp;&quot;_G2_P1&quot;" office:value-type="string" office:string-value="U12_ChampionsLeague_G2_P1" calcext:value-type="string">
            <text:p>U12_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0]; NUM_PITCHES)=0;INDEX(PITCHES;1;NUM_PITCHES);INDEX(PITCHES;1;MOD([.$C5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41160000,&quot;duration&quot;:&quot;10m&quot;,&quot;pitch&quot;:&quot;5&quot;,&quot;competition&quot;:{&quot;name&quot;:&quot;U12&quot;, &quot;section&quot;:&quot;Champions League&quot;},&quot;tag&quot;:&quot;FIN&quot;, &quot;homeTeam&quot;:&quot;Winner Group 1&quot;, &quot;awayTeam&quot;:&quot;Winner Group 2&quot;, &quot;homeTeamFrom&quot;:&quot;U12_ChampionsLeague_G1_P1&quot;, &quot;awayTeamFrom&quot;:&quot;U12_ChampionsLeague_G2_P1&quot;}" calcext:value-type="string">
            <text:p>{"__v":0,"day":2,"dateTime":41160000,"duration":"10m","pitch":"5","competition":{"name":"U12", "section":"Champions League"},"tag":"FIN", "homeTeam":"Winner Group 1", "awayTeam":"Winner Group 2", "homeTeamFrom":"U12_ChampionsLeague_G1_P1", "awayTeamFrom":"U12_ChampionsLeague_G2_P1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1]&gt;[.J50];[.B50];[.B50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41160000" calcext:value-type="float">
            <text:p>41160000</text:p>
          </table:table-cell>
          <table:table-cell/>
          <table:table-cell table:formula="of:=AGE_GROUP_TRANSLATED&amp;&quot;_&quot;&amp;S2_SEC2_TRANSLATED&amp;&quot;_G1_P1&quot;" office:value-type="string" office:string-value="U12_EuropaLeague_G1_P1" calcext:value-type="string">
            <text:p>U12_EuropaLeague_G1_P1</text:p>
          </table:table-cell>
          <table:table-cell table:formula="of:=AGE_GROUP_TRANSLATED&amp;&quot;_&quot;&amp;S2_SEC2_TRANSLATED&amp;&quot;_G2_P1&quot;" office:value-type="string" office:string-value="U12_EuropaLeague_G2_P1" calcext:value-type="string">
            <text:p>U12_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1]; NUM_PITCHES)=0;INDEX(PITCHES;1;NUM_PITCHES);INDEX(PITCHES;1;MOD([.$C5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41160000,&quot;duration&quot;:&quot;10m&quot;,&quot;pitch&quot;:&quot;6&quot;,&quot;competition&quot;:{&quot;name&quot;:&quot;U12&quot;, &quot;section&quot;:&quot;Europa League&quot;},&quot;tag&quot;:&quot;FIN&quot;, &quot;homeTeam&quot;:&quot;Winner Group 1&quot;, &quot;awayTeam&quot;:&quot;Winner Group 2&quot;, &quot;homeTeamFrom&quot;:&quot;U12_EuropaLeague_G1_P1&quot;, &quot;awayTeamFrom&quot;:&quot;U12_EuropaLeague_G2_P1&quot;}" calcext:value-type="string">
            <text:p>{"__v":0,"day":2,"dateTime":41160000,"duration":"10m","pitch":"6","competition":{"name":"U12", "section":"Europa League"},"tag":"FIN", "homeTeam":"Winner Group 1", "awayTeam":"Winner Group 2", "homeTeamFrom":"U12_EuropaLeague_G1_P1", "awayTeamFrom":"U12_EuropaLeague_G2_P1"}</text:p>
          </table:table-cell>
          <table:table-cell table:number-columns-repeated="1011"/>
        </table:table-row>
        <table:table-row table:style-name="ro1" table:number-rows-repeated="7">
          <table:table-cell table:number-columns-repeated="1022"/>
        </table:table-row>
        <table:table-row table:style-name="ro1">
          <table:table-cell table:number-columns-repeated="5"/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2&quot;" office:value-type="string" office:string-value="U12_A_G4_P2" calcext:value-type="string">
            <text:p>U12_A_G4_P2</text:p>
          </table:table-cell>
          <table:table-cell table:formula="of:=AGE_GROUP_TRANSLATED &amp; &quot;_&quot; &amp;SECTION_TRANSLATED &amp; &quot;_G1_P1&quot;" office:value-type="string" office:string-value="U12_A_G1_P1" calcext:value-type="string">
            <text:p>U12_A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2&quot;" office:value-type="string" office:string-value="U12_A_G2_P2" calcext:value-type="string">
            <text:p>U12_A_G2_P2</text:p>
          </table:table-cell>
          <table:table-cell table:formula="of:=AGE_GROUP_TRANSLATED &amp; &quot;_&quot; &amp;SECTION_TRANSLATED &amp; &quot;_G3_P1&quot;" office:value-type="string" office:string-value="U12_A_G3_P1" calcext:value-type="string">
            <text:p>U12_A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4&quot;" office:value-type="string" office:string-value="U12_A_G4_P4" calcext:value-type="string">
            <text:p>U12_A_G4_P4</text:p>
          </table:table-cell>
          <table:table-cell table:formula="of:=AGE_GROUP_TRANSLATED &amp; &quot;_&quot; &amp;SECTION_TRANSLATED &amp; &quot;_G1_P3&quot;" office:value-type="string" office:string-value="U12_A_G1_P3" calcext:value-type="string">
            <text:p>U12_A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4&quot;" office:value-type="string" office:string-value="U12_A_G2_P4" calcext:value-type="string">
            <text:p>U12_A_G2_P4</text:p>
          </table:table-cell>
          <table:table-cell table:formula="of:=AGE_GROUP_TRANSLATED &amp; &quot;_&quot; &amp;SECTION_TRANSLATED &amp; &quot;_G3_P3&quot;" office:value-type="string" office:string-value="U12_A_G3_P3" calcext:value-type="string">
            <text:p>U12_A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1&quot;" office:value-type="string" office:string-value="U12_A_G4_P1" calcext:value-type="string">
            <text:p>U12_A_G4_P1</text:p>
          </table:table-cell>
          <table:table-cell table:formula="of:=AGE_GROUP_TRANSLATED &amp; &quot;_&quot; &amp;SECTION_TRANSLATED &amp; &quot;_G2_P1&quot;" office:value-type="string" office:string-value="U12_A_G2_P1" calcext:value-type="string">
            <text:p>U12_A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3_P2&quot;" office:value-type="string" office:string-value="U12_A_G3_P2" calcext:value-type="string">
            <text:p>U12_A_G3_P2</text:p>
          </table:table-cell>
          <table:table-cell table:formula="of:=AGE_GROUP_TRANSLATED &amp; &quot;_&quot; &amp;SECTION_TRANSLATED &amp; &quot;_G1_P2&quot;" office:value-type="string" office:string-value="U12_A_G1_P2" calcext:value-type="string">
            <text:p>U12_A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4_P3&quot;" office:value-type="string" office:string-value="U12_A_G4_P3" calcext:value-type="string">
            <text:p>U12_A_G4_P3</text:p>
          </table:table-cell>
          <table:table-cell table:formula="of:=AGE_GROUP_TRANSLATED &amp; &quot;_&quot; &amp;SECTION_TRANSLATED &amp; &quot;_G2_P3&quot;" office:value-type="string" office:string-value="U12_A_G2_P3" calcext:value-type="string">
            <text:p>U12_A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formula="of:=AGE_GROUP_TRANSLATED &amp; &quot;_&quot; &amp;SECTION_TRANSLATED &amp; &quot;_G3_P4&quot;" office:value-type="string" office:string-value="U12_A_G3_P4" calcext:value-type="string">
            <text:p>U12_A_G3_P4</text:p>
          </table:table-cell>
          <table:table-cell table:formula="of:=AGE_GROUP_TRANSLATED &amp; &quot;_&quot; &amp;SECTION_TRANSLATED &amp; &quot;_G1_P4&quot;" office:value-type="string" office:string-value="U12_A_G1_P4" calcext:value-type="string">
            <text:p>U12_A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number-columns-repeated="101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1"/>
          <table:table-cell table:style-name="ce32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 x 6 KO P=3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9" table:default-cell-style-name="ce12"/>
        <table:table-column table:style-name="co23" table:visibility="collapse" table:default-cell-style-name="ce12"/>
        <table:table-column table:style-name="co30" table:visibility="collapse" table:default-cell-style-name="ce12"/>
        <table:table-column table:style-name="co31" table:visibility="collapse" table:default-cell-style-name="ce14"/>
        <table:table-column table:style-name="co32" table:default-cell-style-name="ce14"/>
        <table:table-column table:style-name="co18" table:visibility="collapse" table:number-columns-repeated="2" table:default-cell-style-name="ce14"/>
        <table:table-column table:style-name="co33" table:default-cell-style-name="ce18"/>
        <table:table-column table:style-name="co33" table:default-cell-style-name="ce19"/>
        <table:table-column table:style-name="co3" table:number-columns-repeated="1015" table:default-cell-style-name="Default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30600000" calcext:value-type="float">
            <text:p>306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];TRANSLATED_TEAM_NAMES;['3 x 6 KO P=3'.$E2]+1)" office:value-type="string" office:string-value="1E" calcext:value-type="string">
            <text:p>1E</text:p>
          </table:table-cell>
          <table:table-cell table:style-name="ce16" table:formula="of:=VLOOKUP(['3 x 6 KO P=3'.G2];TRANSLATED_TEAM_NAMES;['3 x 6 KO P=3'.$E2]+1)" office:value-type="string" office:string-value="1F" calcext:value-type="string">
            <text:p>1F</text:p>
          </table:table-cell>
          <table:table-cell table:style-name="ce17" table:formula="of:=IF(MOD([.$C2]; NUM_PITCHES)=0;INDEX(PITCHES;1;NUM_PITCHES);INDEX(PITCHES;1;MOD([.$C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30600000,&quot;duration&quot;:&quot;10m&quot;,&quot;pitch&quot;:&quot;5&quot;,&quot;competition&quot;:{&quot;name&quot;:&quot;U12&quot;, &quot;section&quot;:&quot;A&quot;, &quot;group&quot;:&quot;1&quot;},&quot;tag&quot;:&quot;1&quot;, &quot;homeTeam&quot;:&quot;1E&quot;, &quot;awayTeam&quot;:&quot;1F&quot;}" calcext:value-type="string">
            <text:p>{"__v":0,"day":2,"dateTime":30600000,"duration":"10m","pitch":"5","competition":{"name":"U12", "section":"A", "group":"1"},"tag":"1", "homeTeam":"1E", "awayTeam":"1F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30600000" calcext:value-type="float">
            <text:p>306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3];TRANSLATED_TEAM_NAMES;['3 x 6 KO P=3'.$E3]+1)" office:value-type="string" office:string-value="2E" calcext:value-type="string">
            <text:p>2E</text:p>
          </table:table-cell>
          <table:table-cell table:style-name="ce16" table:formula="of:=VLOOKUP(['3 x 6 KO P=3'.G3];TRANSLATED_TEAM_NAMES;['3 x 6 KO P=3'.$E3]+1)" office:value-type="string" office:string-value="2F" calcext:value-type="string">
            <text:p>2F</text:p>
          </table:table-cell>
          <table:table-cell table:style-name="ce17" table:formula="of:=IF(MOD([.$C3]; NUM_PITCHES)=0;INDEX(PITCHES;1;NUM_PITCHES);INDEX(PITCHES;1;MOD([.$C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30600000,&quot;duration&quot;:&quot;10m&quot;,&quot;pitch&quot;:&quot;6&quot;,&quot;competition&quot;:{&quot;name&quot;:&quot;U12&quot;, &quot;section&quot;:&quot;A&quot;, &quot;group&quot;:&quot;2&quot;},&quot;tag&quot;:&quot;1&quot;, &quot;homeTeam&quot;:&quot;2E&quot;, &quot;awayTeam&quot;:&quot;2F&quot;}" calcext:value-type="string">
            <text:p>{"__v":0,"day":2,"dateTime":30600000,"duration":"10m","pitch":"6","competition":{"name":"U12", "section":"A", "group":"2"},"tag":"1", "homeTeam":"2E", "awayTeam":"2F"}</text:p>
          </table:table-cell>
          <table:table-cell table:number-columns-repeated="1013"/>
        </table:table-row>
        <table:table-row table:style-name="ro1">
          <table:table-cell table:formula="of:=[.B4]" office:value-type="float" office:value="1" calcext:value-type="float">
            <text:p>1</text:p>
          </table:table-cell>
          <table:table-cell table:formula="of:=IF([.$J4]&gt;[.$J3];[.B3];[.B3]+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30600000" calcext:value-type="float">
            <text:p>306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];TRANSLATED_TEAM_NAMES;['3 x 6 KO P=3'.$E4]+1)" office:value-type="string" office:string-value="3E" calcext:value-type="string">
            <text:p>3E</text:p>
          </table:table-cell>
          <table:table-cell table:style-name="ce16" table:formula="of:=VLOOKUP(['3 x 6 KO P=3'.G4];TRANSLATED_TEAM_NAMES;['3 x 6 KO P=3'.$E4]+1)" office:value-type="string" office:string-value="3F" calcext:value-type="string">
            <text:p>3F</text:p>
          </table:table-cell>
          <table:table-cell table:style-name="ce17" table:formula="of:=IF(MOD([.$C4]; NUM_PITCHES)=0;INDEX(PITCHES;1;NUM_PITCHES);INDEX(PITCHES;1;MOD([.$C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30600000,&quot;duration&quot;:&quot;10m&quot;,&quot;pitch&quot;:&quot;7&quot;,&quot;competition&quot;:{&quot;name&quot;:&quot;U12&quot;, &quot;section&quot;:&quot;A&quot;, &quot;group&quot;:&quot;3&quot;},&quot;tag&quot;:&quot;1&quot;, &quot;homeTeam&quot;:&quot;3E&quot;, &quot;awayTeam&quot;:&quot;3F&quot;}" calcext:value-type="string">
            <text:p>{"__v":0,"day":2,"dateTime":30600000,"duration":"10m","pitch":"7","competition":{"name":"U12", "section":"A", "group":"3"},"tag":"1", "homeTeam":"3E", "awayTeam":"3F"}</text:p>
          </table:table-cell>
          <table:table-cell table:number-columns-repeated="1013"/>
        </table:table-row>
        <table:table-row table:style-name="ro1">
          <table:table-cell table:formula="of:=[.B5]" office:value-type="float" office:value="1" calcext:value-type="float">
            <text:p>1</text:p>
          </table:table-cell>
          <table:table-cell table:formula="of:=IF([.$J5]&gt;[.$J4];[.B4];[.B4]+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30600000" calcext:value-type="float">
            <text:p>306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5];TRANSLATED_TEAM_NAMES;['3 x 6 KO P=3'.$E5]+1)" office:value-type="string" office:string-value="1C" calcext:value-type="string">
            <text:p>1C</text:p>
          </table:table-cell>
          <table:table-cell table:style-name="ce16" table:formula="of:=VLOOKUP(['3 x 6 KO P=3'.G5];TRANSLATED_TEAM_NAMES;['3 x 6 KO P=3'.$E5]+1)" office:value-type="string" office:string-value="1D" calcext:value-type="string">
            <text:p>1D</text:p>
          </table:table-cell>
          <table:table-cell table:style-name="ce17" table:formula="of:=IF(MOD([.$C5]; NUM_PITCHES)=0;INDEX(PITCHES;1;NUM_PITCHES);INDEX(PITCHES;1;MOD([.$C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30600000,&quot;duration&quot;:&quot;10m&quot;,&quot;pitch&quot;:&quot;8&quot;,&quot;competition&quot;:{&quot;name&quot;:&quot;U12&quot;, &quot;section&quot;:&quot;A&quot;, &quot;group&quot;:&quot;1&quot;},&quot;tag&quot;:&quot;1&quot;, &quot;homeTeam&quot;:&quot;1C&quot;, &quot;awayTeam&quot;:&quot;1D&quot;}" calcext:value-type="string">
            <text:p>{"__v":0,"day":2,"dateTime":30600000,"duration":"10m","pitch":"8","competition":{"name":"U12", "section":"A", "group":"1"},"tag":"1", "homeTeam":"1C", "awayTeam":"1D"}</text:p>
          </table:table-cell>
          <table:table-cell table:number-columns-repeated="1013"/>
        </table:table-row>
        <table:table-row table:style-name="ro1">
          <table:table-cell table:formula="of:=[.B6]" office:value-type="float" office:value="2" calcext:value-type="float">
            <text:p>2</text:p>
          </table:table-cell>
          <table:table-cell table:formula="of:=IF([.$J6]&gt;[.$J5];[.B5];[.B5]+1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31380000" calcext:value-type="float">
            <text:p>313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6];TRANSLATED_TEAM_NAMES;['3 x 6 KO P=3'.$E6]+1)" office:value-type="string" office:string-value="2C" calcext:value-type="string">
            <text:p>2C</text:p>
          </table:table-cell>
          <table:table-cell table:style-name="ce16" table:formula="of:=VLOOKUP(['3 x 6 KO P=3'.G6];TRANSLATED_TEAM_NAMES;['3 x 6 KO P=3'.$E6]+1)" office:value-type="string" office:string-value="2D" calcext:value-type="string">
            <text:p>2D</text:p>
          </table:table-cell>
          <table:table-cell table:style-name="ce17" table:formula="of:=IF(MOD([.$C6]; NUM_PITCHES)=0;INDEX(PITCHES;1;NUM_PITCHES);INDEX(PITCHES;1;MOD([.$C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31380000,&quot;duration&quot;:&quot;10m&quot;,&quot;pitch&quot;:&quot;5&quot;,&quot;competition&quot;:{&quot;name&quot;:&quot;U12&quot;, &quot;section&quot;:&quot;A&quot;, &quot;group&quot;:&quot;2&quot;},&quot;tag&quot;:&quot;2&quot;, &quot;homeTeam&quot;:&quot;2C&quot;, &quot;awayTeam&quot;:&quot;2D&quot;}" calcext:value-type="string">
            <text:p>{"__v":0,"day":2,"dateTime":31380000,"duration":"10m","pitch":"5","competition":{"name":"U12", "section":"A", "group":"2"},"tag":"2", "homeTeam":"2C", "awayTeam":"2D"}</text:p>
          </table:table-cell>
          <table:table-cell table:number-columns-repeated="1013"/>
        </table:table-row>
        <table:table-row table:style-name="ro1">
          <table:table-cell table:formula="of:=[.B7]" office:value-type="float" office:value="2" calcext:value-type="float">
            <text:p>2</text:p>
          </table:table-cell>
          <table:table-cell table:formula="of:=IF([.$J7]&gt;[.$J6];[.B6];[.B6]+1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31380000" calcext:value-type="float">
            <text:p>313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7];TRANSLATED_TEAM_NAMES;['3 x 6 KO P=3'.$E7]+1)" office:value-type="string" office:string-value="3C" calcext:value-type="string">
            <text:p>3C</text:p>
          </table:table-cell>
          <table:table-cell table:style-name="ce16" table:formula="of:=VLOOKUP(['3 x 6 KO P=3'.G7];TRANSLATED_TEAM_NAMES;['3 x 6 KO P=3'.$E7]+1)" office:value-type="string" office:string-value="3D" calcext:value-type="string">
            <text:p>3D</text:p>
          </table:table-cell>
          <table:table-cell table:style-name="ce17" table:formula="of:=IF(MOD([.$C7]; NUM_PITCHES)=0;INDEX(PITCHES;1;NUM_PITCHES);INDEX(PITCHES;1;MOD([.$C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31380000,&quot;duration&quot;:&quot;10m&quot;,&quot;pitch&quot;:&quot;6&quot;,&quot;competition&quot;:{&quot;name&quot;:&quot;U12&quot;, &quot;section&quot;:&quot;A&quot;, &quot;group&quot;:&quot;3&quot;},&quot;tag&quot;:&quot;2&quot;, &quot;homeTeam&quot;:&quot;3C&quot;, &quot;awayTeam&quot;:&quot;3D&quot;}" calcext:value-type="string">
            <text:p>{"__v":0,"day":2,"dateTime":31380000,"duration":"10m","pitch":"6","competition":{"name":"U12", "section":"A", "group":"3"},"tag":"2", "homeTeam":"3C", "awayTeam":"3D"}</text:p>
          </table:table-cell>
          <table:table-cell table:number-columns-repeated="1013"/>
        </table:table-row>
        <table:table-row table:style-name="ro1">
          <table:table-cell table:formula="of:=[.B8]" office:value-type="float" office:value="2" calcext:value-type="float">
            <text:p>2</text:p>
          </table:table-cell>
          <table:table-cell table:formula="of:=IF([.$J8]&gt;[.$J7];[.B7];[.B7]+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31380000" calcext:value-type="float">
            <text:p>313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8];TRANSLATED_TEAM_NAMES;['3 x 6 KO P=3'.$E8]+1)" office:value-type="string" office:string-value="1A" calcext:value-type="string">
            <text:p>1A</text:p>
          </table:table-cell>
          <table:table-cell table:style-name="ce16" table:formula="of:=VLOOKUP(['3 x 6 KO P=3'.G8];TRANSLATED_TEAM_NAMES;['3 x 6 KO P=3'.$E8]+1)" office:value-type="string" office:string-value="1B" calcext:value-type="string">
            <text:p>1B</text:p>
          </table:table-cell>
          <table:table-cell table:style-name="ce17" table:formula="of:=IF(MOD([.$C8]; NUM_PITCHES)=0;INDEX(PITCHES;1;NUM_PITCHES);INDEX(PITCHES;1;MOD([.$C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31380000,&quot;duration&quot;:&quot;10m&quot;,&quot;pitch&quot;:&quot;7&quot;,&quot;competition&quot;:{&quot;name&quot;:&quot;U12&quot;, &quot;section&quot;:&quot;A&quot;, &quot;group&quot;:&quot;1&quot;},&quot;tag&quot;:&quot;2&quot;, &quot;homeTeam&quot;:&quot;1A&quot;, &quot;awayTeam&quot;:&quot;1B&quot;}" calcext:value-type="string">
            <text:p>{"__v":0,"day":2,"dateTime":31380000,"duration":"10m","pitch":"7","competition":{"name":"U12", "section":"A", "group":"1"},"tag":"2", "homeTeam":"1A", "awayTeam":"1B"}</text:p>
          </table:table-cell>
          <table:table-cell table:number-columns-repeated="1013"/>
        </table:table-row>
        <table:table-row table:style-name="ro1">
          <table:table-cell table:formula="of:=[.B9]" office:value-type="float" office:value="2" calcext:value-type="float">
            <text:p>2</text:p>
          </table:table-cell>
          <table:table-cell table:formula="of:=IF([.$J9]&gt;[.$J8];[.B8];[.B8]+1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31380000" calcext:value-type="float">
            <text:p>313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9];TRANSLATED_TEAM_NAMES;['3 x 6 KO P=3'.$E9]+1)" office:value-type="string" office:string-value="2A" calcext:value-type="string">
            <text:p>2A</text:p>
          </table:table-cell>
          <table:table-cell table:style-name="ce16" table:formula="of:=VLOOKUP(['3 x 6 KO P=3'.G9];TRANSLATED_TEAM_NAMES;['3 x 6 KO P=3'.$E9]+1)" office:value-type="string" office:string-value="2B" calcext:value-type="string">
            <text:p>2B</text:p>
          </table:table-cell>
          <table:table-cell table:style-name="ce17" table:formula="of:=IF(MOD([.$C9]; NUM_PITCHES)=0;INDEX(PITCHES;1;NUM_PITCHES);INDEX(PITCHES;1;MOD([.$C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31380000,&quot;duration&quot;:&quot;10m&quot;,&quot;pitch&quot;:&quot;8&quot;,&quot;competition&quot;:{&quot;name&quot;:&quot;U12&quot;, &quot;section&quot;:&quot;A&quot;, &quot;group&quot;:&quot;2&quot;},&quot;tag&quot;:&quot;2&quot;, &quot;homeTeam&quot;:&quot;2A&quot;, &quot;awayTeam&quot;:&quot;2B&quot;}" calcext:value-type="string">
            <text:p>{"__v":0,"day":2,"dateTime":31380000,"duration":"10m","pitch":"8","competition":{"name":"U12", "section":"A", "group":"2"},"tag":"2", "homeTeam":"2A", "awayTeam":"2B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3" calcext:value-type="float">
            <text:p>3</text:p>
          </table:table-cell>
          <table:table-cell table:formula="of:=IF([.$J10]&gt;[.$J9];[.B9];[.B9]+1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32160000" calcext:value-type="float">
            <text:p>321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10];TRANSLATED_TEAM_NAMES;['3 x 6 KO P=3'.$E10]+1)" office:value-type="string" office:string-value="3A" calcext:value-type="string">
            <text:p>3A</text:p>
          </table:table-cell>
          <table:table-cell table:style-name="ce16" table:formula="of:=VLOOKUP(['3 x 6 KO P=3'.G10];TRANSLATED_TEAM_NAMES;['3 x 6 KO P=3'.$E10]+1)" office:value-type="string" office:string-value="3B" calcext:value-type="string">
            <text:p>3B</text:p>
          </table:table-cell>
          <table:table-cell table:style-name="ce17" table:formula="of:=IF(MOD([.$C10]; NUM_PITCHES)=0;INDEX(PITCHES;1;NUM_PITCHES);INDEX(PITCHES;1;MOD([.$C1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32160000,&quot;duration&quot;:&quot;10m&quot;,&quot;pitch&quot;:&quot;5&quot;,&quot;competition&quot;:{&quot;name&quot;:&quot;U12&quot;, &quot;section&quot;:&quot;A&quot;, &quot;group&quot;:&quot;3&quot;},&quot;tag&quot;:&quot;3&quot;, &quot;homeTeam&quot;:&quot;3A&quot;, &quot;awayTeam&quot;:&quot;3B&quot;}" calcext:value-type="string">
            <text:p>{"__v":0,"day":2,"dateTime":32160000,"duration":"10m","pitch":"5","competition":{"name":"U12", "section":"A", "group":"3"},"tag":"3", "homeTeam":"3A", "awayTeam":"3B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3" calcext:value-type="float">
            <text:p>3</text:p>
          </table:table-cell>
          <table:table-cell table:formula="of:=IF([.$J11]&gt;[.$J10];[.B10];[.B10]+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32160000" calcext:value-type="float">
            <text:p>321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1];TRANSLATED_TEAM_NAMES;['3 x 6 KO P=3'.$E11]+1)" office:value-type="string" office:string-value="1D" calcext:value-type="string">
            <text:p>1D</text:p>
          </table:table-cell>
          <table:table-cell table:style-name="ce16" table:formula="of:=VLOOKUP(['3 x 6 KO P=3'.G11];TRANSLATED_TEAM_NAMES;['3 x 6 KO P=3'.$E11]+1)" office:value-type="string" office:string-value="1E" calcext:value-type="string">
            <text:p>1E</text:p>
          </table:table-cell>
          <table:table-cell table:style-name="ce17" table:formula="of:=IF(MOD([.$C11]; NUM_PITCHES)=0;INDEX(PITCHES;1;NUM_PITCHES);INDEX(PITCHES;1;MOD([.$C1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32160000,&quot;duration&quot;:&quot;10m&quot;,&quot;pitch&quot;:&quot;6&quot;,&quot;competition&quot;:{&quot;name&quot;:&quot;U12&quot;, &quot;section&quot;:&quot;A&quot;, &quot;group&quot;:&quot;1&quot;},&quot;tag&quot;:&quot;3&quot;, &quot;homeTeam&quot;:&quot;1D&quot;, &quot;awayTeam&quot;:&quot;1E&quot;}" calcext:value-type="string">
            <text:p>{"__v":0,"day":2,"dateTime":32160000,"duration":"10m","pitch":"6","competition":{"name":"U12", "section":"A", "group":"1"},"tag":"3", "homeTeam":"1D", "awayTeam":"1E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3" calcext:value-type="float">
            <text:p>3</text:p>
          </table:table-cell>
          <table:table-cell table:formula="of:=IF([.$J12]&gt;[.$J11];[.B11];[.B11]+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32160000" calcext:value-type="float">
            <text:p>321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2];TRANSLATED_TEAM_NAMES;['3 x 6 KO P=3'.$E12]+1)" office:value-type="string" office:string-value="2D" calcext:value-type="string">
            <text:p>2D</text:p>
          </table:table-cell>
          <table:table-cell table:style-name="ce16" table:formula="of:=VLOOKUP(['3 x 6 KO P=3'.G12];TRANSLATED_TEAM_NAMES;['3 x 6 KO P=3'.$E12]+1)" office:value-type="string" office:string-value="2E" calcext:value-type="string">
            <text:p>2E</text:p>
          </table:table-cell>
          <table:table-cell table:style-name="ce17" table:formula="of:=IF(MOD([.$C12]; NUM_PITCHES)=0;INDEX(PITCHES;1;NUM_PITCHES);INDEX(PITCHES;1;MOD([.$C1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32160000,&quot;duration&quot;:&quot;10m&quot;,&quot;pitch&quot;:&quot;7&quot;,&quot;competition&quot;:{&quot;name&quot;:&quot;U12&quot;, &quot;section&quot;:&quot;A&quot;, &quot;group&quot;:&quot;2&quot;},&quot;tag&quot;:&quot;3&quot;, &quot;homeTeam&quot;:&quot;2D&quot;, &quot;awayTeam&quot;:&quot;2E&quot;}" calcext:value-type="string">
            <text:p>{"__v":0,"day":2,"dateTime":32160000,"duration":"10m","pitch":"7","competition":{"name":"U12", "section":"A", "group":"2"},"tag":"3", "homeTeam":"2D", "awayTeam":"2E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3" calcext:value-type="float">
            <text:p>3</text:p>
          </table:table-cell>
          <table:table-cell table:formula="of:=IF([.$J13]&gt;[.$J12];[.B12];[.B12]+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32160000" calcext:value-type="float">
            <text:p>321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3];TRANSLATED_TEAM_NAMES;['3 x 6 KO P=3'.$E13]+1)" office:value-type="string" office:string-value="3D" calcext:value-type="string">
            <text:p>3D</text:p>
          </table:table-cell>
          <table:table-cell table:style-name="ce16" table:formula="of:=VLOOKUP(['3 x 6 KO P=3'.G13];TRANSLATED_TEAM_NAMES;['3 x 6 KO P=3'.$E13]+1)" office:value-type="string" office:string-value="3E" calcext:value-type="string">
            <text:p>3E</text:p>
          </table:table-cell>
          <table:table-cell table:style-name="ce17" table:formula="of:=IF(MOD([.$C13]; NUM_PITCHES)=0;INDEX(PITCHES;1;NUM_PITCHES);INDEX(PITCHES;1;MOD([.$C1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32160000,&quot;duration&quot;:&quot;10m&quot;,&quot;pitch&quot;:&quot;8&quot;,&quot;competition&quot;:{&quot;name&quot;:&quot;U12&quot;, &quot;section&quot;:&quot;A&quot;, &quot;group&quot;:&quot;3&quot;},&quot;tag&quot;:&quot;3&quot;, &quot;homeTeam&quot;:&quot;3D&quot;, &quot;awayTeam&quot;:&quot;3E&quot;}" calcext:value-type="string">
            <text:p>{"__v":0,"day":2,"dateTime":32160000,"duration":"10m","pitch":"8","competition":{"name":"U12", "section":"A", "group":"3"},"tag":"3", "homeTeam":"3D", "awayTeam":"3E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4" calcext:value-type="float">
            <text:p>4</text:p>
          </table:table-cell>
          <table:table-cell table:formula="of:=IF([.$J14]&gt;[.$J13];[.B13];[.B13]+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32940000" calcext:value-type="float">
            <text:p>329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4];TRANSLATED_TEAM_NAMES;['3 x 6 KO P=3'.$E14]+1)" office:value-type="string" office:string-value="1F" calcext:value-type="string">
            <text:p>1F</text:p>
          </table:table-cell>
          <table:table-cell table:style-name="ce16" table:formula="of:=VLOOKUP(['3 x 6 KO P=3'.G14];TRANSLATED_TEAM_NAMES;['3 x 6 KO P=3'.$E14]+1)" office:value-type="string" office:string-value="1A" calcext:value-type="string">
            <text:p>1A</text:p>
          </table:table-cell>
          <table:table-cell table:style-name="ce17" table:formula="of:=IF(MOD([.$C14]; NUM_PITCHES)=0;INDEX(PITCHES;1;NUM_PITCHES);INDEX(PITCHES;1;MOD([.$C1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32940000,&quot;duration&quot;:&quot;10m&quot;,&quot;pitch&quot;:&quot;5&quot;,&quot;competition&quot;:{&quot;name&quot;:&quot;U12&quot;, &quot;section&quot;:&quot;A&quot;, &quot;group&quot;:&quot;1&quot;},&quot;tag&quot;:&quot;4&quot;, &quot;homeTeam&quot;:&quot;1F&quot;, &quot;awayTeam&quot;:&quot;1A&quot;}" calcext:value-type="string">
            <text:p>{"__v":0,"day":2,"dateTime":32940000,"duration":"10m","pitch":"5","competition":{"name":"U12", "section":"A", "group":"1"},"tag":"4", "homeTeam":"1F", "awayTeam":"1A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4" calcext:value-type="float">
            <text:p>4</text:p>
          </table:table-cell>
          <table:table-cell table:formula="of:=IF([.$J15]&gt;[.$J14];[.B14];[.B14]+1)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32940000" calcext:value-type="float">
            <text:p>329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5];TRANSLATED_TEAM_NAMES;['3 x 6 KO P=3'.$E15]+1)" office:value-type="string" office:string-value="2F" calcext:value-type="string">
            <text:p>2F</text:p>
          </table:table-cell>
          <table:table-cell table:style-name="ce16" table:formula="of:=VLOOKUP(['3 x 6 KO P=3'.G15];TRANSLATED_TEAM_NAMES;['3 x 6 KO P=3'.$E15]+1)" office:value-type="string" office:string-value="2A" calcext:value-type="string">
            <text:p>2A</text:p>
          </table:table-cell>
          <table:table-cell table:style-name="ce17" table:formula="of:=IF(MOD([.$C15]; NUM_PITCHES)=0;INDEX(PITCHES;1;NUM_PITCHES);INDEX(PITCHES;1;MOD([.$C1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32940000,&quot;duration&quot;:&quot;10m&quot;,&quot;pitch&quot;:&quot;6&quot;,&quot;competition&quot;:{&quot;name&quot;:&quot;U12&quot;, &quot;section&quot;:&quot;A&quot;, &quot;group&quot;:&quot;2&quot;},&quot;tag&quot;:&quot;4&quot;, &quot;homeTeam&quot;:&quot;2F&quot;, &quot;awayTeam&quot;:&quot;2A&quot;}" calcext:value-type="string">
            <text:p>{"__v":0,"day":2,"dateTime":32940000,"duration":"10m","pitch":"6","competition":{"name":"U12", "section":"A", "group":"2"},"tag":"4", "homeTeam":"2F", "awayTeam":"2A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table:formula="of:=IF([.$J16]&gt;[.$J15];[.B15];[.B15]+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32940000" calcext:value-type="float">
            <text:p>329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6];TRANSLATED_TEAM_NAMES;['3 x 6 KO P=3'.$E16]+1)" office:value-type="string" office:string-value="3F" calcext:value-type="string">
            <text:p>3F</text:p>
          </table:table-cell>
          <table:table-cell table:style-name="ce16" table:formula="of:=VLOOKUP(['3 x 6 KO P=3'.G16];TRANSLATED_TEAM_NAMES;['3 x 6 KO P=3'.$E16]+1)" office:value-type="string" office:string-value="3A" calcext:value-type="string">
            <text:p>3A</text:p>
          </table:table-cell>
          <table:table-cell table:style-name="ce17" table:formula="of:=IF(MOD([.$C16]; NUM_PITCHES)=0;INDEX(PITCHES;1;NUM_PITCHES);INDEX(PITCHES;1;MOD([.$C1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32940000,&quot;duration&quot;:&quot;10m&quot;,&quot;pitch&quot;:&quot;7&quot;,&quot;competition&quot;:{&quot;name&quot;:&quot;U12&quot;, &quot;section&quot;:&quot;A&quot;, &quot;group&quot;:&quot;3&quot;},&quot;tag&quot;:&quot;4&quot;, &quot;homeTeam&quot;:&quot;3F&quot;, &quot;awayTeam&quot;:&quot;3A&quot;}" calcext:value-type="string">
            <text:p>{"__v":0,"day":2,"dateTime":32940000,"duration":"10m","pitch":"7","competition":{"name":"U12", "section":"A", "group":"3"},"tag":"4", "homeTeam":"3F", "awayTeam":"3A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4" calcext:value-type="float">
            <text:p>4</text:p>
          </table:table-cell>
          <table:table-cell table:formula="of:=IF([.$J17]&gt;[.$J16];[.B16];[.B16]+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32940000" calcext:value-type="float">
            <text:p>329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7];TRANSLATED_TEAM_NAMES;['3 x 6 KO P=3'.$E17]+1)" office:value-type="string" office:string-value="1B" calcext:value-type="string">
            <text:p>1B</text:p>
          </table:table-cell>
          <table:table-cell table:style-name="ce16" table:formula="of:=VLOOKUP(['3 x 6 KO P=3'.G17];TRANSLATED_TEAM_NAMES;['3 x 6 KO P=3'.$E17]+1)" office:value-type="string" office:string-value="1C" calcext:value-type="string">
            <text:p>1C</text:p>
          </table:table-cell>
          <table:table-cell table:style-name="ce17" table:formula="of:=IF(MOD([.$C17]; NUM_PITCHES)=0;INDEX(PITCHES;1;NUM_PITCHES);INDEX(PITCHES;1;MOD([.$C1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32940000,&quot;duration&quot;:&quot;10m&quot;,&quot;pitch&quot;:&quot;8&quot;,&quot;competition&quot;:{&quot;name&quot;:&quot;U12&quot;, &quot;section&quot;:&quot;A&quot;, &quot;group&quot;:&quot;1&quot;},&quot;tag&quot;:&quot;4&quot;, &quot;homeTeam&quot;:&quot;1B&quot;, &quot;awayTeam&quot;:&quot;1C&quot;}" calcext:value-type="string">
            <text:p>{"__v":0,"day":2,"dateTime":32940000,"duration":"10m","pitch":"8","competition":{"name":"U12", "section":"A", "group":"1"},"tag":"4", "homeTeam":"1B", "awayTeam":"1C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5" calcext:value-type="float">
            <text:p>5</text:p>
          </table:table-cell>
          <table:table-cell table:formula="of:=IF([.$J18]&gt;[.$J17];[.B17];[.B17]+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33720000" calcext:value-type="float">
            <text:p>337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8];TRANSLATED_TEAM_NAMES;['3 x 6 KO P=3'.$E18]+1)" office:value-type="string" office:string-value="2B" calcext:value-type="string">
            <text:p>2B</text:p>
          </table:table-cell>
          <table:table-cell table:style-name="ce16" table:formula="of:=VLOOKUP(['3 x 6 KO P=3'.G18];TRANSLATED_TEAM_NAMES;['3 x 6 KO P=3'.$E18]+1)" office:value-type="string" office:string-value="2C" calcext:value-type="string">
            <text:p>2C</text:p>
          </table:table-cell>
          <table:table-cell table:style-name="ce17" table:formula="of:=IF(MOD([.$C18]; NUM_PITCHES)=0;INDEX(PITCHES;1;NUM_PITCHES);INDEX(PITCHES;1;MOD([.$C1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33720000,&quot;duration&quot;:&quot;10m&quot;,&quot;pitch&quot;:&quot;5&quot;,&quot;competition&quot;:{&quot;name&quot;:&quot;U12&quot;, &quot;section&quot;:&quot;A&quot;, &quot;group&quot;:&quot;2&quot;},&quot;tag&quot;:&quot;5&quot;, &quot;homeTeam&quot;:&quot;2B&quot;, &quot;awayTeam&quot;:&quot;2C&quot;}" calcext:value-type="string">
            <text:p>{"__v":0,"day":2,"dateTime":33720000,"duration":"10m","pitch":"5","competition":{"name":"U12", "section":"A", "group":"2"},"tag":"5", "homeTeam":"2B", "awayTeam":"2C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5" calcext:value-type="float">
            <text:p>5</text:p>
          </table:table-cell>
          <table:table-cell table:formula="of:=IF([.$J19]&gt;[.$J18];[.B18];[.B18]+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33720000" calcext:value-type="float">
            <text:p>337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9];TRANSLATED_TEAM_NAMES;['3 x 6 KO P=3'.$E19]+1)" office:value-type="string" office:string-value="3B" calcext:value-type="string">
            <text:p>3B</text:p>
          </table:table-cell>
          <table:table-cell table:style-name="ce16" table:formula="of:=VLOOKUP(['3 x 6 KO P=3'.G19];TRANSLATED_TEAM_NAMES;['3 x 6 KO P=3'.$E19]+1)" office:value-type="string" office:string-value="3C" calcext:value-type="string">
            <text:p>3C</text:p>
          </table:table-cell>
          <table:table-cell table:style-name="ce17" table:formula="of:=IF(MOD([.$C19]; NUM_PITCHES)=0;INDEX(PITCHES;1;NUM_PITCHES);INDEX(PITCHES;1;MOD([.$C1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33720000,&quot;duration&quot;:&quot;10m&quot;,&quot;pitch&quot;:&quot;6&quot;,&quot;competition&quot;:{&quot;name&quot;:&quot;U12&quot;, &quot;section&quot;:&quot;A&quot;, &quot;group&quot;:&quot;3&quot;},&quot;tag&quot;:&quot;5&quot;, &quot;homeTeam&quot;:&quot;3B&quot;, &quot;awayTeam&quot;:&quot;3C&quot;}" calcext:value-type="string">
            <text:p>{"__v":0,"day":2,"dateTime":33720000,"duration":"10m","pitch":"6","competition":{"name":"U12", "section":"A", "group":"3"},"tag":"5", "homeTeam":"3B", "awayTeam":"3C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5" calcext:value-type="float">
            <text:p>5</text:p>
          </table:table-cell>
          <table:table-cell table:formula="of:=IF([.$J20]&gt;[.$J19];[.B19];[.B19]+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33720000" calcext:value-type="float">
            <text:p>337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0];TRANSLATED_TEAM_NAMES;['3 x 6 KO P=3'.$E20]+1)" office:value-type="string" office:string-value="1D" calcext:value-type="string">
            <text:p>1D</text:p>
          </table:table-cell>
          <table:table-cell table:style-name="ce16" table:formula="of:=VLOOKUP(['3 x 6 KO P=3'.G20];TRANSLATED_TEAM_NAMES;['3 x 6 KO P=3'.$E20]+1)" office:value-type="string" office:string-value="1F" calcext:value-type="string">
            <text:p>1F</text:p>
          </table:table-cell>
          <table:table-cell table:style-name="ce17" table:formula="of:=IF(MOD([.$C20]; NUM_PITCHES)=0;INDEX(PITCHES;1;NUM_PITCHES);INDEX(PITCHES;1;MOD([.$C2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33720000,&quot;duration&quot;:&quot;10m&quot;,&quot;pitch&quot;:&quot;7&quot;,&quot;competition&quot;:{&quot;name&quot;:&quot;U12&quot;, &quot;section&quot;:&quot;A&quot;, &quot;group&quot;:&quot;1&quot;},&quot;tag&quot;:&quot;5&quot;, &quot;homeTeam&quot;:&quot;1D&quot;, &quot;awayTeam&quot;:&quot;1F&quot;}" calcext:value-type="string">
            <text:p>{"__v":0,"day":2,"dateTime":33720000,"duration":"10m","pitch":"7","competition":{"name":"U12", "section":"A", "group":"1"},"tag":"5", "homeTeam":"1D", "awayTeam":"1F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5" calcext:value-type="float">
            <text:p>5</text:p>
          </table:table-cell>
          <table:table-cell table:formula="of:=IF([.$J21]&gt;[.$J20];[.B20];[.B20]+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33720000" calcext:value-type="float">
            <text:p>337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1];TRANSLATED_TEAM_NAMES;['3 x 6 KO P=3'.$E21]+1)" office:value-type="string" office:string-value="2D" calcext:value-type="string">
            <text:p>2D</text:p>
          </table:table-cell>
          <table:table-cell table:style-name="ce16" table:formula="of:=VLOOKUP(['3 x 6 KO P=3'.G21];TRANSLATED_TEAM_NAMES;['3 x 6 KO P=3'.$E21]+1)" office:value-type="string" office:string-value="2F" calcext:value-type="string">
            <text:p>2F</text:p>
          </table:table-cell>
          <table:table-cell table:style-name="ce17" table:formula="of:=IF(MOD([.$C21]; NUM_PITCHES)=0;INDEX(PITCHES;1;NUM_PITCHES);INDEX(PITCHES;1;MOD([.$C2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33720000,&quot;duration&quot;:&quot;10m&quot;,&quot;pitch&quot;:&quot;8&quot;,&quot;competition&quot;:{&quot;name&quot;:&quot;U12&quot;, &quot;section&quot;:&quot;A&quot;, &quot;group&quot;:&quot;2&quot;},&quot;tag&quot;:&quot;5&quot;, &quot;homeTeam&quot;:&quot;2D&quot;, &quot;awayTeam&quot;:&quot;2F&quot;}" calcext:value-type="string">
            <text:p>{"__v":0,"day":2,"dateTime":33720000,"duration":"10m","pitch":"8","competition":{"name":"U12", "section":"A", "group":"2"},"tag":"5", "homeTeam":"2D", "awayTeam":"2F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6" calcext:value-type="float">
            <text:p>6</text:p>
          </table:table-cell>
          <table:table-cell table:formula="of:=IF([.$J22]&gt;[.$J21];[.B21];[.B21]+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34500000" calcext:value-type="float">
            <text:p>345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2];TRANSLATED_TEAM_NAMES;['3 x 6 KO P=3'.$E22]+1)" office:value-type="string" office:string-value="3D" calcext:value-type="string">
            <text:p>3D</text:p>
          </table:table-cell>
          <table:table-cell table:style-name="ce16" table:formula="of:=VLOOKUP(['3 x 6 KO P=3'.G22];TRANSLATED_TEAM_NAMES;['3 x 6 KO P=3'.$E22]+1)" office:value-type="string" office:string-value="3F" calcext:value-type="string">
            <text:p>3F</text:p>
          </table:table-cell>
          <table:table-cell table:style-name="ce17" table:formula="of:=IF(MOD([.$C22]; NUM_PITCHES)=0;INDEX(PITCHES;1;NUM_PITCHES);INDEX(PITCHES;1;MOD([.$C2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34500000,&quot;duration&quot;:&quot;10m&quot;,&quot;pitch&quot;:&quot;5&quot;,&quot;competition&quot;:{&quot;name&quot;:&quot;U12&quot;, &quot;section&quot;:&quot;A&quot;, &quot;group&quot;:&quot;3&quot;},&quot;tag&quot;:&quot;6&quot;, &quot;homeTeam&quot;:&quot;3D&quot;, &quot;awayTeam&quot;:&quot;3F&quot;}" calcext:value-type="string">
            <text:p>{"__v":0,"day":2,"dateTime":34500000,"duration":"10m","pitch":"5","competition":{"name":"U12", "section":"A", "group":"3"},"tag":"6", "homeTeam":"3D", "awayTeam":"3F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6" calcext:value-type="float">
            <text:p>6</text:p>
          </table:table-cell>
          <table:table-cell table:formula="of:=IF([.$J23]&gt;[.$J22];[.B22];[.B22]+1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34500000" calcext:value-type="float">
            <text:p>345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3];TRANSLATED_TEAM_NAMES;['3 x 6 KO P=3'.$E23]+1)" office:value-type="string" office:string-value="1E" calcext:value-type="string">
            <text:p>1E</text:p>
          </table:table-cell>
          <table:table-cell table:style-name="ce16" table:formula="of:=VLOOKUP(['3 x 6 KO P=3'.G23];TRANSLATED_TEAM_NAMES;['3 x 6 KO P=3'.$E23]+1)" office:value-type="string" office:string-value="1B" calcext:value-type="string">
            <text:p>1B</text:p>
          </table:table-cell>
          <table:table-cell table:style-name="ce17" table:formula="of:=IF(MOD([.$C23]; NUM_PITCHES)=0;INDEX(PITCHES;1;NUM_PITCHES);INDEX(PITCHES;1;MOD([.$C2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34500000,&quot;duration&quot;:&quot;10m&quot;,&quot;pitch&quot;:&quot;6&quot;,&quot;competition&quot;:{&quot;name&quot;:&quot;U12&quot;, &quot;section&quot;:&quot;A&quot;, &quot;group&quot;:&quot;1&quot;},&quot;tag&quot;:&quot;6&quot;, &quot;homeTeam&quot;:&quot;1E&quot;, &quot;awayTeam&quot;:&quot;1B&quot;}" calcext:value-type="string">
            <text:p>{"__v":0,"day":2,"dateTime":34500000,"duration":"10m","pitch":"6","competition":{"name":"U12", "section":"A", "group":"1"},"tag":"6", "homeTeam":"1E", "awayTeam":"1B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6" calcext:value-type="float">
            <text:p>6</text:p>
          </table:table-cell>
          <table:table-cell table:formula="of:=IF([.$J24]&gt;[.$J23];[.B23];[.B23]+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34500000" calcext:value-type="float">
            <text:p>345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4];TRANSLATED_TEAM_NAMES;['3 x 6 KO P=3'.$E24]+1)" office:value-type="string" office:string-value="2E" calcext:value-type="string">
            <text:p>2E</text:p>
          </table:table-cell>
          <table:table-cell table:style-name="ce16" table:formula="of:=VLOOKUP(['3 x 6 KO P=3'.G24];TRANSLATED_TEAM_NAMES;['3 x 6 KO P=3'.$E24]+1)" office:value-type="string" office:string-value="2B" calcext:value-type="string">
            <text:p>2B</text:p>
          </table:table-cell>
          <table:table-cell table:style-name="ce17" table:formula="of:=IF(MOD([.$C24]; NUM_PITCHES)=0;INDEX(PITCHES;1;NUM_PITCHES);INDEX(PITCHES;1;MOD([.$C2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34500000,&quot;duration&quot;:&quot;10m&quot;,&quot;pitch&quot;:&quot;7&quot;,&quot;competition&quot;:{&quot;name&quot;:&quot;U12&quot;, &quot;section&quot;:&quot;A&quot;, &quot;group&quot;:&quot;2&quot;},&quot;tag&quot;:&quot;6&quot;, &quot;homeTeam&quot;:&quot;2E&quot;, &quot;awayTeam&quot;:&quot;2B&quot;}" calcext:value-type="string">
            <text:p>{"__v":0,"day":2,"dateTime":34500000,"duration":"10m","pitch":"7","competition":{"name":"U12", "section":"A", "group":"2"},"tag":"6", "homeTeam":"2E", "awayTeam":"2B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6" calcext:value-type="float">
            <text:p>6</text:p>
          </table:table-cell>
          <table:table-cell table:formula="of:=IF([.$J25]&gt;[.$J24];[.B24];[.B24]+1)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34500000" calcext:value-type="float">
            <text:p>345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5];TRANSLATED_TEAM_NAMES;['3 x 6 KO P=3'.$E25]+1)" office:value-type="string" office:string-value="3E" calcext:value-type="string">
            <text:p>3E</text:p>
          </table:table-cell>
          <table:table-cell table:style-name="ce16" table:formula="of:=VLOOKUP(['3 x 6 KO P=3'.G25];TRANSLATED_TEAM_NAMES;['3 x 6 KO P=3'.$E25]+1)" office:value-type="string" office:string-value="3B" calcext:value-type="string">
            <text:p>3B</text:p>
          </table:table-cell>
          <table:table-cell table:style-name="ce17" table:formula="of:=IF(MOD([.$C25]; NUM_PITCHES)=0;INDEX(PITCHES;1;NUM_PITCHES);INDEX(PITCHES;1;MOD([.$C2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34500000,&quot;duration&quot;:&quot;10m&quot;,&quot;pitch&quot;:&quot;8&quot;,&quot;competition&quot;:{&quot;name&quot;:&quot;U12&quot;, &quot;section&quot;:&quot;A&quot;, &quot;group&quot;:&quot;3&quot;},&quot;tag&quot;:&quot;6&quot;, &quot;homeTeam&quot;:&quot;3E&quot;, &quot;awayTeam&quot;:&quot;3B&quot;}" calcext:value-type="string">
            <text:p>{"__v":0,"day":2,"dateTime":34500000,"duration":"10m","pitch":"8","competition":{"name":"U12", "section":"A", "group":"3"},"tag":"6", "homeTeam":"3E", "awayTeam":"3B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7" calcext:value-type="float">
            <text:p>7</text:p>
          </table:table-cell>
          <table:table-cell table:formula="of:=IF([.$J26]&gt;[.$J25];[.B25];[.B25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35280000" calcext:value-type="float">
            <text:p>352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6];TRANSLATED_TEAM_NAMES;['3 x 6 KO P=3'.$E26]+1)" office:value-type="string" office:string-value="1A" calcext:value-type="string">
            <text:p>1A</text:p>
          </table:table-cell>
          <table:table-cell table:style-name="ce16" table:formula="of:=VLOOKUP(['3 x 6 KO P=3'.G26];TRANSLATED_TEAM_NAMES;['3 x 6 KO P=3'.$E26]+1)" office:value-type="string" office:string-value="1C" calcext:value-type="string">
            <text:p>1C</text:p>
          </table:table-cell>
          <table:table-cell table:style-name="ce17" table:formula="of:=IF(MOD([.$C26]; NUM_PITCHES)=0;INDEX(PITCHES;1;NUM_PITCHES);INDEX(PITCHES;1;MOD([.$C2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35280000,&quot;duration&quot;:&quot;10m&quot;,&quot;pitch&quot;:&quot;5&quot;,&quot;competition&quot;:{&quot;name&quot;:&quot;U12&quot;, &quot;section&quot;:&quot;A&quot;, &quot;group&quot;:&quot;1&quot;},&quot;tag&quot;:&quot;7&quot;, &quot;homeTeam&quot;:&quot;1A&quot;, &quot;awayTeam&quot;:&quot;1C&quot;}" calcext:value-type="string">
            <text:p>{"__v":0,"day":2,"dateTime":35280000,"duration":"10m","pitch":"5","competition":{"name":"U12", "section":"A", "group":"1"},"tag":"7", "homeTeam":"1A", "awayTeam":"1C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7" calcext:value-type="float">
            <text:p>7</text:p>
          </table:table-cell>
          <table:table-cell table:formula="of:=IF([.$J27]&gt;[.$J26];[.B26];[.B26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35280000" calcext:value-type="float">
            <text:p>352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7];TRANSLATED_TEAM_NAMES;['3 x 6 KO P=3'.$E27]+1)" office:value-type="string" office:string-value="2A" calcext:value-type="string">
            <text:p>2A</text:p>
          </table:table-cell>
          <table:table-cell table:style-name="ce16" table:formula="of:=VLOOKUP(['3 x 6 KO P=3'.G27];TRANSLATED_TEAM_NAMES;['3 x 6 KO P=3'.$E27]+1)" office:value-type="string" office:string-value="2C" calcext:value-type="string">
            <text:p>2C</text:p>
          </table:table-cell>
          <table:table-cell table:style-name="ce17" table:formula="of:=IF(MOD([.$C27]; NUM_PITCHES)=0;INDEX(PITCHES;1;NUM_PITCHES);INDEX(PITCHES;1;MOD([.$C2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35280000,&quot;duration&quot;:&quot;10m&quot;,&quot;pitch&quot;:&quot;6&quot;,&quot;competition&quot;:{&quot;name&quot;:&quot;U12&quot;, &quot;section&quot;:&quot;A&quot;, &quot;group&quot;:&quot;2&quot;},&quot;tag&quot;:&quot;7&quot;, &quot;homeTeam&quot;:&quot;2A&quot;, &quot;awayTeam&quot;:&quot;2C&quot;}" calcext:value-type="string">
            <text:p>{"__v":0,"day":2,"dateTime":35280000,"duration":"10m","pitch":"6","competition":{"name":"U12", "section":"A", "group":"2"},"tag":"7", "homeTeam":"2A", "awayTeam":"2C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7" calcext:value-type="float">
            <text:p>7</text:p>
          </table:table-cell>
          <table:table-cell table:formula="of:=IF([.$J28]&gt;[.$J27];[.B27];[.B27]+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35280000" calcext:value-type="float">
            <text:p>352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8];TRANSLATED_TEAM_NAMES;['3 x 6 KO P=3'.$E28]+1)" office:value-type="string" office:string-value="3A" calcext:value-type="string">
            <text:p>3A</text:p>
          </table:table-cell>
          <table:table-cell table:style-name="ce16" table:formula="of:=VLOOKUP(['3 x 6 KO P=3'.G28];TRANSLATED_TEAM_NAMES;['3 x 6 KO P=3'.$E28]+1)" office:value-type="string" office:string-value="3C" calcext:value-type="string">
            <text:p>3C</text:p>
          </table:table-cell>
          <table:table-cell table:style-name="ce17" table:formula="of:=IF(MOD([.$C28]; NUM_PITCHES)=0;INDEX(PITCHES;1;NUM_PITCHES);INDEX(PITCHES;1;MOD([.$C2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35280000,&quot;duration&quot;:&quot;10m&quot;,&quot;pitch&quot;:&quot;7&quot;,&quot;competition&quot;:{&quot;name&quot;:&quot;U12&quot;, &quot;section&quot;:&quot;A&quot;, &quot;group&quot;:&quot;3&quot;},&quot;tag&quot;:&quot;7&quot;, &quot;homeTeam&quot;:&quot;3A&quot;, &quot;awayTeam&quot;:&quot;3C&quot;}" calcext:value-type="string">
            <text:p>{"__v":0,"day":2,"dateTime":35280000,"duration":"10m","pitch":"7","competition":{"name":"U12", "section":"A", "group":"3"},"tag":"7", "homeTeam":"3A", "awayTeam":"3C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7" calcext:value-type="float">
            <text:p>7</text:p>
          </table:table-cell>
          <table:table-cell table:formula="of:=IF([.$J29]&gt;[.$J28];[.B28];[.B28]+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35280000" calcext:value-type="float">
            <text:p>352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9];TRANSLATED_TEAM_NAMES;['3 x 6 KO P=3'.$E29]+1)" office:value-type="string" office:string-value="1F" calcext:value-type="string">
            <text:p>1F</text:p>
          </table:table-cell>
          <table:table-cell table:style-name="ce16" table:formula="of:=VLOOKUP(['3 x 6 KO P=3'.G29];TRANSLATED_TEAM_NAMES;['3 x 6 KO P=3'.$E29]+1)" office:value-type="string" office:string-value="1B" calcext:value-type="string">
            <text:p>1B</text:p>
          </table:table-cell>
          <table:table-cell table:style-name="ce17" table:formula="of:=IF(MOD([.$C29]; NUM_PITCHES)=0;INDEX(PITCHES;1;NUM_PITCHES);INDEX(PITCHES;1;MOD([.$C29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35280000,&quot;duration&quot;:&quot;10m&quot;,&quot;pitch&quot;:&quot;8&quot;,&quot;competition&quot;:{&quot;name&quot;:&quot;U12&quot;, &quot;section&quot;:&quot;A&quot;, &quot;group&quot;:&quot;1&quot;},&quot;tag&quot;:&quot;7&quot;, &quot;homeTeam&quot;:&quot;1F&quot;, &quot;awayTeam&quot;:&quot;1B&quot;}" calcext:value-type="string">
            <text:p>{"__v":0,"day":2,"dateTime":35280000,"duration":"10m","pitch":"8","competition":{"name":"U12", "section":"A", "group":"1"},"tag":"7", "homeTeam":"1F", "awayTeam":"1B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8" calcext:value-type="float">
            <text:p>8</text:p>
          </table:table-cell>
          <table:table-cell table:formula="of:=IF([.$J30]&gt;[.$J29];[.B29];[.B29]+1)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36060000" calcext:value-type="float">
            <text:p>360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0];TRANSLATED_TEAM_NAMES;['3 x 6 KO P=3'.$E30]+1)" office:value-type="string" office:string-value="2F" calcext:value-type="string">
            <text:p>2F</text:p>
          </table:table-cell>
          <table:table-cell table:style-name="ce16" table:formula="of:=VLOOKUP(['3 x 6 KO P=3'.G30];TRANSLATED_TEAM_NAMES;['3 x 6 KO P=3'.$E30]+1)" office:value-type="string" office:string-value="2B" calcext:value-type="string">
            <text:p>2B</text:p>
          </table:table-cell>
          <table:table-cell table:style-name="ce17" table:formula="of:=IF(MOD([.$C30]; NUM_PITCHES)=0;INDEX(PITCHES;1;NUM_PITCHES);INDEX(PITCHES;1;MOD([.$C30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36060000,&quot;duration&quot;:&quot;10m&quot;,&quot;pitch&quot;:&quot;5&quot;,&quot;competition&quot;:{&quot;name&quot;:&quot;U12&quot;, &quot;section&quot;:&quot;A&quot;, &quot;group&quot;:&quot;2&quot;},&quot;tag&quot;:&quot;8&quot;, &quot;homeTeam&quot;:&quot;2F&quot;, &quot;awayTeam&quot;:&quot;2B&quot;}" calcext:value-type="string">
            <text:p>{"__v":0,"day":2,"dateTime":36060000,"duration":"10m","pitch":"5","competition":{"name":"U12", "section":"A", "group":"2"},"tag":"8", "homeTeam":"2F", "awayTeam":"2B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8" calcext:value-type="float">
            <text:p>8</text:p>
          </table:table-cell>
          <table:table-cell table:formula="of:=IF([.$J31]&gt;[.$J30];[.B30];[.B30]+1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36060000" calcext:value-type="float">
            <text:p>360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1];TRANSLATED_TEAM_NAMES;['3 x 6 KO P=3'.$E31]+1)" office:value-type="string" office:string-value="3F" calcext:value-type="string">
            <text:p>3F</text:p>
          </table:table-cell>
          <table:table-cell table:style-name="ce16" table:formula="of:=VLOOKUP(['3 x 6 KO P=3'.G31];TRANSLATED_TEAM_NAMES;['3 x 6 KO P=3'.$E31]+1)" office:value-type="string" office:string-value="3B" calcext:value-type="string">
            <text:p>3B</text:p>
          </table:table-cell>
          <table:table-cell table:style-name="ce17" table:formula="of:=IF(MOD([.$C31]; NUM_PITCHES)=0;INDEX(PITCHES;1;NUM_PITCHES);INDEX(PITCHES;1;MOD([.$C31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36060000,&quot;duration&quot;:&quot;10m&quot;,&quot;pitch&quot;:&quot;6&quot;,&quot;competition&quot;:{&quot;name&quot;:&quot;U12&quot;, &quot;section&quot;:&quot;A&quot;, &quot;group&quot;:&quot;3&quot;},&quot;tag&quot;:&quot;8&quot;, &quot;homeTeam&quot;:&quot;3F&quot;, &quot;awayTeam&quot;:&quot;3B&quot;}" calcext:value-type="string">
            <text:p>{"__v":0,"day":2,"dateTime":36060000,"duration":"10m","pitch":"6","competition":{"name":"U12", "section":"A", "group":"3"},"tag":"8", "homeTeam":"3F", "awayTeam":"3B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8" calcext:value-type="float">
            <text:p>8</text:p>
          </table:table-cell>
          <table:table-cell table:formula="of:=IF([.$J32]&gt;[.$J31];[.B31];[.B31]+1)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36060000" calcext:value-type="float">
            <text:p>360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2];TRANSLATED_TEAM_NAMES;['3 x 6 KO P=3'.$E32]+1)" office:value-type="string" office:string-value="1D" calcext:value-type="string">
            <text:p>1D</text:p>
          </table:table-cell>
          <table:table-cell table:style-name="ce16" table:formula="of:=VLOOKUP(['3 x 6 KO P=3'.G32];TRANSLATED_TEAM_NAMES;['3 x 6 KO P=3'.$E32]+1)" office:value-type="string" office:string-value="1A" calcext:value-type="string">
            <text:p>1A</text:p>
          </table:table-cell>
          <table:table-cell table:style-name="ce17" table:formula="of:=IF(MOD([.$C32]; NUM_PITCHES)=0;INDEX(PITCHES;1;NUM_PITCHES);INDEX(PITCHES;1;MOD([.$C32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36060000,&quot;duration&quot;:&quot;10m&quot;,&quot;pitch&quot;:&quot;7&quot;,&quot;competition&quot;:{&quot;name&quot;:&quot;U12&quot;, &quot;section&quot;:&quot;A&quot;, &quot;group&quot;:&quot;1&quot;},&quot;tag&quot;:&quot;8&quot;, &quot;homeTeam&quot;:&quot;1D&quot;, &quot;awayTeam&quot;:&quot;1A&quot;}" calcext:value-type="string">
            <text:p>{"__v":0,"day":2,"dateTime":36060000,"duration":"10m","pitch":"7","competition":{"name":"U12", "section":"A", "group":"1"},"tag":"8", "homeTeam":"1D", "awayTeam":"1A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8" calcext:value-type="float">
            <text:p>8</text:p>
          </table:table-cell>
          <table:table-cell table:formula="of:=IF([.$J33]&gt;[.$J32];[.B32];[.B32]+1)"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36060000" calcext:value-type="float">
            <text:p>360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3];TRANSLATED_TEAM_NAMES;['3 x 6 KO P=3'.$E33]+1)" office:value-type="string" office:string-value="2D" calcext:value-type="string">
            <text:p>2D</text:p>
          </table:table-cell>
          <table:table-cell table:style-name="ce16" table:formula="of:=VLOOKUP(['3 x 6 KO P=3'.G33];TRANSLATED_TEAM_NAMES;['3 x 6 KO P=3'.$E33]+1)" office:value-type="string" office:string-value="2A" calcext:value-type="string">
            <text:p>2A</text:p>
          </table:table-cell>
          <table:table-cell table:style-name="ce17" table:formula="of:=IF(MOD([.$C33]; NUM_PITCHES)=0;INDEX(PITCHES;1;NUM_PITCHES);INDEX(PITCHES;1;MOD([.$C33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36060000,&quot;duration&quot;:&quot;10m&quot;,&quot;pitch&quot;:&quot;8&quot;,&quot;competition&quot;:{&quot;name&quot;:&quot;U12&quot;, &quot;section&quot;:&quot;A&quot;, &quot;group&quot;:&quot;2&quot;},&quot;tag&quot;:&quot;8&quot;, &quot;homeTeam&quot;:&quot;2D&quot;, &quot;awayTeam&quot;:&quot;2A&quot;}" calcext:value-type="string">
            <text:p>{"__v":0,"day":2,"dateTime":36060000,"duration":"10m","pitch":"8","competition":{"name":"U12", "section":"A", "group":"2"},"tag":"8", "homeTeam":"2D", "awayTeam":"2A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9" calcext:value-type="float">
            <text:p>9</text:p>
          </table:table-cell>
          <table:table-cell table:formula="of:=IF([.$J34]&gt;[.$J33];[.B33];[.B33]+1)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36840000" calcext:value-type="float">
            <text:p>368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4];TRANSLATED_TEAM_NAMES;['3 x 6 KO P=3'.$E34]+1)" office:value-type="string" office:string-value="3D" calcext:value-type="string">
            <text:p>3D</text:p>
          </table:table-cell>
          <table:table-cell table:style-name="ce16" table:formula="of:=VLOOKUP(['3 x 6 KO P=3'.G34];TRANSLATED_TEAM_NAMES;['3 x 6 KO P=3'.$E34]+1)" office:value-type="string" office:string-value="3A" calcext:value-type="string">
            <text:p>3A</text:p>
          </table:table-cell>
          <table:table-cell table:style-name="ce17" table:formula="of:=IF(MOD([.$C34]; NUM_PITCHES)=0;INDEX(PITCHES;1;NUM_PITCHES);INDEX(PITCHES;1;MOD([.$C34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36840000,&quot;duration&quot;:&quot;10m&quot;,&quot;pitch&quot;:&quot;5&quot;,&quot;competition&quot;:{&quot;name&quot;:&quot;U12&quot;, &quot;section&quot;:&quot;A&quot;, &quot;group&quot;:&quot;3&quot;},&quot;tag&quot;:&quot;9&quot;, &quot;homeTeam&quot;:&quot;3D&quot;, &quot;awayTeam&quot;:&quot;3A&quot;}" calcext:value-type="string">
            <text:p>{"__v":0,"day":2,"dateTime":36840000,"duration":"10m","pitch":"5","competition":{"name":"U12", "section":"A", "group":"3"},"tag":"9", "homeTeam":"3D", "awayTeam":"3A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9" calcext:value-type="float">
            <text:p>9</text:p>
          </table:table-cell>
          <table:table-cell table:formula="of:=IF([.$J35]&gt;[.$J34];[.B34];[.B34]+1)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36840000" calcext:value-type="float">
            <text:p>368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5];TRANSLATED_TEAM_NAMES;['3 x 6 KO P=3'.$E35]+1)" office:value-type="string" office:string-value="1C" calcext:value-type="string">
            <text:p>1C</text:p>
          </table:table-cell>
          <table:table-cell table:style-name="ce16" table:formula="of:=VLOOKUP(['3 x 6 KO P=3'.G35];TRANSLATED_TEAM_NAMES;['3 x 6 KO P=3'.$E35]+1)" office:value-type="string" office:string-value="1E" calcext:value-type="string">
            <text:p>1E</text:p>
          </table:table-cell>
          <table:table-cell table:style-name="ce17" table:formula="of:=IF(MOD([.$C35]; NUM_PITCHES)=0;INDEX(PITCHES;1;NUM_PITCHES);INDEX(PITCHES;1;MOD([.$C35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36840000,&quot;duration&quot;:&quot;10m&quot;,&quot;pitch&quot;:&quot;6&quot;,&quot;competition&quot;:{&quot;name&quot;:&quot;U12&quot;, &quot;section&quot;:&quot;A&quot;, &quot;group&quot;:&quot;1&quot;},&quot;tag&quot;:&quot;9&quot;, &quot;homeTeam&quot;:&quot;1C&quot;, &quot;awayTeam&quot;:&quot;1E&quot;}" calcext:value-type="string">
            <text:p>{"__v":0,"day":2,"dateTime":36840000,"duration":"10m","pitch":"6","competition":{"name":"U12", "section":"A", "group":"1"},"tag":"9", "homeTeam":"1C", "awayTeam":"1E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9" calcext:value-type="float">
            <text:p>9</text:p>
          </table:table-cell>
          <table:table-cell table:formula="of:=IF([.$J36]&gt;[.$J35];[.B35];[.B35]+1)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36840000" calcext:value-type="float">
            <text:p>368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6];TRANSLATED_TEAM_NAMES;['3 x 6 KO P=3'.$E36]+1)" office:value-type="string" office:string-value="2C" calcext:value-type="string">
            <text:p>2C</text:p>
          </table:table-cell>
          <table:table-cell table:style-name="ce16" table:formula="of:=VLOOKUP(['3 x 6 KO P=3'.G36];TRANSLATED_TEAM_NAMES;['3 x 6 KO P=3'.$E36]+1)" office:value-type="string" office:string-value="2E" calcext:value-type="string">
            <text:p>2E</text:p>
          </table:table-cell>
          <table:table-cell table:style-name="ce17" table:formula="of:=IF(MOD([.$C36]; NUM_PITCHES)=0;INDEX(PITCHES;1;NUM_PITCHES);INDEX(PITCHES;1;MOD([.$C36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36840000,&quot;duration&quot;:&quot;10m&quot;,&quot;pitch&quot;:&quot;7&quot;,&quot;competition&quot;:{&quot;name&quot;:&quot;U12&quot;, &quot;section&quot;:&quot;A&quot;, &quot;group&quot;:&quot;2&quot;},&quot;tag&quot;:&quot;9&quot;, &quot;homeTeam&quot;:&quot;2C&quot;, &quot;awayTeam&quot;:&quot;2E&quot;}" calcext:value-type="string">
            <text:p>{"__v":0,"day":2,"dateTime":36840000,"duration":"10m","pitch":"7","competition":{"name":"U12", "section":"A", "group":"2"},"tag":"9", "homeTeam":"2C", "awayTeam":"2E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9" calcext:value-type="float">
            <text:p>9</text:p>
          </table:table-cell>
          <table:table-cell table:formula="of:=IF([.$J37]&gt;[.$J36];[.B36];[.B36]+1)"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36840000" calcext:value-type="float">
            <text:p>368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7];TRANSLATED_TEAM_NAMES;['3 x 6 KO P=3'.$E37]+1)" office:value-type="string" office:string-value="3C" calcext:value-type="string">
            <text:p>3C</text:p>
          </table:table-cell>
          <table:table-cell table:style-name="ce16" table:formula="of:=VLOOKUP(['3 x 6 KO P=3'.G37];TRANSLATED_TEAM_NAMES;['3 x 6 KO P=3'.$E37]+1)" office:value-type="string" office:string-value="3E" calcext:value-type="string">
            <text:p>3E</text:p>
          </table:table-cell>
          <table:table-cell table:style-name="ce17" table:formula="of:=IF(MOD([.$C37]; NUM_PITCHES)=0;INDEX(PITCHES;1;NUM_PITCHES);INDEX(PITCHES;1;MOD([.$C37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36840000,&quot;duration&quot;:&quot;10m&quot;,&quot;pitch&quot;:&quot;8&quot;,&quot;competition&quot;:{&quot;name&quot;:&quot;U12&quot;, &quot;section&quot;:&quot;A&quot;, &quot;group&quot;:&quot;3&quot;},&quot;tag&quot;:&quot;9&quot;, &quot;homeTeam&quot;:&quot;3C&quot;, &quot;awayTeam&quot;:&quot;3E&quot;}" calcext:value-type="string">
            <text:p>{"__v":0,"day":2,"dateTime":36840000,"duration":"10m","pitch":"8","competition":{"name":"U12", "section":"A", "group":"3"},"tag":"9", "homeTeam":"3C", "awayTeam":"3E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0" calcext:value-type="float">
            <text:p>10</text:p>
          </table:table-cell>
          <table:table-cell table:formula="of:=IF([.$J38]&gt;[.$J37];[.B37];[.B37]+1)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37620000" calcext:value-type="float">
            <text:p>376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8];TRANSLATED_TEAM_NAMES;['3 x 6 KO P=3'.$E38]+1)" office:value-type="string" office:string-value="1B" calcext:value-type="string">
            <text:p>1B</text:p>
          </table:table-cell>
          <table:table-cell table:style-name="ce16" table:formula="of:=VLOOKUP(['3 x 6 KO P=3'.G38];TRANSLATED_TEAM_NAMES;['3 x 6 KO P=3'.$E38]+1)" office:value-type="string" office:string-value="1D" calcext:value-type="string">
            <text:p>1D</text:p>
          </table:table-cell>
          <table:table-cell table:style-name="ce17" table:formula="of:=IF(MOD([.$C38]; NUM_PITCHES)=0;INDEX(PITCHES;1;NUM_PITCHES);INDEX(PITCHES;1;MOD([.$C38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37620000,&quot;duration&quot;:&quot;10m&quot;,&quot;pitch&quot;:&quot;5&quot;,&quot;competition&quot;:{&quot;name&quot;:&quot;U12&quot;, &quot;section&quot;:&quot;A&quot;, &quot;group&quot;:&quot;1&quot;},&quot;tag&quot;:&quot;10&quot;, &quot;homeTeam&quot;:&quot;1B&quot;, &quot;awayTeam&quot;:&quot;1D&quot;}" calcext:value-type="string">
            <text:p>{"__v":0,"day":2,"dateTime":37620000,"duration":"10m","pitch":"5","competition":{"name":"U12", "section":"A", "group":"1"},"tag":"10", "homeTeam":"1B", "awayTeam":"1D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0" calcext:value-type="float">
            <text:p>10</text:p>
          </table:table-cell>
          <table:table-cell table:formula="of:=IF([.$J39]&gt;[.$J38];[.B38];[.B38]+1)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37620000" calcext:value-type="float">
            <text:p>376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9];TRANSLATED_TEAM_NAMES;['3 x 6 KO P=3'.$E39]+1)" office:value-type="string" office:string-value="2B" calcext:value-type="string">
            <text:p>2B</text:p>
          </table:table-cell>
          <table:table-cell table:style-name="ce16" table:formula="of:=VLOOKUP(['3 x 6 KO P=3'.G39];TRANSLATED_TEAM_NAMES;['3 x 6 KO P=3'.$E39]+1)" office:value-type="string" office:string-value="2D" calcext:value-type="string">
            <text:p>2D</text:p>
          </table:table-cell>
          <table:table-cell table:style-name="ce17" table:formula="of:=IF(MOD([.$C39]; NUM_PITCHES)=0;INDEX(PITCHES;1;NUM_PITCHES);INDEX(PITCHES;1;MOD([.$C39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37620000,&quot;duration&quot;:&quot;10m&quot;,&quot;pitch&quot;:&quot;6&quot;,&quot;competition&quot;:{&quot;name&quot;:&quot;U12&quot;, &quot;section&quot;:&quot;A&quot;, &quot;group&quot;:&quot;2&quot;},&quot;tag&quot;:&quot;10&quot;, &quot;homeTeam&quot;:&quot;2B&quot;, &quot;awayTeam&quot;:&quot;2D&quot;}" calcext:value-type="string">
            <text:p>{"__v":0,"day":2,"dateTime":37620000,"duration":"10m","pitch":"6","competition":{"name":"U12", "section":"A", "group":"2"},"tag":"10", "homeTeam":"2B", "awayTeam":"2D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10" calcext:value-type="float">
            <text:p>10</text:p>
          </table:table-cell>
          <table:table-cell table:formula="of:=IF([.$J40]&gt;[.$J39];[.B39];[.B39]+1)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37620000" calcext:value-type="float">
            <text:p>376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40];TRANSLATED_TEAM_NAMES;['3 x 6 KO P=3'.$E40]+1)" office:value-type="string" office:string-value="3B" calcext:value-type="string">
            <text:p>3B</text:p>
          </table:table-cell>
          <table:table-cell table:style-name="ce16" table:formula="of:=VLOOKUP(['3 x 6 KO P=3'.G40];TRANSLATED_TEAM_NAMES;['3 x 6 KO P=3'.$E40]+1)" office:value-type="string" office:string-value="3D" calcext:value-type="string">
            <text:p>3D</text:p>
          </table:table-cell>
          <table:table-cell table:style-name="ce17" table:formula="of:=IF(MOD([.$C40]; NUM_PITCHES)=0;INDEX(PITCHES;1;NUM_PITCHES);INDEX(PITCHES;1;MOD([.$C40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37620000,&quot;duration&quot;:&quot;10m&quot;,&quot;pitch&quot;:&quot;7&quot;,&quot;competition&quot;:{&quot;name&quot;:&quot;U12&quot;, &quot;section&quot;:&quot;A&quot;, &quot;group&quot;:&quot;3&quot;},&quot;tag&quot;:&quot;10&quot;, &quot;homeTeam&quot;:&quot;3B&quot;, &quot;awayTeam&quot;:&quot;3D&quot;}" calcext:value-type="string">
            <text:p>{"__v":0,"day":2,"dateTime":37620000,"duration":"10m","pitch":"7","competition":{"name":"U12", "section":"A", "group":"3"},"tag":"10", "homeTeam":"3B", "awayTeam":"3D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10" calcext:value-type="float">
            <text:p>10</text:p>
          </table:table-cell>
          <table:table-cell table:formula="of:=IF([.$J41]&gt;[.$J40];[.B40];[.B40]+1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37620000" calcext:value-type="float">
            <text:p>376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1];TRANSLATED_TEAM_NAMES;['3 x 6 KO P=3'.$E41]+1)" office:value-type="string" office:string-value="1C" calcext:value-type="string">
            <text:p>1C</text:p>
          </table:table-cell>
          <table:table-cell table:style-name="ce16" table:formula="of:=VLOOKUP(['3 x 6 KO P=3'.G41];TRANSLATED_TEAM_NAMES;['3 x 6 KO P=3'.$E41]+1)" office:value-type="string" office:string-value="1F" calcext:value-type="string">
            <text:p>1F</text:p>
          </table:table-cell>
          <table:table-cell table:style-name="ce17" table:formula="of:=IF(MOD([.$C41]; NUM_PITCHES)=0;INDEX(PITCHES;1;NUM_PITCHES);INDEX(PITCHES;1;MOD([.$C4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37620000,&quot;duration&quot;:&quot;10m&quot;,&quot;pitch&quot;:&quot;8&quot;,&quot;competition&quot;:{&quot;name&quot;:&quot;U12&quot;, &quot;section&quot;:&quot;A&quot;, &quot;group&quot;:&quot;1&quot;},&quot;tag&quot;:&quot;10&quot;, &quot;homeTeam&quot;:&quot;1C&quot;, &quot;awayTeam&quot;:&quot;1F&quot;}" calcext:value-type="string">
            <text:p>{"__v":0,"day":2,"dateTime":37620000,"duration":"10m","pitch":"8","competition":{"name":"U12", "section":"A", "group":"1"},"tag":"10", "homeTeam":"1C", "awayTeam":"1F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11" calcext:value-type="float">
            <text:p>11</text:p>
          </table:table-cell>
          <table:table-cell table:formula="of:=IF([.$J42]&gt;[.$J41];[.B41];[.B41]+1)"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38400000" calcext:value-type="float">
            <text:p>384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2];TRANSLATED_TEAM_NAMES;['3 x 6 KO P=3'.$E42]+1)" office:value-type="string" office:string-value="2C" calcext:value-type="string">
            <text:p>2C</text:p>
          </table:table-cell>
          <table:table-cell table:style-name="ce16" table:formula="of:=VLOOKUP(['3 x 6 KO P=3'.G42];TRANSLATED_TEAM_NAMES;['3 x 6 KO P=3'.$E42]+1)" office:value-type="string" office:string-value="2F" calcext:value-type="string">
            <text:p>2F</text:p>
          </table:table-cell>
          <table:table-cell table:style-name="ce17" table:formula="of:=IF(MOD([.$C42]; NUM_PITCHES)=0;INDEX(PITCHES;1;NUM_PITCHES);INDEX(PITCHES;1;MOD([.$C4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38400000,&quot;duration&quot;:&quot;10m&quot;,&quot;pitch&quot;:&quot;5&quot;,&quot;competition&quot;:{&quot;name&quot;:&quot;U12&quot;, &quot;section&quot;:&quot;A&quot;, &quot;group&quot;:&quot;2&quot;},&quot;tag&quot;:&quot;11&quot;, &quot;homeTeam&quot;:&quot;2C&quot;, &quot;awayTeam&quot;:&quot;2F&quot;}" calcext:value-type="string">
            <text:p>{"__v":0,"day":2,"dateTime":38400000,"duration":"10m","pitch":"5","competition":{"name":"U12", "section":"A", "group":"2"},"tag":"11", "homeTeam":"2C", "awayTeam":"2F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11" calcext:value-type="float">
            <text:p>11</text:p>
          </table:table-cell>
          <table:table-cell table:formula="of:=IF([.$J43]&gt;[.$J42];[.B42];[.B42]+1)"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38400000" calcext:value-type="float">
            <text:p>384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3];TRANSLATED_TEAM_NAMES;['3 x 6 KO P=3'.$E43]+1)" office:value-type="string" office:string-value="3C" calcext:value-type="string">
            <text:p>3C</text:p>
          </table:table-cell>
          <table:table-cell table:style-name="ce16" table:formula="of:=VLOOKUP(['3 x 6 KO P=3'.G43];TRANSLATED_TEAM_NAMES;['3 x 6 KO P=3'.$E43]+1)" office:value-type="string" office:string-value="3F" calcext:value-type="string">
            <text:p>3F</text:p>
          </table:table-cell>
          <table:table-cell table:style-name="ce17" table:formula="of:=IF(MOD([.$C43]; NUM_PITCHES)=0;INDEX(PITCHES;1;NUM_PITCHES);INDEX(PITCHES;1;MOD([.$C43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38400000,&quot;duration&quot;:&quot;10m&quot;,&quot;pitch&quot;:&quot;6&quot;,&quot;competition&quot;:{&quot;name&quot;:&quot;U12&quot;, &quot;section&quot;:&quot;A&quot;, &quot;group&quot;:&quot;3&quot;},&quot;tag&quot;:&quot;11&quot;, &quot;homeTeam&quot;:&quot;3C&quot;, &quot;awayTeam&quot;:&quot;3F&quot;}" calcext:value-type="string">
            <text:p>{"__v":0,"day":2,"dateTime":38400000,"duration":"10m","pitch":"6","competition":{"name":"U12", "section":"A", "group":"3"},"tag":"11", "homeTeam":"3C", "awayTeam":"3F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11" calcext:value-type="float">
            <text:p>11</text:p>
          </table:table-cell>
          <table:table-cell table:formula="of:=IF([.$J44]&gt;[.$J43];[.B43];[.B43]+1)"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38400000" calcext:value-type="float">
            <text:p>384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4];TRANSLATED_TEAM_NAMES;['3 x 6 KO P=3'.$E44]+1)" office:value-type="string" office:string-value="1E" calcext:value-type="string">
            <text:p>1E</text:p>
          </table:table-cell>
          <table:table-cell table:style-name="ce16" table:formula="of:=VLOOKUP(['3 x 6 KO P=3'.G44];TRANSLATED_TEAM_NAMES;['3 x 6 KO P=3'.$E44]+1)" office:value-type="string" office:string-value="1A" calcext:value-type="string">
            <text:p>1A</text:p>
          </table:table-cell>
          <table:table-cell table:style-name="ce17" table:formula="of:=IF(MOD([.$C44]; NUM_PITCHES)=0;INDEX(PITCHES;1;NUM_PITCHES);INDEX(PITCHES;1;MOD([.$C44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38400000,&quot;duration&quot;:&quot;10m&quot;,&quot;pitch&quot;:&quot;7&quot;,&quot;competition&quot;:{&quot;name&quot;:&quot;U12&quot;, &quot;section&quot;:&quot;A&quot;, &quot;group&quot;:&quot;1&quot;},&quot;tag&quot;:&quot;11&quot;, &quot;homeTeam&quot;:&quot;1E&quot;, &quot;awayTeam&quot;:&quot;1A&quot;}" calcext:value-type="string">
            <text:p>{"__v":0,"day":2,"dateTime":38400000,"duration":"10m","pitch":"7","competition":{"name":"U12", "section":"A", "group":"1"},"tag":"11", "homeTeam":"1E", "awayTeam":"1A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11" calcext:value-type="float">
            <text:p>11</text:p>
          </table:table-cell>
          <table:table-cell table:formula="of:=IF([.$J45]&gt;[.$J44];[.B44];[.B44]+1)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38400000" calcext:value-type="float">
            <text:p>384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5];TRANSLATED_TEAM_NAMES;['3 x 6 KO P=3'.$E45]+1)" office:value-type="string" office:string-value="2E" calcext:value-type="string">
            <text:p>2E</text:p>
          </table:table-cell>
          <table:table-cell table:style-name="ce16" table:formula="of:=VLOOKUP(['3 x 6 KO P=3'.G45];TRANSLATED_TEAM_NAMES;['3 x 6 KO P=3'.$E45]+1)" office:value-type="string" office:string-value="2A" calcext:value-type="string">
            <text:p>2A</text:p>
          </table:table-cell>
          <table:table-cell table:style-name="ce17" table:formula="of:=IF(MOD([.$C45]; NUM_PITCHES)=0;INDEX(PITCHES;1;NUM_PITCHES);INDEX(PITCHES;1;MOD([.$C45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38400000,&quot;duration&quot;:&quot;10m&quot;,&quot;pitch&quot;:&quot;8&quot;,&quot;competition&quot;:{&quot;name&quot;:&quot;U12&quot;, &quot;section&quot;:&quot;A&quot;, &quot;group&quot;:&quot;2&quot;},&quot;tag&quot;:&quot;11&quot;, &quot;homeTeam&quot;:&quot;2E&quot;, &quot;awayTeam&quot;:&quot;2A&quot;}" calcext:value-type="string">
            <text:p>{"__v":0,"day":2,"dateTime":38400000,"duration":"10m","pitch":"8","competition":{"name":"U12", "section":"A", "group":"2"},"tag":"11", "homeTeam":"2E", "awayTeam":"2A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12" calcext:value-type="float">
            <text:p>12</text:p>
          </table:table-cell>
          <table:table-cell table:formula="of:=IF([.$J46]&gt;[.$J45];[.B45];[.B45]+1)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39180000" calcext:value-type="float">
            <text:p>391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6];TRANSLATED_TEAM_NAMES;['3 x 6 KO P=3'.$E46]+1)" office:value-type="string" office:string-value="3E" calcext:value-type="string">
            <text:p>3E</text:p>
          </table:table-cell>
          <table:table-cell table:style-name="ce16" table:formula="of:=VLOOKUP(['3 x 6 KO P=3'.G46];TRANSLATED_TEAM_NAMES;['3 x 6 KO P=3'.$E46]+1)" office:value-type="string" office:string-value="3A" calcext:value-type="string">
            <text:p>3A</text:p>
          </table:table-cell>
          <table:table-cell table:style-name="ce17" table:formula="of:=IF(MOD([.$C46]; NUM_PITCHES)=0;INDEX(PITCHES;1;NUM_PITCHES);INDEX(PITCHES;1;MOD([.$C46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39180000,&quot;duration&quot;:&quot;10m&quot;,&quot;pitch&quot;:&quot;5&quot;,&quot;competition&quot;:{&quot;name&quot;:&quot;U12&quot;, &quot;section&quot;:&quot;A&quot;, &quot;group&quot;:&quot;3&quot;},&quot;tag&quot;:&quot;12&quot;, &quot;homeTeam&quot;:&quot;3E&quot;, &quot;awayTeam&quot;:&quot;3A&quot;}" calcext:value-type="string">
            <text:p>{"__v":0,"day":2,"dateTime":39180000,"duration":"10m","pitch":"5","competition":{"name":"U12", "section":"A", "group":"3"},"tag":"12", "homeTeam":"3E", "awayTeam":"3A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 + SECTION_GAP_MS" office:value-type="float" office:value="39780000" calcext:value-type="float">
            <text:p>39780000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G1_P1&quot;" office:value-type="string" office:string-value="U12_A_G1_P1" calcext:value-type="string">
            <text:p>U12_A_G1_P1</text:p>
          </table:table-cell>
          <table:table-cell/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Best 3<text:span text:style-name="T1">rd</text:span> Place</text:p>
          </table:table-cell>
          <table:table-cell table:style-name="ce17" table:formula="of:=IF(MOD([.$C47]; NUM_PITCHES)=0;INDEX(PITCHES;1;NUM_PITCHES);INDEX(PITCHES;1;MOD([.$C47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39780000,&quot;duration&quot;:&quot;10m&quot;,&quot;pitch&quot;:&quot;6&quot;,&quot;competition&quot;:{&quot;name&quot;:&quot;U12&quot;, &quot;section&quot;:&quot;A&quot;},&quot;tag&quot;:&quot;QF1&quot;, &quot;homeTeam&quot;:&quot;Winner Group 1&quot;, &quot;awayTeam&quot;:&quot;Best 3rd Place&quot;, &quot;homeTeamFrom&quot;:&quot;U12_A_G1_P1&quot;, &quot;awayTeamFrom&quot;:&quot;&quot;, &quot;stage2Tag&quot;:&quot;U12_A_QF1&quot;}" calcext:value-type="string">
            <text:p>{"__v":0,"day":2,"dateTime":39780000,"duration":"10m","pitch":"6","competition":{"name":"U12", "section":"A"},"tag":"QF1", "homeTeam":"Winner Group 1", "awayTeam":"Best 3rd Place", "homeTeamFrom":"U12_A_G1_P1", "awayTeamFrom":"", "stage2Tag":"U12_A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48]&gt;[.$J47];[.B47];[.B47]+1)"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 + SECTION_GAP_MS" office:value-type="float" office:value="39780000" calcext:value-type="float">
            <text:p>39780000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G2_P1&quot;" office:value-type="string" office:string-value="U12_A_G2_P1" calcext:value-type="string">
            <text:p>U12_A_G2_P1</text:p>
          </table:table-cell>
          <table:table-cell/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2<text:span text:style-name="T1">nd</text:span> Best 3<text:span text:style-name="T1">rd</text:span> Place</text:p>
          </table:table-cell>
          <table:table-cell table:style-name="ce17" table:formula="of:=IF(MOD([.$C48]; NUM_PITCHES)=0;INDEX(PITCHES;1;NUM_PITCHES);INDEX(PITCHES;1;MOD([.$C48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39780000,&quot;duration&quot;:&quot;10m&quot;,&quot;pitch&quot;:&quot;7&quot;,&quot;competition&quot;:{&quot;name&quot;:&quot;U12&quot;, &quot;section&quot;:&quot;A&quot;},&quot;tag&quot;:&quot;QF2&quot;, &quot;homeTeam&quot;:&quot;Winner Group 2&quot;, &quot;awayTeam&quot;:&quot;2nd Group 1&quot;, &quot;homeTeamFrom&quot;:&quot;U12_A_G2_P1&quot;, &quot;awayTeamFrom&quot;:&quot;&quot;, &quot;stage2Tag&quot;:&quot;U12_A_QF2&quot;}" calcext:value-type="string">
            <text:p>{"__v":0,"day":2,"dateTime":39780000,"duration":"10m","pitch":"7","competition":{"name":"U12", "section":"A"},"tag":"QF2", "homeTeam":"Winner Group 2", "awayTeam":"2nd Group 1", "homeTeamFrom":"U12_A_G2_P1", "awayTeamFrom":"", "stage2Tag":"U12_A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49]&gt;[.$J48];[.B48];[.B48]+1)"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49]-1)) + SECTION_GAP_MS" office:value-type="float" office:value="40560000" calcext:value-type="float">
            <text:p>40560000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formula="of:=AGE_GROUP_TRANSLATED&amp;&quot;_&quot;&amp;SECTION_TRANSLATED&amp;&quot;_G3_P1&quot;" office:value-type="string" office:string-value="U12_A_G3_P1" calcext:value-type="string">
            <text:p>U12_A_G3_P1</text:p>
          </table:table-cell>
          <table:table-cell table:formula="of:=AGE_GROUP_TRANSLATED&amp;&quot;_&quot;&amp;SECTION_TRANSLATED&amp;&quot;_G2_P2&quot;" office:value-type="string" office:string-value="U12_A_G2_P2" calcext:value-type="string">
            <text:p>U12_A_G2_P2</text:p>
          </table:table-cell>
          <table:table-cell table:style-name="ce13" office:value-type="string" calcext:value-type="string">
            <text:p>Winner Group 3</text:p>
          </table:table-cell>
          <table:table-cell table:style-name="ce16" office:value-type="string" calcext:value-type="string">
            <text:p>2<text:span text:style-name="T1">nd</text:span> Group 2</text:p>
          </table:table-cell>
          <table:table-cell table:style-name="ce17" table:formula="of:=IF(MOD([.$C49]; NUM_PITCHES)=0;INDEX(PITCHES;1;NUM_PITCHES);INDEX(PITCHES;1;MOD([.$C49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40560000,&quot;duration&quot;:&quot;10m&quot;,&quot;pitch&quot;:&quot;5&quot;,&quot;competition&quot;:{&quot;name&quot;:&quot;U12&quot;, &quot;section&quot;:&quot;A&quot;},&quot;tag&quot;:&quot;QF3&quot;, &quot;homeTeam&quot;:&quot;Winner Group 3&quot;, &quot;awayTeam&quot;:&quot;2nd Group 2&quot;, &quot;homeTeamFrom&quot;:&quot;U12_A_G3_P1&quot;, &quot;awayTeamFrom&quot;:&quot;U12_A_G2_P2&quot;, &quot;stage2Tag&quot;:&quot;U12_A_QF3&quot;}" calcext:value-type="string">
            <text:p>{"__v":0,"day":2,"dateTime":40560000,"duration":"10m","pitch":"5","competition":{"name":"U12", "section":"A"},"tag":"QF3", "homeTeam":"Winner Group 3", "awayTeam":"2nd Group 2", "homeTeamFrom":"U12_A_G3_P1", "awayTeamFrom":"U12_A_G2_P2", "stage2Tag":"U12_A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50]&gt;[.$J49];[.B49];[.B49]+1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0]-1)) + SECTION_GAP_MS" office:value-type="float" office:value="40560000" calcext:value-type="float">
            <text:p>40560000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formula="of:=AGE_GROUP_TRANSLATED&amp;&quot;_&quot;&amp;SECTION_TRANSLATED&amp;&quot;_G3_P2&quot;" office:value-type="string" office:string-value="U12_A_G3_P2" calcext:value-type="string">
            <text:p>U12_A_G3_P2</text:p>
          </table:table-cell>
          <table:table-cell table:formula="of:=AGE_GROUP_TRANSLATED&amp;&quot;_&quot;&amp;SECTION_TRANSLATED&amp;&quot;_G1_P2&quot;" office:value-type="string" office:string-value="U12_A_G1_P2" calcext:value-type="string">
            <text:p>U12_A_G1_P2</text:p>
          </table:table-cell>
          <table:table-cell table:style-name="ce13" office:value-type="string" calcext:value-type="string">
            <text:p>2<text:span text:style-name="T1">nd</text:span> Group 3</text:p>
          </table:table-cell>
          <table:table-cell table:style-name="ce16" office:value-type="string" calcext:value-type="string">
            <text:p>2<text:span text:style-name="T1">nd</text:span> Group 1</text:p>
          </table:table-cell>
          <table:table-cell table:style-name="ce17" table:formula="of:=IF(MOD([.$C50]; NUM_PITCHES)=0;INDEX(PITCHES;1;NUM_PITCHES);INDEX(PITCHES;1;MOD([.$C50];NUM_PITCHES)))" office:value-type="float" office:value="6" calcext:value-type="float">
            <text:p>6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40560000,&quot;duration&quot;:&quot;10m&quot;,&quot;pitch&quot;:&quot;6&quot;,&quot;competition&quot;:{&quot;name&quot;:&quot;U12&quot;, &quot;section&quot;:&quot;A&quot;},&quot;tag&quot;:&quot;QF4&quot;, &quot;homeTeam&quot;:&quot;2nd Group 3&quot;, &quot;awayTeam&quot;:&quot;2nd Group 1&quot;, &quot;homeTeamFrom&quot;:&quot;U12_A_G3_P2&quot;, &quot;awayTeamFrom&quot;:&quot;U12_A_G1_P2&quot;, &quot;stage2Tag&quot;:&quot;U12_A_QF4&quot;}" calcext:value-type="string">
            <text:p>{"__v":0,"day":2,"dateTime":40560000,"duration":"10m","pitch":"6","competition":{"name":"U12", "section":"A"},"tag":"QF4", "homeTeam":"2nd Group 3", "awayTeam":"2nd Group 1", "homeTeamFrom":"U12_A_G3_P2", "awayTeamFrom":"U12_A_G1_P2", "stage2Tag":"U12_A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1]-1)) + SECTION_GAP_MS" office:value-type="float" office:value="40560000" calcext:value-type="float">
            <text:p>40560000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QF1&quot;" office:value-type="string" office:string-value="U12_A_QF1" calcext:value-type="string">
            <text:p>U12_A_QF1</text:p>
          </table:table-cell>
          <table:table-cell table:formula="of:=AGE_GROUP_TRANSLATED&amp;&quot;_&quot;&amp;SECTION_TRANSLATED&amp;&quot;_QF4&quot;" office:value-type="string" office:string-value="U12_A_QF4" calcext:value-type="string">
            <text:p>U12_A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51]; NUM_PITCHES)=0;INDEX(PITCHES;1;NUM_PITCHES);INDEX(PITCHES;1;MOD([.$C51];NUM_PITCHES)))" office:value-type="float" office:value="8" calcext:value-type="float">
            <text:p>8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40560000,&quot;duration&quot;:&quot;10m&quot;,&quot;pitch&quot;:&quot;8&quot;,&quot;competition&quot;:{&quot;name&quot;:&quot;U12&quot;, &quot;section&quot;:&quot;A&quot;},&quot;tag&quot;:&quot;SF1&quot;, &quot;homeTeam&quot;:&quot;Winner QF1&quot;, &quot;awayTeam&quot;:&quot;Winner QF4&quot;, &quot;homeTeamFrom&quot;:&quot;U12_A_QF1&quot;, &quot;awayTeamFrom&quot;:&quot;U12_A_QF4&quot;, &quot;stage2Tag&quot;:&quot;U12_A_SF1&quot;}" calcext:value-type="string">
            <text:p>{"__v":0,"day":2,"dateTime":40560000,"duration":"10m","pitch":"8","competition":{"name":"U12", "section":"A"},"tag":"SF1", "homeTeam":"Winner QF1", "awayTeam":"Winner QF4", "homeTeamFrom":"U12_A_QF1", "awayTeamFrom":"U12_A_QF4", "stage2Tag":"U12_A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2]-1)) + SECTION_GAP_MS" office:value-type="float" office:value="41340000" calcext:value-type="float">
            <text:p>41340000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formula="of:=AGE_GROUP_TRANSLATED&amp;&quot;_&quot;&amp;SECTION_TRANSLATED&amp;&quot;_QF2&quot;" office:value-type="string" office:string-value="U12_A_QF2" calcext:value-type="string">
            <text:p>U12_A_QF2</text:p>
          </table:table-cell>
          <table:table-cell table:formula="of:=AGE_GROUP_TRANSLATED&amp;&quot;_&quot;&amp;SECTION_TRANSLATED&amp;&quot;_QF3&quot;" office:value-type="string" office:string-value="U12_A_QF3" calcext:value-type="string">
            <text:p>U12_A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52]; NUM_PITCHES)=0;INDEX(PITCHES;1;NUM_PITCHES);INDEX(PITCHES;1;MOD([.$C52];NUM_PITCHES)))" office:value-type="float" office:value="5" calcext:value-type="float">
            <text:p>5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41340000,&quot;duration&quot;:&quot;10m&quot;,&quot;pitch&quot;:&quot;5&quot;,&quot;competition&quot;:{&quot;name&quot;:&quot;U12&quot;, &quot;section&quot;:&quot;A&quot;},&quot;tag&quot;:&quot;SF2&quot;, &quot;homeTeam&quot;:&quot;Winner QF2&quot;, &quot;awayTeam&quot;:&quot;Winner QF3&quot;, &quot;homeTeamFrom&quot;:&quot;U12_A_QF2&quot;, &quot;awayTeamFrom&quot;:&quot;U12_A_QF3&quot;, &quot;stage2Tag&quot;:&quot;U12_A_SF2&quot;}" calcext:value-type="string">
            <text:p>{"__v":0,"day":2,"dateTime":41340000,"duration":"10m","pitch":"5","competition":{"name":"U12", "section":"A"},"tag":"SF2", "homeTeam":"Winner QF2", "awayTeam":"Winner QF3", "homeTeamFrom":"U12_A_QF2", "awayTeamFrom":"U12_A_QF3", "stage2Tag":"U12_A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3]-1)) + SECTION_GAP_MS" office:value-type="float" office:value="41340000" calcext:value-type="float">
            <text:p>41340000</text:p>
          </table:table-cell>
          <table:table-cell table:formula="of:=AGE_GROUP_TRANSLATED&amp;&quot;_&quot;&amp;SECTION_TRANSLATED&amp;&quot;_FNL&quot;" office:value-type="string" office:string-value="U12_A_FNL" calcext:value-type="string">
            <text:p>U12_A_FNL</text:p>
          </table:table-cell>
          <table:table-cell table:formula="of:=AGE_GROUP_TRANSLATED&amp;&quot;_&quot;&amp;SECTION_TRANSLATED&amp;&quot;_SF1&quot;" office:value-type="string" office:string-value="U12_A_SF1" calcext:value-type="string">
            <text:p>U12_A_SF1</text:p>
          </table:table-cell>
          <table:table-cell table:formula="of:=AGE_GROUP_TRANSLATED&amp;&quot;_&quot;&amp;SECTION_TRANSLATED&amp;&quot;_SF2&quot;" office:value-type="string" office:string-value="U12_A_SF2" calcext:value-type="string">
            <text:p>U12_A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3]; NUM_PITCHES)=0;INDEX(PITCHES;1;NUM_PITCHES);INDEX(PITCHES;1;MOD([.$C53];NUM_PITCHES)))" office:value-type="float" office:value="7" calcext:value-type="float">
            <text:p>7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41340000,&quot;duration&quot;:&quot;10m&quot;,&quot;pitch&quot;:&quot;7&quot;,&quot;competition&quot;:{&quot;name&quot;:&quot;U12&quot;, &quot;section&quot;:&quot;A&quot;},&quot;tag&quot;:&quot;FNL&quot;, &quot;homeTeam&quot;:&quot;Winner SF1&quot;, &quot;awayTeam&quot;:&quot;Winner SF2&quot;, &quot;homeTeamFrom&quot;:&quot;U12_A_SF1&quot;, &quot;awayTeamFrom&quot;:&quot;U12_A_SF2&quot;, &quot;stage2Tag&quot;:&quot;U12_A_FNL&quot;}" calcext:value-type="string">
            <text:p>{"__v":0,"day":2,"dateTime":41340000,"duration":"10m","pitch":"7","competition":{"name":"U12", "section":"A"},"tag":"FNL", "homeTeam":"Winner SF1", "awayTeam":"Winner SF2", "homeTeamFrom":"U12_A_SF1", "awayTeamFrom":"U12_A_SF2", "stage2Tag":"U12_A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0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0">00/00/0000</text:date>, <text:time style:data-style-name="N2" text:time-value="21:24:25.66980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7-09-10T20:56:26.141729526</dc:date>
    <meta:generator>LibreOffice/5.1.6.2$Linux_X86_64 LibreOffice_project/10m0$Build-2</meta:generator>
    <meta:editing-duration>P3DT6H33M34S</meta:editing-duration>
    <meta:editing-cycles>106</meta:editing-cycles>
    <dc:creator>Darren Davison</dc:creator>
    <meta:document-statistic meta:table-count="11" meta:cell-count="4378" meta:object-count="0"/>
  </office:meta>
</office:document-meta>
</file>